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Thumbnails/thumbnail.png" manifest:media-type="image/png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пример" table:style-name="ta1">
        <table:shapes>
          <draw:frame draw:z-index="0" draw:style-name="gr1" draw:text-style-name="P1" svg:width="20.316cm" svg:height="11.456cm" svg:x="0.22cm" svg:y="9.707cm">
            <draw:object draw:notify-on-update-of-ranges="пример.A4:пример.A18 пример.B3:пример.B3 пример.B4:пример.B18 пример.A4:пример.A18 пример.D3:пример.D3 пример.D4:пример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Пример задача 3 (с36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День месяца</text:p>
          </table:table-cell>
          <table:table-cell table:style-name="ce1" office:value-type="string" calcext:value-type="string">
            <text:p>Объем продукции</text:p>
          </table:table-cell>
          <table:table-cell table:style-name="ce1" office:value-type="string" calcext:value-type="string">
            <text:p>5 дневная сумма</text:p>
          </table:table-cell>
          <table:table-cell table:style-name="ce1" office:value-type="string" calcext:value-type="string">
            <text:p>5 дневная средняя</text:p>
          </table:table-cell>
          <table:table-cell table:style-name="ce1" office:value-type="string" calcext:value-type="string">
            <text:p>4 дневная сумма</text:p>
          </table:table-cell>
          <table:table-cell table:style-name="ce1" office:value-type="string" calcext:value-type="string">
            <text:p>4 дневная средняя</text:p>
          </table:table-cell>
          <table:table-cell table:style-name="ce1" office:value-type="string" calcext:value-type="string">
            <text:p>4 дневная сцентрированная</text:p>
          </table:table-cell>
          <table:table-cell table:style-name="ce3" office:value-type="string" calcext:value-type="string">
            <text:p>3 дневная сумма</text:p>
          </table:table-cell>
          <table:table-cell table:style-name="ce3" office:value-type="string" calcext:value-type="string">
            <text:p>3 дневная средняя</text:p>
          </table:table-cell>
          <table:table-cell table:style-name="ce3" office:value-type="string" calcext:value-type="string">
            <text:p>3 дневная сцентрированная</text:p>
          </table:table-cell>
          <table:table-cell table:style-name="ce3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6"/>
          <table:table-cell table:style-name="ce2" table:formula="of:=[.H6]/3" office:value-type="float" office:value="30.6666666666667" calcext:value-type="float">
            <text:p>30,6666666666667</text:p>
          </table:table-cell>
          <table:table-cell table:style-name="ce2" table:formula="of:=([.I5]+[.I6])/2" office:value-type="float" office:value="31" calcext:value-type="float">
            <text:p>31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table:formula="of:=[.C8]/5" office:value-type="float" office:value="30.8" calcext:value-type="float">
            <text:p>30,8</text:p>
          </table:table-cell>
          <table:table-cell table:style-name="ce2"/>
          <table:table-cell table:style-name="ce2" table:formula="of:=[.E7]/4" office:value-type="float" office:value="31" calcext:value-type="float">
            <text:p>31</text:p>
          </table:table-cell>
          <table:table-cell table:style-name="ce2" table:formula="of:=([.F6]+[.F7])/2" office:value-type="float" office:value="31" calcext:value-type="float">
            <text:p>31</text:p>
          </table:table-cell>
          <table:table-cell table:style-name="ce2" table:formula="of:=SUM([.B4:.B6])" office:value-type="float" office:value="92" calcext:value-type="float">
            <text:p>92</text:p>
          </table:table-cell>
          <table:table-cell table:style-name="ce2" table:formula="of:=[.H7]/3" office:value-type="float" office:value="31.3333333333333" calcext:value-type="float">
            <text:p>31,3333333333333</text:p>
          </table:table-cell>
          <table:table-cell table:style-name="ce2" table:formula="of:=([.I6]+[.I7])/2" office:value-type="float" office:value="31.1666666666667" calcext:value-type="float">
            <text:p>31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table:formula="of:=[.C9]/5" office:value-type="float" office:value="30.8" calcext:value-type="float">
            <text:p>30,8</text:p>
          </table:table-cell>
          <table:table-cell table:style-name="ce2" table:formula="of:=SUM([.B4:.B7])" office:value-type="float" office:value="124" calcext:value-type="float">
            <text:p>124</text:p>
          </table:table-cell>
          <table:table-cell table:style-name="ce2" table:formula="of:=[.E8]/4" office:value-type="float" office:value="31" calcext:value-type="float">
            <text:p>31</text:p>
          </table:table-cell>
          <table:table-cell table:style-name="ce2" table:formula="of:=([.F7]+[.F8])/2" office:value-type="float" office:value="30.875" calcext:value-type="float">
            <text:p>30,875</text:p>
          </table:table-cell>
          <table:table-cell table:style-name="ce2" table:formula="of:=SUM([.B5:.B7])" office:value-type="float" office:value="94" calcext:value-type="float">
            <text:p>94</text:p>
          </table:table-cell>
          <table:table-cell table:style-name="ce2" table:formula="of:=[.H8]/3" office:value-type="float" office:value="31" calcext:value-type="float">
            <text:p>31</text:p>
          </table:table-cell>
          <table:table-cell table:style-name="ce2" table:formula="of:=([.I7]+[.I8])/2" office:value-type="float" office:value="30.8333333333333" calcext:value-type="float">
            <text:p>30,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SUM([.B4:.B8])" office:value-type="float" office:value="154" calcext:value-type="float">
            <text:p>154</text:p>
          </table:table-cell>
          <table:table-cell table:style-name="ce2" table:formula="of:=[.C10]/5" office:value-type="float" office:value="31" calcext:value-type="float">
            <text:p>31</text:p>
          </table:table-cell>
          <table:table-cell table:style-name="ce2" table:formula="of:=SUM([.B5:.B8])" office:value-type="float" office:value="124" calcext:value-type="float">
            <text:p>124</text:p>
          </table:table-cell>
          <table:table-cell table:style-name="ce2" table:formula="of:=[.E9]/4" office:value-type="float" office:value="30.75" calcext:value-type="float">
            <text:p>30,75</text:p>
          </table:table-cell>
          <table:table-cell table:style-name="ce2" table:formula="of:=([.F8]+[.F9])/2" office:value-type="float" office:value="30.875" calcext:value-type="float">
            <text:p>30,875</text:p>
          </table:table-cell>
          <table:table-cell table:style-name="ce2" table:formula="of:=SUM([.B6:.B8])" office:value-type="float" office:value="93" calcext:value-type="float">
            <text:p>93</text:p>
          </table:table-cell>
          <table:table-cell table:style-name="ce2" table:formula="of:=[.H9]/3" office:value-type="float" office:value="30.6666666666667" calcext:value-type="float">
            <text:p>30,6666666666667</text:p>
          </table:table-cell>
          <table:table-cell table:style-name="ce2" table:formula="of:=([.I8]+[.I9])/2" office:value-type="float" office:value="30.6666666666667" calcext:value-type="float">
            <text:p>30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SUM([.B5:.B9])" office:value-type="float" office:value="154" calcext:value-type="float">
            <text:p>154</text:p>
          </table:table-cell>
          <table:table-cell table:style-name="ce2" table:formula="of:=[.C11]/5" office:value-type="float" office:value="31" calcext:value-type="float">
            <text:p>31</text:p>
          </table:table-cell>
          <table:table-cell table:style-name="ce2" table:formula="of:=SUM([.B6:.B9])" office:value-type="float" office:value="123" calcext:value-type="float">
            <text:p>123</text:p>
          </table:table-cell>
          <table:table-cell table:style-name="ce2" table:formula="of:=[.E10]/4" office:value-type="float" office:value="31" calcext:value-type="float">
            <text:p>31</text:p>
          </table:table-cell>
          <table:table-cell table:style-name="ce2" table:formula="of:=([.F9]+[.F10])/2" office:value-type="float" office:value="30.875" calcext:value-type="float">
            <text:p>30,875</text:p>
          </table:table-cell>
          <table:table-cell table:style-name="ce2" table:formula="of:=SUM([.B7:.B9])" office:value-type="float" office:value="92" calcext:value-type="float">
            <text:p>92</text:p>
          </table:table-cell>
          <table:table-cell table:style-name="ce2" table:formula="of:=[.H10]/3" office:value-type="float" office:value="30.6666666666667" calcext:value-type="float">
            <text:p>30,6666666666667</text:p>
          </table:table-cell>
          <table:table-cell table:style-name="ce2" table:formula="of:=([.I9]+[.I10])/2" office:value-type="float" office:value="30.8333333333333" calcext:value-type="float">
            <text:p>30,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SUM([.B6:.B10])" office:value-type="float" office:value="155" calcext:value-type="float">
            <text:p>155</text:p>
          </table:table-cell>
          <table:table-cell table:style-name="ce2" table:formula="of:=[.C12]/5" office:value-type="float" office:value="31.2" calcext:value-type="float">
            <text:p>31,2</text:p>
          </table:table-cell>
          <table:table-cell table:style-name="ce2" table:formula="of:=SUM([.B7:.B10])" office:value-type="float" office:value="124" calcext:value-type="float">
            <text:p>124</text:p>
          </table:table-cell>
          <table:table-cell table:style-name="ce2" table:formula="of:=[.E11]/4" office:value-type="float" office:value="30.75" calcext:value-type="float">
            <text:p>30,75</text:p>
          </table:table-cell>
          <table:table-cell table:style-name="ce2" table:formula="of:=([.F10]+[.F11])/2" office:value-type="float" office:value="31.125" calcext:value-type="float">
            <text:p>31,125</text:p>
          </table:table-cell>
          <table:table-cell table:style-name="ce2" table:formula="of:=SUM([.B8:.B10])" office:value-type="float" office:value="92" calcext:value-type="float">
            <text:p>92</text:p>
          </table:table-cell>
          <table:table-cell table:style-name="ce2" table:formula="of:=[.H11]/3" office:value-type="float" office:value="31" calcext:value-type="float">
            <text:p>31</text:p>
          </table:table-cell>
          <table:table-cell table:style-name="ce2" table:formula="of:=([.I10]+[.I11])/2" office:value-type="float" office:value="31.5" calcext:value-type="float">
            <text:p>31,5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SUM([.B7:.B11])" office:value-type="float" office:value="155" calcext:value-type="float">
            <text:p>155</text:p>
          </table:table-cell>
          <table:table-cell table:style-name="ce2" table:formula="of:=[.C13]/5" office:value-type="float" office:value="31.4" calcext:value-type="float">
            <text:p>31,4</text:p>
          </table:table-cell>
          <table:table-cell table:style-name="ce2" table:formula="of:=SUM([.B8:.B11])" office:value-type="float" office:value="123" calcext:value-type="float">
            <text:p>123</text:p>
          </table:table-cell>
          <table:table-cell table:style-name="ce2" table:formula="of:=[.E12]/4" office:value-type="float" office:value="31.5" calcext:value-type="float">
            <text:p>31,5</text:p>
          </table:table-cell>
          <table:table-cell table:style-name="ce2" table:formula="of:=([.F11]+[.F12])/2" office:value-type="float" office:value="31.625" calcext:value-type="float">
            <text:p>31,625</text:p>
          </table:table-cell>
          <table:table-cell table:style-name="ce2" table:formula="of:=SUM([.B9:.B11])" office:value-type="float" office:value="93" calcext:value-type="float">
            <text:p>93</text:p>
          </table:table-cell>
          <table:table-cell table:style-name="ce2" table:formula="of:=[.H12]/3" office:value-type="float" office:value="32" calcext:value-type="float">
            <text:p>32</text:p>
          </table:table-cell>
          <table:table-cell table:style-name="ce2" table:formula="of:=([.I11]+[.I12])/2" office:value-type="float" office:value="31.8333333333333" calcext:value-type="float">
            <text:p>31,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SUM([.B8:.B12])" office:value-type="float" office:value="156" calcext:value-type="float">
            <text:p>156</text:p>
          </table:table-cell>
          <table:table-cell table:style-name="ce2" table:formula="of:=[.C14]/5" office:value-type="float" office:value="31.6" calcext:value-type="float">
            <text:p>31,6</text:p>
          </table:table-cell>
          <table:table-cell table:style-name="ce2" table:formula="of:=SUM([.B9:.B12])" office:value-type="float" office:value="126" calcext:value-type="float">
            <text:p>126</text:p>
          </table:table-cell>
          <table:table-cell table:style-name="ce2" table:formula="of:=[.E13]/4" office:value-type="float" office:value="31.75" calcext:value-type="float">
            <text:p>31,75</text:p>
          </table:table-cell>
          <table:table-cell table:style-name="ce2" table:formula="of:=([.F12]+[.F13])/2" office:value-type="float" office:value="31.625" calcext:value-type="float">
            <text:p>31,625</text:p>
          </table:table-cell>
          <table:table-cell table:style-name="ce2" table:formula="of:=SUM([.B10:.B12])" office:value-type="float" office:value="96" calcext:value-type="float">
            <text:p>96</text:p>
          </table:table-cell>
          <table:table-cell table:style-name="ce2" table:formula="of:=[.H13]/3" office:value-type="float" office:value="31.6666666666667" calcext:value-type="float">
            <text:p>31,6666666666667</text:p>
          </table:table-cell>
          <table:table-cell table:style-name="ce2" table:formula="of:=([.I12]+[.I13])/2" office:value-type="float" office:value="31.6666666666667" calcext:value-type="float">
            <text:p>31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SUM([.B9:.B13])" office:value-type="float" office:value="157" calcext:value-type="float">
            <text:p>157</text:p>
          </table:table-cell>
          <table:table-cell table:style-name="ce2" table:formula="of:=[.C15]/5" office:value-type="float" office:value="31.8" calcext:value-type="float">
            <text:p>31,8</text:p>
          </table:table-cell>
          <table:table-cell table:style-name="ce2" table:formula="of:=SUM([.B10:.B13])" office:value-type="float" office:value="127" calcext:value-type="float">
            <text:p>127</text:p>
          </table:table-cell>
          <table:table-cell table:style-name="ce2" table:formula="of:=[.E14]/4" office:value-type="float" office:value="31.5" calcext:value-type="float">
            <text:p>31,5</text:p>
          </table:table-cell>
          <table:table-cell table:style-name="ce2" table:formula="of:=([.F13]+[.F14])/2" office:value-type="float" office:value="31.75" calcext:value-type="float">
            <text:p>31,75</text:p>
          </table:table-cell>
          <table:table-cell table:style-name="ce2" table:formula="of:=SUM([.B11:.B13])" office:value-type="float" office:value="95" calcext:value-type="float">
            <text:p>95</text:p>
          </table:table-cell>
          <table:table-cell table:style-name="ce2" table:formula="of:=[.H14]/3" office:value-type="float" office:value="31.6666666666667" calcext:value-type="float">
            <text:p>31,6666666666667</text:p>
          </table:table-cell>
          <table:table-cell table:style-name="ce2" table:formula="of:=([.I13]+[.I14])/2" office:value-type="float" office:value="31.6666666666667" calcext:value-type="float">
            <text:p>31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SUM([.B10:.B14])" office:value-type="float" office:value="158" calcext:value-type="float">
            <text:p>158</text:p>
          </table:table-cell>
          <table:table-cell table:style-name="ce2" table:formula="of:=[.C16]/5" office:value-type="float" office:value="32" calcext:value-type="float">
            <text:p>32</text:p>
          </table:table-cell>
          <table:table-cell table:style-name="ce2" table:formula="of:=SUM([.B11:.B14])" office:value-type="float" office:value="126" calcext:value-type="float">
            <text:p>126</text:p>
          </table:table-cell>
          <table:table-cell table:style-name="ce2" table:formula="of:=[.E15]/4" office:value-type="float" office:value="32" calcext:value-type="float">
            <text:p>32</text:p>
          </table:table-cell>
          <table:table-cell table:style-name="ce2" table:formula="of:=([.F14]+[.F15])/2" office:value-type="float" office:value="31.875" calcext:value-type="float">
            <text:p>31,875</text:p>
          </table:table-cell>
          <table:table-cell table:style-name="ce2" table:formula="of:=SUM([.B12:.B14])" office:value-type="float" office:value="95" calcext:value-type="float">
            <text:p>95</text:p>
          </table:table-cell>
          <table:table-cell table:style-name="ce2" table:formula="of:=[.H15]/3" office:value-type="float" office:value="31.6666666666667" calcext:value-type="float">
            <text:p>31,6666666666667</text:p>
          </table:table-cell>
          <table:table-cell table:style-name="ce2" table:formula="of:=([.I14]+[.I15])/2" office:value-type="float" office:value="31.8333333333333" calcext:value-type="float">
            <text:p>31,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SUM([.B11:.B15])" office:value-type="float" office:value="159" calcext:value-type="float">
            <text:p>159</text:p>
          </table:table-cell>
          <table:table-cell table:style-name="ce2" table:formula="of:=[.C17]/5" office:value-type="float" office:value="32" calcext:value-type="float">
            <text:p>32</text:p>
          </table:table-cell>
          <table:table-cell table:style-name="ce2" table:formula="of:=SUM([.B12:.B15])" office:value-type="float" office:value="128" calcext:value-type="float">
            <text:p>128</text:p>
          </table:table-cell>
          <table:table-cell table:style-name="ce2" table:formula="of:=[.E16]/4" office:value-type="float" office:value="31.75" calcext:value-type="float">
            <text:p>31,75</text:p>
          </table:table-cell>
          <table:table-cell table:style-name="ce2" table:formula="of:=([.F15]+[.F16])/2" office:value-type="float" office:value="32" calcext:value-type="float">
            <text:p>32</text:p>
          </table:table-cell>
          <table:table-cell table:style-name="ce2" table:formula="of:=SUM([.B13:.B15])" office:value-type="float" office:value="95" calcext:value-type="float">
            <text:p>95</text:p>
          </table:table-cell>
          <table:table-cell table:style-name="ce2" table:formula="of:=[.H16]/3" office:value-type="float" office:value="32" calcext:value-type="float">
            <text:p>32</text:p>
          </table:table-cell>
          <table:table-cell table:style-name="ce2" table:formula="of:=([.I15]+[.I16])/2" office:value-type="float" office:value="32.3333333333333" calcext:value-type="float">
            <text:p>32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SUM([.B12:.B16])" office:value-type="float" office:value="160" calcext:value-type="float">
            <text:p>160</text:p>
          </table:table-cell>
          <table:table-cell table:style-name="ce2" table:formula="of:=[.C18]/5" office:value-type="float" office:value="32.4" calcext:value-type="float">
            <text:p>32,4</text:p>
          </table:table-cell>
          <table:table-cell table:style-name="ce2" table:formula="of:=SUM([.B13:.B16])" office:value-type="float" office:value="127" calcext:value-type="float">
            <text:p>127</text:p>
          </table:table-cell>
          <table:table-cell table:style-name="ce2" table:formula="of:=[.E17]/4" office:value-type="float" office:value="32.25" calcext:value-type="float">
            <text:p>32,25</text:p>
          </table:table-cell>
          <table:table-cell table:style-name="ce2" table:formula="of:=([.F16]+[.F17])/2" office:value-type="float" office:value="32.5" calcext:value-type="float">
            <text:p>32,5</text:p>
          </table:table-cell>
          <table:table-cell table:style-name="ce2" table:formula="of:=SUM([.B14:.B16])" office:value-type="float" office:value="96" calcext:value-type="float">
            <text:p>96</text:p>
          </table:table-cell>
          <table:table-cell table:style-name="ce2" table:formula="of:=[.H17]/3" office:value-type="float" office:value="32.6666666666667" calcext:value-type="float">
            <text:p>32,6666666666667</text:p>
          </table:table-cell>
          <table:table-cell table:style-name="ce2" table:formula="of:=([.I16]+[.I17])/2" office:value-type="float" office:value="32.6666666666667" calcext:value-type="float">
            <text:p>32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SUM([.B13:.B17])" office:value-type="float" office:value="160" calcext:value-type="float">
            <text:p>160</text:p>
          </table:table-cell>
          <table:table-cell table:style-name="ce2"/>
          <table:table-cell table:style-name="ce2" table:formula="of:=SUM([.B14:.B17])" office:value-type="float" office:value="129" calcext:value-type="float">
            <text:p>129</text:p>
          </table:table-cell>
          <table:table-cell table:style-name="ce2" table:formula="of:=[.E18]/4" office:value-type="float" office:value="32.75" calcext:value-type="float">
            <text:p>32,75</text:p>
          </table:table-cell>
          <table:table-cell table:style-name="ce2"/>
          <table:table-cell table:style-name="ce2" table:formula="of:=SUM([.B15:.B17])" office:value-type="float" office:value="98" calcext:value-type="float">
            <text:p>98</text:p>
          </table:table-cell>
          <table:table-cell table:style-name="ce2" table:formula="of:=[.H18]/3" office:value-type="float" office:value="32.6666666666667" calcext:value-type="float">
            <text:p>32,6666666666667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SUM([.B14:.B18])" office:value-type="float" office:value="162" calcext:value-type="float">
            <text:p>162</text:p>
          </table:table-cell>
          <table:table-cell table:style-name="ce2"/>
          <table:table-cell table:style-name="ce2" table:formula="of:=SUM([.B15:.B18])" office:value-type="float" office:value="131" calcext:value-type="float">
            <text:p>131</text:p>
          </table:table-cell>
          <table:table-cell table:style-name="ce2" table:number-columns-repeated="2"/>
          <table:table-cell table:style-name="ce2" table:formula="of:=SUM([.B16:.B18])" office:value-type="float" office:value="98" calcext:value-type="float">
            <text:p>98</text:p>
          </table:table-cell>
          <table:table-cell table:style-name="ce2" table:number-columns-repeated="2"/>
          <table:table-cell table:number-columns-repeated="16374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20.59cm" svg:height="11.611cm" svg:x="0.083cm" svg:y="0.116cm">
              <draw:object draw:notify-on-update-of-ranges="пример.A4:пример.A18 пример.B3:пример.B3 пример.B4:пример.B18 пример.A4:пример.A18 пример.F3:пример.F3 пример.F4:пример.F18 пример.A4:пример.A18 пример.G3:пример.G3 пример.G4:пример.G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8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>
            <draw:frame draw:z-index="2" draw:style-name="gr1" draw:text-style-name="P1" svg:width="20.316cm" svg:height="11.456cm" svg:x="0cm" svg:y="0.027cm">
              <draw:object draw:notify-on-update-of-ranges="пример.A4:пример.A18 пример.B3:пример.B3 пример.B4:пример.B18 пример.A4:пример.A18 пример.I3:пример.I3 пример.I4:пример.I18 пример.A4:пример.A18 пример.J3:пример.J3 пример.J4:пример.J1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83"/>
        </table:table-row>
      </table:table>
      <table:table table:name="вар3.1" table:style-name="ta1">
        <table:shapes>
          <draw:frame draw:z-index="0" draw:style-name="gr1" draw:text-style-name="P1" svg:width="20.316cm" svg:height="11.456cm" svg:x="0.22cm" svg:y="9.707cm">
            <draw:object draw:notify-on-update-of-ranges="'вар3.1'.A4:'вар3.1'.A18 'вар3.1'.B3:'вар3.1'.B3 'вар3.1'.B4:'вар3.1'.B18 'вар3.1'.A4:'вар3.1'.A18 'вар3.1'.D3:'вар3.1'.D3 'вар3.1'.D4:'вар3.1'.D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Вариант 3.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День месяца</text:p>
          </table:table-cell>
          <table:table-cell table:style-name="ce1" office:value-type="string" calcext:value-type="string">
            <text:p>Объем продукции</text:p>
          </table:table-cell>
          <table:table-cell table:style-name="ce1" office:value-type="string" calcext:value-type="string">
            <text:p>5 дневная сумма</text:p>
          </table:table-cell>
          <table:table-cell table:style-name="ce1" office:value-type="string" calcext:value-type="string">
            <text:p>5 дневная средняя</text:p>
          </table:table-cell>
          <table:table-cell table:style-name="ce1" office:value-type="string" calcext:value-type="string">
            <text:p>4 дневная сумма</text:p>
          </table:table-cell>
          <table:table-cell table:style-name="ce1" office:value-type="string" calcext:value-type="string">
            <text:p>4 дневная средняя</text:p>
          </table:table-cell>
          <table:table-cell table:style-name="ce1" office:value-type="string" calcext:value-type="string">
            <text:p>4 дневная сцентрированная</text:p>
          </table:table-cell>
          <table:table-cell table:style-name="ce3" office:value-type="string" calcext:value-type="string">
            <text:p>3 дневная сумма</text:p>
          </table:table-cell>
          <table:table-cell table:style-name="ce3" office:value-type="string" calcext:value-type="string">
            <text:p>3 дневная средняя</text:p>
          </table:table-cell>
          <table:table-cell table:style-name="ce3" office:value-type="string" calcext:value-type="string">
            <text:p>3 дневная сцентрированная</text:p>
          </table:table-cell>
          <table:table-cell table:style-name="ce3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number-columns-repeated="6"/>
          <table:table-cell table:style-name="ce2" table:formula="of:=[.H6]/3" office:value-type="float" office:value="45.6666666666667" calcext:value-type="float">
            <text:p>45,6666666666667</text:p>
          </table:table-cell>
          <table:table-cell table:style-name="ce2" table:formula="of:=([.I5]+[.I6])/2" office:value-type="float" office:value="46" calcext:value-type="float">
            <text:p>46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2" table:formula="of:=[.C8]/5" office:value-type="float" office:value="45.8" calcext:value-type="float">
            <text:p>45,8</text:p>
          </table:table-cell>
          <table:table-cell table:style-name="ce2"/>
          <table:table-cell table:style-name="ce2" table:formula="of:=[.E7]/4" office:value-type="float" office:value="46" calcext:value-type="float">
            <text:p>46</text:p>
          </table:table-cell>
          <table:table-cell table:style-name="ce2" table:formula="of:=([.F6]+[.F7])/2" office:value-type="float" office:value="46" calcext:value-type="float">
            <text:p>46</text:p>
          </table:table-cell>
          <table:table-cell table:style-name="ce2" table:formula="of:=SUM([.B4:.B6])" office:value-type="float" office:value="137" calcext:value-type="float">
            <text:p>137</text:p>
          </table:table-cell>
          <table:table-cell table:style-name="ce2" table:formula="of:=[.H7]/3" office:value-type="float" office:value="46.3333333333333" calcext:value-type="float">
            <text:p>46,3333333333333</text:p>
          </table:table-cell>
          <table:table-cell table:style-name="ce2" table:formula="of:=([.I6]+[.I7])/2" office:value-type="float" office:value="46.1666666666667" calcext:value-type="float">
            <text:p>46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table:formula="of:=[.C9]/5" office:value-type="float" office:value="45.8" calcext:value-type="float">
            <text:p>45,8</text:p>
          </table:table-cell>
          <table:table-cell table:style-name="ce2" table:formula="of:=SUM([.B4:.B7])" office:value-type="float" office:value="184" calcext:value-type="float">
            <text:p>184</text:p>
          </table:table-cell>
          <table:table-cell table:style-name="ce2" table:formula="of:=[.E8]/4" office:value-type="float" office:value="46" calcext:value-type="float">
            <text:p>46</text:p>
          </table:table-cell>
          <table:table-cell table:style-name="ce2" table:formula="of:=([.F7]+[.F8])/2" office:value-type="float" office:value="45.875" calcext:value-type="float">
            <text:p>45,875</text:p>
          </table:table-cell>
          <table:table-cell table:style-name="ce2" table:formula="of:=SUM([.B5:.B7])" office:value-type="float" office:value="139" calcext:value-type="float">
            <text:p>139</text:p>
          </table:table-cell>
          <table:table-cell table:style-name="ce2" table:formula="of:=[.H8]/3" office:value-type="float" office:value="46" calcext:value-type="float">
            <text:p>46</text:p>
          </table:table-cell>
          <table:table-cell table:style-name="ce2" table:formula="of:=([.I7]+[.I8])/2" office:value-type="float" office:value="45.8333333333333" calcext:value-type="float">
            <text:p>45,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SUM([.B4:.B8])" office:value-type="float" office:value="229" calcext:value-type="float">
            <text:p>229</text:p>
          </table:table-cell>
          <table:table-cell table:style-name="ce2" table:formula="of:=[.C10]/5" office:value-type="float" office:value="46" calcext:value-type="float">
            <text:p>46</text:p>
          </table:table-cell>
          <table:table-cell table:style-name="ce2" table:formula="of:=SUM([.B5:.B8])" office:value-type="float" office:value="184" calcext:value-type="float">
            <text:p>184</text:p>
          </table:table-cell>
          <table:table-cell table:style-name="ce2" table:formula="of:=[.E9]/4" office:value-type="float" office:value="45.75" calcext:value-type="float">
            <text:p>45,75</text:p>
          </table:table-cell>
          <table:table-cell table:style-name="ce2" table:formula="of:=([.F8]+[.F9])/2" office:value-type="float" office:value="45.875" calcext:value-type="float">
            <text:p>45,875</text:p>
          </table:table-cell>
          <table:table-cell table:style-name="ce2" table:formula="of:=SUM([.B6:.B8])" office:value-type="float" office:value="138" calcext:value-type="float">
            <text:p>138</text:p>
          </table:table-cell>
          <table:table-cell table:style-name="ce2" table:formula="of:=[.H9]/3" office:value-type="float" office:value="45.6666666666667" calcext:value-type="float">
            <text:p>45,6666666666667</text:p>
          </table:table-cell>
          <table:table-cell table:style-name="ce2" table:formula="of:=([.I8]+[.I9])/2" office:value-type="float" office:value="45.6666666666667" calcext:value-type="float">
            <text:p>45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SUM([.B5:.B9])" office:value-type="float" office:value="229" calcext:value-type="float">
            <text:p>229</text:p>
          </table:table-cell>
          <table:table-cell table:style-name="ce2" table:formula="of:=[.C11]/5" office:value-type="float" office:value="45.8" calcext:value-type="float">
            <text:p>45,8</text:p>
          </table:table-cell>
          <table:table-cell table:style-name="ce2" table:formula="of:=SUM([.B6:.B9])" office:value-type="float" office:value="183" calcext:value-type="float">
            <text:p>183</text:p>
          </table:table-cell>
          <table:table-cell table:style-name="ce2" table:formula="of:=[.E10]/4" office:value-type="float" office:value="46" calcext:value-type="float">
            <text:p>46</text:p>
          </table:table-cell>
          <table:table-cell table:style-name="ce2" table:formula="of:=([.F9]+[.F10])/2" office:value-type="float" office:value="45.75" calcext:value-type="float">
            <text:p>45,75</text:p>
          </table:table-cell>
          <table:table-cell table:style-name="ce2" table:formula="of:=SUM([.B7:.B9])" office:value-type="float" office:value="137" calcext:value-type="float">
            <text:p>137</text:p>
          </table:table-cell>
          <table:table-cell table:style-name="ce2" table:formula="of:=[.H10]/3" office:value-type="float" office:value="45.6666666666667" calcext:value-type="float">
            <text:p>45,6666666666667</text:p>
          </table:table-cell>
          <table:table-cell table:style-name="ce2" table:formula="of:=([.I9]+[.I10])/2" office:value-type="float" office:value="45.6666666666667" calcext:value-type="float">
            <text:p>45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SUM([.B6:.B10])" office:value-type="float" office:value="230" calcext:value-type="float">
            <text:p>230</text:p>
          </table:table-cell>
          <table:table-cell table:style-name="ce2" table:formula="of:=[.C12]/5" office:value-type="float" office:value="46" calcext:value-type="float">
            <text:p>46</text:p>
          </table:table-cell>
          <table:table-cell table:style-name="ce2" table:formula="of:=SUM([.B7:.B10])" office:value-type="float" office:value="184" calcext:value-type="float">
            <text:p>184</text:p>
          </table:table-cell>
          <table:table-cell table:style-name="ce2" table:formula="of:=[.E11]/4" office:value-type="float" office:value="45.5" calcext:value-type="float">
            <text:p>45,5</text:p>
          </table:table-cell>
          <table:table-cell table:style-name="ce2" table:formula="of:=([.F10]+[.F11])/2" office:value-type="float" office:value="45.875" calcext:value-type="float">
            <text:p>45,875</text:p>
          </table:table-cell>
          <table:table-cell table:style-name="ce2" table:formula="of:=SUM([.B8:.B10])" office:value-type="float" office:value="137" calcext:value-type="float">
            <text:p>137</text:p>
          </table:table-cell>
          <table:table-cell table:style-name="ce2" table:formula="of:=[.H11]/3" office:value-type="float" office:value="45.6666666666667" calcext:value-type="float">
            <text:p>45,6666666666667</text:p>
          </table:table-cell>
          <table:table-cell table:style-name="ce2" table:formula="of:=([.I10]+[.I11])/2" office:value-type="float" office:value="46.1666666666667" calcext:value-type="float">
            <text:p>46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SUM([.B7:.B11])" office:value-type="float" office:value="229" calcext:value-type="float">
            <text:p>229</text:p>
          </table:table-cell>
          <table:table-cell table:style-name="ce2" table:formula="of:=[.C13]/5" office:value-type="float" office:value="46.2" calcext:value-type="float">
            <text:p>46,2</text:p>
          </table:table-cell>
          <table:table-cell table:style-name="ce2" table:formula="of:=SUM([.B8:.B11])" office:value-type="float" office:value="182" calcext:value-type="float">
            <text:p>182</text:p>
          </table:table-cell>
          <table:table-cell table:style-name="ce2" table:formula="of:=[.E12]/4" office:value-type="float" office:value="46.25" calcext:value-type="float">
            <text:p>46,25</text:p>
          </table:table-cell>
          <table:table-cell table:style-name="ce2" table:formula="of:=([.F11]+[.F12])/2" office:value-type="float" office:value="46.375" calcext:value-type="float">
            <text:p>46,375</text:p>
          </table:table-cell>
          <table:table-cell table:style-name="ce2" table:formula="of:=SUM([.B9:.B11])" office:value-type="float" office:value="137" calcext:value-type="float">
            <text:p>137</text:p>
          </table:table-cell>
          <table:table-cell table:style-name="ce2" table:formula="of:=[.H12]/3" office:value-type="float" office:value="46.6666666666667" calcext:value-type="float">
            <text:p>46,6666666666667</text:p>
          </table:table-cell>
          <table:table-cell table:style-name="ce2" table:formula="of:=([.I11]+[.I12])/2" office:value-type="float" office:value="46.5" calcext:value-type="float">
            <text:p>46,5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SUM([.B8:.B12])" office:value-type="float" office:value="230" calcext:value-type="float">
            <text:p>230</text:p>
          </table:table-cell>
          <table:table-cell table:style-name="ce2" table:formula="of:=[.C14]/5" office:value-type="float" office:value="46.4" calcext:value-type="float">
            <text:p>46,4</text:p>
          </table:table-cell>
          <table:table-cell table:style-name="ce2" table:formula="of:=SUM([.B9:.B12])" office:value-type="float" office:value="185" calcext:value-type="float">
            <text:p>185</text:p>
          </table:table-cell>
          <table:table-cell table:style-name="ce2" table:formula="of:=[.E13]/4" office:value-type="float" office:value="46.5" calcext:value-type="float">
            <text:p>46,5</text:p>
          </table:table-cell>
          <table:table-cell table:style-name="ce2" table:formula="of:=([.F12]+[.F13])/2" office:value-type="float" office:value="46.375" calcext:value-type="float">
            <text:p>46,375</text:p>
          </table:table-cell>
          <table:table-cell table:style-name="ce2" table:formula="of:=SUM([.B10:.B12])" office:value-type="float" office:value="140" calcext:value-type="float">
            <text:p>140</text:p>
          </table:table-cell>
          <table:table-cell table:style-name="ce2" table:formula="of:=[.H13]/3" office:value-type="float" office:value="46.3333333333333" calcext:value-type="float">
            <text:p>46,3333333333333</text:p>
          </table:table-cell>
          <table:table-cell table:style-name="ce2" table:formula="of:=([.I12]+[.I13])/2" office:value-type="float" office:value="46.5" calcext:value-type="float">
            <text:p>46,5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SUM([.B9:.B13])" office:value-type="float" office:value="231" calcext:value-type="float">
            <text:p>231</text:p>
          </table:table-cell>
          <table:table-cell table:style-name="ce2" table:formula="of:=[.C15]/5" office:value-type="float" office:value="46.6" calcext:value-type="float">
            <text:p>46,6</text:p>
          </table:table-cell>
          <table:table-cell table:style-name="ce2" table:formula="of:=SUM([.B10:.B13])" office:value-type="float" office:value="186" calcext:value-type="float">
            <text:p>186</text:p>
          </table:table-cell>
          <table:table-cell table:style-name="ce2" table:formula="of:=[.E14]/4" office:value-type="float" office:value="46.25" calcext:value-type="float">
            <text:p>46,25</text:p>
          </table:table-cell>
          <table:table-cell table:style-name="ce2" table:formula="of:=([.F13]+[.F14])/2" office:value-type="float" office:value="46.625" calcext:value-type="float">
            <text:p>46,625</text:p>
          </table:table-cell>
          <table:table-cell table:style-name="ce2" table:formula="of:=SUM([.B11:.B13])" office:value-type="float" office:value="139" calcext:value-type="float">
            <text:p>139</text:p>
          </table:table-cell>
          <table:table-cell table:style-name="ce2" table:formula="of:=[.H14]/3" office:value-type="float" office:value="46.6666666666667" calcext:value-type="float">
            <text:p>46,6666666666667</text:p>
          </table:table-cell>
          <table:table-cell table:style-name="ce2" table:formula="of:=([.I13]+[.I14])/2" office:value-type="float" office:value="46.6666666666667" calcext:value-type="float">
            <text:p>46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SUM([.B10:.B14])" office:value-type="float" office:value="232" calcext:value-type="float">
            <text:p>232</text:p>
          </table:table-cell>
          <table:table-cell table:style-name="ce2" table:formula="of:=[.C16]/5" office:value-type="float" office:value="47" calcext:value-type="float">
            <text:p>47</text:p>
          </table:table-cell>
          <table:table-cell table:style-name="ce2" table:formula="of:=SUM([.B11:.B14])" office:value-type="float" office:value="185" calcext:value-type="float">
            <text:p>185</text:p>
          </table:table-cell>
          <table:table-cell table:style-name="ce2" table:formula="of:=[.E15]/4" office:value-type="float" office:value="47" calcext:value-type="float">
            <text:p>47</text:p>
          </table:table-cell>
          <table:table-cell table:style-name="ce2" table:formula="of:=([.F14]+[.F15])/2" office:value-type="float" office:value="46.875" calcext:value-type="float">
            <text:p>46,875</text:p>
          </table:table-cell>
          <table:table-cell table:style-name="ce2" table:formula="of:=SUM([.B12:.B14])" office:value-type="float" office:value="140" calcext:value-type="float">
            <text:p>140</text:p>
          </table:table-cell>
          <table:table-cell table:style-name="ce2" table:formula="of:=[.H15]/3" office:value-type="float" office:value="46.6666666666667" calcext:value-type="float">
            <text:p>46,6666666666667</text:p>
          </table:table-cell>
          <table:table-cell table:style-name="ce2" table:formula="of:=([.I14]+[.I15])/2" office:value-type="float" office:value="46.8333333333333" calcext:value-type="float">
            <text:p>46,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SUM([.B11:.B15])" office:value-type="float" office:value="233" calcext:value-type="float">
            <text:p>233</text:p>
          </table:table-cell>
          <table:table-cell table:style-name="ce2" table:formula="of:=[.C17]/5" office:value-type="float" office:value="47" calcext:value-type="float">
            <text:p>47</text:p>
          </table:table-cell>
          <table:table-cell table:style-name="ce2" table:formula="of:=SUM([.B12:.B15])" office:value-type="float" office:value="188" calcext:value-type="float">
            <text:p>188</text:p>
          </table:table-cell>
          <table:table-cell table:style-name="ce2" table:formula="of:=[.E16]/4" office:value-type="float" office:value="46.75" calcext:value-type="float">
            <text:p>46,75</text:p>
          </table:table-cell>
          <table:table-cell table:style-name="ce2" table:formula="of:=([.F15]+[.F16])/2" office:value-type="float" office:value="47" calcext:value-type="float">
            <text:p>47</text:p>
          </table:table-cell>
          <table:table-cell table:style-name="ce2" table:formula="of:=SUM([.B13:.B15])" office:value-type="float" office:value="140" calcext:value-type="float">
            <text:p>140</text:p>
          </table:table-cell>
          <table:table-cell table:style-name="ce2" table:formula="of:=[.H16]/3" office:value-type="float" office:value="47" calcext:value-type="float">
            <text:p>47</text:p>
          </table:table-cell>
          <table:table-cell table:style-name="ce2" table:formula="of:=([.I15]+[.I16])/2" office:value-type="float" office:value="47.3333333333333" calcext:value-type="float">
            <text:p>47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SUM([.B12:.B16])" office:value-type="float" office:value="235" calcext:value-type="float">
            <text:p>235</text:p>
          </table:table-cell>
          <table:table-cell table:style-name="ce2" table:formula="of:=[.C18]/5" office:value-type="float" office:value="47.4" calcext:value-type="float">
            <text:p>47,4</text:p>
          </table:table-cell>
          <table:table-cell table:style-name="ce2" table:formula="of:=SUM([.B13:.B16])" office:value-type="float" office:value="187" calcext:value-type="float">
            <text:p>187</text:p>
          </table:table-cell>
          <table:table-cell table:style-name="ce2" table:formula="of:=[.E17]/4" office:value-type="float" office:value="47.25" calcext:value-type="float">
            <text:p>47,25</text:p>
          </table:table-cell>
          <table:table-cell table:style-name="ce2" table:formula="of:=([.F16]+[.F17])/2" office:value-type="float" office:value="47.5" calcext:value-type="float">
            <text:p>47,5</text:p>
          </table:table-cell>
          <table:table-cell table:style-name="ce2" table:formula="of:=SUM([.B14:.B16])" office:value-type="float" office:value="141" calcext:value-type="float">
            <text:p>141</text:p>
          </table:table-cell>
          <table:table-cell table:style-name="ce2" table:formula="of:=[.H17]/3" office:value-type="float" office:value="47.6666666666667" calcext:value-type="float">
            <text:p>47,6666666666667</text:p>
          </table:table-cell>
          <table:table-cell table:style-name="ce2" table:formula="of:=([.I16]+[.I17])/2" office:value-type="float" office:value="47.6666666666667" calcext:value-type="float">
            <text:p>47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SUM([.B13:.B17])" office:value-type="float" office:value="235" calcext:value-type="float">
            <text:p>235</text:p>
          </table:table-cell>
          <table:table-cell table:style-name="ce2"/>
          <table:table-cell table:style-name="ce2" table:formula="of:=SUM([.B14:.B17])" office:value-type="float" office:value="189" calcext:value-type="float">
            <text:p>189</text:p>
          </table:table-cell>
          <table:table-cell table:style-name="ce2" table:formula="of:=[.E18]/4" office:value-type="float" office:value="47.75" calcext:value-type="float">
            <text:p>47,75</text:p>
          </table:table-cell>
          <table:table-cell table:style-name="ce2"/>
          <table:table-cell table:style-name="ce2" table:formula="of:=SUM([.B15:.B17])" office:value-type="float" office:value="143" calcext:value-type="float">
            <text:p>143</text:p>
          </table:table-cell>
          <table:table-cell table:style-name="ce2" table:formula="of:=[.H18]/3" office:value-type="float" office:value="47.6666666666667" calcext:value-type="float">
            <text:p>47,6666666666667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SUM([.B14:.B18])" office:value-type="float" office:value="237" calcext:value-type="float">
            <text:p>237</text:p>
          </table:table-cell>
          <table:table-cell table:style-name="ce2"/>
          <table:table-cell table:style-name="ce2" table:formula="of:=SUM([.B15:.B18])" office:value-type="float" office:value="191" calcext:value-type="float">
            <text:p>191</text:p>
          </table:table-cell>
          <table:table-cell table:style-name="ce2" table:number-columns-repeated="2"/>
          <table:table-cell table:style-name="ce2" table:formula="of:=SUM([.B16:.B18])" office:value-type="float" office:value="143" calcext:value-type="float">
            <text:p>143</text:p>
          </table:table-cell>
          <table:table-cell table:style-name="ce2" table:number-columns-repeated="2"/>
          <table:table-cell table:number-columns-repeated="16374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20.59cm" svg:height="11.611cm" svg:x="0.083cm" svg:y="0.116cm">
              <draw:object draw:notify-on-update-of-ranges="'вар3.1'.A4:'вар3.1'.A18 'вар3.1'.B3:'вар3.1'.B3 'вар3.1'.B4:'вар3.1'.B18 'вар3.1'.A4:'вар3.1'.A18 'вар3.1'.F3:'вар3.1'.F3 'вар3.1'.F4:'вар3.1'.F18 'вар3.1'.A4:'вар3.1'.A18 'вар3.1'.G3:'вар3.1'.G3 'вар3.1'.G4:'вар3.1'.G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8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>
            <draw:frame draw:z-index="2" draw:style-name="gr1" draw:text-style-name="P1" svg:width="20.316cm" svg:height="11.456cm" svg:x="0cm" svg:y="0.027cm">
              <draw:object draw:notify-on-update-of-ranges="'вар3.1'.A4:'вар3.1'.A18 'вар3.1'.B3:'вар3.1'.B3 'вар3.1'.B4:'вар3.1'.B18 'вар3.1'.A4:'вар3.1'.A18 'вар3.1'.I3:'вар3.1'.I3 'вар3.1'.I4:'вар3.1'.I18 'вар3.1'.A4:'вар3.1'.A18 'вар3.1'.J3:'вар3.1'.J3 'вар3.1'.J4:'вар3.1'.J1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83"/>
        </table:table-row>
      </table:table>
      <table:table table:name="вар3.1x0.1" table:style-name="ta1">
        <table:shapes>
          <draw:frame draw:z-index="0" draw:style-name="gr1" draw:text-style-name="P1" svg:width="20.316cm" svg:height="11.456cm" svg:x="0.22cm" svg:y="9.707cm">
            <draw:object draw:notify-on-update-of-ranges="'вар3.1x0.1'.A4:'вар3.1x0.1'.A18 'вар3.1x0.1'.B3:'вар3.1x0.1'.B3 'вар3.1x0.1'.B4:'вар3.1x0.1'.B18 'вар3.1x0.1'.A4:'вар3.1x0.1'.A18 'вар3.1x0.1'.D3:'вар3.1x0.1'.D3 'вар3.1x0.1'.D4:'вар3.1x0.1'.D18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Вариант 3.1x0,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День месяца</text:p>
          </table:table-cell>
          <table:table-cell table:style-name="ce1" office:value-type="string" calcext:value-type="string">
            <text:p>Объем продукции</text:p>
          </table:table-cell>
          <table:table-cell table:style-name="ce1" office:value-type="string" calcext:value-type="string">
            <text:p>5 дневная сумма</text:p>
          </table:table-cell>
          <table:table-cell table:style-name="ce1" office:value-type="string" calcext:value-type="string">
            <text:p>5 дневная средняя</text:p>
          </table:table-cell>
          <table:table-cell table:style-name="ce1" office:value-type="string" calcext:value-type="string">
            <text:p>4 дневная сумма</text:p>
          </table:table-cell>
          <table:table-cell table:style-name="ce1" office:value-type="string" calcext:value-type="string">
            <text:p>4 дневная средняя</text:p>
          </table:table-cell>
          <table:table-cell table:style-name="ce1" office:value-type="string" calcext:value-type="string">
            <text:p>4 дневная сцентрированная</text:p>
          </table:table-cell>
          <table:table-cell table:style-name="ce3" office:value-type="string" calcext:value-type="string">
            <text:p>3 дневная сумма</text:p>
          </table:table-cell>
          <table:table-cell table:style-name="ce3" office:value-type="string" calcext:value-type="string">
            <text:p>3 дневная средняя</text:p>
          </table:table-cell>
          <table:table-cell table:style-name="ce3" office:value-type="string" calcext:value-type="string">
            <text:p>3 дневная сцентрированная</text:p>
          </table:table-cell>
          <table:table-cell table:style-name="ce3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вар3.1'.B4]*0.1" office:value-type="float" office:value="4.5" calcext:value-type="float">
            <text:p>4,5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вар3.1'.B5]*0.1" office:value-type="float" office:value="4.6" calcext:value-type="float">
            <text:p>4,6</text:p>
          </table:table-cell>
          <table:table-cell table:style-name="ce2" table:number-columns-repeated="6"/>
          <table:table-cell table:style-name="ce2" table:formula="of:=[.H6]/3" office:value-type="float" office:value="4.56666666666667" calcext:value-type="float">
            <text:p>4,56666666666667</text:p>
          </table:table-cell>
          <table:table-cell table:style-name="ce2" table:formula="of:=([.I5]+[.I6])/2" office:value-type="float" office:value="4.6" calcext:value-type="float">
            <text:p>4,6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вар3.1'.B6]*0.1" office:value-type="float" office:value="4.6" calcext:value-type="float">
            <text:p>4,6</text:p>
          </table:table-cell>
          <table:table-cell table:style-name="ce2"/>
          <table:table-cell table:style-name="ce2" table:formula="of:=[.C8]/5" office:value-type="float" office:value="4.58" calcext:value-type="float">
            <text:p>4,58</text:p>
          </table:table-cell>
          <table:table-cell table:style-name="ce2"/>
          <table:table-cell table:style-name="ce2" table:formula="of:=[.E7]/4" office:value-type="float" office:value="4.6" calcext:value-type="float">
            <text:p>4,6</text:p>
          </table:table-cell>
          <table:table-cell table:style-name="ce2" table:formula="of:=([.F6]+[.F7])/2" office:value-type="float" office:value="4.6" calcext:value-type="float">
            <text:p>4,6</text:p>
          </table:table-cell>
          <table:table-cell table:style-name="ce2" table:formula="of:=SUM([.B4:.B6])" office:value-type="float" office:value="13.7" calcext:value-type="float">
            <text:p>13,7</text:p>
          </table:table-cell>
          <table:table-cell table:style-name="ce2" table:formula="of:=[.H7]/3" office:value-type="float" office:value="4.63333333333333" calcext:value-type="float">
            <text:p>4,63333333333333</text:p>
          </table:table-cell>
          <table:table-cell table:style-name="ce2" table:formula="of:=([.I6]+[.I7])/2" office:value-type="float" office:value="4.61666666666667" calcext:value-type="float">
            <text:p>4,6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вар3.1'.B7]*0.1" office:value-type="float" office:value="4.7" calcext:value-type="float">
            <text:p>4,7</text:p>
          </table:table-cell>
          <table:table-cell table:style-name="ce2"/>
          <table:table-cell table:style-name="ce2" table:formula="of:=[.C9]/5" office:value-type="float" office:value="4.58" calcext:value-type="float">
            <text:p>4,58</text:p>
          </table:table-cell>
          <table:table-cell table:style-name="ce2" table:formula="of:=SUM([.B4:.B7])" office:value-type="float" office:value="18.4" calcext:value-type="float">
            <text:p>18,4</text:p>
          </table:table-cell>
          <table:table-cell table:style-name="ce2" table:formula="of:=[.E8]/4" office:value-type="float" office:value="4.6" calcext:value-type="float">
            <text:p>4,6</text:p>
          </table:table-cell>
          <table:table-cell table:style-name="ce2" table:formula="of:=([.F7]+[.F8])/2" office:value-type="float" office:value="4.5875" calcext:value-type="float">
            <text:p>4,5875</text:p>
          </table:table-cell>
          <table:table-cell table:style-name="ce2" table:formula="of:=SUM([.B5:.B7])" office:value-type="float" office:value="13.9" calcext:value-type="float">
            <text:p>13,9</text:p>
          </table:table-cell>
          <table:table-cell table:style-name="ce2" table:formula="of:=[.H8]/3" office:value-type="float" office:value="4.6" calcext:value-type="float">
            <text:p>4,6</text:p>
          </table:table-cell>
          <table:table-cell table:style-name="ce2" table:formula="of:=([.I7]+[.I8])/2" office:value-type="float" office:value="4.58333333333333" calcext:value-type="float">
            <text:p>4,5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вар3.1'.B8]*0.1" office:value-type="float" office:value="4.5" calcext:value-type="float">
            <text:p>4,5</text:p>
          </table:table-cell>
          <table:table-cell table:style-name="ce2" table:formula="of:=SUM([.B4:.B8])" office:value-type="float" office:value="22.9" calcext:value-type="float">
            <text:p>22,9</text:p>
          </table:table-cell>
          <table:table-cell table:style-name="ce2" table:formula="of:=[.C10]/5" office:value-type="float" office:value="4.6" calcext:value-type="float">
            <text:p>4,6</text:p>
          </table:table-cell>
          <table:table-cell table:style-name="ce2" table:formula="of:=SUM([.B5:.B8])" office:value-type="float" office:value="18.4" calcext:value-type="float">
            <text:p>18,4</text:p>
          </table:table-cell>
          <table:table-cell table:style-name="ce2" table:formula="of:=[.E9]/4" office:value-type="float" office:value="4.575" calcext:value-type="float">
            <text:p>4,575</text:p>
          </table:table-cell>
          <table:table-cell table:style-name="ce2" table:formula="of:=([.F8]+[.F9])/2" office:value-type="float" office:value="4.5875" calcext:value-type="float">
            <text:p>4,5875</text:p>
          </table:table-cell>
          <table:table-cell table:style-name="ce2" table:formula="of:=SUM([.B6:.B8])" office:value-type="float" office:value="13.8" calcext:value-type="float">
            <text:p>13,8</text:p>
          </table:table-cell>
          <table:table-cell table:style-name="ce2" table:formula="of:=[.H9]/3" office:value-type="float" office:value="4.56666666666667" calcext:value-type="float">
            <text:p>4,56666666666667</text:p>
          </table:table-cell>
          <table:table-cell table:style-name="ce2" table:formula="of:=([.I8]+[.I9])/2" office:value-type="float" office:value="4.56666666666667" calcext:value-type="float">
            <text:p>4,5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вар3.1'.B9]*0.1" office:value-type="float" office:value="4.5" calcext:value-type="float">
            <text:p>4,5</text:p>
          </table:table-cell>
          <table:table-cell table:style-name="ce2" table:formula="of:=SUM([.B5:.B9])" office:value-type="float" office:value="22.9" calcext:value-type="float">
            <text:p>22,9</text:p>
          </table:table-cell>
          <table:table-cell table:style-name="ce2" table:formula="of:=[.C11]/5" office:value-type="float" office:value="4.58" calcext:value-type="float">
            <text:p>4,58</text:p>
          </table:table-cell>
          <table:table-cell table:style-name="ce2" table:formula="of:=SUM([.B6:.B9])" office:value-type="float" office:value="18.3" calcext:value-type="float">
            <text:p>18,3</text:p>
          </table:table-cell>
          <table:table-cell table:style-name="ce2" table:formula="of:=[.E10]/4" office:value-type="float" office:value="4.6" calcext:value-type="float">
            <text:p>4,6</text:p>
          </table:table-cell>
          <table:table-cell table:style-name="ce2" table:formula="of:=([.F9]+[.F10])/2" office:value-type="float" office:value="4.575" calcext:value-type="float">
            <text:p>4,575</text:p>
          </table:table-cell>
          <table:table-cell table:style-name="ce2" table:formula="of:=SUM([.B7:.B9])" office:value-type="float" office:value="13.7" calcext:value-type="float">
            <text:p>13,7</text:p>
          </table:table-cell>
          <table:table-cell table:style-name="ce2" table:formula="of:=[.H10]/3" office:value-type="float" office:value="4.56666666666667" calcext:value-type="float">
            <text:p>4,56666666666667</text:p>
          </table:table-cell>
          <table:table-cell table:style-name="ce2" table:formula="of:=([.I9]+[.I10])/2" office:value-type="float" office:value="4.56666666666667" calcext:value-type="float">
            <text:p>4,5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вар3.1'.B10]*0.1" office:value-type="float" office:value="4.7" calcext:value-type="float">
            <text:p>4,7</text:p>
          </table:table-cell>
          <table:table-cell table:style-name="ce2" table:formula="of:=SUM([.B6:.B10])" office:value-type="float" office:value="23" calcext:value-type="float">
            <text:p>23</text:p>
          </table:table-cell>
          <table:table-cell table:style-name="ce2" table:formula="of:=[.C12]/5" office:value-type="float" office:value="4.6" calcext:value-type="float">
            <text:p>4,6</text:p>
          </table:table-cell>
          <table:table-cell table:style-name="ce2" table:formula="of:=SUM([.B7:.B10])" office:value-type="float" office:value="18.4" calcext:value-type="float">
            <text:p>18,4</text:p>
          </table:table-cell>
          <table:table-cell table:style-name="ce2" table:formula="of:=[.E11]/4" office:value-type="float" office:value="4.55" calcext:value-type="float">
            <text:p>4,55</text:p>
          </table:table-cell>
          <table:table-cell table:style-name="ce2" table:formula="of:=([.F10]+[.F11])/2" office:value-type="float" office:value="4.5875" calcext:value-type="float">
            <text:p>4,5875</text:p>
          </table:table-cell>
          <table:table-cell table:style-name="ce2" table:formula="of:=SUM([.B8:.B10])" office:value-type="float" office:value="13.7" calcext:value-type="float">
            <text:p>13,7</text:p>
          </table:table-cell>
          <table:table-cell table:style-name="ce2" table:formula="of:=[.H11]/3" office:value-type="float" office:value="4.56666666666667" calcext:value-type="float">
            <text:p>4,56666666666667</text:p>
          </table:table-cell>
          <table:table-cell table:style-name="ce2" table:formula="of:=([.I10]+[.I11])/2" office:value-type="float" office:value="4.61666666666667" calcext:value-type="float">
            <text:p>4,6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вар3.1'.B11]*0.1" office:value-type="float" office:value="4.5" calcext:value-type="float">
            <text:p>4,5</text:p>
          </table:table-cell>
          <table:table-cell table:style-name="ce2" table:formula="of:=SUM([.B7:.B11])" office:value-type="float" office:value="22.9" calcext:value-type="float">
            <text:p>22,9</text:p>
          </table:table-cell>
          <table:table-cell table:style-name="ce2" table:formula="of:=[.C13]/5" office:value-type="float" office:value="4.62" calcext:value-type="float">
            <text:p>4,62</text:p>
          </table:table-cell>
          <table:table-cell table:style-name="ce2" table:formula="of:=SUM([.B8:.B11])" office:value-type="float" office:value="18.2" calcext:value-type="float">
            <text:p>18,2</text:p>
          </table:table-cell>
          <table:table-cell table:style-name="ce2" table:formula="of:=[.E12]/4" office:value-type="float" office:value="4.625" calcext:value-type="float">
            <text:p>4,625</text:p>
          </table:table-cell>
          <table:table-cell table:style-name="ce2" table:formula="of:=([.F11]+[.F12])/2" office:value-type="float" office:value="4.6375" calcext:value-type="float">
            <text:p>4,6375</text:p>
          </table:table-cell>
          <table:table-cell table:style-name="ce2" table:formula="of:=SUM([.B9:.B11])" office:value-type="float" office:value="13.7" calcext:value-type="float">
            <text:p>13,7</text:p>
          </table:table-cell>
          <table:table-cell table:style-name="ce2" table:formula="of:=[.H12]/3" office:value-type="float" office:value="4.66666666666667" calcext:value-type="float">
            <text:p>4,66666666666667</text:p>
          </table:table-cell>
          <table:table-cell table:style-name="ce2" table:formula="of:=([.I11]+[.I12])/2" office:value-type="float" office:value="4.65" calcext:value-type="float">
            <text:p>4,65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вар3.1'.B12]*0.1" office:value-type="float" office:value="4.8" calcext:value-type="float">
            <text:p>4,8</text:p>
          </table:table-cell>
          <table:table-cell table:style-name="ce2" table:formula="of:=SUM([.B8:.B12])" office:value-type="float" office:value="23" calcext:value-type="float">
            <text:p>23</text:p>
          </table:table-cell>
          <table:table-cell table:style-name="ce2" table:formula="of:=[.C14]/5" office:value-type="float" office:value="4.64" calcext:value-type="float">
            <text:p>4,64</text:p>
          </table:table-cell>
          <table:table-cell table:style-name="ce2" table:formula="of:=SUM([.B9:.B12])" office:value-type="float" office:value="18.5" calcext:value-type="float">
            <text:p>18,5</text:p>
          </table:table-cell>
          <table:table-cell table:style-name="ce2" table:formula="of:=[.E13]/4" office:value-type="float" office:value="4.65" calcext:value-type="float">
            <text:p>4,65</text:p>
          </table:table-cell>
          <table:table-cell table:style-name="ce2" table:formula="of:=([.F12]+[.F13])/2" office:value-type="float" office:value="4.6375" calcext:value-type="float">
            <text:p>4,6375</text:p>
          </table:table-cell>
          <table:table-cell table:style-name="ce2" table:formula="of:=SUM([.B10:.B12])" office:value-type="float" office:value="14" calcext:value-type="float">
            <text:p>14</text:p>
          </table:table-cell>
          <table:table-cell table:style-name="ce2" table:formula="of:=[.H13]/3" office:value-type="float" office:value="4.63333333333333" calcext:value-type="float">
            <text:p>4,63333333333333</text:p>
          </table:table-cell>
          <table:table-cell table:style-name="ce2" table:formula="of:=([.I12]+[.I13])/2" office:value-type="float" office:value="4.65" calcext:value-type="float">
            <text:p>4,65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вар3.1'.B13]*0.1" office:value-type="float" office:value="4.6" calcext:value-type="float">
            <text:p>4,6</text:p>
          </table:table-cell>
          <table:table-cell table:style-name="ce2" table:formula="of:=SUM([.B9:.B13])" office:value-type="float" office:value="23.1" calcext:value-type="float">
            <text:p>23,1</text:p>
          </table:table-cell>
          <table:table-cell table:style-name="ce2" table:formula="of:=[.C15]/5" office:value-type="float" office:value="4.66" calcext:value-type="float">
            <text:p>4,66</text:p>
          </table:table-cell>
          <table:table-cell table:style-name="ce2" table:formula="of:=SUM([.B10:.B13])" office:value-type="float" office:value="18.6" calcext:value-type="float">
            <text:p>18,6</text:p>
          </table:table-cell>
          <table:table-cell table:style-name="ce2" table:formula="of:=[.E14]/4" office:value-type="float" office:value="4.625" calcext:value-type="float">
            <text:p>4,625</text:p>
          </table:table-cell>
          <table:table-cell table:style-name="ce2" table:formula="of:=([.F13]+[.F14])/2" office:value-type="float" office:value="4.6625" calcext:value-type="float">
            <text:p>4,6625</text:p>
          </table:table-cell>
          <table:table-cell table:style-name="ce2" table:formula="of:=SUM([.B11:.B13])" office:value-type="float" office:value="13.9" calcext:value-type="float">
            <text:p>13,9</text:p>
          </table:table-cell>
          <table:table-cell table:style-name="ce2" table:formula="of:=[.H14]/3" office:value-type="float" office:value="4.66666666666667" calcext:value-type="float">
            <text:p>4,66666666666667</text:p>
          </table:table-cell>
          <table:table-cell table:style-name="ce2" table:formula="of:=([.I13]+[.I14])/2" office:value-type="float" office:value="4.66666666666667" calcext:value-type="float">
            <text:p>4,6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вар3.1'.B14]*0.1" office:value-type="float" office:value="4.6" calcext:value-type="float">
            <text:p>4,6</text:p>
          </table:table-cell>
          <table:table-cell table:style-name="ce2" table:formula="of:=SUM([.B10:.B14])" office:value-type="float" office:value="23.2" calcext:value-type="float">
            <text:p>23,2</text:p>
          </table:table-cell>
          <table:table-cell table:style-name="ce2" table:formula="of:=[.C16]/5" office:value-type="float" office:value="4.7" calcext:value-type="float">
            <text:p>4,7</text:p>
          </table:table-cell>
          <table:table-cell table:style-name="ce2" table:formula="of:=SUM([.B11:.B14])" office:value-type="float" office:value="18.5" calcext:value-type="float">
            <text:p>18,5</text:p>
          </table:table-cell>
          <table:table-cell table:style-name="ce2" table:formula="of:=[.E15]/4" office:value-type="float" office:value="4.7" calcext:value-type="float">
            <text:p>4,7</text:p>
          </table:table-cell>
          <table:table-cell table:style-name="ce2" table:formula="of:=([.F14]+[.F15])/2" office:value-type="float" office:value="4.6875" calcext:value-type="float">
            <text:p>4,6875</text:p>
          </table:table-cell>
          <table:table-cell table:style-name="ce2" table:formula="of:=SUM([.B12:.B14])" office:value-type="float" office:value="14" calcext:value-type="float">
            <text:p>14</text:p>
          </table:table-cell>
          <table:table-cell table:style-name="ce2" table:formula="of:=[.H15]/3" office:value-type="float" office:value="4.66666666666667" calcext:value-type="float">
            <text:p>4,66666666666667</text:p>
          </table:table-cell>
          <table:table-cell table:style-name="ce2" table:formula="of:=([.I14]+[.I15])/2" office:value-type="float" office:value="4.68333333333333" calcext:value-type="float">
            <text:p>4,6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вар3.1'.B15]*0.1" office:value-type="float" office:value="4.8" calcext:value-type="float">
            <text:p>4,8</text:p>
          </table:table-cell>
          <table:table-cell table:style-name="ce2" table:formula="of:=SUM([.B11:.B15])" office:value-type="float" office:value="23.3" calcext:value-type="float">
            <text:p>23,3</text:p>
          </table:table-cell>
          <table:table-cell table:style-name="ce2" table:formula="of:=[.C17]/5" office:value-type="float" office:value="4.7" calcext:value-type="float">
            <text:p>4,7</text:p>
          </table:table-cell>
          <table:table-cell table:style-name="ce2" table:formula="of:=SUM([.B12:.B15])" office:value-type="float" office:value="18.8" calcext:value-type="float">
            <text:p>18,8</text:p>
          </table:table-cell>
          <table:table-cell table:style-name="ce2" table:formula="of:=[.E16]/4" office:value-type="float" office:value="4.675" calcext:value-type="float">
            <text:p>4,675</text:p>
          </table:table-cell>
          <table:table-cell table:style-name="ce2" table:formula="of:=([.F15]+[.F16])/2" office:value-type="float" office:value="4.7" calcext:value-type="float">
            <text:p>4,7</text:p>
          </table:table-cell>
          <table:table-cell table:style-name="ce2" table:formula="of:=SUM([.B13:.B15])" office:value-type="float" office:value="14" calcext:value-type="float">
            <text:p>14</text:p>
          </table:table-cell>
          <table:table-cell table:style-name="ce2" table:formula="of:=[.H16]/3" office:value-type="float" office:value="4.7" calcext:value-type="float">
            <text:p>4,7</text:p>
          </table:table-cell>
          <table:table-cell table:style-name="ce2" table:formula="of:=([.I15]+[.I16])/2" office:value-type="float" office:value="4.73333333333333" calcext:value-type="float">
            <text:p>4,7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вар3.1'.B16]*0.1" office:value-type="float" office:value="4.7" calcext:value-type="float">
            <text:p>4,7</text:p>
          </table:table-cell>
          <table:table-cell table:style-name="ce2" table:formula="of:=SUM([.B12:.B16])" office:value-type="float" office:value="23.5" calcext:value-type="float">
            <text:p>23,5</text:p>
          </table:table-cell>
          <table:table-cell table:style-name="ce2" table:formula="of:=[.C18]/5" office:value-type="float" office:value="4.74" calcext:value-type="float">
            <text:p>4,74</text:p>
          </table:table-cell>
          <table:table-cell table:style-name="ce2" table:formula="of:=SUM([.B13:.B16])" office:value-type="float" office:value="18.7" calcext:value-type="float">
            <text:p>18,7</text:p>
          </table:table-cell>
          <table:table-cell table:style-name="ce2" table:formula="of:=[.E17]/4" office:value-type="float" office:value="4.725" calcext:value-type="float">
            <text:p>4,725</text:p>
          </table:table-cell>
          <table:table-cell table:style-name="ce2" table:formula="of:=([.F16]+[.F17])/2" office:value-type="float" office:value="4.75" calcext:value-type="float">
            <text:p>4,75</text:p>
          </table:table-cell>
          <table:table-cell table:style-name="ce2" table:formula="of:=SUM([.B14:.B16])" office:value-type="float" office:value="14.1" calcext:value-type="float">
            <text:p>14,1</text:p>
          </table:table-cell>
          <table:table-cell table:style-name="ce2" table:formula="of:=[.H17]/3" office:value-type="float" office:value="4.76666666666667" calcext:value-type="float">
            <text:p>4,76666666666667</text:p>
          </table:table-cell>
          <table:table-cell table:style-name="ce2" table:formula="of:=([.I16]+[.I17])/2" office:value-type="float" office:value="4.76666666666667" calcext:value-type="float">
            <text:p>4,7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вар3.1'.B17]*0.1" office:value-type="float" office:value="4.8" calcext:value-type="float">
            <text:p>4,8</text:p>
          </table:table-cell>
          <table:table-cell table:style-name="ce2" table:formula="of:=SUM([.B13:.B17])" office:value-type="float" office:value="23.5" calcext:value-type="float">
            <text:p>23,5</text:p>
          </table:table-cell>
          <table:table-cell table:style-name="ce2"/>
          <table:table-cell table:style-name="ce2" table:formula="of:=SUM([.B14:.B17])" office:value-type="float" office:value="18.9" calcext:value-type="float">
            <text:p>18,9</text:p>
          </table:table-cell>
          <table:table-cell table:style-name="ce2" table:formula="of:=[.E18]/4" office:value-type="float" office:value="4.775" calcext:value-type="float">
            <text:p>4,775</text:p>
          </table:table-cell>
          <table:table-cell table:style-name="ce2"/>
          <table:table-cell table:style-name="ce2" table:formula="of:=SUM([.B15:.B17])" office:value-type="float" office:value="14.3" calcext:value-type="float">
            <text:p>14,3</text:p>
          </table:table-cell>
          <table:table-cell table:style-name="ce2" table:formula="of:=[.H18]/3" office:value-type="float" office:value="4.76666666666667" calcext:value-type="float">
            <text:p>4,76666666666667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вар3.1'.B18]*0.1" office:value-type="float" office:value="4.8" calcext:value-type="float">
            <text:p>4,8</text:p>
          </table:table-cell>
          <table:table-cell table:style-name="ce2" table:formula="of:=SUM([.B14:.B18])" office:value-type="float" office:value="23.7" calcext:value-type="float">
            <text:p>23,7</text:p>
          </table:table-cell>
          <table:table-cell table:style-name="ce2"/>
          <table:table-cell table:style-name="ce2" table:formula="of:=SUM([.B15:.B18])" office:value-type="float" office:value="19.1" calcext:value-type="float">
            <text:p>19,1</text:p>
          </table:table-cell>
          <table:table-cell table:style-name="ce2" table:number-columns-repeated="2"/>
          <table:table-cell table:style-name="ce2" table:formula="of:=SUM([.B16:.B18])" office:value-type="float" office:value="14.3" calcext:value-type="float">
            <text:p>14,3</text:p>
          </table:table-cell>
          <table:table-cell table:style-name="ce2" table:number-columns-repeated="2"/>
          <table:table-cell table:number-columns-repeated="16374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20.59cm" svg:height="11.611cm" svg:x="0.083cm" svg:y="0.116cm">
              <draw:object draw:notify-on-update-of-ranges="'вар3.1x0.1'.A4:'вар3.1x0.1'.A18 'вар3.1x0.1'.B3:'вар3.1x0.1'.B3 'вар3.1x0.1'.B4:'вар3.1x0.1'.B18 'вар3.1x0.1'.A4:'вар3.1x0.1'.A18 'вар3.1x0.1'.F3:'вар3.1x0.1'.F3 'вар3.1x0.1'.F4:'вар3.1x0.1'.F18 'вар3.1x0.1'.A4:'вар3.1x0.1'.A18 'вар3.1x0.1'.G3:'вар3.1x0.1'.G3 'вар3.1x0.1'.G4:'вар3.1x0.1'.G18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638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>
            <draw:frame draw:z-index="2" draw:style-name="gr1" draw:text-style-name="P1" svg:width="20.316cm" svg:height="11.456cm" svg:x="0cm" svg:y="0.027cm">
              <draw:object draw:notify-on-update-of-ranges="'вар3.1x0.1'.A4:'вар3.1x0.1'.A18 'вар3.1x0.1'.B3:'вар3.1x0.1'.B3 'вар3.1x0.1'.B4:'вар3.1x0.1'.B18 'вар3.1x0.1'.A4:'вар3.1x0.1'.A18 'вар3.1x0.1'.I3:'вар3.1x0.1'.I3 'вар3.1x0.1'.I4:'вар3.1x0.1'.I18 'вар3.1x0.1'.A4:'вар3.1x0.1'.A18 'вар3.1x0.1'.J3:'вар3.1x0.1'.J3 'вар3.1x0.1'.J4:'вар3.1x0.1'.J18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6383"/>
        </table:table-row>
      </table:table>
      <table:table table:name="вар3.1x0.5" table:style-name="ta1">
        <table:shapes>
          <draw:frame draw:z-index="0" draw:style-name="gr1" draw:text-style-name="P1" svg:width="20.316cm" svg:height="11.456cm" svg:x="0.22cm" svg:y="9.707cm">
            <draw:object draw:notify-on-update-of-ranges="'вар3.1x0.5'.A4:'вар3.1x0.5'.A18 'вар3.1x0.5'.B3:'вар3.1x0.5'.B3 'вар3.1x0.5'.B4:'вар3.1x0.5'.B18 'вар3.1x0.5'.A4:'вар3.1x0.5'.A18 'вар3.1x0.5'.D3:'вар3.1x0.5'.D3 'вар3.1x0.5'.D4:'вар3.1x0.5'.D18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Вариант 3.1x0,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День месяца</text:p>
          </table:table-cell>
          <table:table-cell table:style-name="ce1" office:value-type="string" calcext:value-type="string">
            <text:p>Объем продукции</text:p>
          </table:table-cell>
          <table:table-cell table:style-name="ce1" office:value-type="string" calcext:value-type="string">
            <text:p>5 дневная сумма</text:p>
          </table:table-cell>
          <table:table-cell table:style-name="ce1" office:value-type="string" calcext:value-type="string">
            <text:p>5 дневная средняя</text:p>
          </table:table-cell>
          <table:table-cell table:style-name="ce1" office:value-type="string" calcext:value-type="string">
            <text:p>4 дневная сумма</text:p>
          </table:table-cell>
          <table:table-cell table:style-name="ce1" office:value-type="string" calcext:value-type="string">
            <text:p>4 дневная средняя</text:p>
          </table:table-cell>
          <table:table-cell table:style-name="ce1" office:value-type="string" calcext:value-type="string">
            <text:p>4 дневная сцентрированная</text:p>
          </table:table-cell>
          <table:table-cell table:style-name="ce3" office:value-type="string" calcext:value-type="string">
            <text:p>3 дневная сумма</text:p>
          </table:table-cell>
          <table:table-cell table:style-name="ce3" office:value-type="string" calcext:value-type="string">
            <text:p>3 дневная средняя</text:p>
          </table:table-cell>
          <table:table-cell table:style-name="ce3" office:value-type="string" calcext:value-type="string">
            <text:p>3 дневная сцентрированная</text:p>
          </table:table-cell>
          <table:table-cell table:style-name="ce3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вар3.1'.B4]*0.5" office:value-type="float" office:value="22.5" calcext:value-type="float">
            <text:p>22,5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вар3.1'.B5]*0.5" office:value-type="float" office:value="23" calcext:value-type="float">
            <text:p>23</text:p>
          </table:table-cell>
          <table:table-cell table:style-name="ce2" table:number-columns-repeated="6"/>
          <table:table-cell table:style-name="ce2" table:formula="of:=[.H6]/3" office:value-type="float" office:value="22.8333333333333" calcext:value-type="float">
            <text:p>22,8333333333333</text:p>
          </table:table-cell>
          <table:table-cell table:style-name="ce2" table:formula="of:=([.I5]+[.I6])/2" office:value-type="float" office:value="23" calcext:value-type="float">
            <text:p>23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вар3.1'.B6]*0.5" office:value-type="float" office:value="23" calcext:value-type="float">
            <text:p>23</text:p>
          </table:table-cell>
          <table:table-cell table:style-name="ce2"/>
          <table:table-cell table:style-name="ce2" table:formula="of:=[.C8]/5" office:value-type="float" office:value="22.9" calcext:value-type="float">
            <text:p>22,9</text:p>
          </table:table-cell>
          <table:table-cell table:style-name="ce2"/>
          <table:table-cell table:style-name="ce2" table:formula="of:=[.E7]/4" office:value-type="float" office:value="23" calcext:value-type="float">
            <text:p>23</text:p>
          </table:table-cell>
          <table:table-cell table:style-name="ce2" table:formula="of:=([.F6]+[.F7])/2" office:value-type="float" office:value="23" calcext:value-type="float">
            <text:p>23</text:p>
          </table:table-cell>
          <table:table-cell table:style-name="ce2" table:formula="of:=SUM([.B4:.B6])" office:value-type="float" office:value="68.5" calcext:value-type="float">
            <text:p>68,5</text:p>
          </table:table-cell>
          <table:table-cell table:style-name="ce2" table:formula="of:=[.H7]/3" office:value-type="float" office:value="23.1666666666667" calcext:value-type="float">
            <text:p>23,1666666666667</text:p>
          </table:table-cell>
          <table:table-cell table:style-name="ce2" table:formula="of:=([.I6]+[.I7])/2" office:value-type="float" office:value="23.0833333333333" calcext:value-type="float">
            <text:p>23,08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вар3.1'.B7]*0.5" office:value-type="float" office:value="23.5" calcext:value-type="float">
            <text:p>23,5</text:p>
          </table:table-cell>
          <table:table-cell table:style-name="ce2"/>
          <table:table-cell table:style-name="ce2" table:formula="of:=[.C9]/5" office:value-type="float" office:value="22.9" calcext:value-type="float">
            <text:p>22,9</text:p>
          </table:table-cell>
          <table:table-cell table:style-name="ce2" table:formula="of:=SUM([.B4:.B7])" office:value-type="float" office:value="92" calcext:value-type="float">
            <text:p>92</text:p>
          </table:table-cell>
          <table:table-cell table:style-name="ce2" table:formula="of:=[.E8]/4" office:value-type="float" office:value="23" calcext:value-type="float">
            <text:p>23</text:p>
          </table:table-cell>
          <table:table-cell table:style-name="ce2" table:formula="of:=([.F7]+[.F8])/2" office:value-type="float" office:value="22.9375" calcext:value-type="float">
            <text:p>22,9375</text:p>
          </table:table-cell>
          <table:table-cell table:style-name="ce2" table:formula="of:=SUM([.B5:.B7])" office:value-type="float" office:value="69.5" calcext:value-type="float">
            <text:p>69,5</text:p>
          </table:table-cell>
          <table:table-cell table:style-name="ce2" table:formula="of:=[.H8]/3" office:value-type="float" office:value="23" calcext:value-type="float">
            <text:p>23</text:p>
          </table:table-cell>
          <table:table-cell table:style-name="ce2" table:formula="of:=([.I7]+[.I8])/2" office:value-type="float" office:value="22.9166666666667" calcext:value-type="float">
            <text:p>22,91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вар3.1'.B8]*0.5" office:value-type="float" office:value="22.5" calcext:value-type="float">
            <text:p>22,5</text:p>
          </table:table-cell>
          <table:table-cell table:style-name="ce2" table:formula="of:=SUM([.B4:.B8])" office:value-type="float" office:value="114.5" calcext:value-type="float">
            <text:p>114,5</text:p>
          </table:table-cell>
          <table:table-cell table:style-name="ce2" table:formula="of:=[.C10]/5" office:value-type="float" office:value="23" calcext:value-type="float">
            <text:p>23</text:p>
          </table:table-cell>
          <table:table-cell table:style-name="ce2" table:formula="of:=SUM([.B5:.B8])" office:value-type="float" office:value="92" calcext:value-type="float">
            <text:p>92</text:p>
          </table:table-cell>
          <table:table-cell table:style-name="ce2" table:formula="of:=[.E9]/4" office:value-type="float" office:value="22.875" calcext:value-type="float">
            <text:p>22,875</text:p>
          </table:table-cell>
          <table:table-cell table:style-name="ce2" table:formula="of:=([.F8]+[.F9])/2" office:value-type="float" office:value="22.9375" calcext:value-type="float">
            <text:p>22,9375</text:p>
          </table:table-cell>
          <table:table-cell table:style-name="ce2" table:formula="of:=SUM([.B6:.B8])" office:value-type="float" office:value="69" calcext:value-type="float">
            <text:p>69</text:p>
          </table:table-cell>
          <table:table-cell table:style-name="ce2" table:formula="of:=[.H9]/3" office:value-type="float" office:value="22.8333333333333" calcext:value-type="float">
            <text:p>22,8333333333333</text:p>
          </table:table-cell>
          <table:table-cell table:style-name="ce2" table:formula="of:=([.I8]+[.I9])/2" office:value-type="float" office:value="22.8333333333333" calcext:value-type="float">
            <text:p>22,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вар3.1'.B9]*0.5" office:value-type="float" office:value="22.5" calcext:value-type="float">
            <text:p>22,5</text:p>
          </table:table-cell>
          <table:table-cell table:style-name="ce2" table:formula="of:=SUM([.B5:.B9])" office:value-type="float" office:value="114.5" calcext:value-type="float">
            <text:p>114,5</text:p>
          </table:table-cell>
          <table:table-cell table:style-name="ce2" table:formula="of:=[.C11]/5" office:value-type="float" office:value="22.9" calcext:value-type="float">
            <text:p>22,9</text:p>
          </table:table-cell>
          <table:table-cell table:style-name="ce2" table:formula="of:=SUM([.B6:.B9])" office:value-type="float" office:value="91.5" calcext:value-type="float">
            <text:p>91,5</text:p>
          </table:table-cell>
          <table:table-cell table:style-name="ce2" table:formula="of:=[.E10]/4" office:value-type="float" office:value="23" calcext:value-type="float">
            <text:p>23</text:p>
          </table:table-cell>
          <table:table-cell table:style-name="ce2" table:formula="of:=([.F9]+[.F10])/2" office:value-type="float" office:value="22.875" calcext:value-type="float">
            <text:p>22,875</text:p>
          </table:table-cell>
          <table:table-cell table:style-name="ce2" table:formula="of:=SUM([.B7:.B9])" office:value-type="float" office:value="68.5" calcext:value-type="float">
            <text:p>68,5</text:p>
          </table:table-cell>
          <table:table-cell table:style-name="ce2" table:formula="of:=[.H10]/3" office:value-type="float" office:value="22.8333333333333" calcext:value-type="float">
            <text:p>22,8333333333333</text:p>
          </table:table-cell>
          <table:table-cell table:style-name="ce2" table:formula="of:=([.I9]+[.I10])/2" office:value-type="float" office:value="22.8333333333333" calcext:value-type="float">
            <text:p>22,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вар3.1'.B10]*0.5" office:value-type="float" office:value="23.5" calcext:value-type="float">
            <text:p>23,5</text:p>
          </table:table-cell>
          <table:table-cell table:style-name="ce2" table:formula="of:=SUM([.B6:.B10])" office:value-type="float" office:value="115" calcext:value-type="float">
            <text:p>115</text:p>
          </table:table-cell>
          <table:table-cell table:style-name="ce2" table:formula="of:=[.C12]/5" office:value-type="float" office:value="23" calcext:value-type="float">
            <text:p>23</text:p>
          </table:table-cell>
          <table:table-cell table:style-name="ce2" table:formula="of:=SUM([.B7:.B10])" office:value-type="float" office:value="92" calcext:value-type="float">
            <text:p>92</text:p>
          </table:table-cell>
          <table:table-cell table:style-name="ce2" table:formula="of:=[.E11]/4" office:value-type="float" office:value="22.75" calcext:value-type="float">
            <text:p>22,75</text:p>
          </table:table-cell>
          <table:table-cell table:style-name="ce2" table:formula="of:=([.F10]+[.F11])/2" office:value-type="float" office:value="22.9375" calcext:value-type="float">
            <text:p>22,9375</text:p>
          </table:table-cell>
          <table:table-cell table:style-name="ce2" table:formula="of:=SUM([.B8:.B10])" office:value-type="float" office:value="68.5" calcext:value-type="float">
            <text:p>68,5</text:p>
          </table:table-cell>
          <table:table-cell table:style-name="ce2" table:formula="of:=[.H11]/3" office:value-type="float" office:value="22.8333333333333" calcext:value-type="float">
            <text:p>22,8333333333333</text:p>
          </table:table-cell>
          <table:table-cell table:style-name="ce2" table:formula="of:=([.I10]+[.I11])/2" office:value-type="float" office:value="23.0833333333333" calcext:value-type="float">
            <text:p>23,08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вар3.1'.B11]*0.5" office:value-type="float" office:value="22.5" calcext:value-type="float">
            <text:p>22,5</text:p>
          </table:table-cell>
          <table:table-cell table:style-name="ce2" table:formula="of:=SUM([.B7:.B11])" office:value-type="float" office:value="114.5" calcext:value-type="float">
            <text:p>114,5</text:p>
          </table:table-cell>
          <table:table-cell table:style-name="ce2" table:formula="of:=[.C13]/5" office:value-type="float" office:value="23.1" calcext:value-type="float">
            <text:p>23,1</text:p>
          </table:table-cell>
          <table:table-cell table:style-name="ce2" table:formula="of:=SUM([.B8:.B11])" office:value-type="float" office:value="91" calcext:value-type="float">
            <text:p>91</text:p>
          </table:table-cell>
          <table:table-cell table:style-name="ce2" table:formula="of:=[.E12]/4" office:value-type="float" office:value="23.125" calcext:value-type="float">
            <text:p>23,125</text:p>
          </table:table-cell>
          <table:table-cell table:style-name="ce2" table:formula="of:=([.F11]+[.F12])/2" office:value-type="float" office:value="23.1875" calcext:value-type="float">
            <text:p>23,1875</text:p>
          </table:table-cell>
          <table:table-cell table:style-name="ce2" table:formula="of:=SUM([.B9:.B11])" office:value-type="float" office:value="68.5" calcext:value-type="float">
            <text:p>68,5</text:p>
          </table:table-cell>
          <table:table-cell table:style-name="ce2" table:formula="of:=[.H12]/3" office:value-type="float" office:value="23.3333333333333" calcext:value-type="float">
            <text:p>23,3333333333333</text:p>
          </table:table-cell>
          <table:table-cell table:style-name="ce2" table:formula="of:=([.I11]+[.I12])/2" office:value-type="float" office:value="23.25" calcext:value-type="float">
            <text:p>23,25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вар3.1'.B12]*0.5" office:value-type="float" office:value="24" calcext:value-type="float">
            <text:p>24</text:p>
          </table:table-cell>
          <table:table-cell table:style-name="ce2" table:formula="of:=SUM([.B8:.B12])" office:value-type="float" office:value="115" calcext:value-type="float">
            <text:p>115</text:p>
          </table:table-cell>
          <table:table-cell table:style-name="ce2" table:formula="of:=[.C14]/5" office:value-type="float" office:value="23.2" calcext:value-type="float">
            <text:p>23,2</text:p>
          </table:table-cell>
          <table:table-cell table:style-name="ce2" table:formula="of:=SUM([.B9:.B12])" office:value-type="float" office:value="92.5" calcext:value-type="float">
            <text:p>92,5</text:p>
          </table:table-cell>
          <table:table-cell table:style-name="ce2" table:formula="of:=[.E13]/4" office:value-type="float" office:value="23.25" calcext:value-type="float">
            <text:p>23,25</text:p>
          </table:table-cell>
          <table:table-cell table:style-name="ce2" table:formula="of:=([.F12]+[.F13])/2" office:value-type="float" office:value="23.1875" calcext:value-type="float">
            <text:p>23,1875</text:p>
          </table:table-cell>
          <table:table-cell table:style-name="ce2" table:formula="of:=SUM([.B10:.B12])" office:value-type="float" office:value="70" calcext:value-type="float">
            <text:p>70</text:p>
          </table:table-cell>
          <table:table-cell table:style-name="ce2" table:formula="of:=[.H13]/3" office:value-type="float" office:value="23.1666666666667" calcext:value-type="float">
            <text:p>23,1666666666667</text:p>
          </table:table-cell>
          <table:table-cell table:style-name="ce2" table:formula="of:=([.I12]+[.I13])/2" office:value-type="float" office:value="23.25" calcext:value-type="float">
            <text:p>23,25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вар3.1'.B13]*0.5" office:value-type="float" office:value="23" calcext:value-type="float">
            <text:p>23</text:p>
          </table:table-cell>
          <table:table-cell table:style-name="ce2" table:formula="of:=SUM([.B9:.B13])" office:value-type="float" office:value="115.5" calcext:value-type="float">
            <text:p>115,5</text:p>
          </table:table-cell>
          <table:table-cell table:style-name="ce2" table:formula="of:=[.C15]/5" office:value-type="float" office:value="23.3" calcext:value-type="float">
            <text:p>23,3</text:p>
          </table:table-cell>
          <table:table-cell table:style-name="ce2" table:formula="of:=SUM([.B10:.B13])" office:value-type="float" office:value="93" calcext:value-type="float">
            <text:p>93</text:p>
          </table:table-cell>
          <table:table-cell table:style-name="ce2" table:formula="of:=[.E14]/4" office:value-type="float" office:value="23.125" calcext:value-type="float">
            <text:p>23,125</text:p>
          </table:table-cell>
          <table:table-cell table:style-name="ce2" table:formula="of:=([.F13]+[.F14])/2" office:value-type="float" office:value="23.3125" calcext:value-type="float">
            <text:p>23,3125</text:p>
          </table:table-cell>
          <table:table-cell table:style-name="ce2" table:formula="of:=SUM([.B11:.B13])" office:value-type="float" office:value="69.5" calcext:value-type="float">
            <text:p>69,5</text:p>
          </table:table-cell>
          <table:table-cell table:style-name="ce2" table:formula="of:=[.H14]/3" office:value-type="float" office:value="23.3333333333333" calcext:value-type="float">
            <text:p>23,3333333333333</text:p>
          </table:table-cell>
          <table:table-cell table:style-name="ce2" table:formula="of:=([.I13]+[.I14])/2" office:value-type="float" office:value="23.3333333333333" calcext:value-type="float">
            <text:p>23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вар3.1'.B14]*0.5" office:value-type="float" office:value="23" calcext:value-type="float">
            <text:p>23</text:p>
          </table:table-cell>
          <table:table-cell table:style-name="ce2" table:formula="of:=SUM([.B10:.B14])" office:value-type="float" office:value="116" calcext:value-type="float">
            <text:p>116</text:p>
          </table:table-cell>
          <table:table-cell table:style-name="ce2" table:formula="of:=[.C16]/5" office:value-type="float" office:value="23.5" calcext:value-type="float">
            <text:p>23,5</text:p>
          </table:table-cell>
          <table:table-cell table:style-name="ce2" table:formula="of:=SUM([.B11:.B14])" office:value-type="float" office:value="92.5" calcext:value-type="float">
            <text:p>92,5</text:p>
          </table:table-cell>
          <table:table-cell table:style-name="ce2" table:formula="of:=[.E15]/4" office:value-type="float" office:value="23.5" calcext:value-type="float">
            <text:p>23,5</text:p>
          </table:table-cell>
          <table:table-cell table:style-name="ce2" table:formula="of:=([.F14]+[.F15])/2" office:value-type="float" office:value="23.4375" calcext:value-type="float">
            <text:p>23,4375</text:p>
          </table:table-cell>
          <table:table-cell table:style-name="ce2" table:formula="of:=SUM([.B12:.B14])" office:value-type="float" office:value="70" calcext:value-type="float">
            <text:p>70</text:p>
          </table:table-cell>
          <table:table-cell table:style-name="ce2" table:formula="of:=[.H15]/3" office:value-type="float" office:value="23.3333333333333" calcext:value-type="float">
            <text:p>23,3333333333333</text:p>
          </table:table-cell>
          <table:table-cell table:style-name="ce2" table:formula="of:=([.I14]+[.I15])/2" office:value-type="float" office:value="23.4166666666667" calcext:value-type="float">
            <text:p>23,41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вар3.1'.B15]*0.5" office:value-type="float" office:value="24" calcext:value-type="float">
            <text:p>24</text:p>
          </table:table-cell>
          <table:table-cell table:style-name="ce2" table:formula="of:=SUM([.B11:.B15])" office:value-type="float" office:value="116.5" calcext:value-type="float">
            <text:p>116,5</text:p>
          </table:table-cell>
          <table:table-cell table:style-name="ce2" table:formula="of:=[.C17]/5" office:value-type="float" office:value="23.5" calcext:value-type="float">
            <text:p>23,5</text:p>
          </table:table-cell>
          <table:table-cell table:style-name="ce2" table:formula="of:=SUM([.B12:.B15])" office:value-type="float" office:value="94" calcext:value-type="float">
            <text:p>94</text:p>
          </table:table-cell>
          <table:table-cell table:style-name="ce2" table:formula="of:=[.E16]/4" office:value-type="float" office:value="23.375" calcext:value-type="float">
            <text:p>23,375</text:p>
          </table:table-cell>
          <table:table-cell table:style-name="ce2" table:formula="of:=([.F15]+[.F16])/2" office:value-type="float" office:value="23.5" calcext:value-type="float">
            <text:p>23,5</text:p>
          </table:table-cell>
          <table:table-cell table:style-name="ce2" table:formula="of:=SUM([.B13:.B15])" office:value-type="float" office:value="70" calcext:value-type="float">
            <text:p>70</text:p>
          </table:table-cell>
          <table:table-cell table:style-name="ce2" table:formula="of:=[.H16]/3" office:value-type="float" office:value="23.5" calcext:value-type="float">
            <text:p>23,5</text:p>
          </table:table-cell>
          <table:table-cell table:style-name="ce2" table:formula="of:=([.I15]+[.I16])/2" office:value-type="float" office:value="23.6666666666667" calcext:value-type="float">
            <text:p>23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вар3.1'.B16]*0.5" office:value-type="float" office:value="23.5" calcext:value-type="float">
            <text:p>23,5</text:p>
          </table:table-cell>
          <table:table-cell table:style-name="ce2" table:formula="of:=SUM([.B12:.B16])" office:value-type="float" office:value="117.5" calcext:value-type="float">
            <text:p>117,5</text:p>
          </table:table-cell>
          <table:table-cell table:style-name="ce2" table:formula="of:=[.C18]/5" office:value-type="float" office:value="23.7" calcext:value-type="float">
            <text:p>23,7</text:p>
          </table:table-cell>
          <table:table-cell table:style-name="ce2" table:formula="of:=SUM([.B13:.B16])" office:value-type="float" office:value="93.5" calcext:value-type="float">
            <text:p>93,5</text:p>
          </table:table-cell>
          <table:table-cell table:style-name="ce2" table:formula="of:=[.E17]/4" office:value-type="float" office:value="23.625" calcext:value-type="float">
            <text:p>23,625</text:p>
          </table:table-cell>
          <table:table-cell table:style-name="ce2" table:formula="of:=([.F16]+[.F17])/2" office:value-type="float" office:value="23.75" calcext:value-type="float">
            <text:p>23,75</text:p>
          </table:table-cell>
          <table:table-cell table:style-name="ce2" table:formula="of:=SUM([.B14:.B16])" office:value-type="float" office:value="70.5" calcext:value-type="float">
            <text:p>70,5</text:p>
          </table:table-cell>
          <table:table-cell table:style-name="ce2" table:formula="of:=[.H17]/3" office:value-type="float" office:value="23.8333333333333" calcext:value-type="float">
            <text:p>23,8333333333333</text:p>
          </table:table-cell>
          <table:table-cell table:style-name="ce2" table:formula="of:=([.I16]+[.I17])/2" office:value-type="float" office:value="23.8333333333333" calcext:value-type="float">
            <text:p>23,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вар3.1'.B17]*0.5" office:value-type="float" office:value="24" calcext:value-type="float">
            <text:p>24</text:p>
          </table:table-cell>
          <table:table-cell table:style-name="ce2" table:formula="of:=SUM([.B13:.B17])" office:value-type="float" office:value="117.5" calcext:value-type="float">
            <text:p>117,5</text:p>
          </table:table-cell>
          <table:table-cell table:style-name="ce2"/>
          <table:table-cell table:style-name="ce2" table:formula="of:=SUM([.B14:.B17])" office:value-type="float" office:value="94.5" calcext:value-type="float">
            <text:p>94,5</text:p>
          </table:table-cell>
          <table:table-cell table:style-name="ce2" table:formula="of:=[.E18]/4" office:value-type="float" office:value="23.875" calcext:value-type="float">
            <text:p>23,875</text:p>
          </table:table-cell>
          <table:table-cell table:style-name="ce2"/>
          <table:table-cell table:style-name="ce2" table:formula="of:=SUM([.B15:.B17])" office:value-type="float" office:value="71.5" calcext:value-type="float">
            <text:p>71,5</text:p>
          </table:table-cell>
          <table:table-cell table:style-name="ce2" table:formula="of:=[.H18]/3" office:value-type="float" office:value="23.8333333333333" calcext:value-type="float">
            <text:p>23,8333333333333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вар3.1'.B18]*0.5" office:value-type="float" office:value="24" calcext:value-type="float">
            <text:p>24</text:p>
          </table:table-cell>
          <table:table-cell table:style-name="ce2" table:formula="of:=SUM([.B14:.B18])" office:value-type="float" office:value="118.5" calcext:value-type="float">
            <text:p>118,5</text:p>
          </table:table-cell>
          <table:table-cell table:style-name="ce2"/>
          <table:table-cell table:style-name="ce2" table:formula="of:=SUM([.B15:.B18])" office:value-type="float" office:value="95.5" calcext:value-type="float">
            <text:p>95,5</text:p>
          </table:table-cell>
          <table:table-cell table:style-name="ce2" table:number-columns-repeated="2"/>
          <table:table-cell table:style-name="ce2" table:formula="of:=SUM([.B16:.B18])" office:value-type="float" office:value="71.5" calcext:value-type="float">
            <text:p>71,5</text:p>
          </table:table-cell>
          <table:table-cell table:style-name="ce2" table:number-columns-repeated="2"/>
          <table:table-cell table:number-columns-repeated="16374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20.59cm" svg:height="11.611cm" svg:x="0.083cm" svg:y="0.116cm">
              <draw:object draw:notify-on-update-of-ranges="'вар3.1x0.5'.A4:'вар3.1x0.5'.A18 'вар3.1x0.5'.B3:'вар3.1x0.5'.B3 'вар3.1x0.5'.B4:'вар3.1x0.5'.B18 'вар3.1x0.5'.A4:'вар3.1x0.5'.A18 'вар3.1x0.5'.F3:'вар3.1x0.5'.F3 'вар3.1x0.5'.F4:'вар3.1x0.5'.F18 'вар3.1x0.5'.A4:'вар3.1x0.5'.A18 'вар3.1x0.5'.G3:'вар3.1x0.5'.G3 'вар3.1x0.5'.G4:'вар3.1x0.5'.G18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638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>
            <draw:frame draw:z-index="2" draw:style-name="gr1" draw:text-style-name="P1" svg:width="20.316cm" svg:height="11.456cm" svg:x="0cm" svg:y="0.027cm">
              <draw:object draw:notify-on-update-of-ranges="'вар3.1x0.5'.A4:'вар3.1x0.5'.A18 'вар3.1x0.5'.B3:'вар3.1x0.5'.B3 'вар3.1x0.5'.B4:'вар3.1x0.5'.B18 'вар3.1x0.5'.A4:'вар3.1x0.5'.A18 'вар3.1x0.5'.I3:'вар3.1x0.5'.I3 'вар3.1x0.5'.I4:'вар3.1x0.5'.I18 'вар3.1x0.5'.A4:'вар3.1x0.5'.A18 'вар3.1x0.5'.J3:'вар3.1x0.5'.J3 'вар3.1x0.5'.J4:'вар3.1x0.5'.J18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6383"/>
        </table:table-row>
      </table:table>
      <table:table table:name="вар3.2" table:style-name="ta1">
        <table:shapes>
          <draw:frame draw:z-index="0" draw:style-name="gr1" draw:text-style-name="P1" svg:width="20.316cm" svg:height="11.456cm" svg:x="0.22cm" svg:y="9.707cm">
            <draw:object draw:notify-on-update-of-ranges="'вар3.2'.A4:'вар3.2'.A18 'вар3.2'.B3:'вар3.2'.B3 'вар3.2'.B4:'вар3.2'.B18 'вар3.2'.A4:'вар3.2'.A18 'вар3.2'.D3:'вар3.2'.D3 'вар3.2'.D4:'вар3.2'.D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Вариант 3.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День месяца</text:p>
          </table:table-cell>
          <table:table-cell table:style-name="ce1" office:value-type="string" calcext:value-type="string">
            <text:p>Объем продукции</text:p>
          </table:table-cell>
          <table:table-cell table:style-name="ce1" office:value-type="string" calcext:value-type="string">
            <text:p>5 дневная сумма</text:p>
          </table:table-cell>
          <table:table-cell table:style-name="ce1" office:value-type="string" calcext:value-type="string">
            <text:p>5 дневная средняя</text:p>
          </table:table-cell>
          <table:table-cell table:style-name="ce1" office:value-type="string" calcext:value-type="string">
            <text:p>4 дневная сумма</text:p>
          </table:table-cell>
          <table:table-cell table:style-name="ce1" office:value-type="string" calcext:value-type="string">
            <text:p>4 дневная средняя</text:p>
          </table:table-cell>
          <table:table-cell table:style-name="ce1" office:value-type="string" calcext:value-type="string">
            <text:p>4 дневная сцентрированная</text:p>
          </table:table-cell>
          <table:table-cell table:style-name="ce3" office:value-type="string" calcext:value-type="string">
            <text:p>3 дневная сумма</text:p>
          </table:table-cell>
          <table:table-cell table:style-name="ce3" office:value-type="string" calcext:value-type="string">
            <text:p>3 дневная средняя</text:p>
          </table:table-cell>
          <table:table-cell table:style-name="ce3" office:value-type="string" calcext:value-type="string">
            <text:p>3 дневная сцентрированная</text:p>
          </table:table-cell>
          <table:table-cell table:style-name="ce3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6"/>
          <table:table-cell table:style-name="ce2" table:formula="of:=[.H6]/3" office:value-type="float" office:value="44.6666666666667" calcext:value-type="float">
            <text:p>44,6666666666667</text:p>
          </table:table-cell>
          <table:table-cell table:style-name="ce2" table:formula="of:=([.I5]+[.I6])/2" office:value-type="float" office:value="44.6666666666667" calcext:value-type="float">
            <text:p>44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[.C8]/5" office:value-type="float" office:value="44.4" calcext:value-type="float">
            <text:p>44,4</text:p>
          </table:table-cell>
          <table:table-cell table:style-name="ce2"/>
          <table:table-cell table:style-name="ce2" table:formula="of:=[.E7]/4" office:value-type="float" office:value="44.75" calcext:value-type="float">
            <text:p>44,75</text:p>
          </table:table-cell>
          <table:table-cell table:style-name="ce2" table:formula="of:=([.F6]+[.F7])/2" office:value-type="float" office:value="44.5" calcext:value-type="float">
            <text:p>44,5</text:p>
          </table:table-cell>
          <table:table-cell table:style-name="ce2" table:formula="of:=SUM([.B4:.B6])" office:value-type="float" office:value="134" calcext:value-type="float">
            <text:p>134</text:p>
          </table:table-cell>
          <table:table-cell table:style-name="ce2" table:formula="of:=[.H7]/3" office:value-type="float" office:value="44.6666666666667" calcext:value-type="float">
            <text:p>44,6666666666667</text:p>
          </table:table-cell>
          <table:table-cell table:style-name="ce2" table:formula="of:=([.I6]+[.I7])/2" office:value-type="float" office:value="44.3333333333333" calcext:value-type="float">
            <text:p>44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table:formula="of:=[.C9]/5" office:value-type="float" office:value="44" calcext:value-type="float">
            <text:p>44</text:p>
          </table:table-cell>
          <table:table-cell table:style-name="ce2" table:formula="of:=SUM([.B4:.B7])" office:value-type="float" office:value="179" calcext:value-type="float">
            <text:p>179</text:p>
          </table:table-cell>
          <table:table-cell table:style-name="ce2" table:formula="of:=[.E8]/4" office:value-type="float" office:value="44.25" calcext:value-type="float">
            <text:p>44,25</text:p>
          </table:table-cell>
          <table:table-cell table:style-name="ce2" table:formula="of:=([.F7]+[.F8])/2" office:value-type="float" office:value="44" calcext:value-type="float">
            <text:p>44</text:p>
          </table:table-cell>
          <table:table-cell table:style-name="ce2" table:formula="of:=SUM([.B5:.B7])" office:value-type="float" office:value="134" calcext:value-type="float">
            <text:p>134</text:p>
          </table:table-cell>
          <table:table-cell table:style-name="ce2" table:formula="of:=[.H8]/3" office:value-type="float" office:value="44" calcext:value-type="float">
            <text:p>44</text:p>
          </table:table-cell>
          <table:table-cell table:style-name="ce2" table:formula="of:=([.I7]+[.I8])/2" office:value-type="float" office:value="43.8333333333333" calcext:value-type="float">
            <text:p>43,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SUM([.B4:.B8])" office:value-type="float" office:value="222" calcext:value-type="float">
            <text:p>222</text:p>
          </table:table-cell>
          <table:table-cell table:style-name="ce2" table:formula="of:=[.C10]/5" office:value-type="float" office:value="44" calcext:value-type="float">
            <text:p>44</text:p>
          </table:table-cell>
          <table:table-cell table:style-name="ce2" table:formula="of:=SUM([.B5:.B8])" office:value-type="float" office:value="177" calcext:value-type="float">
            <text:p>177</text:p>
          </table:table-cell>
          <table:table-cell table:style-name="ce2" table:formula="of:=[.E9]/4" office:value-type="float" office:value="43.75" calcext:value-type="float">
            <text:p>43,75</text:p>
          </table:table-cell>
          <table:table-cell table:style-name="ce2" table:formula="of:=([.F8]+[.F9])/2" office:value-type="float" office:value="43.875" calcext:value-type="float">
            <text:p>43,875</text:p>
          </table:table-cell>
          <table:table-cell table:style-name="ce2" table:formula="of:=SUM([.B6:.B8])" office:value-type="float" office:value="132" calcext:value-type="float">
            <text:p>132</text:p>
          </table:table-cell>
          <table:table-cell table:style-name="ce2" table:formula="of:=[.H9]/3" office:value-type="float" office:value="43.6666666666667" calcext:value-type="float">
            <text:p>43,6666666666667</text:p>
          </table:table-cell>
          <table:table-cell table:style-name="ce2" table:formula="of:=([.I8]+[.I9])/2" office:value-type="float" office:value="43.6666666666667" calcext:value-type="float">
            <text:p>43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SUM([.B5:.B9])" office:value-type="float" office:value="220" calcext:value-type="float">
            <text:p>220</text:p>
          </table:table-cell>
          <table:table-cell table:style-name="ce2" table:formula="of:=[.C11]/5" office:value-type="float" office:value="43.6" calcext:value-type="float">
            <text:p>43,6</text:p>
          </table:table-cell>
          <table:table-cell table:style-name="ce2" table:formula="of:=SUM([.B6:.B9])" office:value-type="float" office:value="175" calcext:value-type="float">
            <text:p>175</text:p>
          </table:table-cell>
          <table:table-cell table:style-name="ce2" table:formula="of:=[.E10]/4" office:value-type="float" office:value="44" calcext:value-type="float">
            <text:p>44</text:p>
          </table:table-cell>
          <table:table-cell table:style-name="ce2" table:formula="of:=([.F9]+[.F10])/2" office:value-type="float" office:value="43.625" calcext:value-type="float">
            <text:p>43,625</text:p>
          </table:table-cell>
          <table:table-cell table:style-name="ce2" table:formula="of:=SUM([.B7:.B9])" office:value-type="float" office:value="131" calcext:value-type="float">
            <text:p>131</text:p>
          </table:table-cell>
          <table:table-cell table:style-name="ce2" table:formula="of:=[.H10]/3" office:value-type="float" office:value="43.6666666666667" calcext:value-type="float">
            <text:p>43,6666666666667</text:p>
          </table:table-cell>
          <table:table-cell table:style-name="ce2" table:formula="of:=([.I9]+[.I10])/2" office:value-type="float" office:value="43.5" calcext:value-type="float">
            <text:p>43,5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SUM([.B6:.B10])" office:value-type="float" office:value="220" calcext:value-type="float">
            <text:p>220</text:p>
          </table:table-cell>
          <table:table-cell table:style-name="ce2" table:formula="of:=[.C12]/5" office:value-type="float" office:value="43.4" calcext:value-type="float">
            <text:p>43,4</text:p>
          </table:table-cell>
          <table:table-cell table:style-name="ce2" table:formula="of:=SUM([.B7:.B10])" office:value-type="float" office:value="176" calcext:value-type="float">
            <text:p>176</text:p>
          </table:table-cell>
          <table:table-cell table:style-name="ce2" table:formula="of:=[.E11]/4" office:value-type="float" office:value="43.25" calcext:value-type="float">
            <text:p>43,25</text:p>
          </table:table-cell>
          <table:table-cell table:style-name="ce2" table:formula="of:=([.F10]+[.F11])/2" office:value-type="float" office:value="43.375" calcext:value-type="float">
            <text:p>43,375</text:p>
          </table:table-cell>
          <table:table-cell table:style-name="ce2" table:formula="of:=SUM([.B8:.B10])" office:value-type="float" office:value="131" calcext:value-type="float">
            <text:p>131</text:p>
          </table:table-cell>
          <table:table-cell table:style-name="ce2" table:formula="of:=[.H11]/3" office:value-type="float" office:value="43.3333333333333" calcext:value-type="float">
            <text:p>43,3333333333333</text:p>
          </table:table-cell>
          <table:table-cell table:style-name="ce2" table:formula="of:=([.I10]+[.I11])/2" office:value-type="float" office:value="43.5" calcext:value-type="float">
            <text:p>43,5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SUM([.B7:.B11])" office:value-type="float" office:value="218" calcext:value-type="float">
            <text:p>218</text:p>
          </table:table-cell>
          <table:table-cell table:style-name="ce2" table:formula="of:=[.C13]/5" office:value-type="float" office:value="43.2" calcext:value-type="float">
            <text:p>43,2</text:p>
          </table:table-cell>
          <table:table-cell table:style-name="ce2" table:formula="of:=SUM([.B8:.B11])" office:value-type="float" office:value="173" calcext:value-type="float">
            <text:p>173</text:p>
          </table:table-cell>
          <table:table-cell table:style-name="ce2" table:formula="of:=[.E12]/4" office:value-type="float" office:value="43.5" calcext:value-type="float">
            <text:p>43,5</text:p>
          </table:table-cell>
          <table:table-cell table:style-name="ce2" table:formula="of:=([.F11]+[.F12])/2" office:value-type="float" office:value="43.375" calcext:value-type="float">
            <text:p>43,375</text:p>
          </table:table-cell>
          <table:table-cell table:style-name="ce2" table:formula="of:=SUM([.B9:.B11])" office:value-type="float" office:value="130" calcext:value-type="float">
            <text:p>130</text:p>
          </table:table-cell>
          <table:table-cell table:style-name="ce2" table:formula="of:=[.H12]/3" office:value-type="float" office:value="43.6666666666667" calcext:value-type="float">
            <text:p>43,6666666666667</text:p>
          </table:table-cell>
          <table:table-cell table:style-name="ce2" table:formula="of:=([.I11]+[.I12])/2" office:value-type="float" office:value="43.1666666666667" calcext:value-type="float">
            <text:p>43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SUM([.B8:.B12])" office:value-type="float" office:value="217" calcext:value-type="float">
            <text:p>217</text:p>
          </table:table-cell>
          <table:table-cell table:style-name="ce2" table:formula="of:=[.C14]/5" office:value-type="float" office:value="43" calcext:value-type="float">
            <text:p>43</text:p>
          </table:table-cell>
          <table:table-cell table:style-name="ce2" table:formula="of:=SUM([.B9:.B12])" office:value-type="float" office:value="174" calcext:value-type="float">
            <text:p>174</text:p>
          </table:table-cell>
          <table:table-cell table:style-name="ce2" table:formula="of:=[.E13]/4" office:value-type="float" office:value="43.25" calcext:value-type="float">
            <text:p>43,25</text:p>
          </table:table-cell>
          <table:table-cell table:style-name="ce2" table:formula="of:=([.F12]+[.F13])/2" office:value-type="float" office:value="42.875" calcext:value-type="float">
            <text:p>42,875</text:p>
          </table:table-cell>
          <table:table-cell table:style-name="ce2" table:formula="of:=SUM([.B10:.B12])" office:value-type="float" office:value="131" calcext:value-type="float">
            <text:p>131</text:p>
          </table:table-cell>
          <table:table-cell table:style-name="ce2" table:formula="of:=[.H13]/3" office:value-type="float" office:value="42.6666666666667" calcext:value-type="float">
            <text:p>42,6666666666667</text:p>
          </table:table-cell>
          <table:table-cell table:style-name="ce2" table:formula="of:=([.I12]+[.I13])/2" office:value-type="float" office:value="42.6666666666667" calcext:value-type="float">
            <text:p>42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SUM([.B9:.B13])" office:value-type="float" office:value="216" calcext:value-type="float">
            <text:p>216</text:p>
          </table:table-cell>
          <table:table-cell table:style-name="ce2" table:formula="of:=[.C15]/5" office:value-type="float" office:value="42.8" calcext:value-type="float">
            <text:p>42,8</text:p>
          </table:table-cell>
          <table:table-cell table:style-name="ce2" table:formula="of:=SUM([.B10:.B13])" office:value-type="float" office:value="173" calcext:value-type="float">
            <text:p>173</text:p>
          </table:table-cell>
          <table:table-cell table:style-name="ce2" table:formula="of:=[.E14]/4" office:value-type="float" office:value="42.5" calcext:value-type="float">
            <text:p>42,5</text:p>
          </table:table-cell>
          <table:table-cell table:style-name="ce2" table:formula="of:=([.F13]+[.F14])/2" office:value-type="float" office:value="42.75" calcext:value-type="float">
            <text:p>42,75</text:p>
          </table:table-cell>
          <table:table-cell table:style-name="ce2" table:formula="of:=SUM([.B11:.B13])" office:value-type="float" office:value="128" calcext:value-type="float">
            <text:p>128</text:p>
          </table:table-cell>
          <table:table-cell table:style-name="ce2" table:formula="of:=[.H14]/3" office:value-type="float" office:value="42.6666666666667" calcext:value-type="float">
            <text:p>42,6666666666667</text:p>
          </table:table-cell>
          <table:table-cell table:style-name="ce2" table:formula="of:=([.I13]+[.I14])/2" office:value-type="float" office:value="42.6666666666667" calcext:value-type="float">
            <text:p>42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SUM([.B10:.B14])" office:value-type="float" office:value="215" calcext:value-type="float">
            <text:p>215</text:p>
          </table:table-cell>
          <table:table-cell table:style-name="ce2" table:formula="of:=[.C16]/5" office:value-type="float" office:value="43" calcext:value-type="float">
            <text:p>43</text:p>
          </table:table-cell>
          <table:table-cell table:style-name="ce2" table:formula="of:=SUM([.B11:.B14])" office:value-type="float" office:value="170" calcext:value-type="float">
            <text:p>170</text:p>
          </table:table-cell>
          <table:table-cell table:style-name="ce2" table:formula="of:=[.E15]/4" office:value-type="float" office:value="43" calcext:value-type="float">
            <text:p>43</text:p>
          </table:table-cell>
          <table:table-cell table:style-name="ce2" table:formula="of:=([.F14]+[.F15])/2" office:value-type="float" office:value="42.875" calcext:value-type="float">
            <text:p>42,875</text:p>
          </table:table-cell>
          <table:table-cell table:style-name="ce2" table:formula="of:=SUM([.B12:.B14])" office:value-type="float" office:value="128" calcext:value-type="float">
            <text:p>128</text:p>
          </table:table-cell>
          <table:table-cell table:style-name="ce2" table:formula="of:=[.H15]/3" office:value-type="float" office:value="42.6666666666667" calcext:value-type="float">
            <text:p>42,6666666666667</text:p>
          </table:table-cell>
          <table:table-cell table:style-name="ce2" table:formula="of:=([.I14]+[.I15])/2" office:value-type="float" office:value="42.8333333333333" calcext:value-type="float">
            <text:p>42,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SUM([.B11:.B15])" office:value-type="float" office:value="214" calcext:value-type="float">
            <text:p>214</text:p>
          </table:table-cell>
          <table:table-cell table:style-name="ce2" table:formula="of:=[.C17]/5" office:value-type="float" office:value="42.8" calcext:value-type="float">
            <text:p>42,8</text:p>
          </table:table-cell>
          <table:table-cell table:style-name="ce2" table:formula="of:=SUM([.B12:.B15])" office:value-type="float" office:value="172" calcext:value-type="float">
            <text:p>172</text:p>
          </table:table-cell>
          <table:table-cell table:style-name="ce2" table:formula="of:=[.E16]/4" office:value-type="float" office:value="42.75" calcext:value-type="float">
            <text:p>42,75</text:p>
          </table:table-cell>
          <table:table-cell table:style-name="ce2" table:formula="of:=([.F15]+[.F16])/2" office:value-type="float" office:value="42.875" calcext:value-type="float">
            <text:p>42,875</text:p>
          </table:table-cell>
          <table:table-cell table:style-name="ce2" table:formula="of:=SUM([.B13:.B15])" office:value-type="float" office:value="128" calcext:value-type="float">
            <text:p>128</text:p>
          </table:table-cell>
          <table:table-cell table:style-name="ce2" table:formula="of:=[.H16]/3" office:value-type="float" office:value="43" calcext:value-type="float">
            <text:p>43</text:p>
          </table:table-cell>
          <table:table-cell table:style-name="ce2" table:formula="of:=([.I15]+[.I16])/2" office:value-type="float" office:value="43.1666666666667" calcext:value-type="float">
            <text:p>43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SUM([.B12:.B16])" office:value-type="float" office:value="215" calcext:value-type="float">
            <text:p>215</text:p>
          </table:table-cell>
          <table:table-cell table:style-name="ce2" table:formula="of:=[.C18]/5" office:value-type="float" office:value="42.8" calcext:value-type="float">
            <text:p>42,8</text:p>
          </table:table-cell>
          <table:table-cell table:style-name="ce2" table:formula="of:=SUM([.B13:.B16])" office:value-type="float" office:value="171" calcext:value-type="float">
            <text:p>171</text:p>
          </table:table-cell>
          <table:table-cell table:style-name="ce2" table:formula="of:=[.E17]/4" office:value-type="float" office:value="43" calcext:value-type="float">
            <text:p>43</text:p>
          </table:table-cell>
          <table:table-cell table:style-name="ce2" table:formula="of:=([.F16]+[.F17])/2" office:value-type="float" office:value="43" calcext:value-type="float">
            <text:p>43</text:p>
          </table:table-cell>
          <table:table-cell table:style-name="ce2" table:formula="of:=SUM([.B14:.B16])" office:value-type="float" office:value="129" calcext:value-type="float">
            <text:p>129</text:p>
          </table:table-cell>
          <table:table-cell table:style-name="ce2" table:formula="of:=[.H17]/3" office:value-type="float" office:value="43.3333333333333" calcext:value-type="float">
            <text:p>43,3333333333333</text:p>
          </table:table-cell>
          <table:table-cell table:style-name="ce2" table:formula="of:=([.I16]+[.I17])/2" office:value-type="float" office:value="43" calcext:value-type="float">
            <text:p>43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SUM([.B13:.B17])" office:value-type="float" office:value="214" calcext:value-type="float">
            <text:p>214</text:p>
          </table:table-cell>
          <table:table-cell table:style-name="ce2"/>
          <table:table-cell table:style-name="ce2" table:formula="of:=SUM([.B14:.B17])" office:value-type="float" office:value="172" calcext:value-type="float">
            <text:p>172</text:p>
          </table:table-cell>
          <table:table-cell table:style-name="ce2" table:formula="of:=[.E18]/4" office:value-type="float" office:value="43" calcext:value-type="float">
            <text:p>43</text:p>
          </table:table-cell>
          <table:table-cell table:style-name="ce2"/>
          <table:table-cell table:style-name="ce2" table:formula="of:=SUM([.B15:.B17])" office:value-type="float" office:value="130" calcext:value-type="float">
            <text:p>130</text:p>
          </table:table-cell>
          <table:table-cell table:style-name="ce2" table:formula="of:=[.H18]/3" office:value-type="float" office:value="42.6666666666667" calcext:value-type="float">
            <text:p>42,6666666666667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SUM([.B14:.B18])" office:value-type="float" office:value="214" calcext:value-type="float">
            <text:p>214</text:p>
          </table:table-cell>
          <table:table-cell table:style-name="ce2"/>
          <table:table-cell table:style-name="ce2" table:formula="of:=SUM([.B15:.B18])" office:value-type="float" office:value="172" calcext:value-type="float">
            <text:p>172</text:p>
          </table:table-cell>
          <table:table-cell table:style-name="ce2" table:number-columns-repeated="2"/>
          <table:table-cell table:style-name="ce2" table:formula="of:=SUM([.B16:.B18])" office:value-type="float" office:value="128" calcext:value-type="float">
            <text:p>128</text:p>
          </table:table-cell>
          <table:table-cell table:style-name="ce2" table:number-columns-repeated="2"/>
          <table:table-cell table:number-columns-repeated="16374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20.59cm" svg:height="11.611cm" svg:x="0.083cm" svg:y="0.116cm">
              <draw:object draw:notify-on-update-of-ranges="'вар3.2'.A4:'вар3.2'.A18 'вар3.2'.B3:'вар3.2'.B3 'вар3.2'.B4:'вар3.2'.B18 'вар3.2'.A4:'вар3.2'.A18 'вар3.2'.F3:'вар3.2'.F3 'вар3.2'.F4:'вар3.2'.F18 'вар3.2'.A4:'вар3.2'.A18 'вар3.2'.G3:'вар3.2'.G3 'вар3.2'.G4:'вар3.2'.G1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38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>
            <draw:frame draw:z-index="2" draw:style-name="gr1" draw:text-style-name="P1" svg:width="20.316cm" svg:height="11.456cm" svg:x="0cm" svg:y="0.027cm">
              <draw:object draw:notify-on-update-of-ranges="'вар3.2'.A4:'вар3.2'.A18 'вар3.2'.B3:'вар3.2'.B3 'вар3.2'.B4:'вар3.2'.B18 'вар3.2'.A4:'вар3.2'.A18 'вар3.2'.I3:'вар3.2'.I3 'вар3.2'.I4:'вар3.2'.I18 'вар3.2'.A4:'вар3.2'.A18 'вар3.2'.J3:'вар3.2'.J3 'вар3.2'.J4:'вар3.2'.J18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6383"/>
        </table:table-row>
      </table:table>
      <table:table table:name="вар3.2x0.1" table:style-name="ta1">
        <table:shapes>
          <draw:frame draw:z-index="0" draw:style-name="gr1" draw:text-style-name="P1" svg:width="20.316cm" svg:height="11.456cm" svg:x="0.22cm" svg:y="9.707cm">
            <draw:object draw:notify-on-update-of-ranges="'вар3.2x0.1'.A4:'вар3.2x0.1'.A18 'вар3.2x0.1'.B3:'вар3.2x0.1'.B3 'вар3.2x0.1'.B4:'вар3.2x0.1'.B18 'вар3.2x0.1'.A4:'вар3.2x0.1'.A18 'вар3.2x0.1'.D3:'вар3.2x0.1'.D3 'вар3.2x0.1'.D4:'вар3.2x0.1'.D1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Вариант 3.2x0,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День месяца</text:p>
          </table:table-cell>
          <table:table-cell table:style-name="ce1" office:value-type="string" calcext:value-type="string">
            <text:p>Объем продукции</text:p>
          </table:table-cell>
          <table:table-cell table:style-name="ce1" office:value-type="string" calcext:value-type="string">
            <text:p>5 дневная сумма</text:p>
          </table:table-cell>
          <table:table-cell table:style-name="ce1" office:value-type="string" calcext:value-type="string">
            <text:p>5 дневная средняя</text:p>
          </table:table-cell>
          <table:table-cell table:style-name="ce1" office:value-type="string" calcext:value-type="string">
            <text:p>4 дневная сумма</text:p>
          </table:table-cell>
          <table:table-cell table:style-name="ce1" office:value-type="string" calcext:value-type="string">
            <text:p>4 дневная средняя</text:p>
          </table:table-cell>
          <table:table-cell table:style-name="ce1" office:value-type="string" calcext:value-type="string">
            <text:p>4 дневная сцентрированная</text:p>
          </table:table-cell>
          <table:table-cell table:style-name="ce3" office:value-type="string" calcext:value-type="string">
            <text:p>3 дневная сумма</text:p>
          </table:table-cell>
          <table:table-cell table:style-name="ce3" office:value-type="string" calcext:value-type="string">
            <text:p>3 дневная средняя</text:p>
          </table:table-cell>
          <table:table-cell table:style-name="ce3" office:value-type="string" calcext:value-type="string">
            <text:p>3 дневная сцентрированная</text:p>
          </table:table-cell>
          <table:table-cell table:style-name="ce3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вар3.2'.B4]*0.1" office:value-type="float" office:value="4.5" calcext:value-type="float">
            <text:p>4,5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вар3.2'.B5]*0.1" office:value-type="float" office:value="4.5" calcext:value-type="float">
            <text:p>4,5</text:p>
          </table:table-cell>
          <table:table-cell table:style-name="ce2" table:number-columns-repeated="6"/>
          <table:table-cell table:style-name="ce2" table:formula="of:=[.H6]/3" office:value-type="float" office:value="4.46666666666667" calcext:value-type="float">
            <text:p>4,46666666666667</text:p>
          </table:table-cell>
          <table:table-cell table:style-name="ce2" table:formula="of:=([.I5]+[.I6])/2" office:value-type="float" office:value="4.46666666666667" calcext:value-type="float">
            <text:p>4,4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вар3.2'.B6]*0.1" office:value-type="float" office:value="4.4" calcext:value-type="float">
            <text:p>4,4</text:p>
          </table:table-cell>
          <table:table-cell table:style-name="ce2"/>
          <table:table-cell table:style-name="ce2" table:formula="of:=[.C8]/5" office:value-type="float" office:value="4.44" calcext:value-type="float">
            <text:p>4,44</text:p>
          </table:table-cell>
          <table:table-cell table:style-name="ce2"/>
          <table:table-cell table:style-name="ce2" table:formula="of:=[.E7]/4" office:value-type="float" office:value="4.475" calcext:value-type="float">
            <text:p>4,475</text:p>
          </table:table-cell>
          <table:table-cell table:style-name="ce2" table:formula="of:=([.F6]+[.F7])/2" office:value-type="float" office:value="4.45" calcext:value-type="float">
            <text:p>4,45</text:p>
          </table:table-cell>
          <table:table-cell table:style-name="ce2" table:formula="of:=SUM([.B4:.B6])" office:value-type="float" office:value="13.4" calcext:value-type="float">
            <text:p>13,4</text:p>
          </table:table-cell>
          <table:table-cell table:style-name="ce2" table:formula="of:=[.H7]/3" office:value-type="float" office:value="4.46666666666667" calcext:value-type="float">
            <text:p>4,46666666666667</text:p>
          </table:table-cell>
          <table:table-cell table:style-name="ce2" table:formula="of:=([.I6]+[.I7])/2" office:value-type="float" office:value="4.43333333333333" calcext:value-type="float">
            <text:p>4,4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вар3.2'.B7]*0.1" office:value-type="float" office:value="4.5" calcext:value-type="float">
            <text:p>4,5</text:p>
          </table:table-cell>
          <table:table-cell table:style-name="ce2"/>
          <table:table-cell table:style-name="ce2" table:formula="of:=[.C9]/5" office:value-type="float" office:value="4.4" calcext:value-type="float">
            <text:p>4,4</text:p>
          </table:table-cell>
          <table:table-cell table:style-name="ce2" table:formula="of:=SUM([.B4:.B7])" office:value-type="float" office:value="17.9" calcext:value-type="float">
            <text:p>17,9</text:p>
          </table:table-cell>
          <table:table-cell table:style-name="ce2" table:formula="of:=[.E8]/4" office:value-type="float" office:value="4.425" calcext:value-type="float">
            <text:p>4,425</text:p>
          </table:table-cell>
          <table:table-cell table:style-name="ce2" table:formula="of:=([.F7]+[.F8])/2" office:value-type="float" office:value="4.4" calcext:value-type="float">
            <text:p>4,4</text:p>
          </table:table-cell>
          <table:table-cell table:style-name="ce2" table:formula="of:=SUM([.B5:.B7])" office:value-type="float" office:value="13.4" calcext:value-type="float">
            <text:p>13,4</text:p>
          </table:table-cell>
          <table:table-cell table:style-name="ce2" table:formula="of:=[.H8]/3" office:value-type="float" office:value="4.4" calcext:value-type="float">
            <text:p>4,4</text:p>
          </table:table-cell>
          <table:table-cell table:style-name="ce2" table:formula="of:=([.I7]+[.I8])/2" office:value-type="float" office:value="4.38333333333333" calcext:value-type="float">
            <text:p>4,3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вар3.2'.B8]*0.1" office:value-type="float" office:value="4.3" calcext:value-type="float">
            <text:p>4,3</text:p>
          </table:table-cell>
          <table:table-cell table:style-name="ce2" table:formula="of:=SUM([.B4:.B8])" office:value-type="float" office:value="22.2" calcext:value-type="float">
            <text:p>22,2</text:p>
          </table:table-cell>
          <table:table-cell table:style-name="ce2" table:formula="of:=[.C10]/5" office:value-type="float" office:value="4.4" calcext:value-type="float">
            <text:p>4,4</text:p>
          </table:table-cell>
          <table:table-cell table:style-name="ce2" table:formula="of:=SUM([.B5:.B8])" office:value-type="float" office:value="17.7" calcext:value-type="float">
            <text:p>17,7</text:p>
          </table:table-cell>
          <table:table-cell table:style-name="ce2" table:formula="of:=[.E9]/4" office:value-type="float" office:value="4.375" calcext:value-type="float">
            <text:p>4,375</text:p>
          </table:table-cell>
          <table:table-cell table:style-name="ce2" table:formula="of:=([.F8]+[.F9])/2" office:value-type="float" office:value="4.3875" calcext:value-type="float">
            <text:p>4,3875</text:p>
          </table:table-cell>
          <table:table-cell table:style-name="ce2" table:formula="of:=SUM([.B6:.B8])" office:value-type="float" office:value="13.2" calcext:value-type="float">
            <text:p>13,2</text:p>
          </table:table-cell>
          <table:table-cell table:style-name="ce2" table:formula="of:=[.H9]/3" office:value-type="float" office:value="4.36666666666667" calcext:value-type="float">
            <text:p>4,36666666666667</text:p>
          </table:table-cell>
          <table:table-cell table:style-name="ce2" table:formula="of:=([.I8]+[.I9])/2" office:value-type="float" office:value="4.36666666666667" calcext:value-type="float">
            <text:p>4,3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вар3.2'.B9]*0.1" office:value-type="float" office:value="4.3" calcext:value-type="float">
            <text:p>4,3</text:p>
          </table:table-cell>
          <table:table-cell table:style-name="ce2" table:formula="of:=SUM([.B5:.B9])" office:value-type="float" office:value="22" calcext:value-type="float">
            <text:p>22</text:p>
          </table:table-cell>
          <table:table-cell table:style-name="ce2" table:formula="of:=[.C11]/5" office:value-type="float" office:value="4.36" calcext:value-type="float">
            <text:p>4,36</text:p>
          </table:table-cell>
          <table:table-cell table:style-name="ce2" table:formula="of:=SUM([.B6:.B9])" office:value-type="float" office:value="17.5" calcext:value-type="float">
            <text:p>17,5</text:p>
          </table:table-cell>
          <table:table-cell table:style-name="ce2" table:formula="of:=[.E10]/4" office:value-type="float" office:value="4.4" calcext:value-type="float">
            <text:p>4,4</text:p>
          </table:table-cell>
          <table:table-cell table:style-name="ce2" table:formula="of:=([.F9]+[.F10])/2" office:value-type="float" office:value="4.3625" calcext:value-type="float">
            <text:p>4,3625</text:p>
          </table:table-cell>
          <table:table-cell table:style-name="ce2" table:formula="of:=SUM([.B7:.B9])" office:value-type="float" office:value="13.1" calcext:value-type="float">
            <text:p>13,1</text:p>
          </table:table-cell>
          <table:table-cell table:style-name="ce2" table:formula="of:=[.H10]/3" office:value-type="float" office:value="4.36666666666667" calcext:value-type="float">
            <text:p>4,36666666666667</text:p>
          </table:table-cell>
          <table:table-cell table:style-name="ce2" table:formula="of:=([.I9]+[.I10])/2" office:value-type="float" office:value="4.35" calcext:value-type="float">
            <text:p>4,35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вар3.2'.B10]*0.1" office:value-type="float" office:value="4.5" calcext:value-type="float">
            <text:p>4,5</text:p>
          </table:table-cell>
          <table:table-cell table:style-name="ce2" table:formula="of:=SUM([.B6:.B10])" office:value-type="float" office:value="22" calcext:value-type="float">
            <text:p>22</text:p>
          </table:table-cell>
          <table:table-cell table:style-name="ce2" table:formula="of:=[.C12]/5" office:value-type="float" office:value="4.34" calcext:value-type="float">
            <text:p>4,34</text:p>
          </table:table-cell>
          <table:table-cell table:style-name="ce2" table:formula="of:=SUM([.B7:.B10])" office:value-type="float" office:value="17.6" calcext:value-type="float">
            <text:p>17,6</text:p>
          </table:table-cell>
          <table:table-cell table:style-name="ce2" table:formula="of:=[.E11]/4" office:value-type="float" office:value="4.325" calcext:value-type="float">
            <text:p>4,325</text:p>
          </table:table-cell>
          <table:table-cell table:style-name="ce2" table:formula="of:=([.F10]+[.F11])/2" office:value-type="float" office:value="4.3375" calcext:value-type="float">
            <text:p>4,3375</text:p>
          </table:table-cell>
          <table:table-cell table:style-name="ce2" table:formula="of:=SUM([.B8:.B10])" office:value-type="float" office:value="13.1" calcext:value-type="float">
            <text:p>13,1</text:p>
          </table:table-cell>
          <table:table-cell table:style-name="ce2" table:formula="of:=[.H11]/3" office:value-type="float" office:value="4.33333333333333" calcext:value-type="float">
            <text:p>4,33333333333333</text:p>
          </table:table-cell>
          <table:table-cell table:style-name="ce2" table:formula="of:=([.I10]+[.I11])/2" office:value-type="float" office:value="4.35" calcext:value-type="float">
            <text:p>4,35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вар3.2'.B11]*0.1" office:value-type="float" office:value="4.2" calcext:value-type="float">
            <text:p>4,2</text:p>
          </table:table-cell>
          <table:table-cell table:style-name="ce2" table:formula="of:=SUM([.B7:.B11])" office:value-type="float" office:value="21.8" calcext:value-type="float">
            <text:p>21,8</text:p>
          </table:table-cell>
          <table:table-cell table:style-name="ce2" table:formula="of:=[.C13]/5" office:value-type="float" office:value="4.32" calcext:value-type="float">
            <text:p>4,32</text:p>
          </table:table-cell>
          <table:table-cell table:style-name="ce2" table:formula="of:=SUM([.B8:.B11])" office:value-type="float" office:value="17.3" calcext:value-type="float">
            <text:p>17,3</text:p>
          </table:table-cell>
          <table:table-cell table:style-name="ce2" table:formula="of:=[.E12]/4" office:value-type="float" office:value="4.35" calcext:value-type="float">
            <text:p>4,35</text:p>
          </table:table-cell>
          <table:table-cell table:style-name="ce2" table:formula="of:=([.F11]+[.F12])/2" office:value-type="float" office:value="4.3375" calcext:value-type="float">
            <text:p>4,3375</text:p>
          </table:table-cell>
          <table:table-cell table:style-name="ce2" table:formula="of:=SUM([.B9:.B11])" office:value-type="float" office:value="13" calcext:value-type="float">
            <text:p>13</text:p>
          </table:table-cell>
          <table:table-cell table:style-name="ce2" table:formula="of:=[.H12]/3" office:value-type="float" office:value="4.36666666666667" calcext:value-type="float">
            <text:p>4,36666666666667</text:p>
          </table:table-cell>
          <table:table-cell table:style-name="ce2" table:formula="of:=([.I11]+[.I12])/2" office:value-type="float" office:value="4.31666666666667" calcext:value-type="float">
            <text:p>4,3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вар3.2'.B12]*0.1" office:value-type="float" office:value="4.4" calcext:value-type="float">
            <text:p>4,4</text:p>
          </table:table-cell>
          <table:table-cell table:style-name="ce2" table:formula="of:=SUM([.B8:.B12])" office:value-type="float" office:value="21.7" calcext:value-type="float">
            <text:p>21,7</text:p>
          </table:table-cell>
          <table:table-cell table:style-name="ce2" table:formula="of:=[.C14]/5" office:value-type="float" office:value="4.3" calcext:value-type="float">
            <text:p>4,3</text:p>
          </table:table-cell>
          <table:table-cell table:style-name="ce2" table:formula="of:=SUM([.B9:.B12])" office:value-type="float" office:value="17.4" calcext:value-type="float">
            <text:p>17,4</text:p>
          </table:table-cell>
          <table:table-cell table:style-name="ce2" table:formula="of:=[.E13]/4" office:value-type="float" office:value="4.325" calcext:value-type="float">
            <text:p>4,325</text:p>
          </table:table-cell>
          <table:table-cell table:style-name="ce2" table:formula="of:=([.F12]+[.F13])/2" office:value-type="float" office:value="4.2875" calcext:value-type="float">
            <text:p>4,2875</text:p>
          </table:table-cell>
          <table:table-cell table:style-name="ce2" table:formula="of:=SUM([.B10:.B12])" office:value-type="float" office:value="13.1" calcext:value-type="float">
            <text:p>13,1</text:p>
          </table:table-cell>
          <table:table-cell table:style-name="ce2" table:formula="of:=[.H13]/3" office:value-type="float" office:value="4.26666666666667" calcext:value-type="float">
            <text:p>4,26666666666667</text:p>
          </table:table-cell>
          <table:table-cell table:style-name="ce2" table:formula="of:=([.I12]+[.I13])/2" office:value-type="float" office:value="4.26666666666667" calcext:value-type="float">
            <text:p>4,2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вар3.2'.B13]*0.1" office:value-type="float" office:value="4.2" calcext:value-type="float">
            <text:p>4,2</text:p>
          </table:table-cell>
          <table:table-cell table:style-name="ce2" table:formula="of:=SUM([.B9:.B13])" office:value-type="float" office:value="21.6" calcext:value-type="float">
            <text:p>21,6</text:p>
          </table:table-cell>
          <table:table-cell table:style-name="ce2" table:formula="of:=[.C15]/5" office:value-type="float" office:value="4.28" calcext:value-type="float">
            <text:p>4,28</text:p>
          </table:table-cell>
          <table:table-cell table:style-name="ce2" table:formula="of:=SUM([.B10:.B13])" office:value-type="float" office:value="17.3" calcext:value-type="float">
            <text:p>17,3</text:p>
          </table:table-cell>
          <table:table-cell table:style-name="ce2" table:formula="of:=[.E14]/4" office:value-type="float" office:value="4.25" calcext:value-type="float">
            <text:p>4,25</text:p>
          </table:table-cell>
          <table:table-cell table:style-name="ce2" table:formula="of:=([.F13]+[.F14])/2" office:value-type="float" office:value="4.275" calcext:value-type="float">
            <text:p>4,275</text:p>
          </table:table-cell>
          <table:table-cell table:style-name="ce2" table:formula="of:=SUM([.B11:.B13])" office:value-type="float" office:value="12.8" calcext:value-type="float">
            <text:p>12,8</text:p>
          </table:table-cell>
          <table:table-cell table:style-name="ce2" table:formula="of:=[.H14]/3" office:value-type="float" office:value="4.26666666666667" calcext:value-type="float">
            <text:p>4,26666666666667</text:p>
          </table:table-cell>
          <table:table-cell table:style-name="ce2" table:formula="of:=([.I13]+[.I14])/2" office:value-type="float" office:value="4.26666666666667" calcext:value-type="float">
            <text:p>4,2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вар3.2'.B14]*0.1" office:value-type="float" office:value="4.2" calcext:value-type="float">
            <text:p>4,2</text:p>
          </table:table-cell>
          <table:table-cell table:style-name="ce2" table:formula="of:=SUM([.B10:.B14])" office:value-type="float" office:value="21.5" calcext:value-type="float">
            <text:p>21,5</text:p>
          </table:table-cell>
          <table:table-cell table:style-name="ce2" table:formula="of:=[.C16]/5" office:value-type="float" office:value="4.3" calcext:value-type="float">
            <text:p>4,3</text:p>
          </table:table-cell>
          <table:table-cell table:style-name="ce2" table:formula="of:=SUM([.B11:.B14])" office:value-type="float" office:value="17" calcext:value-type="float">
            <text:p>17</text:p>
          </table:table-cell>
          <table:table-cell table:style-name="ce2" table:formula="of:=[.E15]/4" office:value-type="float" office:value="4.3" calcext:value-type="float">
            <text:p>4,3</text:p>
          </table:table-cell>
          <table:table-cell table:style-name="ce2" table:formula="of:=([.F14]+[.F15])/2" office:value-type="float" office:value="4.2875" calcext:value-type="float">
            <text:p>4,2875</text:p>
          </table:table-cell>
          <table:table-cell table:style-name="ce2" table:formula="of:=SUM([.B12:.B14])" office:value-type="float" office:value="12.8" calcext:value-type="float">
            <text:p>12,8</text:p>
          </table:table-cell>
          <table:table-cell table:style-name="ce2" table:formula="of:=[.H15]/3" office:value-type="float" office:value="4.26666666666667" calcext:value-type="float">
            <text:p>4,26666666666667</text:p>
          </table:table-cell>
          <table:table-cell table:style-name="ce2" table:formula="of:=([.I14]+[.I15])/2" office:value-type="float" office:value="4.28333333333333" calcext:value-type="float">
            <text:p>4,2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вар3.2'.B15]*0.1" office:value-type="float" office:value="4.4" calcext:value-type="float">
            <text:p>4,4</text:p>
          </table:table-cell>
          <table:table-cell table:style-name="ce2" table:formula="of:=SUM([.B11:.B15])" office:value-type="float" office:value="21.4" calcext:value-type="float">
            <text:p>21,4</text:p>
          </table:table-cell>
          <table:table-cell table:style-name="ce2" table:formula="of:=[.C17]/5" office:value-type="float" office:value="4.28" calcext:value-type="float">
            <text:p>4,28</text:p>
          </table:table-cell>
          <table:table-cell table:style-name="ce2" table:formula="of:=SUM([.B12:.B15])" office:value-type="float" office:value="17.2" calcext:value-type="float">
            <text:p>17,2</text:p>
          </table:table-cell>
          <table:table-cell table:style-name="ce2" table:formula="of:=[.E16]/4" office:value-type="float" office:value="4.275" calcext:value-type="float">
            <text:p>4,275</text:p>
          </table:table-cell>
          <table:table-cell table:style-name="ce2" table:formula="of:=([.F15]+[.F16])/2" office:value-type="float" office:value="4.2875" calcext:value-type="float">
            <text:p>4,2875</text:p>
          </table:table-cell>
          <table:table-cell table:style-name="ce2" table:formula="of:=SUM([.B13:.B15])" office:value-type="float" office:value="12.8" calcext:value-type="float">
            <text:p>12,8</text:p>
          </table:table-cell>
          <table:table-cell table:style-name="ce2" table:formula="of:=[.H16]/3" office:value-type="float" office:value="4.3" calcext:value-type="float">
            <text:p>4,3</text:p>
          </table:table-cell>
          <table:table-cell table:style-name="ce2" table:formula="of:=([.I15]+[.I16])/2" office:value-type="float" office:value="4.31666666666667" calcext:value-type="float">
            <text:p>4,3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вар3.2'.B16]*0.1" office:value-type="float" office:value="4.3" calcext:value-type="float">
            <text:p>4,3</text:p>
          </table:table-cell>
          <table:table-cell table:style-name="ce2" table:formula="of:=SUM([.B12:.B16])" office:value-type="float" office:value="21.5" calcext:value-type="float">
            <text:p>21,5</text:p>
          </table:table-cell>
          <table:table-cell table:style-name="ce2" table:formula="of:=[.C18]/5" office:value-type="float" office:value="4.28" calcext:value-type="float">
            <text:p>4,28</text:p>
          </table:table-cell>
          <table:table-cell table:style-name="ce2" table:formula="of:=SUM([.B13:.B16])" office:value-type="float" office:value="17.1" calcext:value-type="float">
            <text:p>17,1</text:p>
          </table:table-cell>
          <table:table-cell table:style-name="ce2" table:formula="of:=[.E17]/4" office:value-type="float" office:value="4.3" calcext:value-type="float">
            <text:p>4,3</text:p>
          </table:table-cell>
          <table:table-cell table:style-name="ce2" table:formula="of:=([.F16]+[.F17])/2" office:value-type="float" office:value="4.3" calcext:value-type="float">
            <text:p>4,3</text:p>
          </table:table-cell>
          <table:table-cell table:style-name="ce2" table:formula="of:=SUM([.B14:.B16])" office:value-type="float" office:value="12.9" calcext:value-type="float">
            <text:p>12,9</text:p>
          </table:table-cell>
          <table:table-cell table:style-name="ce2" table:formula="of:=[.H17]/3" office:value-type="float" office:value="4.33333333333333" calcext:value-type="float">
            <text:p>4,33333333333333</text:p>
          </table:table-cell>
          <table:table-cell table:style-name="ce2" table:formula="of:=([.I16]+[.I17])/2" office:value-type="float" office:value="4.3" calcext:value-type="float">
            <text:p>4,3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вар3.2'.B17]*0.1" office:value-type="float" office:value="4.3" calcext:value-type="float">
            <text:p>4,3</text:p>
          </table:table-cell>
          <table:table-cell table:style-name="ce2" table:formula="of:=SUM([.B13:.B17])" office:value-type="float" office:value="21.4" calcext:value-type="float">
            <text:p>21,4</text:p>
          </table:table-cell>
          <table:table-cell table:style-name="ce2"/>
          <table:table-cell table:style-name="ce2" table:formula="of:=SUM([.B14:.B17])" office:value-type="float" office:value="17.2" calcext:value-type="float">
            <text:p>17,2</text:p>
          </table:table-cell>
          <table:table-cell table:style-name="ce2" table:formula="of:=[.E18]/4" office:value-type="float" office:value="4.3" calcext:value-type="float">
            <text:p>4,3</text:p>
          </table:table-cell>
          <table:table-cell table:style-name="ce2"/>
          <table:table-cell table:style-name="ce2" table:formula="of:=SUM([.B15:.B17])" office:value-type="float" office:value="13" calcext:value-type="float">
            <text:p>13</text:p>
          </table:table-cell>
          <table:table-cell table:style-name="ce2" table:formula="of:=[.H18]/3" office:value-type="float" office:value="4.26666666666667" calcext:value-type="float">
            <text:p>4,26666666666667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вар3.2'.B18]*0.1" office:value-type="float" office:value="4.2" calcext:value-type="float">
            <text:p>4,2</text:p>
          </table:table-cell>
          <table:table-cell table:style-name="ce2" table:formula="of:=SUM([.B14:.B18])" office:value-type="float" office:value="21.4" calcext:value-type="float">
            <text:p>21,4</text:p>
          </table:table-cell>
          <table:table-cell table:style-name="ce2"/>
          <table:table-cell table:style-name="ce2" table:formula="of:=SUM([.B15:.B18])" office:value-type="float" office:value="17.2" calcext:value-type="float">
            <text:p>17,2</text:p>
          </table:table-cell>
          <table:table-cell table:style-name="ce2" table:number-columns-repeated="2"/>
          <table:table-cell table:style-name="ce2" table:formula="of:=SUM([.B16:.B18])" office:value-type="float" office:value="12.8" calcext:value-type="float">
            <text:p>12,8</text:p>
          </table:table-cell>
          <table:table-cell table:style-name="ce2" table:number-columns-repeated="2"/>
          <table:table-cell table:number-columns-repeated="16374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20.59cm" svg:height="11.611cm" svg:x="0.083cm" svg:y="0.116cm">
              <draw:object draw:notify-on-update-of-ranges="'вар3.2x0.1'.A4:'вар3.2x0.1'.A18 'вар3.2x0.1'.B3:'вар3.2x0.1'.B3 'вар3.2x0.1'.B4:'вар3.2x0.1'.B18 'вар3.2x0.1'.A4:'вар3.2x0.1'.A18 'вар3.2x0.1'.F3:'вар3.2x0.1'.F3 'вар3.2x0.1'.F4:'вар3.2x0.1'.F18 'вар3.2x0.1'.A4:'вар3.2x0.1'.A18 'вар3.2x0.1'.G3:'вар3.2x0.1'.G3 'вар3.2x0.1'.G4:'вар3.2x0.1'.G18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638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>
            <draw:frame draw:z-index="2" draw:style-name="gr1" draw:text-style-name="P1" svg:width="20.316cm" svg:height="11.456cm" svg:x="0cm" svg:y="0.027cm">
              <draw:object draw:notify-on-update-of-ranges="'вар3.2x0.1'.A4:'вар3.2x0.1'.A18 'вар3.2x0.1'.B3:'вар3.2x0.1'.B3 'вар3.2x0.1'.B4:'вар3.2x0.1'.B18 'вар3.2x0.1'.A4:'вар3.2x0.1'.A18 'вар3.2x0.1'.I3:'вар3.2x0.1'.I3 'вар3.2x0.1'.I4:'вар3.2x0.1'.I18 'вар3.2x0.1'.A4:'вар3.2x0.1'.A18 'вар3.2x0.1'.J3:'вар3.2x0.1'.J3 'вар3.2x0.1'.J4:'вар3.2x0.1'.J18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6383"/>
        </table:table-row>
      </table:table>
      <table:table table:name="вар3.2x0.5" table:style-name="ta1">
        <table:shapes>
          <draw:frame draw:z-index="0" draw:style-name="gr1" draw:text-style-name="P1" svg:width="20.316cm" svg:height="11.456cm" svg:x="0.22cm" svg:y="9.707cm">
            <draw:object draw:notify-on-update-of-ranges="'вар3.2x0.5'.A4:'вар3.2x0.5'.A18 'вар3.2x0.5'.B3:'вар3.2x0.5'.B3 'вар3.2x0.5'.B4:'вар3.2x0.5'.B18 'вар3.2x0.5'.A4:'вар3.2x0.5'.A18 'вар3.2x0.5'.D3:'вар3.2x0.5'.D3 'вар3.2x0.5'.D4:'вар3.2x0.5'.D18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Вариант 3.2x0,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День месяца</text:p>
          </table:table-cell>
          <table:table-cell table:style-name="ce1" office:value-type="string" calcext:value-type="string">
            <text:p>Объем продукции</text:p>
          </table:table-cell>
          <table:table-cell table:style-name="ce1" office:value-type="string" calcext:value-type="string">
            <text:p>5 дневная сумма</text:p>
          </table:table-cell>
          <table:table-cell table:style-name="ce1" office:value-type="string" calcext:value-type="string">
            <text:p>5 дневная средняя</text:p>
          </table:table-cell>
          <table:table-cell table:style-name="ce1" office:value-type="string" calcext:value-type="string">
            <text:p>4 дневная сумма</text:p>
          </table:table-cell>
          <table:table-cell table:style-name="ce1" office:value-type="string" calcext:value-type="string">
            <text:p>4 дневная средняя</text:p>
          </table:table-cell>
          <table:table-cell table:style-name="ce1" office:value-type="string" calcext:value-type="string">
            <text:p>4 дневная сцентрированная</text:p>
          </table:table-cell>
          <table:table-cell table:style-name="ce3" office:value-type="string" calcext:value-type="string">
            <text:p>3 дневная сумма</text:p>
          </table:table-cell>
          <table:table-cell table:style-name="ce3" office:value-type="string" calcext:value-type="string">
            <text:p>3 дневная средняя</text:p>
          </table:table-cell>
          <table:table-cell table:style-name="ce3" office:value-type="string" calcext:value-type="string">
            <text:p>3 дневная сцентрированная</text:p>
          </table:table-cell>
          <table:table-cell table:style-name="ce3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вар3.2'.B4]*0.5" office:value-type="float" office:value="22.5" calcext:value-type="float">
            <text:p>22,5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вар3.2'.B5]*0.5" office:value-type="float" office:value="22.5" calcext:value-type="float">
            <text:p>22,5</text:p>
          </table:table-cell>
          <table:table-cell table:style-name="ce2" table:number-columns-repeated="6"/>
          <table:table-cell table:style-name="ce2" table:formula="of:=[.H6]/3" office:value-type="float" office:value="22.3333333333333" calcext:value-type="float">
            <text:p>22,3333333333333</text:p>
          </table:table-cell>
          <table:table-cell table:style-name="ce2" table:formula="of:=([.I5]+[.I6])/2" office:value-type="float" office:value="22.3333333333333" calcext:value-type="float">
            <text:p>22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вар3.2'.B6]*0.5" office:value-type="float" office:value="22" calcext:value-type="float">
            <text:p>22</text:p>
          </table:table-cell>
          <table:table-cell table:style-name="ce2"/>
          <table:table-cell table:style-name="ce2" table:formula="of:=[.C8]/5" office:value-type="float" office:value="22.2" calcext:value-type="float">
            <text:p>22,2</text:p>
          </table:table-cell>
          <table:table-cell table:style-name="ce2"/>
          <table:table-cell table:style-name="ce2" table:formula="of:=[.E7]/4" office:value-type="float" office:value="22.375" calcext:value-type="float">
            <text:p>22,375</text:p>
          </table:table-cell>
          <table:table-cell table:style-name="ce2" table:formula="of:=([.F6]+[.F7])/2" office:value-type="float" office:value="22.25" calcext:value-type="float">
            <text:p>22,25</text:p>
          </table:table-cell>
          <table:table-cell table:style-name="ce2" table:formula="of:=SUM([.B4:.B6])" office:value-type="float" office:value="67" calcext:value-type="float">
            <text:p>67</text:p>
          </table:table-cell>
          <table:table-cell table:style-name="ce2" table:formula="of:=[.H7]/3" office:value-type="float" office:value="22.3333333333333" calcext:value-type="float">
            <text:p>22,3333333333333</text:p>
          </table:table-cell>
          <table:table-cell table:style-name="ce2" table:formula="of:=([.I6]+[.I7])/2" office:value-type="float" office:value="22.1666666666667" calcext:value-type="float">
            <text:p>22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вар3.2'.B7]*0.5" office:value-type="float" office:value="22.5" calcext:value-type="float">
            <text:p>22,5</text:p>
          </table:table-cell>
          <table:table-cell table:style-name="ce2"/>
          <table:table-cell table:style-name="ce2" table:formula="of:=[.C9]/5" office:value-type="float" office:value="22" calcext:value-type="float">
            <text:p>22</text:p>
          </table:table-cell>
          <table:table-cell table:style-name="ce2" table:formula="of:=SUM([.B4:.B7])" office:value-type="float" office:value="89.5" calcext:value-type="float">
            <text:p>89,5</text:p>
          </table:table-cell>
          <table:table-cell table:style-name="ce2" table:formula="of:=[.E8]/4" office:value-type="float" office:value="22.125" calcext:value-type="float">
            <text:p>22,125</text:p>
          </table:table-cell>
          <table:table-cell table:style-name="ce2" table:formula="of:=([.F7]+[.F8])/2" office:value-type="float" office:value="22" calcext:value-type="float">
            <text:p>22</text:p>
          </table:table-cell>
          <table:table-cell table:style-name="ce2" table:formula="of:=SUM([.B5:.B7])" office:value-type="float" office:value="67" calcext:value-type="float">
            <text:p>67</text:p>
          </table:table-cell>
          <table:table-cell table:style-name="ce2" table:formula="of:=[.H8]/3" office:value-type="float" office:value="22" calcext:value-type="float">
            <text:p>22</text:p>
          </table:table-cell>
          <table:table-cell table:style-name="ce2" table:formula="of:=([.I7]+[.I8])/2" office:value-type="float" office:value="21.9166666666667" calcext:value-type="float">
            <text:p>21,91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вар3.2'.B8]*0.5" office:value-type="float" office:value="21.5" calcext:value-type="float">
            <text:p>21,5</text:p>
          </table:table-cell>
          <table:table-cell table:style-name="ce2" table:formula="of:=SUM([.B4:.B8])" office:value-type="float" office:value="111" calcext:value-type="float">
            <text:p>111</text:p>
          </table:table-cell>
          <table:table-cell table:style-name="ce2" table:formula="of:=[.C10]/5" office:value-type="float" office:value="22" calcext:value-type="float">
            <text:p>22</text:p>
          </table:table-cell>
          <table:table-cell table:style-name="ce2" table:formula="of:=SUM([.B5:.B8])" office:value-type="float" office:value="88.5" calcext:value-type="float">
            <text:p>88,5</text:p>
          </table:table-cell>
          <table:table-cell table:style-name="ce2" table:formula="of:=[.E9]/4" office:value-type="float" office:value="21.875" calcext:value-type="float">
            <text:p>21,875</text:p>
          </table:table-cell>
          <table:table-cell table:style-name="ce2" table:formula="of:=([.F8]+[.F9])/2" office:value-type="float" office:value="21.9375" calcext:value-type="float">
            <text:p>21,9375</text:p>
          </table:table-cell>
          <table:table-cell table:style-name="ce2" table:formula="of:=SUM([.B6:.B8])" office:value-type="float" office:value="66" calcext:value-type="float">
            <text:p>66</text:p>
          </table:table-cell>
          <table:table-cell table:style-name="ce2" table:formula="of:=[.H9]/3" office:value-type="float" office:value="21.8333333333333" calcext:value-type="float">
            <text:p>21,8333333333333</text:p>
          </table:table-cell>
          <table:table-cell table:style-name="ce2" table:formula="of:=([.I8]+[.I9])/2" office:value-type="float" office:value="21.8333333333333" calcext:value-type="float">
            <text:p>21,8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вар3.2'.B9]*0.5" office:value-type="float" office:value="21.5" calcext:value-type="float">
            <text:p>21,5</text:p>
          </table:table-cell>
          <table:table-cell table:style-name="ce2" table:formula="of:=SUM([.B5:.B9])" office:value-type="float" office:value="110" calcext:value-type="float">
            <text:p>110</text:p>
          </table:table-cell>
          <table:table-cell table:style-name="ce2" table:formula="of:=[.C11]/5" office:value-type="float" office:value="21.8" calcext:value-type="float">
            <text:p>21,8</text:p>
          </table:table-cell>
          <table:table-cell table:style-name="ce2" table:formula="of:=SUM([.B6:.B9])" office:value-type="float" office:value="87.5" calcext:value-type="float">
            <text:p>87,5</text:p>
          </table:table-cell>
          <table:table-cell table:style-name="ce2" table:formula="of:=[.E10]/4" office:value-type="float" office:value="22" calcext:value-type="float">
            <text:p>22</text:p>
          </table:table-cell>
          <table:table-cell table:style-name="ce2" table:formula="of:=([.F9]+[.F10])/2" office:value-type="float" office:value="21.8125" calcext:value-type="float">
            <text:p>21,8125</text:p>
          </table:table-cell>
          <table:table-cell table:style-name="ce2" table:formula="of:=SUM([.B7:.B9])" office:value-type="float" office:value="65.5" calcext:value-type="float">
            <text:p>65,5</text:p>
          </table:table-cell>
          <table:table-cell table:style-name="ce2" table:formula="of:=[.H10]/3" office:value-type="float" office:value="21.8333333333333" calcext:value-type="float">
            <text:p>21,8333333333333</text:p>
          </table:table-cell>
          <table:table-cell table:style-name="ce2" table:formula="of:=([.I9]+[.I10])/2" office:value-type="float" office:value="21.75" calcext:value-type="float">
            <text:p>21,75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вар3.2'.B10]*0.5" office:value-type="float" office:value="22.5" calcext:value-type="float">
            <text:p>22,5</text:p>
          </table:table-cell>
          <table:table-cell table:style-name="ce2" table:formula="of:=SUM([.B6:.B10])" office:value-type="float" office:value="110" calcext:value-type="float">
            <text:p>110</text:p>
          </table:table-cell>
          <table:table-cell table:style-name="ce2" table:formula="of:=[.C12]/5" office:value-type="float" office:value="21.7" calcext:value-type="float">
            <text:p>21,7</text:p>
          </table:table-cell>
          <table:table-cell table:style-name="ce2" table:formula="of:=SUM([.B7:.B10])" office:value-type="float" office:value="88" calcext:value-type="float">
            <text:p>88</text:p>
          </table:table-cell>
          <table:table-cell table:style-name="ce2" table:formula="of:=[.E11]/4" office:value-type="float" office:value="21.625" calcext:value-type="float">
            <text:p>21,625</text:p>
          </table:table-cell>
          <table:table-cell table:style-name="ce2" table:formula="of:=([.F10]+[.F11])/2" office:value-type="float" office:value="21.6875" calcext:value-type="float">
            <text:p>21,6875</text:p>
          </table:table-cell>
          <table:table-cell table:style-name="ce2" table:formula="of:=SUM([.B8:.B10])" office:value-type="float" office:value="65.5" calcext:value-type="float">
            <text:p>65,5</text:p>
          </table:table-cell>
          <table:table-cell table:style-name="ce2" table:formula="of:=[.H11]/3" office:value-type="float" office:value="21.6666666666667" calcext:value-type="float">
            <text:p>21,6666666666667</text:p>
          </table:table-cell>
          <table:table-cell table:style-name="ce2" table:formula="of:=([.I10]+[.I11])/2" office:value-type="float" office:value="21.75" calcext:value-type="float">
            <text:p>21,75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вар3.2'.B11]*0.5" office:value-type="float" office:value="21" calcext:value-type="float">
            <text:p>21</text:p>
          </table:table-cell>
          <table:table-cell table:style-name="ce2" table:formula="of:=SUM([.B7:.B11])" office:value-type="float" office:value="109" calcext:value-type="float">
            <text:p>109</text:p>
          </table:table-cell>
          <table:table-cell table:style-name="ce2" table:formula="of:=[.C13]/5" office:value-type="float" office:value="21.6" calcext:value-type="float">
            <text:p>21,6</text:p>
          </table:table-cell>
          <table:table-cell table:style-name="ce2" table:formula="of:=SUM([.B8:.B11])" office:value-type="float" office:value="86.5" calcext:value-type="float">
            <text:p>86,5</text:p>
          </table:table-cell>
          <table:table-cell table:style-name="ce2" table:formula="of:=[.E12]/4" office:value-type="float" office:value="21.75" calcext:value-type="float">
            <text:p>21,75</text:p>
          </table:table-cell>
          <table:table-cell table:style-name="ce2" table:formula="of:=([.F11]+[.F12])/2" office:value-type="float" office:value="21.6875" calcext:value-type="float">
            <text:p>21,6875</text:p>
          </table:table-cell>
          <table:table-cell table:style-name="ce2" table:formula="of:=SUM([.B9:.B11])" office:value-type="float" office:value="65" calcext:value-type="float">
            <text:p>65</text:p>
          </table:table-cell>
          <table:table-cell table:style-name="ce2" table:formula="of:=[.H12]/3" office:value-type="float" office:value="21.8333333333333" calcext:value-type="float">
            <text:p>21,8333333333333</text:p>
          </table:table-cell>
          <table:table-cell table:style-name="ce2" table:formula="of:=([.I11]+[.I12])/2" office:value-type="float" office:value="21.5833333333333" calcext:value-type="float">
            <text:p>21,58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вар3.2'.B12]*0.5" office:value-type="float" office:value="22" calcext:value-type="float">
            <text:p>22</text:p>
          </table:table-cell>
          <table:table-cell table:style-name="ce2" table:formula="of:=SUM([.B8:.B12])" office:value-type="float" office:value="108.5" calcext:value-type="float">
            <text:p>108,5</text:p>
          </table:table-cell>
          <table:table-cell table:style-name="ce2" table:formula="of:=[.C14]/5" office:value-type="float" office:value="21.5" calcext:value-type="float">
            <text:p>21,5</text:p>
          </table:table-cell>
          <table:table-cell table:style-name="ce2" table:formula="of:=SUM([.B9:.B12])" office:value-type="float" office:value="87" calcext:value-type="float">
            <text:p>87</text:p>
          </table:table-cell>
          <table:table-cell table:style-name="ce2" table:formula="of:=[.E13]/4" office:value-type="float" office:value="21.625" calcext:value-type="float">
            <text:p>21,625</text:p>
          </table:table-cell>
          <table:table-cell table:style-name="ce2" table:formula="of:=([.F12]+[.F13])/2" office:value-type="float" office:value="21.4375" calcext:value-type="float">
            <text:p>21,4375</text:p>
          </table:table-cell>
          <table:table-cell table:style-name="ce2" table:formula="of:=SUM([.B10:.B12])" office:value-type="float" office:value="65.5" calcext:value-type="float">
            <text:p>65,5</text:p>
          </table:table-cell>
          <table:table-cell table:style-name="ce2" table:formula="of:=[.H13]/3" office:value-type="float" office:value="21.3333333333333" calcext:value-type="float">
            <text:p>21,3333333333333</text:p>
          </table:table-cell>
          <table:table-cell table:style-name="ce2" table:formula="of:=([.I12]+[.I13])/2" office:value-type="float" office:value="21.3333333333333" calcext:value-type="float">
            <text:p>21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вар3.2'.B13]*0.5" office:value-type="float" office:value="21" calcext:value-type="float">
            <text:p>21</text:p>
          </table:table-cell>
          <table:table-cell table:style-name="ce2" table:formula="of:=SUM([.B9:.B13])" office:value-type="float" office:value="108" calcext:value-type="float">
            <text:p>108</text:p>
          </table:table-cell>
          <table:table-cell table:style-name="ce2" table:formula="of:=[.C15]/5" office:value-type="float" office:value="21.4" calcext:value-type="float">
            <text:p>21,4</text:p>
          </table:table-cell>
          <table:table-cell table:style-name="ce2" table:formula="of:=SUM([.B10:.B13])" office:value-type="float" office:value="86.5" calcext:value-type="float">
            <text:p>86,5</text:p>
          </table:table-cell>
          <table:table-cell table:style-name="ce2" table:formula="of:=[.E14]/4" office:value-type="float" office:value="21.25" calcext:value-type="float">
            <text:p>21,25</text:p>
          </table:table-cell>
          <table:table-cell table:style-name="ce2" table:formula="of:=([.F13]+[.F14])/2" office:value-type="float" office:value="21.375" calcext:value-type="float">
            <text:p>21,375</text:p>
          </table:table-cell>
          <table:table-cell table:style-name="ce2" table:formula="of:=SUM([.B11:.B13])" office:value-type="float" office:value="64" calcext:value-type="float">
            <text:p>64</text:p>
          </table:table-cell>
          <table:table-cell table:style-name="ce2" table:formula="of:=[.H14]/3" office:value-type="float" office:value="21.3333333333333" calcext:value-type="float">
            <text:p>21,3333333333333</text:p>
          </table:table-cell>
          <table:table-cell table:style-name="ce2" table:formula="of:=([.I13]+[.I14])/2" office:value-type="float" office:value="21.3333333333333" calcext:value-type="float">
            <text:p>21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вар3.2'.B14]*0.5" office:value-type="float" office:value="21" calcext:value-type="float">
            <text:p>21</text:p>
          </table:table-cell>
          <table:table-cell table:style-name="ce2" table:formula="of:=SUM([.B10:.B14])" office:value-type="float" office:value="107.5" calcext:value-type="float">
            <text:p>107,5</text:p>
          </table:table-cell>
          <table:table-cell table:style-name="ce2" table:formula="of:=[.C16]/5" office:value-type="float" office:value="21.5" calcext:value-type="float">
            <text:p>21,5</text:p>
          </table:table-cell>
          <table:table-cell table:style-name="ce2" table:formula="of:=SUM([.B11:.B14])" office:value-type="float" office:value="85" calcext:value-type="float">
            <text:p>85</text:p>
          </table:table-cell>
          <table:table-cell table:style-name="ce2" table:formula="of:=[.E15]/4" office:value-type="float" office:value="21.5" calcext:value-type="float">
            <text:p>21,5</text:p>
          </table:table-cell>
          <table:table-cell table:style-name="ce2" table:formula="of:=([.F14]+[.F15])/2" office:value-type="float" office:value="21.4375" calcext:value-type="float">
            <text:p>21,4375</text:p>
          </table:table-cell>
          <table:table-cell table:style-name="ce2" table:formula="of:=SUM([.B12:.B14])" office:value-type="float" office:value="64" calcext:value-type="float">
            <text:p>64</text:p>
          </table:table-cell>
          <table:table-cell table:style-name="ce2" table:formula="of:=[.H15]/3" office:value-type="float" office:value="21.3333333333333" calcext:value-type="float">
            <text:p>21,3333333333333</text:p>
          </table:table-cell>
          <table:table-cell table:style-name="ce2" table:formula="of:=([.I14]+[.I15])/2" office:value-type="float" office:value="21.4166666666667" calcext:value-type="float">
            <text:p>21,41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вар3.2'.B15]*0.5" office:value-type="float" office:value="22" calcext:value-type="float">
            <text:p>22</text:p>
          </table:table-cell>
          <table:table-cell table:style-name="ce2" table:formula="of:=SUM([.B11:.B15])" office:value-type="float" office:value="107" calcext:value-type="float">
            <text:p>107</text:p>
          </table:table-cell>
          <table:table-cell table:style-name="ce2" table:formula="of:=[.C17]/5" office:value-type="float" office:value="21.4" calcext:value-type="float">
            <text:p>21,4</text:p>
          </table:table-cell>
          <table:table-cell table:style-name="ce2" table:formula="of:=SUM([.B12:.B15])" office:value-type="float" office:value="86" calcext:value-type="float">
            <text:p>86</text:p>
          </table:table-cell>
          <table:table-cell table:style-name="ce2" table:formula="of:=[.E16]/4" office:value-type="float" office:value="21.375" calcext:value-type="float">
            <text:p>21,375</text:p>
          </table:table-cell>
          <table:table-cell table:style-name="ce2" table:formula="of:=([.F15]+[.F16])/2" office:value-type="float" office:value="21.4375" calcext:value-type="float">
            <text:p>21,4375</text:p>
          </table:table-cell>
          <table:table-cell table:style-name="ce2" table:formula="of:=SUM([.B13:.B15])" office:value-type="float" office:value="64" calcext:value-type="float">
            <text:p>64</text:p>
          </table:table-cell>
          <table:table-cell table:style-name="ce2" table:formula="of:=[.H16]/3" office:value-type="float" office:value="21.5" calcext:value-type="float">
            <text:p>21,5</text:p>
          </table:table-cell>
          <table:table-cell table:style-name="ce2" table:formula="of:=([.I15]+[.I16])/2" office:value-type="float" office:value="21.5833333333333" calcext:value-type="float">
            <text:p>21,58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вар3.2'.B16]*0.5" office:value-type="float" office:value="21.5" calcext:value-type="float">
            <text:p>21,5</text:p>
          </table:table-cell>
          <table:table-cell table:style-name="ce2" table:formula="of:=SUM([.B12:.B16])" office:value-type="float" office:value="107.5" calcext:value-type="float">
            <text:p>107,5</text:p>
          </table:table-cell>
          <table:table-cell table:style-name="ce2" table:formula="of:=[.C18]/5" office:value-type="float" office:value="21.4" calcext:value-type="float">
            <text:p>21,4</text:p>
          </table:table-cell>
          <table:table-cell table:style-name="ce2" table:formula="of:=SUM([.B13:.B16])" office:value-type="float" office:value="85.5" calcext:value-type="float">
            <text:p>85,5</text:p>
          </table:table-cell>
          <table:table-cell table:style-name="ce2" table:formula="of:=[.E17]/4" office:value-type="float" office:value="21.5" calcext:value-type="float">
            <text:p>21,5</text:p>
          </table:table-cell>
          <table:table-cell table:style-name="ce2" table:formula="of:=([.F16]+[.F17])/2" office:value-type="float" office:value="21.5" calcext:value-type="float">
            <text:p>21,5</text:p>
          </table:table-cell>
          <table:table-cell table:style-name="ce2" table:formula="of:=SUM([.B14:.B16])" office:value-type="float" office:value="64.5" calcext:value-type="float">
            <text:p>64,5</text:p>
          </table:table-cell>
          <table:table-cell table:style-name="ce2" table:formula="of:=[.H17]/3" office:value-type="float" office:value="21.6666666666667" calcext:value-type="float">
            <text:p>21,6666666666667</text:p>
          </table:table-cell>
          <table:table-cell table:style-name="ce2" table:formula="of:=([.I16]+[.I17])/2" office:value-type="float" office:value="21.5" calcext:value-type="float">
            <text:p>21,5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вар3.2'.B17]*0.5" office:value-type="float" office:value="21.5" calcext:value-type="float">
            <text:p>21,5</text:p>
          </table:table-cell>
          <table:table-cell table:style-name="ce2" table:formula="of:=SUM([.B13:.B17])" office:value-type="float" office:value="107" calcext:value-type="float">
            <text:p>107</text:p>
          </table:table-cell>
          <table:table-cell table:style-name="ce2"/>
          <table:table-cell table:style-name="ce2" table:formula="of:=SUM([.B14:.B17])" office:value-type="float" office:value="86" calcext:value-type="float">
            <text:p>86</text:p>
          </table:table-cell>
          <table:table-cell table:style-name="ce2" table:formula="of:=[.E18]/4" office:value-type="float" office:value="21.5" calcext:value-type="float">
            <text:p>21,5</text:p>
          </table:table-cell>
          <table:table-cell table:style-name="ce2"/>
          <table:table-cell table:style-name="ce2" table:formula="of:=SUM([.B15:.B17])" office:value-type="float" office:value="65" calcext:value-type="float">
            <text:p>65</text:p>
          </table:table-cell>
          <table:table-cell table:style-name="ce2" table:formula="of:=[.H18]/3" office:value-type="float" office:value="21.3333333333333" calcext:value-type="float">
            <text:p>21,3333333333333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вар3.2'.B18]*0.5" office:value-type="float" office:value="21" calcext:value-type="float">
            <text:p>21</text:p>
          </table:table-cell>
          <table:table-cell table:style-name="ce2" table:formula="of:=SUM([.B14:.B18])" office:value-type="float" office:value="107" calcext:value-type="float">
            <text:p>107</text:p>
          </table:table-cell>
          <table:table-cell table:style-name="ce2"/>
          <table:table-cell table:style-name="ce2" table:formula="of:=SUM([.B15:.B18])" office:value-type="float" office:value="86" calcext:value-type="float">
            <text:p>86</text:p>
          </table:table-cell>
          <table:table-cell table:style-name="ce2" table:number-columns-repeated="2"/>
          <table:table-cell table:style-name="ce2" table:formula="of:=SUM([.B16:.B18])" office:value-type="float" office:value="64" calcext:value-type="float">
            <text:p>64</text:p>
          </table:table-cell>
          <table:table-cell table:style-name="ce2" table:number-columns-repeated="2"/>
          <table:table-cell table:number-columns-repeated="16374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20.59cm" svg:height="11.611cm" svg:x="0.083cm" svg:y="0.116cm">
              <draw:object draw:notify-on-update-of-ranges="'вар3.2x0.5'.A4:'вар3.2x0.5'.A18 'вар3.2x0.5'.B3:'вар3.2x0.5'.B3 'вар3.2x0.5'.B4:'вар3.2x0.5'.B18 'вар3.2x0.5'.A4:'вар3.2x0.5'.A18 'вар3.2x0.5'.F3:'вар3.2x0.5'.F3 'вар3.2x0.5'.F4:'вар3.2x0.5'.F18 'вар3.2x0.5'.A4:'вар3.2x0.5'.A18 'вар3.2x0.5'.G3:'вар3.2x0.5'.G3 'вар3.2x0.5'.G4:'вар3.2x0.5'.G18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1638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>
            <draw:frame draw:z-index="2" draw:style-name="gr1" draw:text-style-name="P1" svg:width="20.316cm" svg:height="11.456cm" svg:x="0cm" svg:y="0.027cm">
              <draw:object draw:notify-on-update-of-ranges="'вар3.2x0.5'.A4:'вар3.2x0.5'.A18 'вар3.2x0.5'.B3:'вар3.2x0.5'.B3 'вар3.2x0.5'.B4:'вар3.2x0.5'.B18 'вар3.2x0.5'.A4:'вар3.2x0.5'.A18 'вар3.2x0.5'.I3:'вар3.2x0.5'.I3 'вар3.2x0.5'.I4:'вар3.2x0.5'.I18 'вар3.2x0.5'.A4:'вар3.2x0.5'.A18 'вар3.2x0.5'.J3:'вар3.2x0.5'.J3 'вар3.2x0.5'.J4:'вар3.2x0.5'.J18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16383"/>
        </table:table-row>
      </table:table>
      <table:table table:name="вар3.3" table:style-name="ta1">
        <table:shapes>
          <draw:frame draw:z-index="0" draw:style-name="gr1" draw:text-style-name="P1" svg:width="20.316cm" svg:height="11.456cm" svg:x="0.22cm" svg:y="9.707cm">
            <draw:object draw:notify-on-update-of-ranges="'вар3.3'.A4:'вар3.3'.A18 'вар3.3'.B3:'вар3.3'.B3 'вар3.3'.B4:'вар3.3'.B18 'вар3.3'.A4:'вар3.3'.A18 'вар3.3'.D3:'вар3.3'.D3 'вар3.3'.D4:'вар3.3'.D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Вариант 3.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День месяца</text:p>
          </table:table-cell>
          <table:table-cell table:style-name="ce1" office:value-type="string" calcext:value-type="string">
            <text:p>Объем продукции</text:p>
          </table:table-cell>
          <table:table-cell table:style-name="ce1" office:value-type="string" calcext:value-type="string">
            <text:p>5 дневная сумма</text:p>
          </table:table-cell>
          <table:table-cell table:style-name="ce1" office:value-type="string" calcext:value-type="string">
            <text:p>5 дневная средняя</text:p>
          </table:table-cell>
          <table:table-cell table:style-name="ce1" office:value-type="string" calcext:value-type="string">
            <text:p>4 дневная сумма</text:p>
          </table:table-cell>
          <table:table-cell table:style-name="ce1" office:value-type="string" calcext:value-type="string">
            <text:p>4 дневная средняя</text:p>
          </table:table-cell>
          <table:table-cell table:style-name="ce1" office:value-type="string" calcext:value-type="string">
            <text:p>4 дневная сцентрированная</text:p>
          </table:table-cell>
          <table:table-cell table:style-name="ce3" office:value-type="string" calcext:value-type="string">
            <text:p>3 дневная сумма</text:p>
          </table:table-cell>
          <table:table-cell table:style-name="ce3" office:value-type="string" calcext:value-type="string">
            <text:p>3 дневная средняя</text:p>
          </table:table-cell>
          <table:table-cell table:style-name="ce3" office:value-type="string" calcext:value-type="string">
            <text:p>3 дневная сцентрированная</text:p>
          </table:table-cell>
          <table:table-cell table:style-name="ce3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6"/>
          <table:table-cell table:style-name="ce2" table:formula="of:=[.H6]/3" office:value-type="float" office:value="50.3333333333333" calcext:value-type="float">
            <text:p>50,3333333333333</text:p>
          </table:table-cell>
          <table:table-cell table:style-name="ce2" table:formula="of:=([.I5]+[.I6])/2" office:value-type="float" office:value="50.6666666666667" calcext:value-type="float">
            <text:p>50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1" calcext:value-type="float">
            <text:p>51</text:p>
          </table:table-cell>
          <table:table-cell table:style-name="ce2"/>
          <table:table-cell table:style-name="ce2" table:formula="of:=[.C8]/5" office:value-type="float" office:value="50.8" calcext:value-type="float">
            <text:p>50,8</text:p>
          </table:table-cell>
          <table:table-cell table:style-name="ce2"/>
          <table:table-cell table:style-name="ce2" table:formula="of:=[.E7]/4" office:value-type="float" office:value="50.75" calcext:value-type="float">
            <text:p>50,75</text:p>
          </table:table-cell>
          <table:table-cell table:style-name="ce2" table:formula="of:=([.F6]+[.F7])/2" office:value-type="float" office:value="50.875" calcext:value-type="float">
            <text:p>50,875</text:p>
          </table:table-cell>
          <table:table-cell table:style-name="ce2" table:formula="of:=SUM([.B4:.B6])" office:value-type="float" office:value="151" calcext:value-type="float">
            <text:p>151</text:p>
          </table:table-cell>
          <table:table-cell table:style-name="ce2" table:formula="of:=[.H7]/3" office:value-type="float" office:value="51" calcext:value-type="float">
            <text:p>51</text:p>
          </table:table-cell>
          <table:table-cell table:style-name="ce2" table:formula="of:=([.I6]+[.I7])/2" office:value-type="float" office:value="51.1666666666667" calcext:value-type="float">
            <text:p>51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2" table:formula="of:=[.C9]/5" office:value-type="float" office:value="50.8" calcext:value-type="float">
            <text:p>50,8</text:p>
          </table:table-cell>
          <table:table-cell table:style-name="ce2" table:formula="of:=SUM([.B4:.B7])" office:value-type="float" office:value="203" calcext:value-type="float">
            <text:p>203</text:p>
          </table:table-cell>
          <table:table-cell table:style-name="ce2" table:formula="of:=[.E8]/4" office:value-type="float" office:value="51" calcext:value-type="float">
            <text:p>51</text:p>
          </table:table-cell>
          <table:table-cell table:style-name="ce2" table:formula="of:=([.F7]+[.F8])/2" office:value-type="float" office:value="51" calcext:value-type="float">
            <text:p>51</text:p>
          </table:table-cell>
          <table:table-cell table:style-name="ce2" table:formula="of:=SUM([.B5:.B7])" office:value-type="float" office:value="153" calcext:value-type="float">
            <text:p>153</text:p>
          </table:table-cell>
          <table:table-cell table:style-name="ce2" table:formula="of:=[.H8]/3" office:value-type="float" office:value="51.3333333333333" calcext:value-type="float">
            <text:p>51,3333333333333</text:p>
          </table:table-cell>
          <table:table-cell table:style-name="ce2" table:formula="of:=([.I7]+[.I8])/2" office:value-type="float" office:value="51.1666666666667" calcext:value-type="float">
            <text:p>51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formula="of:=SUM([.B4:.B8])" office:value-type="float" office:value="254" calcext:value-type="float">
            <text:p>254</text:p>
          </table:table-cell>
          <table:table-cell table:style-name="ce2" table:formula="of:=[.C10]/5" office:value-type="float" office:value="51.2" calcext:value-type="float">
            <text:p>51,2</text:p>
          </table:table-cell>
          <table:table-cell table:style-name="ce2" table:formula="of:=SUM([.B5:.B8])" office:value-type="float" office:value="204" calcext:value-type="float">
            <text:p>204</text:p>
          </table:table-cell>
          <table:table-cell table:style-name="ce2" table:formula="of:=[.E9]/4" office:value-type="float" office:value="51" calcext:value-type="float">
            <text:p>51</text:p>
          </table:table-cell>
          <table:table-cell table:style-name="ce2" table:formula="of:=([.F8]+[.F9])/2" office:value-type="float" office:value="51.125" calcext:value-type="float">
            <text:p>51,125</text:p>
          </table:table-cell>
          <table:table-cell table:style-name="ce2" table:formula="of:=SUM([.B6:.B8])" office:value-type="float" office:value="154" calcext:value-type="float">
            <text:p>154</text:p>
          </table:table-cell>
          <table:table-cell table:style-name="ce2" table:formula="of:=[.H9]/3" office:value-type="float" office:value="51" calcext:value-type="float">
            <text:p>51</text:p>
          </table:table-cell>
          <table:table-cell table:style-name="ce2" table:formula="of:=([.I8]+[.I9])/2" office:value-type="float" office:value="51" calcext:value-type="float">
            <text:p>51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SUM([.B5:.B9])" office:value-type="float" office:value="254" calcext:value-type="float">
            <text:p>254</text:p>
          </table:table-cell>
          <table:table-cell table:style-name="ce2" table:formula="of:=[.C11]/5" office:value-type="float" office:value="51.2" calcext:value-type="float">
            <text:p>51,2</text:p>
          </table:table-cell>
          <table:table-cell table:style-name="ce2" table:formula="of:=SUM([.B6:.B9])" office:value-type="float" office:value="204" calcext:value-type="float">
            <text:p>204</text:p>
          </table:table-cell>
          <table:table-cell table:style-name="ce2" table:formula="of:=[.E10]/4" office:value-type="float" office:value="51.25" calcext:value-type="float">
            <text:p>51,25</text:p>
          </table:table-cell>
          <table:table-cell table:style-name="ce2" table:formula="of:=([.F9]+[.F10])/2" office:value-type="float" office:value="51.125" calcext:value-type="float">
            <text:p>51,125</text:p>
          </table:table-cell>
          <table:table-cell table:style-name="ce2" table:formula="of:=SUM([.B7:.B9])" office:value-type="float" office:value="153" calcext:value-type="float">
            <text:p>153</text:p>
          </table:table-cell>
          <table:table-cell table:style-name="ce2" table:formula="of:=[.H10]/3" office:value-type="float" office:value="51" calcext:value-type="float">
            <text:p>51</text:p>
          </table:table-cell>
          <table:table-cell table:style-name="ce2" table:formula="of:=([.I9]+[.I10])/2" office:value-type="float" office:value="51" calcext:value-type="float">
            <text:p>51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SUM([.B6:.B10])" office:value-type="float" office:value="256" calcext:value-type="float">
            <text:p>256</text:p>
          </table:table-cell>
          <table:table-cell table:style-name="ce2" table:formula="of:=[.C12]/5" office:value-type="float" office:value="51.4" calcext:value-type="float">
            <text:p>51,4</text:p>
          </table:table-cell>
          <table:table-cell table:style-name="ce2" table:formula="of:=SUM([.B7:.B10])" office:value-type="float" office:value="205" calcext:value-type="float">
            <text:p>205</text:p>
          </table:table-cell>
          <table:table-cell table:style-name="ce2" table:formula="of:=[.E11]/4" office:value-type="float" office:value="51" calcext:value-type="float">
            <text:p>51</text:p>
          </table:table-cell>
          <table:table-cell table:style-name="ce2" table:formula="of:=([.F10]+[.F11])/2" office:value-type="float" office:value="51.25" calcext:value-type="float">
            <text:p>51,25</text:p>
          </table:table-cell>
          <table:table-cell table:style-name="ce2" table:formula="of:=SUM([.B8:.B10])" office:value-type="float" office:value="153" calcext:value-type="float">
            <text:p>153</text:p>
          </table:table-cell>
          <table:table-cell table:style-name="ce2" table:formula="of:=[.H11]/3" office:value-type="float" office:value="51" calcext:value-type="float">
            <text:p>51</text:p>
          </table:table-cell>
          <table:table-cell table:style-name="ce2" table:formula="of:=([.I10]+[.I11])/2" office:value-type="float" office:value="51.5" calcext:value-type="float">
            <text:p>51,5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formula="of:=SUM([.B7:.B11])" office:value-type="float" office:value="256" calcext:value-type="float">
            <text:p>256</text:p>
          </table:table-cell>
          <table:table-cell table:style-name="ce2" table:formula="of:=[.C13]/5" office:value-type="float" office:value="51.6" calcext:value-type="float">
            <text:p>51,6</text:p>
          </table:table-cell>
          <table:table-cell table:style-name="ce2" table:formula="of:=SUM([.B8:.B11])" office:value-type="float" office:value="204" calcext:value-type="float">
            <text:p>204</text:p>
          </table:table-cell>
          <table:table-cell table:style-name="ce2" table:formula="of:=[.E12]/4" office:value-type="float" office:value="51.5" calcext:value-type="float">
            <text:p>51,5</text:p>
          </table:table-cell>
          <table:table-cell table:style-name="ce2" table:formula="of:=([.F11]+[.F12])/2" office:value-type="float" office:value="51.75" calcext:value-type="float">
            <text:p>51,75</text:p>
          </table:table-cell>
          <table:table-cell table:style-name="ce2" table:formula="of:=SUM([.B9:.B11])" office:value-type="float" office:value="153" calcext:value-type="float">
            <text:p>153</text:p>
          </table:table-cell>
          <table:table-cell table:style-name="ce2" table:formula="of:=[.H12]/3" office:value-type="float" office:value="52" calcext:value-type="float">
            <text:p>52</text:p>
          </table:table-cell>
          <table:table-cell table:style-name="ce2" table:formula="of:=([.I11]+[.I12])/2"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SUM([.B8:.B12])" office:value-type="float" office:value="257" calcext:value-type="float">
            <text:p>257</text:p>
          </table:table-cell>
          <table:table-cell table:style-name="ce2" table:formula="of:=[.C14]/5" office:value-type="float" office:value="52" calcext:value-type="float">
            <text:p>52</text:p>
          </table:table-cell>
          <table:table-cell table:style-name="ce2" table:formula="of:=SUM([.B9:.B12])" office:value-type="float" office:value="206" calcext:value-type="float">
            <text:p>206</text:p>
          </table:table-cell>
          <table:table-cell table:style-name="ce2" table:formula="of:=[.E13]/4" office:value-type="float" office:value="52" calcext:value-type="float">
            <text:p>52</text:p>
          </table:table-cell>
          <table:table-cell table:style-name="ce2" table:formula="of:=([.F12]+[.F13])/2" office:value-type="float" office:value="52" calcext:value-type="float">
            <text:p>52</text:p>
          </table:table-cell>
          <table:table-cell table:style-name="ce2" table:formula="of:=SUM([.B10:.B12])" office:value-type="float" office:value="156" calcext:value-type="float">
            <text:p>156</text:p>
          </table:table-cell>
          <table:table-cell table:style-name="ce2" table:formula="of:=[.H13]/3" office:value-type="float" office:value="52" calcext:value-type="float">
            <text:p>52</text:p>
          </table:table-cell>
          <table:table-cell table:style-name="ce2" table:formula="of:=([.I12]+[.I13])/2" office:value-type="float" office:value="52.1666666666667" calcext:value-type="float">
            <text:p>52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SUM([.B9:.B13])" office:value-type="float" office:value="258" calcext:value-type="float">
            <text:p>258</text:p>
          </table:table-cell>
          <table:table-cell table:style-name="ce2" table:formula="of:=[.C15]/5" office:value-type="float" office:value="52.2" calcext:value-type="float">
            <text:p>52,2</text:p>
          </table:table-cell>
          <table:table-cell table:style-name="ce2" table:formula="of:=SUM([.B10:.B13])" office:value-type="float" office:value="208" calcext:value-type="float">
            <text:p>208</text:p>
          </table:table-cell>
          <table:table-cell table:style-name="ce2" table:formula="of:=[.E14]/4" office:value-type="float" office:value="52" calcext:value-type="float">
            <text:p>52</text:p>
          </table:table-cell>
          <table:table-cell table:style-name="ce2" table:formula="of:=([.F13]+[.F14])/2" office:value-type="float" office:value="52.25" calcext:value-type="float">
            <text:p>52,25</text:p>
          </table:table-cell>
          <table:table-cell table:style-name="ce2" table:formula="of:=SUM([.B11:.B13])" office:value-type="float" office:value="156" calcext:value-type="float">
            <text:p>156</text:p>
          </table:table-cell>
          <table:table-cell table:style-name="ce2" table:formula="of:=[.H14]/3" office:value-type="float" office:value="52.3333333333333" calcext:value-type="float">
            <text:p>52,3333333333333</text:p>
          </table:table-cell>
          <table:table-cell table:style-name="ce2" table:formula="of:=([.I13]+[.I14])/2" office:value-type="float" office:value="52.3333333333333" calcext:value-type="float">
            <text:p>52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SUM([.B10:.B14])" office:value-type="float" office:value="260" calcext:value-type="float">
            <text:p>260</text:p>
          </table:table-cell>
          <table:table-cell table:style-name="ce2" table:formula="of:=[.C16]/5" office:value-type="float" office:value="52.4" calcext:value-type="float">
            <text:p>52,4</text:p>
          </table:table-cell>
          <table:table-cell table:style-name="ce2" table:formula="of:=SUM([.B11:.B14])" office:value-type="float" office:value="208" calcext:value-type="float">
            <text:p>208</text:p>
          </table:table-cell>
          <table:table-cell table:style-name="ce2" table:formula="of:=[.E15]/4" office:value-type="float" office:value="52.5" calcext:value-type="float">
            <text:p>52,5</text:p>
          </table:table-cell>
          <table:table-cell table:style-name="ce2" table:formula="of:=([.F14]+[.F15])/2" office:value-type="float" office:value="52.375" calcext:value-type="float">
            <text:p>52,375</text:p>
          </table:table-cell>
          <table:table-cell table:style-name="ce2" table:formula="of:=SUM([.B12:.B14])" office:value-type="float" office:value="157" calcext:value-type="float">
            <text:p>157</text:p>
          </table:table-cell>
          <table:table-cell table:style-name="ce2" table:formula="of:=[.H15]/3" office:value-type="float" office:value="52.3333333333333" calcext:value-type="float">
            <text:p>52,3333333333333</text:p>
          </table:table-cell>
          <table:table-cell table:style-name="ce2" table:formula="of:=([.I14]+[.I15])/2" office:value-type="float" office:value="52.3333333333333" calcext:value-type="float">
            <text:p>52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SUM([.B11:.B15])" office:value-type="float" office:value="261" calcext:value-type="float">
            <text:p>261</text:p>
          </table:table-cell>
          <table:table-cell table:style-name="ce2" table:formula="of:=[.C17]/5" office:value-type="float" office:value="52.2" calcext:value-type="float">
            <text:p>52,2</text:p>
          </table:table-cell>
          <table:table-cell table:style-name="ce2" table:formula="of:=SUM([.B12:.B15])" office:value-type="float" office:value="210" calcext:value-type="float">
            <text:p>210</text:p>
          </table:table-cell>
          <table:table-cell table:style-name="ce2" table:formula="of:=[.E16]/4" office:value-type="float" office:value="52.25" calcext:value-type="float">
            <text:p>52,25</text:p>
          </table:table-cell>
          <table:table-cell table:style-name="ce2" table:formula="of:=([.F15]+[.F16])/2" office:value-type="float" office:value="52.25" calcext:value-type="float">
            <text:p>52,25</text:p>
          </table:table-cell>
          <table:table-cell table:style-name="ce2" table:formula="of:=SUM([.B13:.B15])" office:value-type="float" office:value="157" calcext:value-type="float">
            <text:p>157</text:p>
          </table:table-cell>
          <table:table-cell table:style-name="ce2" table:formula="of:=[.H16]/3" office:value-type="float" office:value="52.3333333333333" calcext:value-type="float">
            <text:p>52,3333333333333</text:p>
          </table:table-cell>
          <table:table-cell table:style-name="ce2" table:formula="of:=([.I15]+[.I16])/2" office:value-type="float" office:value="52.3333333333333" calcext:value-type="float">
            <text:p>52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SUM([.B12:.B16])" office:value-type="float" office:value="262" calcext:value-type="float">
            <text:p>262</text:p>
          </table:table-cell>
          <table:table-cell table:style-name="ce2" table:formula="of:=[.C18]/5" office:value-type="float" office:value="52.4" calcext:value-type="float">
            <text:p>52,4</text:p>
          </table:table-cell>
          <table:table-cell table:style-name="ce2" table:formula="of:=SUM([.B13:.B16])" office:value-type="float" office:value="209" calcext:value-type="float">
            <text:p>209</text:p>
          </table:table-cell>
          <table:table-cell table:style-name="ce2" table:formula="of:=[.E17]/4" office:value-type="float" office:value="52.25" calcext:value-type="float">
            <text:p>52,25</text:p>
          </table:table-cell>
          <table:table-cell table:style-name="ce2" table:formula="of:=([.F16]+[.F17])/2" office:value-type="float" office:value="52.375" calcext:value-type="float">
            <text:p>52,375</text:p>
          </table:table-cell>
          <table:table-cell table:style-name="ce2" table:formula="of:=SUM([.B14:.B16])" office:value-type="float" office:value="157" calcext:value-type="float">
            <text:p>157</text:p>
          </table:table-cell>
          <table:table-cell table:style-name="ce2" table:formula="of:=[.H17]/3" office:value-type="float" office:value="52.3333333333333" calcext:value-type="float">
            <text:p>52,3333333333333</text:p>
          </table:table-cell>
          <table:table-cell table:style-name="ce2" table:formula="of:=([.I16]+[.I17])/2" office:value-type="float" office:value="52.3333333333333" calcext:value-type="float">
            <text:p>52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SUM([.B13:.B17])" office:value-type="float" office:value="261" calcext:value-type="float">
            <text:p>261</text:p>
          </table:table-cell>
          <table:table-cell table:style-name="ce2"/>
          <table:table-cell table:style-name="ce2" table:formula="of:=SUM([.B14:.B17])" office:value-type="float" office:value="209" calcext:value-type="float">
            <text:p>209</text:p>
          </table:table-cell>
          <table:table-cell table:style-name="ce2" table:formula="of:=[.E18]/4" office:value-type="float" office:value="52.5" calcext:value-type="float">
            <text:p>52,5</text:p>
          </table:table-cell>
          <table:table-cell table:style-name="ce2"/>
          <table:table-cell table:style-name="ce2" table:formula="of:=SUM([.B15:.B17])" office:value-type="float" office:value="157" calcext:value-type="float">
            <text:p>157</text:p>
          </table:table-cell>
          <table:table-cell table:style-name="ce2" table:formula="of:=[.H18]/3" office:value-type="float" office:value="52.3333333333333" calcext:value-type="float">
            <text:p>52,3333333333333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SUM([.B14:.B18])" office:value-type="float" office:value="262" calcext:value-type="float">
            <text:p>262</text:p>
          </table:table-cell>
          <table:table-cell table:style-name="ce2"/>
          <table:table-cell table:style-name="ce2" table:formula="of:=SUM([.B15:.B18])" office:value-type="float" office:value="210" calcext:value-type="float">
            <text:p>210</text:p>
          </table:table-cell>
          <table:table-cell table:style-name="ce2" table:number-columns-repeated="2"/>
          <table:table-cell table:style-name="ce2" table:formula="of:=SUM([.B16:.B18])" office:value-type="float" office:value="157" calcext:value-type="float">
            <text:p>157</text:p>
          </table:table-cell>
          <table:table-cell table:style-name="ce2" table:number-columns-repeated="2"/>
          <table:table-cell table:number-columns-repeated="16374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20.59cm" svg:height="11.611cm" svg:x="0.083cm" svg:y="0.116cm">
              <draw:object draw:notify-on-update-of-ranges="'вар3.3'.A4:'вар3.3'.A18 'вар3.3'.B3:'вар3.3'.B3 'вар3.3'.B4:'вар3.3'.B18 'вар3.3'.A4:'вар3.3'.A18 'вар3.3'.F3:'вар3.3'.F3 'вар3.3'.F4:'вар3.3'.F18 'вар3.3'.A4:'вар3.3'.A18 'вар3.3'.G3:'вар3.3'.G3 'вар3.3'.G4:'вар3.3'.G18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638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>
            <draw:frame draw:z-index="2" draw:style-name="gr1" draw:text-style-name="P1" svg:width="20.316cm" svg:height="11.456cm" svg:x="0cm" svg:y="0.027cm">
              <draw:object draw:notify-on-update-of-ranges="'вар3.3'.A4:'вар3.3'.A18 'вар3.3'.B3:'вар3.3'.B3 'вар3.3'.B4:'вар3.3'.B18 'вар3.3'.A4:'вар3.3'.A18 'вар3.3'.I3:'вар3.3'.I3 'вар3.3'.I4:'вар3.3'.I18 'вар3.3'.A4:'вар3.3'.A18 'вар3.3'.J3:'вар3.3'.J3 'вар3.3'.J4:'вар3.3'.J18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6383"/>
        </table:table-row>
      </table:table>
      <table:table table:name="вар3.3x0.1" table:style-name="ta1">
        <table:shapes>
          <draw:frame draw:z-index="0" draw:style-name="gr1" draw:text-style-name="P1" svg:width="20.316cm" svg:height="11.456cm" svg:x="0.22cm" svg:y="9.707cm">
            <draw:object draw:notify-on-update-of-ranges="'вар3.3x0.1'.A4:'вар3.3x0.1'.A18 'вар3.3x0.1'.B3:'вар3.3x0.1'.B3 'вар3.3x0.1'.B4:'вар3.3x0.1'.B18 'вар3.3x0.1'.A4:'вар3.3x0.1'.A18 'вар3.3x0.1'.D3:'вар3.3x0.1'.D3 'вар3.3x0.1'.D4:'вар3.3x0.1'.D18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Вариант 3.3x0,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День месяца</text:p>
          </table:table-cell>
          <table:table-cell table:style-name="ce1" office:value-type="string" calcext:value-type="string">
            <text:p>Объем продукции</text:p>
          </table:table-cell>
          <table:table-cell table:style-name="ce1" office:value-type="string" calcext:value-type="string">
            <text:p>5 дневная сумма</text:p>
          </table:table-cell>
          <table:table-cell table:style-name="ce1" office:value-type="string" calcext:value-type="string">
            <text:p>5 дневная средняя</text:p>
          </table:table-cell>
          <table:table-cell table:style-name="ce1" office:value-type="string" calcext:value-type="string">
            <text:p>4 дневная сумма</text:p>
          </table:table-cell>
          <table:table-cell table:style-name="ce1" office:value-type="string" calcext:value-type="string">
            <text:p>4 дневная средняя</text:p>
          </table:table-cell>
          <table:table-cell table:style-name="ce1" office:value-type="string" calcext:value-type="string">
            <text:p>4 дневная сцентрированная</text:p>
          </table:table-cell>
          <table:table-cell table:style-name="ce3" office:value-type="string" calcext:value-type="string">
            <text:p>3 дневная сумма</text:p>
          </table:table-cell>
          <table:table-cell table:style-name="ce3" office:value-type="string" calcext:value-type="string">
            <text:p>3 дневная средняя</text:p>
          </table:table-cell>
          <table:table-cell table:style-name="ce3" office:value-type="string" calcext:value-type="string">
            <text:p>3 дневная сцентрированная</text:p>
          </table:table-cell>
          <table:table-cell table:style-name="ce3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вар3.3'.B4]*0.1" office:value-type="float" office:value="5" calcext:value-type="float">
            <text:p>5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вар3.3'.B5]*0.1" office:value-type="float" office:value="5" calcext:value-type="float">
            <text:p>5</text:p>
          </table:table-cell>
          <table:table-cell table:style-name="ce2" table:number-columns-repeated="6"/>
          <table:table-cell table:style-name="ce2" table:formula="of:=[.H6]/3" office:value-type="float" office:value="5.03333333333333" calcext:value-type="float">
            <text:p>5,03333333333333</text:p>
          </table:table-cell>
          <table:table-cell table:style-name="ce2" table:formula="of:=([.I5]+[.I6])/2" office:value-type="float" office:value="5.06666666666667" calcext:value-type="float">
            <text:p>5,0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вар3.3'.B6]*0.1" office:value-type="float" office:value="5.1" calcext:value-type="float">
            <text:p>5,1</text:p>
          </table:table-cell>
          <table:table-cell table:style-name="ce2"/>
          <table:table-cell table:style-name="ce2" table:formula="of:=[.C8]/5" office:value-type="float" office:value="5.08" calcext:value-type="float">
            <text:p>5,08</text:p>
          </table:table-cell>
          <table:table-cell table:style-name="ce2"/>
          <table:table-cell table:style-name="ce2" table:formula="of:=[.E7]/4" office:value-type="float" office:value="5.075" calcext:value-type="float">
            <text:p>5,075</text:p>
          </table:table-cell>
          <table:table-cell table:style-name="ce2" table:formula="of:=([.F6]+[.F7])/2" office:value-type="float" office:value="5.0875" calcext:value-type="float">
            <text:p>5,0875</text:p>
          </table:table-cell>
          <table:table-cell table:style-name="ce2" table:formula="of:=SUM([.B4:.B6])" office:value-type="float" office:value="15.1" calcext:value-type="float">
            <text:p>15,1</text:p>
          </table:table-cell>
          <table:table-cell table:style-name="ce2" table:formula="of:=[.H7]/3" office:value-type="float" office:value="5.1" calcext:value-type="float">
            <text:p>5,1</text:p>
          </table:table-cell>
          <table:table-cell table:style-name="ce2" table:formula="of:=([.I6]+[.I7])/2" office:value-type="float" office:value="5.11666666666667" calcext:value-type="float">
            <text:p>5,1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вар3.3'.B7]*0.1" office:value-type="float" office:value="5.2" calcext:value-type="float">
            <text:p>5,2</text:p>
          </table:table-cell>
          <table:table-cell table:style-name="ce2"/>
          <table:table-cell table:style-name="ce2" table:formula="of:=[.C9]/5" office:value-type="float" office:value="5.08" calcext:value-type="float">
            <text:p>5,08</text:p>
          </table:table-cell>
          <table:table-cell table:style-name="ce2" table:formula="of:=SUM([.B4:.B7])" office:value-type="float" office:value="20.3" calcext:value-type="float">
            <text:p>20,3</text:p>
          </table:table-cell>
          <table:table-cell table:style-name="ce2" table:formula="of:=[.E8]/4" office:value-type="float" office:value="5.1" calcext:value-type="float">
            <text:p>5,1</text:p>
          </table:table-cell>
          <table:table-cell table:style-name="ce2" table:formula="of:=([.F7]+[.F8])/2" office:value-type="float" office:value="5.1" calcext:value-type="float">
            <text:p>5,1</text:p>
          </table:table-cell>
          <table:table-cell table:style-name="ce2" table:formula="of:=SUM([.B5:.B7])" office:value-type="float" office:value="15.3" calcext:value-type="float">
            <text:p>15,3</text:p>
          </table:table-cell>
          <table:table-cell table:style-name="ce2" table:formula="of:=[.H8]/3" office:value-type="float" office:value="5.13333333333333" calcext:value-type="float">
            <text:p>5,13333333333333</text:p>
          </table:table-cell>
          <table:table-cell table:style-name="ce2" table:formula="of:=([.I7]+[.I8])/2" office:value-type="float" office:value="5.11666666666667" calcext:value-type="float">
            <text:p>5,1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вар3.3'.B8]*0.1" office:value-type="float" office:value="5.1" calcext:value-type="float">
            <text:p>5,1</text:p>
          </table:table-cell>
          <table:table-cell table:style-name="ce2" table:formula="of:=SUM([.B4:.B8])" office:value-type="float" office:value="25.4" calcext:value-type="float">
            <text:p>25,4</text:p>
          </table:table-cell>
          <table:table-cell table:style-name="ce2" table:formula="of:=[.C10]/5" office:value-type="float" office:value="5.12" calcext:value-type="float">
            <text:p>5,12</text:p>
          </table:table-cell>
          <table:table-cell table:style-name="ce2" table:formula="of:=SUM([.B5:.B8])" office:value-type="float" office:value="20.4" calcext:value-type="float">
            <text:p>20,4</text:p>
          </table:table-cell>
          <table:table-cell table:style-name="ce2" table:formula="of:=[.E9]/4" office:value-type="float" office:value="5.1" calcext:value-type="float">
            <text:p>5,1</text:p>
          </table:table-cell>
          <table:table-cell table:style-name="ce2" table:formula="of:=([.F8]+[.F9])/2" office:value-type="float" office:value="5.1125" calcext:value-type="float">
            <text:p>5,1125</text:p>
          </table:table-cell>
          <table:table-cell table:style-name="ce2" table:formula="of:=SUM([.B6:.B8])" office:value-type="float" office:value="15.4" calcext:value-type="float">
            <text:p>15,4</text:p>
          </table:table-cell>
          <table:table-cell table:style-name="ce2" table:formula="of:=[.H9]/3" office:value-type="float" office:value="5.1" calcext:value-type="float">
            <text:p>5,1</text:p>
          </table:table-cell>
          <table:table-cell table:style-name="ce2" table:formula="of:=([.I8]+[.I9])/2" office:value-type="float" office:value="5.1" calcext:value-type="float">
            <text:p>5,1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вар3.3'.B9]*0.1" office:value-type="float" office:value="5" calcext:value-type="float">
            <text:p>5</text:p>
          </table:table-cell>
          <table:table-cell table:style-name="ce2" table:formula="of:=SUM([.B5:.B9])" office:value-type="float" office:value="25.4" calcext:value-type="float">
            <text:p>25,4</text:p>
          </table:table-cell>
          <table:table-cell table:style-name="ce2" table:formula="of:=[.C11]/5" office:value-type="float" office:value="5.12" calcext:value-type="float">
            <text:p>5,12</text:p>
          </table:table-cell>
          <table:table-cell table:style-name="ce2" table:formula="of:=SUM([.B6:.B9])" office:value-type="float" office:value="20.4" calcext:value-type="float">
            <text:p>20,4</text:p>
          </table:table-cell>
          <table:table-cell table:style-name="ce2" table:formula="of:=[.E10]/4" office:value-type="float" office:value="5.125" calcext:value-type="float">
            <text:p>5,125</text:p>
          </table:table-cell>
          <table:table-cell table:style-name="ce2" table:formula="of:=([.F9]+[.F10])/2" office:value-type="float" office:value="5.1125" calcext:value-type="float">
            <text:p>5,1125</text:p>
          </table:table-cell>
          <table:table-cell table:style-name="ce2" table:formula="of:=SUM([.B7:.B9])" office:value-type="float" office:value="15.3" calcext:value-type="float">
            <text:p>15,3</text:p>
          </table:table-cell>
          <table:table-cell table:style-name="ce2" table:formula="of:=[.H10]/3" office:value-type="float" office:value="5.1" calcext:value-type="float">
            <text:p>5,1</text:p>
          </table:table-cell>
          <table:table-cell table:style-name="ce2" table:formula="of:=([.I9]+[.I10])/2" office:value-type="float" office:value="5.1" calcext:value-type="float">
            <text:p>5,1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вар3.3'.B10]*0.1" office:value-type="float" office:value="5.2" calcext:value-type="float">
            <text:p>5,2</text:p>
          </table:table-cell>
          <table:table-cell table:style-name="ce2" table:formula="of:=SUM([.B6:.B10])" office:value-type="float" office:value="25.6" calcext:value-type="float">
            <text:p>25,6</text:p>
          </table:table-cell>
          <table:table-cell table:style-name="ce2" table:formula="of:=[.C12]/5" office:value-type="float" office:value="5.14" calcext:value-type="float">
            <text:p>5,14</text:p>
          </table:table-cell>
          <table:table-cell table:style-name="ce2" table:formula="of:=SUM([.B7:.B10])" office:value-type="float" office:value="20.5" calcext:value-type="float">
            <text:p>20,5</text:p>
          </table:table-cell>
          <table:table-cell table:style-name="ce2" table:formula="of:=[.E11]/4" office:value-type="float" office:value="5.1" calcext:value-type="float">
            <text:p>5,1</text:p>
          </table:table-cell>
          <table:table-cell table:style-name="ce2" table:formula="of:=([.F10]+[.F11])/2" office:value-type="float" office:value="5.125" calcext:value-type="float">
            <text:p>5,125</text:p>
          </table:table-cell>
          <table:table-cell table:style-name="ce2" table:formula="of:=SUM([.B8:.B10])" office:value-type="float" office:value="15.3" calcext:value-type="float">
            <text:p>15,3</text:p>
          </table:table-cell>
          <table:table-cell table:style-name="ce2" table:formula="of:=[.H11]/3" office:value-type="float" office:value="5.1" calcext:value-type="float">
            <text:p>5,1</text:p>
          </table:table-cell>
          <table:table-cell table:style-name="ce2" table:formula="of:=([.I10]+[.I11])/2" office:value-type="float" office:value="5.15" calcext:value-type="float">
            <text:p>5,15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вар3.3'.B11]*0.1" office:value-type="float" office:value="5.1" calcext:value-type="float">
            <text:p>5,1</text:p>
          </table:table-cell>
          <table:table-cell table:style-name="ce2" table:formula="of:=SUM([.B7:.B11])" office:value-type="float" office:value="25.6" calcext:value-type="float">
            <text:p>25,6</text:p>
          </table:table-cell>
          <table:table-cell table:style-name="ce2" table:formula="of:=[.C13]/5" office:value-type="float" office:value="5.16" calcext:value-type="float">
            <text:p>5,16</text:p>
          </table:table-cell>
          <table:table-cell table:style-name="ce2" table:formula="of:=SUM([.B8:.B11])" office:value-type="float" office:value="20.4" calcext:value-type="float">
            <text:p>20,4</text:p>
          </table:table-cell>
          <table:table-cell table:style-name="ce2" table:formula="of:=[.E12]/4" office:value-type="float" office:value="5.15" calcext:value-type="float">
            <text:p>5,15</text:p>
          </table:table-cell>
          <table:table-cell table:style-name="ce2" table:formula="of:=([.F11]+[.F12])/2" office:value-type="float" office:value="5.175" calcext:value-type="float">
            <text:p>5,175</text:p>
          </table:table-cell>
          <table:table-cell table:style-name="ce2" table:formula="of:=SUM([.B9:.B11])" office:value-type="float" office:value="15.3" calcext:value-type="float">
            <text:p>15,3</text:p>
          </table:table-cell>
          <table:table-cell table:style-name="ce2" table:formula="of:=[.H12]/3" office:value-type="float" office:value="5.2" calcext:value-type="float">
            <text:p>5,2</text:p>
          </table:table-cell>
          <table:table-cell table:style-name="ce2" table:formula="of:=([.I11]+[.I12])/2" office:value-type="float" office:value="5.2" calcext:value-type="float">
            <text:p>5,2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вар3.3'.B12]*0.1" office:value-type="float" office:value="5.3" calcext:value-type="float">
            <text:p>5,3</text:p>
          </table:table-cell>
          <table:table-cell table:style-name="ce2" table:formula="of:=SUM([.B8:.B12])" office:value-type="float" office:value="25.7" calcext:value-type="float">
            <text:p>25,7</text:p>
          </table:table-cell>
          <table:table-cell table:style-name="ce2" table:formula="of:=[.C14]/5" office:value-type="float" office:value="5.2" calcext:value-type="float">
            <text:p>5,2</text:p>
          </table:table-cell>
          <table:table-cell table:style-name="ce2" table:formula="of:=SUM([.B9:.B12])" office:value-type="float" office:value="20.6" calcext:value-type="float">
            <text:p>20,6</text:p>
          </table:table-cell>
          <table:table-cell table:style-name="ce2" table:formula="of:=[.E13]/4" office:value-type="float" office:value="5.2" calcext:value-type="float">
            <text:p>5,2</text:p>
          </table:table-cell>
          <table:table-cell table:style-name="ce2" table:formula="of:=([.F12]+[.F13])/2" office:value-type="float" office:value="5.2" calcext:value-type="float">
            <text:p>5,2</text:p>
          </table:table-cell>
          <table:table-cell table:style-name="ce2" table:formula="of:=SUM([.B10:.B12])" office:value-type="float" office:value="15.6" calcext:value-type="float">
            <text:p>15,6</text:p>
          </table:table-cell>
          <table:table-cell table:style-name="ce2" table:formula="of:=[.H13]/3" office:value-type="float" office:value="5.2" calcext:value-type="float">
            <text:p>5,2</text:p>
          </table:table-cell>
          <table:table-cell table:style-name="ce2" table:formula="of:=([.I12]+[.I13])/2" office:value-type="float" office:value="5.21666666666667" calcext:value-type="float">
            <text:p>5,2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вар3.3'.B13]*0.1" office:value-type="float" office:value="5.2" calcext:value-type="float">
            <text:p>5,2</text:p>
          </table:table-cell>
          <table:table-cell table:style-name="ce2" table:formula="of:=SUM([.B9:.B13])" office:value-type="float" office:value="25.8" calcext:value-type="float">
            <text:p>25,8</text:p>
          </table:table-cell>
          <table:table-cell table:style-name="ce2" table:formula="of:=[.C15]/5" office:value-type="float" office:value="5.22" calcext:value-type="float">
            <text:p>5,22</text:p>
          </table:table-cell>
          <table:table-cell table:style-name="ce2" table:formula="of:=SUM([.B10:.B13])" office:value-type="float" office:value="20.8" calcext:value-type="float">
            <text:p>20,8</text:p>
          </table:table-cell>
          <table:table-cell table:style-name="ce2" table:formula="of:=[.E14]/4" office:value-type="float" office:value="5.2" calcext:value-type="float">
            <text:p>5,2</text:p>
          </table:table-cell>
          <table:table-cell table:style-name="ce2" table:formula="of:=([.F13]+[.F14])/2" office:value-type="float" office:value="5.225" calcext:value-type="float">
            <text:p>5,225</text:p>
          </table:table-cell>
          <table:table-cell table:style-name="ce2" table:formula="of:=SUM([.B11:.B13])" office:value-type="float" office:value="15.6" calcext:value-type="float">
            <text:p>15,6</text:p>
          </table:table-cell>
          <table:table-cell table:style-name="ce2" table:formula="of:=[.H14]/3" office:value-type="float" office:value="5.23333333333333" calcext:value-type="float">
            <text:p>5,23333333333333</text:p>
          </table:table-cell>
          <table:table-cell table:style-name="ce2" table:formula="of:=([.I13]+[.I14])/2" office:value-type="float" office:value="5.23333333333333" calcext:value-type="float">
            <text:p>5,2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вар3.3'.B14]*0.1" office:value-type="float" office:value="5.2" calcext:value-type="float">
            <text:p>5,2</text:p>
          </table:table-cell>
          <table:table-cell table:style-name="ce2" table:formula="of:=SUM([.B10:.B14])" office:value-type="float" office:value="26" calcext:value-type="float">
            <text:p>26</text:p>
          </table:table-cell>
          <table:table-cell table:style-name="ce2" table:formula="of:=[.C16]/5" office:value-type="float" office:value="5.24" calcext:value-type="float">
            <text:p>5,24</text:p>
          </table:table-cell>
          <table:table-cell table:style-name="ce2" table:formula="of:=SUM([.B11:.B14])" office:value-type="float" office:value="20.8" calcext:value-type="float">
            <text:p>20,8</text:p>
          </table:table-cell>
          <table:table-cell table:style-name="ce2" table:formula="of:=[.E15]/4" office:value-type="float" office:value="5.25" calcext:value-type="float">
            <text:p>5,25</text:p>
          </table:table-cell>
          <table:table-cell table:style-name="ce2" table:formula="of:=([.F14]+[.F15])/2" office:value-type="float" office:value="5.2375" calcext:value-type="float">
            <text:p>5,2375</text:p>
          </table:table-cell>
          <table:table-cell table:style-name="ce2" table:formula="of:=SUM([.B12:.B14])" office:value-type="float" office:value="15.7" calcext:value-type="float">
            <text:p>15,7</text:p>
          </table:table-cell>
          <table:table-cell table:style-name="ce2" table:formula="of:=[.H15]/3" office:value-type="float" office:value="5.23333333333333" calcext:value-type="float">
            <text:p>5,23333333333333</text:p>
          </table:table-cell>
          <table:table-cell table:style-name="ce2" table:formula="of:=([.I14]+[.I15])/2" office:value-type="float" office:value="5.23333333333333" calcext:value-type="float">
            <text:p>5,2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вар3.3'.B15]*0.1" office:value-type="float" office:value="5.3" calcext:value-type="float">
            <text:p>5,3</text:p>
          </table:table-cell>
          <table:table-cell table:style-name="ce2" table:formula="of:=SUM([.B11:.B15])" office:value-type="float" office:value="26.1" calcext:value-type="float">
            <text:p>26,1</text:p>
          </table:table-cell>
          <table:table-cell table:style-name="ce2" table:formula="of:=[.C17]/5" office:value-type="float" office:value="5.22" calcext:value-type="float">
            <text:p>5,22</text:p>
          </table:table-cell>
          <table:table-cell table:style-name="ce2" table:formula="of:=SUM([.B12:.B15])" office:value-type="float" office:value="21" calcext:value-type="float">
            <text:p>21</text:p>
          </table:table-cell>
          <table:table-cell table:style-name="ce2" table:formula="of:=[.E16]/4" office:value-type="float" office:value="5.225" calcext:value-type="float">
            <text:p>5,225</text:p>
          </table:table-cell>
          <table:table-cell table:style-name="ce2" table:formula="of:=([.F15]+[.F16])/2" office:value-type="float" office:value="5.225" calcext:value-type="float">
            <text:p>5,225</text:p>
          </table:table-cell>
          <table:table-cell table:style-name="ce2" table:formula="of:=SUM([.B13:.B15])" office:value-type="float" office:value="15.7" calcext:value-type="float">
            <text:p>15,7</text:p>
          </table:table-cell>
          <table:table-cell table:style-name="ce2" table:formula="of:=[.H16]/3" office:value-type="float" office:value="5.23333333333333" calcext:value-type="float">
            <text:p>5,23333333333333</text:p>
          </table:table-cell>
          <table:table-cell table:style-name="ce2" table:formula="of:=([.I15]+[.I16])/2" office:value-type="float" office:value="5.23333333333333" calcext:value-type="float">
            <text:p>5,2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вар3.3'.B16]*0.1" office:value-type="float" office:value="5.2" calcext:value-type="float">
            <text:p>5,2</text:p>
          </table:table-cell>
          <table:table-cell table:style-name="ce2" table:formula="of:=SUM([.B12:.B16])" office:value-type="float" office:value="26.2" calcext:value-type="float">
            <text:p>26,2</text:p>
          </table:table-cell>
          <table:table-cell table:style-name="ce2" table:formula="of:=[.C18]/5" office:value-type="float" office:value="5.24" calcext:value-type="float">
            <text:p>5,24</text:p>
          </table:table-cell>
          <table:table-cell table:style-name="ce2" table:formula="of:=SUM([.B13:.B16])" office:value-type="float" office:value="20.9" calcext:value-type="float">
            <text:p>20,9</text:p>
          </table:table-cell>
          <table:table-cell table:style-name="ce2" table:formula="of:=[.E17]/4" office:value-type="float" office:value="5.225" calcext:value-type="float">
            <text:p>5,225</text:p>
          </table:table-cell>
          <table:table-cell table:style-name="ce2" table:formula="of:=([.F16]+[.F17])/2" office:value-type="float" office:value="5.2375" calcext:value-type="float">
            <text:p>5,2375</text:p>
          </table:table-cell>
          <table:table-cell table:style-name="ce2" table:formula="of:=SUM([.B14:.B16])" office:value-type="float" office:value="15.7" calcext:value-type="float">
            <text:p>15,7</text:p>
          </table:table-cell>
          <table:table-cell table:style-name="ce2" table:formula="of:=[.H17]/3" office:value-type="float" office:value="5.23333333333333" calcext:value-type="float">
            <text:p>5,23333333333333</text:p>
          </table:table-cell>
          <table:table-cell table:style-name="ce2" table:formula="of:=([.I16]+[.I17])/2" office:value-type="float" office:value="5.23333333333333" calcext:value-type="float">
            <text:p>5,2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вар3.3'.B17]*0.1" office:value-type="float" office:value="5.2" calcext:value-type="float">
            <text:p>5,2</text:p>
          </table:table-cell>
          <table:table-cell table:style-name="ce2" table:formula="of:=SUM([.B13:.B17])" office:value-type="float" office:value="26.1" calcext:value-type="float">
            <text:p>26,1</text:p>
          </table:table-cell>
          <table:table-cell table:style-name="ce2"/>
          <table:table-cell table:style-name="ce2" table:formula="of:=SUM([.B14:.B17])" office:value-type="float" office:value="20.9" calcext:value-type="float">
            <text:p>20,9</text:p>
          </table:table-cell>
          <table:table-cell table:style-name="ce2" table:formula="of:=[.E18]/4" office:value-type="float" office:value="5.25" calcext:value-type="float">
            <text:p>5,25</text:p>
          </table:table-cell>
          <table:table-cell table:style-name="ce2"/>
          <table:table-cell table:style-name="ce2" table:formula="of:=SUM([.B15:.B17])" office:value-type="float" office:value="15.7" calcext:value-type="float">
            <text:p>15,7</text:p>
          </table:table-cell>
          <table:table-cell table:style-name="ce2" table:formula="of:=[.H18]/3" office:value-type="float" office:value="5.23333333333333" calcext:value-type="float">
            <text:p>5,23333333333333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вар3.3'.B18]*0.1" office:value-type="float" office:value="5.3" calcext:value-type="float">
            <text:p>5,3</text:p>
          </table:table-cell>
          <table:table-cell table:style-name="ce2" table:formula="of:=SUM([.B14:.B18])" office:value-type="float" office:value="26.2" calcext:value-type="float">
            <text:p>26,2</text:p>
          </table:table-cell>
          <table:table-cell table:style-name="ce2"/>
          <table:table-cell table:style-name="ce2" table:formula="of:=SUM([.B15:.B18])" office:value-type="float" office:value="21" calcext:value-type="float">
            <text:p>21</text:p>
          </table:table-cell>
          <table:table-cell table:style-name="ce2" table:number-columns-repeated="2"/>
          <table:table-cell table:style-name="ce2" table:formula="of:=SUM([.B16:.B18])" office:value-type="float" office:value="15.7" calcext:value-type="float">
            <text:p>15,7</text:p>
          </table:table-cell>
          <table:table-cell table:style-name="ce2" table:number-columns-repeated="2"/>
          <table:table-cell table:number-columns-repeated="16374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20.59cm" svg:height="11.611cm" svg:x="0.083cm" svg:y="0.116cm">
              <draw:object draw:notify-on-update-of-ranges="'вар3.3x0.1'.A4:'вар3.3x0.1'.A18 'вар3.3x0.1'.B3:'вар3.3x0.1'.B3 'вар3.3x0.1'.B4:'вар3.3x0.1'.B18 'вар3.3x0.1'.A4:'вар3.3x0.1'.A18 'вар3.3x0.1'.F3:'вар3.3x0.1'.F3 'вар3.3x0.1'.F4:'вар3.3x0.1'.F18 'вар3.3x0.1'.A4:'вар3.3x0.1'.A18 'вар3.3x0.1'.G3:'вар3.3x0.1'.G3 'вар3.3x0.1'.G4:'вар3.3x0.1'.G18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1638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>
            <draw:frame draw:z-index="2" draw:style-name="gr1" draw:text-style-name="P1" svg:width="20.316cm" svg:height="11.456cm" svg:x="0cm" svg:y="0.027cm">
              <draw:object draw:notify-on-update-of-ranges="'вар3.3x0.1'.A4:'вар3.3x0.1'.A18 'вар3.3x0.1'.B3:'вар3.3x0.1'.B3 'вар3.3x0.1'.B4:'вар3.3x0.1'.B18 'вар3.3x0.1'.A4:'вар3.3x0.1'.A18 'вар3.3x0.1'.I3:'вар3.3x0.1'.I3 'вар3.3x0.1'.I4:'вар3.3x0.1'.I18 'вар3.3x0.1'.A4:'вар3.3x0.1'.A18 'вар3.3x0.1'.J3:'вар3.3x0.1'.J3 'вар3.3x0.1'.J4:'вар3.3x0.1'.J18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16383"/>
        </table:table-row>
      </table:table>
      <table:table table:name="вар3.3x0.5" table:style-name="ta1">
        <table:shapes>
          <draw:frame draw:z-index="0" draw:style-name="gr1" draw:text-style-name="P1" svg:width="20.316cm" svg:height="11.456cm" svg:x="0.22cm" svg:y="9.707cm">
            <draw:object draw:notify-on-update-of-ranges="'вар3.3x0.5'.A4:'вар3.3x0.5'.A18 'вар3.3x0.5'.B3:'вар3.3x0.5'.B3 'вар3.3x0.5'.B4:'вар3.3x0.5'.B18 'вар3.3x0.5'.A4:'вар3.3x0.5'.A18 'вар3.3x0.5'.D3:'вар3.3x0.5'.D3 'вар3.3x0.5'.D4:'вар3.3x0.5'.D18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Вариант 3.3x0,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День месяца</text:p>
          </table:table-cell>
          <table:table-cell table:style-name="ce1" office:value-type="string" calcext:value-type="string">
            <text:p>Объем продукции</text:p>
          </table:table-cell>
          <table:table-cell table:style-name="ce1" office:value-type="string" calcext:value-type="string">
            <text:p>5 дневная сумма</text:p>
          </table:table-cell>
          <table:table-cell table:style-name="ce1" office:value-type="string" calcext:value-type="string">
            <text:p>5 дневная средняя</text:p>
          </table:table-cell>
          <table:table-cell table:style-name="ce1" office:value-type="string" calcext:value-type="string">
            <text:p>4 дневная сумма</text:p>
          </table:table-cell>
          <table:table-cell table:style-name="ce1" office:value-type="string" calcext:value-type="string">
            <text:p>4 дневная средняя</text:p>
          </table:table-cell>
          <table:table-cell table:style-name="ce1" office:value-type="string" calcext:value-type="string">
            <text:p>4 дневная сцентрированная</text:p>
          </table:table-cell>
          <table:table-cell table:style-name="ce3" office:value-type="string" calcext:value-type="string">
            <text:p>3 дневная сумма</text:p>
          </table:table-cell>
          <table:table-cell table:style-name="ce3" office:value-type="string" calcext:value-type="string">
            <text:p>3 дневная средняя</text:p>
          </table:table-cell>
          <table:table-cell table:style-name="ce3" office:value-type="string" calcext:value-type="string">
            <text:p>3 дневная сцентрированная</text:p>
          </table:table-cell>
          <table:table-cell table:style-name="ce3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вар3.3'.B4]*0.5" office:value-type="float" office:value="25" calcext:value-type="float">
            <text:p>25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вар3.3'.B5]*0.5" office:value-type="float" office:value="25" calcext:value-type="float">
            <text:p>25</text:p>
          </table:table-cell>
          <table:table-cell table:style-name="ce2" table:number-columns-repeated="6"/>
          <table:table-cell table:style-name="ce2" table:formula="of:=[.H6]/3" office:value-type="float" office:value="25.1666666666667" calcext:value-type="float">
            <text:p>25,1666666666667</text:p>
          </table:table-cell>
          <table:table-cell table:style-name="ce2" table:formula="of:=([.I5]+[.I6])/2" office:value-type="float" office:value="25.3333333333333" calcext:value-type="float">
            <text:p>25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вар3.3'.B6]*0.5" office:value-type="float" office:value="25.5" calcext:value-type="float">
            <text:p>25,5</text:p>
          </table:table-cell>
          <table:table-cell table:style-name="ce2"/>
          <table:table-cell table:style-name="ce2" table:formula="of:=[.C8]/5" office:value-type="float" office:value="25.4" calcext:value-type="float">
            <text:p>25,4</text:p>
          </table:table-cell>
          <table:table-cell table:style-name="ce2"/>
          <table:table-cell table:style-name="ce2" table:formula="of:=[.E7]/4" office:value-type="float" office:value="25.375" calcext:value-type="float">
            <text:p>25,375</text:p>
          </table:table-cell>
          <table:table-cell table:style-name="ce2" table:formula="of:=([.F6]+[.F7])/2" office:value-type="float" office:value="25.4375" calcext:value-type="float">
            <text:p>25,4375</text:p>
          </table:table-cell>
          <table:table-cell table:style-name="ce2" table:formula="of:=SUM([.B4:.B6])" office:value-type="float" office:value="75.5" calcext:value-type="float">
            <text:p>75,5</text:p>
          </table:table-cell>
          <table:table-cell table:style-name="ce2" table:formula="of:=[.H7]/3" office:value-type="float" office:value="25.5" calcext:value-type="float">
            <text:p>25,5</text:p>
          </table:table-cell>
          <table:table-cell table:style-name="ce2" table:formula="of:=([.I6]+[.I7])/2" office:value-type="float" office:value="25.5833333333333" calcext:value-type="float">
            <text:p>25,58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вар3.3'.B7]*0.5" office:value-type="float" office:value="26" calcext:value-type="float">
            <text:p>26</text:p>
          </table:table-cell>
          <table:table-cell table:style-name="ce2"/>
          <table:table-cell table:style-name="ce2" table:formula="of:=[.C9]/5" office:value-type="float" office:value="25.4" calcext:value-type="float">
            <text:p>25,4</text:p>
          </table:table-cell>
          <table:table-cell table:style-name="ce2" table:formula="of:=SUM([.B4:.B7])" office:value-type="float" office:value="101.5" calcext:value-type="float">
            <text:p>101,5</text:p>
          </table:table-cell>
          <table:table-cell table:style-name="ce2" table:formula="of:=[.E8]/4" office:value-type="float" office:value="25.5" calcext:value-type="float">
            <text:p>25,5</text:p>
          </table:table-cell>
          <table:table-cell table:style-name="ce2" table:formula="of:=([.F7]+[.F8])/2" office:value-type="float" office:value="25.5" calcext:value-type="float">
            <text:p>25,5</text:p>
          </table:table-cell>
          <table:table-cell table:style-name="ce2" table:formula="of:=SUM([.B5:.B7])" office:value-type="float" office:value="76.5" calcext:value-type="float">
            <text:p>76,5</text:p>
          </table:table-cell>
          <table:table-cell table:style-name="ce2" table:formula="of:=[.H8]/3" office:value-type="float" office:value="25.6666666666667" calcext:value-type="float">
            <text:p>25,6666666666667</text:p>
          </table:table-cell>
          <table:table-cell table:style-name="ce2" table:formula="of:=([.I7]+[.I8])/2" office:value-type="float" office:value="25.5833333333333" calcext:value-type="float">
            <text:p>25,58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вар3.3'.B8]*0.5" office:value-type="float" office:value="25.5" calcext:value-type="float">
            <text:p>25,5</text:p>
          </table:table-cell>
          <table:table-cell table:style-name="ce2" table:formula="of:=SUM([.B4:.B8])" office:value-type="float" office:value="127" calcext:value-type="float">
            <text:p>127</text:p>
          </table:table-cell>
          <table:table-cell table:style-name="ce2" table:formula="of:=[.C10]/5" office:value-type="float" office:value="25.6" calcext:value-type="float">
            <text:p>25,6</text:p>
          </table:table-cell>
          <table:table-cell table:style-name="ce2" table:formula="of:=SUM([.B5:.B8])" office:value-type="float" office:value="102" calcext:value-type="float">
            <text:p>102</text:p>
          </table:table-cell>
          <table:table-cell table:style-name="ce2" table:formula="of:=[.E9]/4" office:value-type="float" office:value="25.5" calcext:value-type="float">
            <text:p>25,5</text:p>
          </table:table-cell>
          <table:table-cell table:style-name="ce2" table:formula="of:=([.F8]+[.F9])/2" office:value-type="float" office:value="25.5625" calcext:value-type="float">
            <text:p>25,5625</text:p>
          </table:table-cell>
          <table:table-cell table:style-name="ce2" table:formula="of:=SUM([.B6:.B8])" office:value-type="float" office:value="77" calcext:value-type="float">
            <text:p>77</text:p>
          </table:table-cell>
          <table:table-cell table:style-name="ce2" table:formula="of:=[.H9]/3" office:value-type="float" office:value="25.5" calcext:value-type="float">
            <text:p>25,5</text:p>
          </table:table-cell>
          <table:table-cell table:style-name="ce2" table:formula="of:=([.I8]+[.I9])/2" office:value-type="float" office:value="25.5" calcext:value-type="float">
            <text:p>25,5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вар3.3'.B9]*0.5" office:value-type="float" office:value="25" calcext:value-type="float">
            <text:p>25</text:p>
          </table:table-cell>
          <table:table-cell table:style-name="ce2" table:formula="of:=SUM([.B5:.B9])" office:value-type="float" office:value="127" calcext:value-type="float">
            <text:p>127</text:p>
          </table:table-cell>
          <table:table-cell table:style-name="ce2" table:formula="of:=[.C11]/5" office:value-type="float" office:value="25.6" calcext:value-type="float">
            <text:p>25,6</text:p>
          </table:table-cell>
          <table:table-cell table:style-name="ce2" table:formula="of:=SUM([.B6:.B9])" office:value-type="float" office:value="102" calcext:value-type="float">
            <text:p>102</text:p>
          </table:table-cell>
          <table:table-cell table:style-name="ce2" table:formula="of:=[.E10]/4" office:value-type="float" office:value="25.625" calcext:value-type="float">
            <text:p>25,625</text:p>
          </table:table-cell>
          <table:table-cell table:style-name="ce2" table:formula="of:=([.F9]+[.F10])/2" office:value-type="float" office:value="25.5625" calcext:value-type="float">
            <text:p>25,5625</text:p>
          </table:table-cell>
          <table:table-cell table:style-name="ce2" table:formula="of:=SUM([.B7:.B9])" office:value-type="float" office:value="76.5" calcext:value-type="float">
            <text:p>76,5</text:p>
          </table:table-cell>
          <table:table-cell table:style-name="ce2" table:formula="of:=[.H10]/3" office:value-type="float" office:value="25.5" calcext:value-type="float">
            <text:p>25,5</text:p>
          </table:table-cell>
          <table:table-cell table:style-name="ce2" table:formula="of:=([.I9]+[.I10])/2" office:value-type="float" office:value="25.5" calcext:value-type="float">
            <text:p>25,5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вар3.3'.B10]*0.5" office:value-type="float" office:value="26" calcext:value-type="float">
            <text:p>26</text:p>
          </table:table-cell>
          <table:table-cell table:style-name="ce2" table:formula="of:=SUM([.B6:.B10])" office:value-type="float" office:value="128" calcext:value-type="float">
            <text:p>128</text:p>
          </table:table-cell>
          <table:table-cell table:style-name="ce2" table:formula="of:=[.C12]/5" office:value-type="float" office:value="25.7" calcext:value-type="float">
            <text:p>25,7</text:p>
          </table:table-cell>
          <table:table-cell table:style-name="ce2" table:formula="of:=SUM([.B7:.B10])" office:value-type="float" office:value="102.5" calcext:value-type="float">
            <text:p>102,5</text:p>
          </table:table-cell>
          <table:table-cell table:style-name="ce2" table:formula="of:=[.E11]/4" office:value-type="float" office:value="25.5" calcext:value-type="float">
            <text:p>25,5</text:p>
          </table:table-cell>
          <table:table-cell table:style-name="ce2" table:formula="of:=([.F10]+[.F11])/2" office:value-type="float" office:value="25.625" calcext:value-type="float">
            <text:p>25,625</text:p>
          </table:table-cell>
          <table:table-cell table:style-name="ce2" table:formula="of:=SUM([.B8:.B10])" office:value-type="float" office:value="76.5" calcext:value-type="float">
            <text:p>76,5</text:p>
          </table:table-cell>
          <table:table-cell table:style-name="ce2" table:formula="of:=[.H11]/3" office:value-type="float" office:value="25.5" calcext:value-type="float">
            <text:p>25,5</text:p>
          </table:table-cell>
          <table:table-cell table:style-name="ce2" table:formula="of:=([.I10]+[.I11])/2" office:value-type="float" office:value="25.75" calcext:value-type="float">
            <text:p>25,75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вар3.3'.B11]*0.5" office:value-type="float" office:value="25.5" calcext:value-type="float">
            <text:p>25,5</text:p>
          </table:table-cell>
          <table:table-cell table:style-name="ce2" table:formula="of:=SUM([.B7:.B11])" office:value-type="float" office:value="128" calcext:value-type="float">
            <text:p>128</text:p>
          </table:table-cell>
          <table:table-cell table:style-name="ce2" table:formula="of:=[.C13]/5" office:value-type="float" office:value="25.8" calcext:value-type="float">
            <text:p>25,8</text:p>
          </table:table-cell>
          <table:table-cell table:style-name="ce2" table:formula="of:=SUM([.B8:.B11])" office:value-type="float" office:value="102" calcext:value-type="float">
            <text:p>102</text:p>
          </table:table-cell>
          <table:table-cell table:style-name="ce2" table:formula="of:=[.E12]/4" office:value-type="float" office:value="25.75" calcext:value-type="float">
            <text:p>25,75</text:p>
          </table:table-cell>
          <table:table-cell table:style-name="ce2" table:formula="of:=([.F11]+[.F12])/2" office:value-type="float" office:value="25.875" calcext:value-type="float">
            <text:p>25,875</text:p>
          </table:table-cell>
          <table:table-cell table:style-name="ce2" table:formula="of:=SUM([.B9:.B11])" office:value-type="float" office:value="76.5" calcext:value-type="float">
            <text:p>76,5</text:p>
          </table:table-cell>
          <table:table-cell table:style-name="ce2" table:formula="of:=[.H12]/3" office:value-type="float" office:value="26" calcext:value-type="float">
            <text:p>26</text:p>
          </table:table-cell>
          <table:table-cell table:style-name="ce2" table:formula="of:=([.I11]+[.I12])/2" office:value-type="float" office:value="26" calcext:value-type="float">
            <text:p>26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вар3.3'.B12]*0.5" office:value-type="float" office:value="26.5" calcext:value-type="float">
            <text:p>26,5</text:p>
          </table:table-cell>
          <table:table-cell table:style-name="ce2" table:formula="of:=SUM([.B8:.B12])" office:value-type="float" office:value="128.5" calcext:value-type="float">
            <text:p>128,5</text:p>
          </table:table-cell>
          <table:table-cell table:style-name="ce2" table:formula="of:=[.C14]/5" office:value-type="float" office:value="26" calcext:value-type="float">
            <text:p>26</text:p>
          </table:table-cell>
          <table:table-cell table:style-name="ce2" table:formula="of:=SUM([.B9:.B12])" office:value-type="float" office:value="103" calcext:value-type="float">
            <text:p>103</text:p>
          </table:table-cell>
          <table:table-cell table:style-name="ce2" table:formula="of:=[.E13]/4" office:value-type="float" office:value="26" calcext:value-type="float">
            <text:p>26</text:p>
          </table:table-cell>
          <table:table-cell table:style-name="ce2" table:formula="of:=([.F12]+[.F13])/2" office:value-type="float" office:value="26" calcext:value-type="float">
            <text:p>26</text:p>
          </table:table-cell>
          <table:table-cell table:style-name="ce2" table:formula="of:=SUM([.B10:.B12])" office:value-type="float" office:value="78" calcext:value-type="float">
            <text:p>78</text:p>
          </table:table-cell>
          <table:table-cell table:style-name="ce2" table:formula="of:=[.H13]/3" office:value-type="float" office:value="26" calcext:value-type="float">
            <text:p>26</text:p>
          </table:table-cell>
          <table:table-cell table:style-name="ce2" table:formula="of:=([.I12]+[.I13])/2" office:value-type="float" office:value="26.0833333333333" calcext:value-type="float">
            <text:p>26,08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вар3.3'.B13]*0.5" office:value-type="float" office:value="26" calcext:value-type="float">
            <text:p>26</text:p>
          </table:table-cell>
          <table:table-cell table:style-name="ce2" table:formula="of:=SUM([.B9:.B13])" office:value-type="float" office:value="129" calcext:value-type="float">
            <text:p>129</text:p>
          </table:table-cell>
          <table:table-cell table:style-name="ce2" table:formula="of:=[.C15]/5" office:value-type="float" office:value="26.1" calcext:value-type="float">
            <text:p>26,1</text:p>
          </table:table-cell>
          <table:table-cell table:style-name="ce2" table:formula="of:=SUM([.B10:.B13])" office:value-type="float" office:value="104" calcext:value-type="float">
            <text:p>104</text:p>
          </table:table-cell>
          <table:table-cell table:style-name="ce2" table:formula="of:=[.E14]/4" office:value-type="float" office:value="26" calcext:value-type="float">
            <text:p>26</text:p>
          </table:table-cell>
          <table:table-cell table:style-name="ce2" table:formula="of:=([.F13]+[.F14])/2" office:value-type="float" office:value="26.125" calcext:value-type="float">
            <text:p>26,125</text:p>
          </table:table-cell>
          <table:table-cell table:style-name="ce2" table:formula="of:=SUM([.B11:.B13])" office:value-type="float" office:value="78" calcext:value-type="float">
            <text:p>78</text:p>
          </table:table-cell>
          <table:table-cell table:style-name="ce2" table:formula="of:=[.H14]/3" office:value-type="float" office:value="26.1666666666667" calcext:value-type="float">
            <text:p>26,1666666666667</text:p>
          </table:table-cell>
          <table:table-cell table:style-name="ce2" table:formula="of:=([.I13]+[.I14])/2" office:value-type="float" office:value="26.1666666666667" calcext:value-type="float">
            <text:p>26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вар3.3'.B14]*0.5" office:value-type="float" office:value="26" calcext:value-type="float">
            <text:p>26</text:p>
          </table:table-cell>
          <table:table-cell table:style-name="ce2" table:formula="of:=SUM([.B10:.B14])" office:value-type="float" office:value="130" calcext:value-type="float">
            <text:p>130</text:p>
          </table:table-cell>
          <table:table-cell table:style-name="ce2" table:formula="of:=[.C16]/5" office:value-type="float" office:value="26.2" calcext:value-type="float">
            <text:p>26,2</text:p>
          </table:table-cell>
          <table:table-cell table:style-name="ce2" table:formula="of:=SUM([.B11:.B14])" office:value-type="float" office:value="104" calcext:value-type="float">
            <text:p>104</text:p>
          </table:table-cell>
          <table:table-cell table:style-name="ce2" table:formula="of:=[.E15]/4" office:value-type="float" office:value="26.25" calcext:value-type="float">
            <text:p>26,25</text:p>
          </table:table-cell>
          <table:table-cell table:style-name="ce2" table:formula="of:=([.F14]+[.F15])/2" office:value-type="float" office:value="26.1875" calcext:value-type="float">
            <text:p>26,1875</text:p>
          </table:table-cell>
          <table:table-cell table:style-name="ce2" table:formula="of:=SUM([.B12:.B14])" office:value-type="float" office:value="78.5" calcext:value-type="float">
            <text:p>78,5</text:p>
          </table:table-cell>
          <table:table-cell table:style-name="ce2" table:formula="of:=[.H15]/3" office:value-type="float" office:value="26.1666666666667" calcext:value-type="float">
            <text:p>26,1666666666667</text:p>
          </table:table-cell>
          <table:table-cell table:style-name="ce2" table:formula="of:=([.I14]+[.I15])/2" office:value-type="float" office:value="26.1666666666667" calcext:value-type="float">
            <text:p>26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вар3.3'.B15]*0.5" office:value-type="float" office:value="26.5" calcext:value-type="float">
            <text:p>26,5</text:p>
          </table:table-cell>
          <table:table-cell table:style-name="ce2" table:formula="of:=SUM([.B11:.B15])" office:value-type="float" office:value="130.5" calcext:value-type="float">
            <text:p>130,5</text:p>
          </table:table-cell>
          <table:table-cell table:style-name="ce2" table:formula="of:=[.C17]/5" office:value-type="float" office:value="26.1" calcext:value-type="float">
            <text:p>26,1</text:p>
          </table:table-cell>
          <table:table-cell table:style-name="ce2" table:formula="of:=SUM([.B12:.B15])" office:value-type="float" office:value="105" calcext:value-type="float">
            <text:p>105</text:p>
          </table:table-cell>
          <table:table-cell table:style-name="ce2" table:formula="of:=[.E16]/4" office:value-type="float" office:value="26.125" calcext:value-type="float">
            <text:p>26,125</text:p>
          </table:table-cell>
          <table:table-cell table:style-name="ce2" table:formula="of:=([.F15]+[.F16])/2" office:value-type="float" office:value="26.125" calcext:value-type="float">
            <text:p>26,125</text:p>
          </table:table-cell>
          <table:table-cell table:style-name="ce2" table:formula="of:=SUM([.B13:.B15])" office:value-type="float" office:value="78.5" calcext:value-type="float">
            <text:p>78,5</text:p>
          </table:table-cell>
          <table:table-cell table:style-name="ce2" table:formula="of:=[.H16]/3" office:value-type="float" office:value="26.1666666666667" calcext:value-type="float">
            <text:p>26,1666666666667</text:p>
          </table:table-cell>
          <table:table-cell table:style-name="ce2" table:formula="of:=([.I15]+[.I16])/2" office:value-type="float" office:value="26.1666666666667" calcext:value-type="float">
            <text:p>26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вар3.3'.B16]*0.5" office:value-type="float" office:value="26" calcext:value-type="float">
            <text:p>26</text:p>
          </table:table-cell>
          <table:table-cell table:style-name="ce2" table:formula="of:=SUM([.B12:.B16])" office:value-type="float" office:value="131" calcext:value-type="float">
            <text:p>131</text:p>
          </table:table-cell>
          <table:table-cell table:style-name="ce2" table:formula="of:=[.C18]/5" office:value-type="float" office:value="26.2" calcext:value-type="float">
            <text:p>26,2</text:p>
          </table:table-cell>
          <table:table-cell table:style-name="ce2" table:formula="of:=SUM([.B13:.B16])" office:value-type="float" office:value="104.5" calcext:value-type="float">
            <text:p>104,5</text:p>
          </table:table-cell>
          <table:table-cell table:style-name="ce2" table:formula="of:=[.E17]/4" office:value-type="float" office:value="26.125" calcext:value-type="float">
            <text:p>26,125</text:p>
          </table:table-cell>
          <table:table-cell table:style-name="ce2" table:formula="of:=([.F16]+[.F17])/2" office:value-type="float" office:value="26.1875" calcext:value-type="float">
            <text:p>26,1875</text:p>
          </table:table-cell>
          <table:table-cell table:style-name="ce2" table:formula="of:=SUM([.B14:.B16])" office:value-type="float" office:value="78.5" calcext:value-type="float">
            <text:p>78,5</text:p>
          </table:table-cell>
          <table:table-cell table:style-name="ce2" table:formula="of:=[.H17]/3" office:value-type="float" office:value="26.1666666666667" calcext:value-type="float">
            <text:p>26,1666666666667</text:p>
          </table:table-cell>
          <table:table-cell table:style-name="ce2" table:formula="of:=([.I16]+[.I17])/2" office:value-type="float" office:value="26.1666666666667" calcext:value-type="float">
            <text:p>26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вар3.3'.B17]*0.5" office:value-type="float" office:value="26" calcext:value-type="float">
            <text:p>26</text:p>
          </table:table-cell>
          <table:table-cell table:style-name="ce2" table:formula="of:=SUM([.B13:.B17])" office:value-type="float" office:value="130.5" calcext:value-type="float">
            <text:p>130,5</text:p>
          </table:table-cell>
          <table:table-cell table:style-name="ce2"/>
          <table:table-cell table:style-name="ce2" table:formula="of:=SUM([.B14:.B17])" office:value-type="float" office:value="104.5" calcext:value-type="float">
            <text:p>104,5</text:p>
          </table:table-cell>
          <table:table-cell table:style-name="ce2" table:formula="of:=[.E18]/4" office:value-type="float" office:value="26.25" calcext:value-type="float">
            <text:p>26,25</text:p>
          </table:table-cell>
          <table:table-cell table:style-name="ce2"/>
          <table:table-cell table:style-name="ce2" table:formula="of:=SUM([.B15:.B17])" office:value-type="float" office:value="78.5" calcext:value-type="float">
            <text:p>78,5</text:p>
          </table:table-cell>
          <table:table-cell table:style-name="ce2" table:formula="of:=[.H18]/3" office:value-type="float" office:value="26.1666666666667" calcext:value-type="float">
            <text:p>26,1666666666667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вар3.3'.B18]*0.5" office:value-type="float" office:value="26.5" calcext:value-type="float">
            <text:p>26,5</text:p>
          </table:table-cell>
          <table:table-cell table:style-name="ce2" table:formula="of:=SUM([.B14:.B18])" office:value-type="float" office:value="131" calcext:value-type="float">
            <text:p>131</text:p>
          </table:table-cell>
          <table:table-cell table:style-name="ce2"/>
          <table:table-cell table:style-name="ce2" table:formula="of:=SUM([.B15:.B18])" office:value-type="float" office:value="105" calcext:value-type="float">
            <text:p>105</text:p>
          </table:table-cell>
          <table:table-cell table:style-name="ce2" table:number-columns-repeated="2"/>
          <table:table-cell table:style-name="ce2" table:formula="of:=SUM([.B16:.B18])" office:value-type="float" office:value="78.5" calcext:value-type="float">
            <text:p>78,5</text:p>
          </table:table-cell>
          <table:table-cell table:style-name="ce2" table:number-columns-repeated="2"/>
          <table:table-cell table:number-columns-repeated="16374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20.59cm" svg:height="11.611cm" svg:x="0.083cm" svg:y="0.116cm">
              <draw:object draw:notify-on-update-of-ranges="'вар3.3x0.5'.A4:'вар3.3x0.5'.A18 'вар3.3x0.5'.B3:'вар3.3x0.5'.B3 'вар3.3x0.5'.B4:'вар3.3x0.5'.B18 'вар3.3x0.5'.A4:'вар3.3x0.5'.A18 'вар3.3x0.5'.F3:'вар3.3x0.5'.F3 'вар3.3x0.5'.F4:'вар3.3x0.5'.F18 'вар3.3x0.5'.A4:'вар3.3x0.5'.A18 'вар3.3x0.5'.G3:'вар3.3x0.5'.G3 'вар3.3x0.5'.G4:'вар3.3x0.5'.G18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1638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>
            <draw:frame draw:z-index="2" draw:style-name="gr1" draw:text-style-name="P1" svg:width="20.316cm" svg:height="11.456cm" svg:x="0cm" svg:y="0.027cm">
              <draw:object draw:notify-on-update-of-ranges="'вар3.3x0.5'.A4:'вар3.3x0.5'.A18 'вар3.3x0.5'.B3:'вар3.3x0.5'.B3 'вар3.3x0.5'.B4:'вар3.3x0.5'.B18 'вар3.3x0.5'.A4:'вар3.3x0.5'.A18 'вар3.3x0.5'.I3:'вар3.3x0.5'.I3 'вар3.3x0.5'.I4:'вар3.3x0.5'.I18 'вар3.3x0.5'.A4:'вар3.3x0.5'.A18 'вар3.3x0.5'.J3:'вар3.3x0.5'.J3 'вар3.3x0.5'.J4:'вар3.3x0.5'.J18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16383"/>
        </table:table-row>
      </table:table>
      <table:table table:name="вар3.4" table:style-name="ta1">
        <table:shapes>
          <draw:frame draw:z-index="0" draw:style-name="gr1" draw:text-style-name="P1" svg:width="20.316cm" svg:height="11.456cm" svg:x="0.22cm" svg:y="9.707cm">
            <draw:object draw:notify-on-update-of-ranges="'вар3.4'.A4:'вар3.4'.A18 'вар3.4'.B3:'вар3.4'.B3 'вар3.4'.B4:'вар3.4'.B18 'вар3.4'.A4:'вар3.4'.A18 'вар3.4'.D3:'вар3.4'.D3 'вар3.4'.D4:'вар3.4'.D1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Вариант 3.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День месяца</text:p>
          </table:table-cell>
          <table:table-cell table:style-name="ce1" office:value-type="string" calcext:value-type="string">
            <text:p>Объем продукции</text:p>
          </table:table-cell>
          <table:table-cell table:style-name="ce1" office:value-type="string" calcext:value-type="string">
            <text:p>5 дневная сумма</text:p>
          </table:table-cell>
          <table:table-cell table:style-name="ce1" office:value-type="string" calcext:value-type="string">
            <text:p>5 дневная средняя</text:p>
          </table:table-cell>
          <table:table-cell table:style-name="ce1" office:value-type="string" calcext:value-type="string">
            <text:p>4 дневная сумма</text:p>
          </table:table-cell>
          <table:table-cell table:style-name="ce1" office:value-type="string" calcext:value-type="string">
            <text:p>4 дневная средняя</text:p>
          </table:table-cell>
          <table:table-cell table:style-name="ce1" office:value-type="string" calcext:value-type="string">
            <text:p>4 дневная сцентрированная</text:p>
          </table:table-cell>
          <table:table-cell table:style-name="ce3" office:value-type="string" calcext:value-type="string">
            <text:p>3 дневная сумма</text:p>
          </table:table-cell>
          <table:table-cell table:style-name="ce3" office:value-type="string" calcext:value-type="string">
            <text:p>3 дневная средняя</text:p>
          </table:table-cell>
          <table:table-cell table:style-name="ce3" office:value-type="string" calcext:value-type="string">
            <text:p>3 дневная сцентрированная</text:p>
          </table:table-cell>
          <table:table-cell table:style-name="ce3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number-columns-repeated="6"/>
          <table:table-cell table:style-name="ce2" table:formula="of:=[.H6]/3" office:value-type="float" office:value="58.3333333333333" calcext:value-type="float">
            <text:p>58,3333333333333</text:p>
          </table:table-cell>
          <table:table-cell table:style-name="ce2" table:formula="of:=([.I5]+[.I6])/2" office:value-type="float" office:value="58.3333333333333" calcext:value-type="float">
            <text:p>58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2" table:formula="of:=[.C8]/5" office:value-type="float" office:value="58.4" calcext:value-type="float">
            <text:p>58,4</text:p>
          </table:table-cell>
          <table:table-cell table:style-name="ce2"/>
          <table:table-cell table:style-name="ce2" table:formula="of:=[.E7]/4" office:value-type="float" office:value="58.5" calcext:value-type="float">
            <text:p>58,5</text:p>
          </table:table-cell>
          <table:table-cell table:style-name="ce2" table:formula="of:=([.F6]+[.F7])/2" office:value-type="float" office:value="58.375" calcext:value-type="float">
            <text:p>58,375</text:p>
          </table:table-cell>
          <table:table-cell table:style-name="ce2" table:formula="of:=SUM([.B4:.B6])" office:value-type="float" office:value="175" calcext:value-type="float">
            <text:p>175</text:p>
          </table:table-cell>
          <table:table-cell table:style-name="ce2" table:formula="of:=[.H7]/3" office:value-type="float" office:value="58.3333333333333" calcext:value-type="float">
            <text:p>58,3333333333333</text:p>
          </table:table-cell>
          <table:table-cell table:style-name="ce2" table:formula="of:=([.I6]+[.I7])/2" office:value-type="float" office:value="58.3333333333333" calcext:value-type="float">
            <text:p>58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table:formula="of:=[.C9]/5" office:value-type="float" office:value="58.2" calcext:value-type="float">
            <text:p>58,2</text:p>
          </table:table-cell>
          <table:table-cell table:style-name="ce2" table:formula="of:=SUM([.B4:.B7])" office:value-type="float" office:value="234" calcext:value-type="float">
            <text:p>234</text:p>
          </table:table-cell>
          <table:table-cell table:style-name="ce2" table:formula="of:=[.E8]/4" office:value-type="float" office:value="58.25" calcext:value-type="float">
            <text:p>58,25</text:p>
          </table:table-cell>
          <table:table-cell table:style-name="ce2" table:formula="of:=([.F7]+[.F8])/2" office:value-type="float" office:value="58.25" calcext:value-type="float">
            <text:p>58,25</text:p>
          </table:table-cell>
          <table:table-cell table:style-name="ce2" table:formula="of:=SUM([.B5:.B7])" office:value-type="float" office:value="175" calcext:value-type="float">
            <text:p>175</text:p>
          </table:table-cell>
          <table:table-cell table:style-name="ce2" table:formula="of:=[.H8]/3" office:value-type="float" office:value="58.3333333333333" calcext:value-type="float">
            <text:p>58,3333333333333</text:p>
          </table:table-cell>
          <table:table-cell table:style-name="ce2" table:formula="of:=([.I7]+[.I8])/2" office:value-type="float" office:value="58.3333333333333" calcext:value-type="float">
            <text:p>58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SUM([.B4:.B8])" office:value-type="float" office:value="292" calcext:value-type="float">
            <text:p>292</text:p>
          </table:table-cell>
          <table:table-cell table:style-name="ce2" table:formula="of:=[.C10]/5" office:value-type="float" office:value="58.4" calcext:value-type="float">
            <text:p>58,4</text:p>
          </table:table-cell>
          <table:table-cell table:style-name="ce2" table:formula="of:=SUM([.B5:.B8])" office:value-type="float" office:value="233" calcext:value-type="float">
            <text:p>233</text:p>
          </table:table-cell>
          <table:table-cell table:style-name="ce2" table:formula="of:=[.E9]/4" office:value-type="float" office:value="58.25" calcext:value-type="float">
            <text:p>58,25</text:p>
          </table:table-cell>
          <table:table-cell table:style-name="ce2" table:formula="of:=([.F8]+[.F9])/2" office:value-type="float" office:value="58.375" calcext:value-type="float">
            <text:p>58,375</text:p>
          </table:table-cell>
          <table:table-cell table:style-name="ce2" table:formula="of:=SUM([.B6:.B8])" office:value-type="float" office:value="175" calcext:value-type="float">
            <text:p>175</text:p>
          </table:table-cell>
          <table:table-cell table:style-name="ce2" table:formula="of:=[.H9]/3" office:value-type="float" office:value="58.3333333333333" calcext:value-type="float">
            <text:p>58,3333333333333</text:p>
          </table:table-cell>
          <table:table-cell table:style-name="ce2" table:formula="of:=([.I8]+[.I9])/2" office:value-type="float" office:value="58.3333333333333" calcext:value-type="float">
            <text:p>58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SUM([.B5:.B9])" office:value-type="float" office:value="291" calcext:value-type="float">
            <text:p>291</text:p>
          </table:table-cell>
          <table:table-cell table:style-name="ce2" table:formula="of:=[.C11]/5" office:value-type="float" office:value="58.2" calcext:value-type="float">
            <text:p>58,2</text:p>
          </table:table-cell>
          <table:table-cell table:style-name="ce2" table:formula="of:=SUM([.B6:.B9])" office:value-type="float" office:value="233" calcext:value-type="float">
            <text:p>233</text:p>
          </table:table-cell>
          <table:table-cell table:style-name="ce2" table:formula="of:=[.E10]/4" office:value-type="float" office:value="58.5" calcext:value-type="float">
            <text:p>58,5</text:p>
          </table:table-cell>
          <table:table-cell table:style-name="ce2" table:formula="of:=([.F9]+[.F10])/2" office:value-type="float" office:value="58.25" calcext:value-type="float">
            <text:p>58,25</text:p>
          </table:table-cell>
          <table:table-cell table:style-name="ce2" table:formula="of:=SUM([.B7:.B9])" office:value-type="float" office:value="175" calcext:value-type="float">
            <text:p>175</text:p>
          </table:table-cell>
          <table:table-cell table:style-name="ce2" table:formula="of:=[.H10]/3" office:value-type="float" office:value="58.3333333333333" calcext:value-type="float">
            <text:p>58,3333333333333</text:p>
          </table:table-cell>
          <table:table-cell table:style-name="ce2" table:formula="of:=([.I9]+[.I10])/2" office:value-type="float" office:value="58.1666666666667" calcext:value-type="float">
            <text:p>58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formula="of:=SUM([.B6:.B10])" office:value-type="float" office:value="292" calcext:value-type="float">
            <text:p>292</text:p>
          </table:table-cell>
          <table:table-cell table:style-name="ce2" table:formula="of:=[.C12]/5" office:value-type="float" office:value="58" calcext:value-type="float">
            <text:p>58</text:p>
          </table:table-cell>
          <table:table-cell table:style-name="ce2" table:formula="of:=SUM([.B7:.B10])" office:value-type="float" office:value="234" calcext:value-type="float">
            <text:p>234</text:p>
          </table:table-cell>
          <table:table-cell table:style-name="ce2" table:formula="of:=[.E11]/4" office:value-type="float" office:value="58" calcext:value-type="float">
            <text:p>58</text:p>
          </table:table-cell>
          <table:table-cell table:style-name="ce2" table:formula="of:=([.F10]+[.F11])/2" office:value-type="float" office:value="58" calcext:value-type="float">
            <text:p>58</text:p>
          </table:table-cell>
          <table:table-cell table:style-name="ce2" table:formula="of:=SUM([.B8:.B10])" office:value-type="float" office:value="175" calcext:value-type="float">
            <text:p>175</text:p>
          </table:table-cell>
          <table:table-cell table:style-name="ce2" table:formula="of:=[.H11]/3" office:value-type="float" office:value="58" calcext:value-type="float">
            <text:p>58</text:p>
          </table:table-cell>
          <table:table-cell table:style-name="ce2" table:formula="of:=([.I10]+[.I11])/2" office:value-type="float" office:value="58" calcext:value-type="float">
            <text:p>58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formula="of:=SUM([.B7:.B11])" office:value-type="float" office:value="291" calcext:value-type="float">
            <text:p>291</text:p>
          </table:table-cell>
          <table:table-cell table:style-name="ce2" table:formula="of:=[.C13]/5" office:value-type="float" office:value="57.6" calcext:value-type="float">
            <text:p>57,6</text:p>
          </table:table-cell>
          <table:table-cell table:style-name="ce2" table:formula="of:=SUM([.B8:.B11])" office:value-type="float" office:value="232" calcext:value-type="float">
            <text:p>232</text:p>
          </table:table-cell>
          <table:table-cell table:style-name="ce2" table:formula="of:=[.E12]/4" office:value-type="float" office:value="58" calcext:value-type="float">
            <text:p>58</text:p>
          </table:table-cell>
          <table:table-cell table:style-name="ce2" table:formula="of:=([.F11]+[.F12])/2" office:value-type="float" office:value="57.75" calcext:value-type="float">
            <text:p>57,75</text:p>
          </table:table-cell>
          <table:table-cell table:style-name="ce2" table:formula="of:=SUM([.B9:.B11])" office:value-type="float" office:value="174" calcext:value-type="float">
            <text:p>174</text:p>
          </table:table-cell>
          <table:table-cell table:style-name="ce2" table:formula="of:=[.H12]/3" office:value-type="float" office:value="58" calcext:value-type="float">
            <text:p>58</text:p>
          </table:table-cell>
          <table:table-cell table:style-name="ce2" table:formula="of:=([.I11]+[.I12])/2" office:value-type="float" office:value="57.5" calcext:value-type="float">
            <text:p>57,5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SUM([.B8:.B12])" office:value-type="float" office:value="290" calcext:value-type="float">
            <text:p>290</text:p>
          </table:table-cell>
          <table:table-cell table:style-name="ce2" table:formula="of:=[.C14]/5" office:value-type="float" office:value="57.4" calcext:value-type="float">
            <text:p>57,4</text:p>
          </table:table-cell>
          <table:table-cell table:style-name="ce2" table:formula="of:=SUM([.B9:.B12])" office:value-type="float" office:value="232" calcext:value-type="float">
            <text:p>232</text:p>
          </table:table-cell>
          <table:table-cell table:style-name="ce2" table:formula="of:=[.E13]/4" office:value-type="float" office:value="57.5" calcext:value-type="float">
            <text:p>57,5</text:p>
          </table:table-cell>
          <table:table-cell table:style-name="ce2" table:formula="of:=([.F12]+[.F13])/2" office:value-type="float" office:value="57.25" calcext:value-type="float">
            <text:p>57,25</text:p>
          </table:table-cell>
          <table:table-cell table:style-name="ce2" table:formula="of:=SUM([.B10:.B12])" office:value-type="float" office:value="174" calcext:value-type="float">
            <text:p>174</text:p>
          </table:table-cell>
          <table:table-cell table:style-name="ce2" table:formula="of:=[.H13]/3" office:value-type="float" office:value="57" calcext:value-type="float">
            <text:p>57</text:p>
          </table:table-cell>
          <table:table-cell table:style-name="ce2" table:formula="of:=([.I12]+[.I13])/2" office:value-type="float" office:value="57" calcext:value-type="float">
            <text:p>57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SUM([.B9:.B13])" office:value-type="float" office:value="288" calcext:value-type="float">
            <text:p>288</text:p>
          </table:table-cell>
          <table:table-cell table:style-name="ce2" table:formula="of:=[.C15]/5" office:value-type="float" office:value="57.2" calcext:value-type="float">
            <text:p>57,2</text:p>
          </table:table-cell>
          <table:table-cell table:style-name="ce2" table:formula="of:=SUM([.B10:.B13])" office:value-type="float" office:value="230" calcext:value-type="float">
            <text:p>230</text:p>
          </table:table-cell>
          <table:table-cell table:style-name="ce2" table:formula="of:=[.E14]/4" office:value-type="float" office:value="57" calcext:value-type="float">
            <text:p>57</text:p>
          </table:table-cell>
          <table:table-cell table:style-name="ce2" table:formula="of:=([.F13]+[.F14])/2" office:value-type="float" office:value="57.125" calcext:value-type="float">
            <text:p>57,125</text:p>
          </table:table-cell>
          <table:table-cell table:style-name="ce2" table:formula="of:=SUM([.B11:.B13])" office:value-type="float" office:value="171" calcext:value-type="float">
            <text:p>171</text:p>
          </table:table-cell>
          <table:table-cell table:style-name="ce2" table:formula="of:=[.H14]/3" office:value-type="float" office:value="57" calcext:value-type="float">
            <text:p>57</text:p>
          </table:table-cell>
          <table:table-cell table:style-name="ce2" table:formula="of:=([.I13]+[.I14])/2" office:value-type="float" office:value="57" calcext:value-type="float">
            <text:p>57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formula="of:=SUM([.B10:.B14])" office:value-type="float" office:value="287" calcext:value-type="float">
            <text:p>287</text:p>
          </table:table-cell>
          <table:table-cell table:style-name="ce2" table:formula="of:=[.C16]/5" office:value-type="float" office:value="57.2" calcext:value-type="float">
            <text:p>57,2</text:p>
          </table:table-cell>
          <table:table-cell table:style-name="ce2" table:formula="of:=SUM([.B11:.B14])" office:value-type="float" office:value="228" calcext:value-type="float">
            <text:p>228</text:p>
          </table:table-cell>
          <table:table-cell table:style-name="ce2" table:formula="of:=[.E15]/4" office:value-type="float" office:value="57.25" calcext:value-type="float">
            <text:p>57,25</text:p>
          </table:table-cell>
          <table:table-cell table:style-name="ce2" table:formula="of:=([.F14]+[.F15])/2" office:value-type="float" office:value="57.125" calcext:value-type="float">
            <text:p>57,125</text:p>
          </table:table-cell>
          <table:table-cell table:style-name="ce2" table:formula="of:=SUM([.B12:.B14])" office:value-type="float" office:value="171" calcext:value-type="float">
            <text:p>171</text:p>
          </table:table-cell>
          <table:table-cell table:style-name="ce2" table:formula="of:=[.H15]/3" office:value-type="float" office:value="57" calcext:value-type="float">
            <text:p>57</text:p>
          </table:table-cell>
          <table:table-cell table:style-name="ce2" table:formula="of:=([.I14]+[.I15])/2" office:value-type="float" office:value="57.1666666666667" calcext:value-type="float">
            <text:p>57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SUM([.B11:.B15])" office:value-type="float" office:value="286" calcext:value-type="float">
            <text:p>286</text:p>
          </table:table-cell>
          <table:table-cell table:style-name="ce2" table:formula="of:=[.C17]/5" office:value-type="float" office:value="56.8" calcext:value-type="float">
            <text:p>56,8</text:p>
          </table:table-cell>
          <table:table-cell table:style-name="ce2" table:formula="of:=SUM([.B12:.B15])" office:value-type="float" office:value="229" calcext:value-type="float">
            <text:p>229</text:p>
          </table:table-cell>
          <table:table-cell table:style-name="ce2" table:formula="of:=[.E16]/4" office:value-type="float" office:value="57" calcext:value-type="float">
            <text:p>57</text:p>
          </table:table-cell>
          <table:table-cell table:style-name="ce2" table:formula="of:=([.F15]+[.F16])/2" office:value-type="float" office:value="57" calcext:value-type="float">
            <text:p>57</text:p>
          </table:table-cell>
          <table:table-cell table:style-name="ce2" table:formula="of:=SUM([.B13:.B15])" office:value-type="float" office:value="171" calcext:value-type="float">
            <text:p>171</text:p>
          </table:table-cell>
          <table:table-cell table:style-name="ce2" table:formula="of:=[.H16]/3" office:value-type="float" office:value="57.3333333333333" calcext:value-type="float">
            <text:p>57,3333333333333</text:p>
          </table:table-cell>
          <table:table-cell table:style-name="ce2" table:formula="of:=([.I15]+[.I16])/2" office:value-type="float" office:value="57.1666666666667" calcext:value-type="float">
            <text:p>57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formula="of:=SUM([.B12:.B16])" office:value-type="float" office:value="286" calcext:value-type="float">
            <text:p>286</text:p>
          </table:table-cell>
          <table:table-cell table:style-name="ce2" table:formula="of:=[.C18]/5" office:value-type="float" office:value="56.8" calcext:value-type="float">
            <text:p>56,8</text:p>
          </table:table-cell>
          <table:table-cell table:style-name="ce2" table:formula="of:=SUM([.B13:.B16])" office:value-type="float" office:value="228" calcext:value-type="float">
            <text:p>228</text:p>
          </table:table-cell>
          <table:table-cell table:style-name="ce2" table:formula="of:=[.E17]/4" office:value-type="float" office:value="57" calcext:value-type="float">
            <text:p>57</text:p>
          </table:table-cell>
          <table:table-cell table:style-name="ce2" table:formula="of:=([.F16]+[.F17])/2" office:value-type="float" office:value="56.875" calcext:value-type="float">
            <text:p>56,875</text:p>
          </table:table-cell>
          <table:table-cell table:style-name="ce2" table:formula="of:=SUM([.B14:.B16])" office:value-type="float" office:value="172" calcext:value-type="float">
            <text:p>172</text:p>
          </table:table-cell>
          <table:table-cell table:style-name="ce2" table:formula="of:=[.H17]/3" office:value-type="float" office:value="57" calcext:value-type="float">
            <text:p>57</text:p>
          </table:table-cell>
          <table:table-cell table:style-name="ce2" table:formula="of:=([.I16]+[.I17])/2" office:value-type="float" office:value="56.6666666666667" calcext:value-type="float">
            <text:p>56,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SUM([.B13:.B17])" office:value-type="float" office:value="284" calcext:value-type="float">
            <text:p>284</text:p>
          </table:table-cell>
          <table:table-cell table:style-name="ce2"/>
          <table:table-cell table:style-name="ce2" table:formula="of:=SUM([.B14:.B17])" office:value-type="float" office:value="228" calcext:value-type="float">
            <text:p>228</text:p>
          </table:table-cell>
          <table:table-cell table:style-name="ce2" table:formula="of:=[.E18]/4" office:value-type="float" office:value="56.75" calcext:value-type="float">
            <text:p>56,75</text:p>
          </table:table-cell>
          <table:table-cell table:style-name="ce2"/>
          <table:table-cell table:style-name="ce2" table:formula="of:=SUM([.B15:.B17])" office:value-type="float" office:value="171" calcext:value-type="float">
            <text:p>171</text:p>
          </table:table-cell>
          <table:table-cell table:style-name="ce2" table:formula="of:=[.H18]/3" office:value-type="float" office:value="56.3333333333333" calcext:value-type="float">
            <text:p>56,3333333333333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SUM([.B14:.B18])" office:value-type="float" office:value="284" calcext:value-type="float">
            <text:p>284</text:p>
          </table:table-cell>
          <table:table-cell table:style-name="ce2"/>
          <table:table-cell table:style-name="ce2" table:formula="of:=SUM([.B15:.B18])" office:value-type="float" office:value="227" calcext:value-type="float">
            <text:p>227</text:p>
          </table:table-cell>
          <table:table-cell table:style-name="ce2" table:number-columns-repeated="2"/>
          <table:table-cell table:style-name="ce2" table:formula="of:=SUM([.B16:.B18])" office:value-type="float" office:value="169" calcext:value-type="float">
            <text:p>169</text:p>
          </table:table-cell>
          <table:table-cell table:style-name="ce2" table:number-columns-repeated="2"/>
          <table:table-cell table:number-columns-repeated="16374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20.59cm" svg:height="11.611cm" svg:x="0.083cm" svg:y="0.116cm">
              <draw:object draw:notify-on-update-of-ranges="'вар3.4'.A4:'вар3.4'.A18 'вар3.4'.B3:'вар3.4'.B3 'вар3.4'.B4:'вар3.4'.B18 'вар3.4'.A4:'вар3.4'.A18 'вар3.4'.F3:'вар3.4'.F3 'вар3.4'.F4:'вар3.4'.F18 'вар3.4'.A4:'вар3.4'.A18 'вар3.4'.G3:'вар3.4'.G3 'вар3.4'.G4:'вар3.4'.G18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638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>
            <draw:frame draw:z-index="2" draw:style-name="gr1" draw:text-style-name="P1" svg:width="20.316cm" svg:height="11.456cm" svg:x="0cm" svg:y="0.027cm">
              <draw:object draw:notify-on-update-of-ranges="'вар3.4'.A4:'вар3.4'.A18 'вар3.4'.B3:'вар3.4'.B3 'вар3.4'.B4:'вар3.4'.B18 'вар3.4'.A4:'вар3.4'.A18 'вар3.4'.I3:'вар3.4'.I3 'вар3.4'.I4:'вар3.4'.I18 'вар3.4'.A4:'вар3.4'.A18 'вар3.4'.J3:'вар3.4'.J3 'вар3.4'.J4:'вар3.4'.J18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6383"/>
        </table:table-row>
      </table:table>
      <table:table table:name="вар3.4x0.1" table:style-name="ta1">
        <table:shapes>
          <draw:frame draw:z-index="0" draw:style-name="gr1" draw:text-style-name="P1" svg:width="20.316cm" svg:height="11.456cm" svg:x="0.22cm" svg:y="9.707cm">
            <draw:object draw:notify-on-update-of-ranges="'вар3.4x0.1'.A4:'вар3.4x0.1'.A18 'вар3.4x0.1'.B3:'вар3.4x0.1'.B3 'вар3.4x0.1'.B4:'вар3.4x0.1'.B18 'вар3.4x0.1'.A4:'вар3.4x0.1'.A18 'вар3.4x0.1'.D3:'вар3.4x0.1'.D3 'вар3.4x0.1'.D4:'вар3.4x0.1'.D18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Вариант 3.4x0,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День месяца</text:p>
          </table:table-cell>
          <table:table-cell table:style-name="ce1" office:value-type="string" calcext:value-type="string">
            <text:p>Объем продукции</text:p>
          </table:table-cell>
          <table:table-cell table:style-name="ce1" office:value-type="string" calcext:value-type="string">
            <text:p>5 дневная сумма</text:p>
          </table:table-cell>
          <table:table-cell table:style-name="ce1" office:value-type="string" calcext:value-type="string">
            <text:p>5 дневная средняя</text:p>
          </table:table-cell>
          <table:table-cell table:style-name="ce1" office:value-type="string" calcext:value-type="string">
            <text:p>4 дневная сумма</text:p>
          </table:table-cell>
          <table:table-cell table:style-name="ce1" office:value-type="string" calcext:value-type="string">
            <text:p>4 дневная средняя</text:p>
          </table:table-cell>
          <table:table-cell table:style-name="ce1" office:value-type="string" calcext:value-type="string">
            <text:p>4 дневная сцентрированная</text:p>
          </table:table-cell>
          <table:table-cell table:style-name="ce3" office:value-type="string" calcext:value-type="string">
            <text:p>3 дневная сумма</text:p>
          </table:table-cell>
          <table:table-cell table:style-name="ce3" office:value-type="string" calcext:value-type="string">
            <text:p>3 дневная средняя</text:p>
          </table:table-cell>
          <table:table-cell table:style-name="ce3" office:value-type="string" calcext:value-type="string">
            <text:p>3 дневная сцентрированная</text:p>
          </table:table-cell>
          <table:table-cell table:style-name="ce3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вар3.4'.B4]*0.1" office:value-type="float" office:value="5.9" calcext:value-type="float">
            <text:p>5,9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вар3.4'.B5]*0.1" office:value-type="float" office:value="5.8" calcext:value-type="float">
            <text:p>5,8</text:p>
          </table:table-cell>
          <table:table-cell table:style-name="ce2" table:number-columns-repeated="6"/>
          <table:table-cell table:style-name="ce2" table:formula="of:=[.H6]/3" office:value-type="float" office:value="5.83333333333333" calcext:value-type="float">
            <text:p>5,83333333333333</text:p>
          </table:table-cell>
          <table:table-cell table:style-name="ce2" table:formula="of:=([.I5]+[.I6])/2" office:value-type="float" office:value="5.83333333333333" calcext:value-type="float">
            <text:p>5,8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вар3.4'.B6]*0.1" office:value-type="float" office:value="5.8" calcext:value-type="float">
            <text:p>5,8</text:p>
          </table:table-cell>
          <table:table-cell table:style-name="ce2"/>
          <table:table-cell table:style-name="ce2" table:formula="of:=[.C8]/5" office:value-type="float" office:value="5.84" calcext:value-type="float">
            <text:p>5,84</text:p>
          </table:table-cell>
          <table:table-cell table:style-name="ce2"/>
          <table:table-cell table:style-name="ce2" table:formula="of:=[.E7]/4" office:value-type="float" office:value="5.85" calcext:value-type="float">
            <text:p>5,85</text:p>
          </table:table-cell>
          <table:table-cell table:style-name="ce2" table:formula="of:=([.F6]+[.F7])/2" office:value-type="float" office:value="5.8375" calcext:value-type="float">
            <text:p>5,8375</text:p>
          </table:table-cell>
          <table:table-cell table:style-name="ce2" table:formula="of:=SUM([.B4:.B6])" office:value-type="float" office:value="17.5" calcext:value-type="float">
            <text:p>17,5</text:p>
          </table:table-cell>
          <table:table-cell table:style-name="ce2" table:formula="of:=[.H7]/3" office:value-type="float" office:value="5.83333333333333" calcext:value-type="float">
            <text:p>5,83333333333333</text:p>
          </table:table-cell>
          <table:table-cell table:style-name="ce2" table:formula="of:=([.I6]+[.I7])/2" office:value-type="float" office:value="5.83333333333333" calcext:value-type="float">
            <text:p>5,8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вар3.4'.B7]*0.1" office:value-type="float" office:value="5.9" calcext:value-type="float">
            <text:p>5,9</text:p>
          </table:table-cell>
          <table:table-cell table:style-name="ce2"/>
          <table:table-cell table:style-name="ce2" table:formula="of:=[.C9]/5" office:value-type="float" office:value="5.82" calcext:value-type="float">
            <text:p>5,82</text:p>
          </table:table-cell>
          <table:table-cell table:style-name="ce2" table:formula="of:=SUM([.B4:.B7])" office:value-type="float" office:value="23.4" calcext:value-type="float">
            <text:p>23,4</text:p>
          </table:table-cell>
          <table:table-cell table:style-name="ce2" table:formula="of:=[.E8]/4" office:value-type="float" office:value="5.825" calcext:value-type="float">
            <text:p>5,825</text:p>
          </table:table-cell>
          <table:table-cell table:style-name="ce2" table:formula="of:=([.F7]+[.F8])/2" office:value-type="float" office:value="5.825" calcext:value-type="float">
            <text:p>5,825</text:p>
          </table:table-cell>
          <table:table-cell table:style-name="ce2" table:formula="of:=SUM([.B5:.B7])" office:value-type="float" office:value="17.5" calcext:value-type="float">
            <text:p>17,5</text:p>
          </table:table-cell>
          <table:table-cell table:style-name="ce2" table:formula="of:=[.H8]/3" office:value-type="float" office:value="5.83333333333333" calcext:value-type="float">
            <text:p>5,83333333333333</text:p>
          </table:table-cell>
          <table:table-cell table:style-name="ce2" table:formula="of:=([.I7]+[.I8])/2" office:value-type="float" office:value="5.83333333333333" calcext:value-type="float">
            <text:p>5,8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вар3.4'.B8]*0.1" office:value-type="float" office:value="5.8" calcext:value-type="float">
            <text:p>5,8</text:p>
          </table:table-cell>
          <table:table-cell table:style-name="ce2" table:formula="of:=SUM([.B4:.B8])" office:value-type="float" office:value="29.2" calcext:value-type="float">
            <text:p>29,2</text:p>
          </table:table-cell>
          <table:table-cell table:style-name="ce2" table:formula="of:=[.C10]/5" office:value-type="float" office:value="5.84" calcext:value-type="float">
            <text:p>5,84</text:p>
          </table:table-cell>
          <table:table-cell table:style-name="ce2" table:formula="of:=SUM([.B5:.B8])" office:value-type="float" office:value="23.3" calcext:value-type="float">
            <text:p>23,3</text:p>
          </table:table-cell>
          <table:table-cell table:style-name="ce2" table:formula="of:=[.E9]/4" office:value-type="float" office:value="5.825" calcext:value-type="float">
            <text:p>5,825</text:p>
          </table:table-cell>
          <table:table-cell table:style-name="ce2" table:formula="of:=([.F8]+[.F9])/2" office:value-type="float" office:value="5.8375" calcext:value-type="float">
            <text:p>5,8375</text:p>
          </table:table-cell>
          <table:table-cell table:style-name="ce2" table:formula="of:=SUM([.B6:.B8])" office:value-type="float" office:value="17.5" calcext:value-type="float">
            <text:p>17,5</text:p>
          </table:table-cell>
          <table:table-cell table:style-name="ce2" table:formula="of:=[.H9]/3" office:value-type="float" office:value="5.83333333333333" calcext:value-type="float">
            <text:p>5,83333333333333</text:p>
          </table:table-cell>
          <table:table-cell table:style-name="ce2" table:formula="of:=([.I8]+[.I9])/2" office:value-type="float" office:value="5.83333333333333" calcext:value-type="float">
            <text:p>5,8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вар3.4'.B9]*0.1" office:value-type="float" office:value="5.8" calcext:value-type="float">
            <text:p>5,8</text:p>
          </table:table-cell>
          <table:table-cell table:style-name="ce2" table:formula="of:=SUM([.B5:.B9])" office:value-type="float" office:value="29.1" calcext:value-type="float">
            <text:p>29,1</text:p>
          </table:table-cell>
          <table:table-cell table:style-name="ce2" table:formula="of:=[.C11]/5" office:value-type="float" office:value="5.82" calcext:value-type="float">
            <text:p>5,82</text:p>
          </table:table-cell>
          <table:table-cell table:style-name="ce2" table:formula="of:=SUM([.B6:.B9])" office:value-type="float" office:value="23.3" calcext:value-type="float">
            <text:p>23,3</text:p>
          </table:table-cell>
          <table:table-cell table:style-name="ce2" table:formula="of:=[.E10]/4" office:value-type="float" office:value="5.85" calcext:value-type="float">
            <text:p>5,85</text:p>
          </table:table-cell>
          <table:table-cell table:style-name="ce2" table:formula="of:=([.F9]+[.F10])/2" office:value-type="float" office:value="5.825" calcext:value-type="float">
            <text:p>5,825</text:p>
          </table:table-cell>
          <table:table-cell table:style-name="ce2" table:formula="of:=SUM([.B7:.B9])" office:value-type="float" office:value="17.5" calcext:value-type="float">
            <text:p>17,5</text:p>
          </table:table-cell>
          <table:table-cell table:style-name="ce2" table:formula="of:=[.H10]/3" office:value-type="float" office:value="5.83333333333333" calcext:value-type="float">
            <text:p>5,83333333333333</text:p>
          </table:table-cell>
          <table:table-cell table:style-name="ce2" table:formula="of:=([.I9]+[.I10])/2" office:value-type="float" office:value="5.81666666666667" calcext:value-type="float">
            <text:p>5,8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вар3.4'.B10]*0.1" office:value-type="float" office:value="5.9" calcext:value-type="float">
            <text:p>5,9</text:p>
          </table:table-cell>
          <table:table-cell table:style-name="ce2" table:formula="of:=SUM([.B6:.B10])" office:value-type="float" office:value="29.2" calcext:value-type="float">
            <text:p>29,2</text:p>
          </table:table-cell>
          <table:table-cell table:style-name="ce2" table:formula="of:=[.C12]/5" office:value-type="float" office:value="5.8" calcext:value-type="float">
            <text:p>5,8</text:p>
          </table:table-cell>
          <table:table-cell table:style-name="ce2" table:formula="of:=SUM([.B7:.B10])" office:value-type="float" office:value="23.4" calcext:value-type="float">
            <text:p>23,4</text:p>
          </table:table-cell>
          <table:table-cell table:style-name="ce2" table:formula="of:=[.E11]/4" office:value-type="float" office:value="5.8" calcext:value-type="float">
            <text:p>5,8</text:p>
          </table:table-cell>
          <table:table-cell table:style-name="ce2" table:formula="of:=([.F10]+[.F11])/2" office:value-type="float" office:value="5.8" calcext:value-type="float">
            <text:p>5,8</text:p>
          </table:table-cell>
          <table:table-cell table:style-name="ce2" table:formula="of:=SUM([.B8:.B10])" office:value-type="float" office:value="17.5" calcext:value-type="float">
            <text:p>17,5</text:p>
          </table:table-cell>
          <table:table-cell table:style-name="ce2" table:formula="of:=[.H11]/3" office:value-type="float" office:value="5.8" calcext:value-type="float">
            <text:p>5,8</text:p>
          </table:table-cell>
          <table:table-cell table:style-name="ce2" table:formula="of:=([.I10]+[.I11])/2" office:value-type="float" office:value="5.8" calcext:value-type="float">
            <text:p>5,8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вар3.4'.B11]*0.1" office:value-type="float" office:value="5.7" calcext:value-type="float">
            <text:p>5,7</text:p>
          </table:table-cell>
          <table:table-cell table:style-name="ce2" table:formula="of:=SUM([.B7:.B11])" office:value-type="float" office:value="29.1" calcext:value-type="float">
            <text:p>29,1</text:p>
          </table:table-cell>
          <table:table-cell table:style-name="ce2" table:formula="of:=[.C13]/5" office:value-type="float" office:value="5.76" calcext:value-type="float">
            <text:p>5,76</text:p>
          </table:table-cell>
          <table:table-cell table:style-name="ce2" table:formula="of:=SUM([.B8:.B11])" office:value-type="float" office:value="23.2" calcext:value-type="float">
            <text:p>23,2</text:p>
          </table:table-cell>
          <table:table-cell table:style-name="ce2" table:formula="of:=[.E12]/4" office:value-type="float" office:value="5.8" calcext:value-type="float">
            <text:p>5,8</text:p>
          </table:table-cell>
          <table:table-cell table:style-name="ce2" table:formula="of:=([.F11]+[.F12])/2" office:value-type="float" office:value="5.775" calcext:value-type="float">
            <text:p>5,775</text:p>
          </table:table-cell>
          <table:table-cell table:style-name="ce2" table:formula="of:=SUM([.B9:.B11])" office:value-type="float" office:value="17.4" calcext:value-type="float">
            <text:p>17,4</text:p>
          </table:table-cell>
          <table:table-cell table:style-name="ce2" table:formula="of:=[.H12]/3" office:value-type="float" office:value="5.8" calcext:value-type="float">
            <text:p>5,8</text:p>
          </table:table-cell>
          <table:table-cell table:style-name="ce2" table:formula="of:=([.I11]+[.I12])/2" office:value-type="float" office:value="5.75" calcext:value-type="float">
            <text:p>5,75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вар3.4'.B12]*0.1" office:value-type="float" office:value="5.8" calcext:value-type="float">
            <text:p>5,8</text:p>
          </table:table-cell>
          <table:table-cell table:style-name="ce2" table:formula="of:=SUM([.B8:.B12])" office:value-type="float" office:value="29" calcext:value-type="float">
            <text:p>29</text:p>
          </table:table-cell>
          <table:table-cell table:style-name="ce2" table:formula="of:=[.C14]/5" office:value-type="float" office:value="5.74" calcext:value-type="float">
            <text:p>5,74</text:p>
          </table:table-cell>
          <table:table-cell table:style-name="ce2" table:formula="of:=SUM([.B9:.B12])" office:value-type="float" office:value="23.2" calcext:value-type="float">
            <text:p>23,2</text:p>
          </table:table-cell>
          <table:table-cell table:style-name="ce2" table:formula="of:=[.E13]/4" office:value-type="float" office:value="5.75" calcext:value-type="float">
            <text:p>5,75</text:p>
          </table:table-cell>
          <table:table-cell table:style-name="ce2" table:formula="of:=([.F12]+[.F13])/2" office:value-type="float" office:value="5.725" calcext:value-type="float">
            <text:p>5,725</text:p>
          </table:table-cell>
          <table:table-cell table:style-name="ce2" table:formula="of:=SUM([.B10:.B12])" office:value-type="float" office:value="17.4" calcext:value-type="float">
            <text:p>17,4</text:p>
          </table:table-cell>
          <table:table-cell table:style-name="ce2" table:formula="of:=[.H13]/3" office:value-type="float" office:value="5.7" calcext:value-type="float">
            <text:p>5,7</text:p>
          </table:table-cell>
          <table:table-cell table:style-name="ce2" table:formula="of:=([.I12]+[.I13])/2" office:value-type="float" office:value="5.7" calcext:value-type="float">
            <text:p>5,7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вар3.4'.B13]*0.1" office:value-type="float" office:value="5.6" calcext:value-type="float">
            <text:p>5,6</text:p>
          </table:table-cell>
          <table:table-cell table:style-name="ce2" table:formula="of:=SUM([.B9:.B13])" office:value-type="float" office:value="28.8" calcext:value-type="float">
            <text:p>28,8</text:p>
          </table:table-cell>
          <table:table-cell table:style-name="ce2" table:formula="of:=[.C15]/5" office:value-type="float" office:value="5.72" calcext:value-type="float">
            <text:p>5,72</text:p>
          </table:table-cell>
          <table:table-cell table:style-name="ce2" table:formula="of:=SUM([.B10:.B13])" office:value-type="float" office:value="23" calcext:value-type="float">
            <text:p>23</text:p>
          </table:table-cell>
          <table:table-cell table:style-name="ce2" table:formula="of:=[.E14]/4" office:value-type="float" office:value="5.7" calcext:value-type="float">
            <text:p>5,7</text:p>
          </table:table-cell>
          <table:table-cell table:style-name="ce2" table:formula="of:=([.F13]+[.F14])/2" office:value-type="float" office:value="5.7125" calcext:value-type="float">
            <text:p>5,7125</text:p>
          </table:table-cell>
          <table:table-cell table:style-name="ce2" table:formula="of:=SUM([.B11:.B13])" office:value-type="float" office:value="17.1" calcext:value-type="float">
            <text:p>17,1</text:p>
          </table:table-cell>
          <table:table-cell table:style-name="ce2" table:formula="of:=[.H14]/3" office:value-type="float" office:value="5.7" calcext:value-type="float">
            <text:p>5,7</text:p>
          </table:table-cell>
          <table:table-cell table:style-name="ce2" table:formula="of:=([.I13]+[.I14])/2" office:value-type="float" office:value="5.7" calcext:value-type="float">
            <text:p>5,7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вар3.4'.B14]*0.1" office:value-type="float" office:value="5.7" calcext:value-type="float">
            <text:p>5,7</text:p>
          </table:table-cell>
          <table:table-cell table:style-name="ce2" table:formula="of:=SUM([.B10:.B14])" office:value-type="float" office:value="28.7" calcext:value-type="float">
            <text:p>28,7</text:p>
          </table:table-cell>
          <table:table-cell table:style-name="ce2" table:formula="of:=[.C16]/5" office:value-type="float" office:value="5.72" calcext:value-type="float">
            <text:p>5,72</text:p>
          </table:table-cell>
          <table:table-cell table:style-name="ce2" table:formula="of:=SUM([.B11:.B14])" office:value-type="float" office:value="22.8" calcext:value-type="float">
            <text:p>22,8</text:p>
          </table:table-cell>
          <table:table-cell table:style-name="ce2" table:formula="of:=[.E15]/4" office:value-type="float" office:value="5.725" calcext:value-type="float">
            <text:p>5,725</text:p>
          </table:table-cell>
          <table:table-cell table:style-name="ce2" table:formula="of:=([.F14]+[.F15])/2" office:value-type="float" office:value="5.7125" calcext:value-type="float">
            <text:p>5,7125</text:p>
          </table:table-cell>
          <table:table-cell table:style-name="ce2" table:formula="of:=SUM([.B12:.B14])" office:value-type="float" office:value="17.1" calcext:value-type="float">
            <text:p>17,1</text:p>
          </table:table-cell>
          <table:table-cell table:style-name="ce2" table:formula="of:=[.H15]/3" office:value-type="float" office:value="5.7" calcext:value-type="float">
            <text:p>5,7</text:p>
          </table:table-cell>
          <table:table-cell table:style-name="ce2" table:formula="of:=([.I14]+[.I15])/2" office:value-type="float" office:value="5.71666666666667" calcext:value-type="float">
            <text:p>5,7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вар3.4'.B15]*0.1" office:value-type="float" office:value="5.8" calcext:value-type="float">
            <text:p>5,8</text:p>
          </table:table-cell>
          <table:table-cell table:style-name="ce2" table:formula="of:=SUM([.B11:.B15])" office:value-type="float" office:value="28.6" calcext:value-type="float">
            <text:p>28,6</text:p>
          </table:table-cell>
          <table:table-cell table:style-name="ce2" table:formula="of:=[.C17]/5" office:value-type="float" office:value="5.68" calcext:value-type="float">
            <text:p>5,68</text:p>
          </table:table-cell>
          <table:table-cell table:style-name="ce2" table:formula="of:=SUM([.B12:.B15])" office:value-type="float" office:value="22.9" calcext:value-type="float">
            <text:p>22,9</text:p>
          </table:table-cell>
          <table:table-cell table:style-name="ce2" table:formula="of:=[.E16]/4" office:value-type="float" office:value="5.7" calcext:value-type="float">
            <text:p>5,7</text:p>
          </table:table-cell>
          <table:table-cell table:style-name="ce2" table:formula="of:=([.F15]+[.F16])/2" office:value-type="float" office:value="5.7" calcext:value-type="float">
            <text:p>5,7</text:p>
          </table:table-cell>
          <table:table-cell table:style-name="ce2" table:formula="of:=SUM([.B13:.B15])" office:value-type="float" office:value="17.1" calcext:value-type="float">
            <text:p>17,1</text:p>
          </table:table-cell>
          <table:table-cell table:style-name="ce2" table:formula="of:=[.H16]/3" office:value-type="float" office:value="5.73333333333333" calcext:value-type="float">
            <text:p>5,73333333333333</text:p>
          </table:table-cell>
          <table:table-cell table:style-name="ce2" table:formula="of:=([.I15]+[.I16])/2" office:value-type="float" office:value="5.71666666666667" calcext:value-type="float">
            <text:p>5,7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вар3.4'.B16]*0.1" office:value-type="float" office:value="5.7" calcext:value-type="float">
            <text:p>5,7</text:p>
          </table:table-cell>
          <table:table-cell table:style-name="ce2" table:formula="of:=SUM([.B12:.B16])" office:value-type="float" office:value="28.6" calcext:value-type="float">
            <text:p>28,6</text:p>
          </table:table-cell>
          <table:table-cell table:style-name="ce2" table:formula="of:=[.C18]/5" office:value-type="float" office:value="5.68" calcext:value-type="float">
            <text:p>5,68</text:p>
          </table:table-cell>
          <table:table-cell table:style-name="ce2" table:formula="of:=SUM([.B13:.B16])" office:value-type="float" office:value="22.8" calcext:value-type="float">
            <text:p>22,8</text:p>
          </table:table-cell>
          <table:table-cell table:style-name="ce2" table:formula="of:=[.E17]/4" office:value-type="float" office:value="5.7" calcext:value-type="float">
            <text:p>5,7</text:p>
          </table:table-cell>
          <table:table-cell table:style-name="ce2" table:formula="of:=([.F16]+[.F17])/2" office:value-type="float" office:value="5.6875" calcext:value-type="float">
            <text:p>5,6875</text:p>
          </table:table-cell>
          <table:table-cell table:style-name="ce2" table:formula="of:=SUM([.B14:.B16])" office:value-type="float" office:value="17.2" calcext:value-type="float">
            <text:p>17,2</text:p>
          </table:table-cell>
          <table:table-cell table:style-name="ce2" table:formula="of:=[.H17]/3" office:value-type="float" office:value="5.7" calcext:value-type="float">
            <text:p>5,7</text:p>
          </table:table-cell>
          <table:table-cell table:style-name="ce2" table:formula="of:=([.I16]+[.I17])/2" office:value-type="float" office:value="5.66666666666667" calcext:value-type="float">
            <text:p>5,66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вар3.4'.B17]*0.1" office:value-type="float" office:value="5.6" calcext:value-type="float">
            <text:p>5,6</text:p>
          </table:table-cell>
          <table:table-cell table:style-name="ce2" table:formula="of:=SUM([.B13:.B17])" office:value-type="float" office:value="28.4" calcext:value-type="float">
            <text:p>28,4</text:p>
          </table:table-cell>
          <table:table-cell table:style-name="ce2"/>
          <table:table-cell table:style-name="ce2" table:formula="of:=SUM([.B14:.B17])" office:value-type="float" office:value="22.8" calcext:value-type="float">
            <text:p>22,8</text:p>
          </table:table-cell>
          <table:table-cell table:style-name="ce2" table:formula="of:=[.E18]/4" office:value-type="float" office:value="5.675" calcext:value-type="float">
            <text:p>5,675</text:p>
          </table:table-cell>
          <table:table-cell table:style-name="ce2"/>
          <table:table-cell table:style-name="ce2" table:formula="of:=SUM([.B15:.B17])" office:value-type="float" office:value="17.1" calcext:value-type="float">
            <text:p>17,1</text:p>
          </table:table-cell>
          <table:table-cell table:style-name="ce2" table:formula="of:=[.H18]/3" office:value-type="float" office:value="5.63333333333333" calcext:value-type="float">
            <text:p>5,63333333333333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вар3.4'.B18]*0.1" office:value-type="float" office:value="5.6" calcext:value-type="float">
            <text:p>5,6</text:p>
          </table:table-cell>
          <table:table-cell table:style-name="ce2" table:formula="of:=SUM([.B14:.B18])" office:value-type="float" office:value="28.4" calcext:value-type="float">
            <text:p>28,4</text:p>
          </table:table-cell>
          <table:table-cell table:style-name="ce2"/>
          <table:table-cell table:style-name="ce2" table:formula="of:=SUM([.B15:.B18])" office:value-type="float" office:value="22.7" calcext:value-type="float">
            <text:p>22,7</text:p>
          </table:table-cell>
          <table:table-cell table:style-name="ce2" table:number-columns-repeated="2"/>
          <table:table-cell table:style-name="ce2" table:formula="of:=SUM([.B16:.B18])" office:value-type="float" office:value="16.9" calcext:value-type="float">
            <text:p>16,9</text:p>
          </table:table-cell>
          <table:table-cell table:style-name="ce2" table:number-columns-repeated="2"/>
          <table:table-cell table:number-columns-repeated="16374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20.59cm" svg:height="11.611cm" svg:x="0.083cm" svg:y="0.116cm">
              <draw:object draw:notify-on-update-of-ranges="'вар3.4x0.1'.A4:'вар3.4x0.1'.A18 'вар3.4x0.1'.B3:'вар3.4x0.1'.B3 'вар3.4x0.1'.B4:'вар3.4x0.1'.B18 'вар3.4x0.1'.A4:'вар3.4x0.1'.A18 'вар3.4x0.1'.F3:'вар3.4x0.1'.F3 'вар3.4x0.1'.F4:'вар3.4x0.1'.F18 'вар3.4x0.1'.A4:'вар3.4x0.1'.A18 'вар3.4x0.1'.G3:'вар3.4x0.1'.G3 'вар3.4x0.1'.G4:'вар3.4x0.1'.G18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1638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>
            <draw:frame draw:z-index="2" draw:style-name="gr1" draw:text-style-name="P1" svg:width="20.316cm" svg:height="11.456cm" svg:x="0cm" svg:y="0.027cm">
              <draw:object draw:notify-on-update-of-ranges="'вар3.4x0.1'.A4:'вар3.4x0.1'.A18 'вар3.4x0.1'.B3:'вар3.4x0.1'.B3 'вар3.4x0.1'.B4:'вар3.4x0.1'.B18 'вар3.4x0.1'.A4:'вар3.4x0.1'.A18 'вар3.4x0.1'.I3:'вар3.4x0.1'.I3 'вар3.4x0.1'.I4:'вар3.4x0.1'.I18 'вар3.4x0.1'.A4:'вар3.4x0.1'.A18 'вар3.4x0.1'.J3:'вар3.4x0.1'.J3 'вар3.4x0.1'.J4:'вар3.4x0.1'.J18"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  <table:table-cell table:number-columns-repeated="16383"/>
        </table:table-row>
      </table:table>
      <table:table table:name="вар3.4x0.5" table:style-name="ta1">
        <table:shapes>
          <draw:frame draw:z-index="0" draw:style-name="gr1" draw:text-style-name="P1" svg:width="20.316cm" svg:height="11.456cm" svg:x="0.22cm" svg:y="9.707cm">
            <draw:object draw:notify-on-update-of-ranges="'вар3.4x0.5'.A4:'вар3.4x0.5'.A18 'вар3.4x0.5'.B3:'вар3.4x0.5'.B3 'вар3.4x0.5'.B4:'вар3.4x0.5'.B18 'вар3.4x0.5'.A4:'вар3.4x0.5'.A18 'вар3.4x0.5'.D3:'вар3.4x0.5'.D3 'вар3.4x0.5'.D4:'вар3.4x0.5'.D18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Вариант 3.4x0,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День месяца</text:p>
          </table:table-cell>
          <table:table-cell table:style-name="ce1" office:value-type="string" calcext:value-type="string">
            <text:p>Объем продукции</text:p>
          </table:table-cell>
          <table:table-cell table:style-name="ce1" office:value-type="string" calcext:value-type="string">
            <text:p>5 дневная сумма</text:p>
          </table:table-cell>
          <table:table-cell table:style-name="ce1" office:value-type="string" calcext:value-type="string">
            <text:p>5 дневная средняя</text:p>
          </table:table-cell>
          <table:table-cell table:style-name="ce1" office:value-type="string" calcext:value-type="string">
            <text:p>4 дневная сумма</text:p>
          </table:table-cell>
          <table:table-cell table:style-name="ce1" office:value-type="string" calcext:value-type="string">
            <text:p>4 дневная средняя</text:p>
          </table:table-cell>
          <table:table-cell table:style-name="ce1" office:value-type="string" calcext:value-type="string">
            <text:p>4 дневная сцентрированная</text:p>
          </table:table-cell>
          <table:table-cell table:style-name="ce3" office:value-type="string" calcext:value-type="string">
            <text:p>3 дневная сумма</text:p>
          </table:table-cell>
          <table:table-cell table:style-name="ce3" office:value-type="string" calcext:value-type="string">
            <text:p>3 дневная средняя</text:p>
          </table:table-cell>
          <table:table-cell table:style-name="ce3" office:value-type="string" calcext:value-type="string">
            <text:p>3 дневная сцентрированная</text:p>
          </table:table-cell>
          <table:table-cell table:style-name="ce3"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вар3.4'.B4]*0.5" office:value-type="float" office:value="29.5" calcext:value-type="float">
            <text:p>29,5</text:p>
          </table:table-cell>
          <table:table-cell table:style-name="ce2" table:number-columns-repeated="8"/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вар3.4'.B5]*0.5" office:value-type="float" office:value="29" calcext:value-type="float">
            <text:p>29</text:p>
          </table:table-cell>
          <table:table-cell table:style-name="ce2" table:number-columns-repeated="6"/>
          <table:table-cell table:style-name="ce2" table:formula="of:=[.H6]/3" office:value-type="float" office:value="29.1666666666667" calcext:value-type="float">
            <text:p>29,1666666666667</text:p>
          </table:table-cell>
          <table:table-cell table:style-name="ce2" table:formula="of:=([.I5]+[.I6])/2" office:value-type="float" office:value="29.1666666666667" calcext:value-type="float">
            <text:p>29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вар3.4'.B6]*0.5" office:value-type="float" office:value="29" calcext:value-type="float">
            <text:p>29</text:p>
          </table:table-cell>
          <table:table-cell table:style-name="ce2"/>
          <table:table-cell table:style-name="ce2" table:formula="of:=[.C8]/5" office:value-type="float" office:value="29.2" calcext:value-type="float">
            <text:p>29,2</text:p>
          </table:table-cell>
          <table:table-cell table:style-name="ce2"/>
          <table:table-cell table:style-name="ce2" table:formula="of:=[.E7]/4" office:value-type="float" office:value="29.25" calcext:value-type="float">
            <text:p>29,25</text:p>
          </table:table-cell>
          <table:table-cell table:style-name="ce2" table:formula="of:=([.F6]+[.F7])/2" office:value-type="float" office:value="29.1875" calcext:value-type="float">
            <text:p>29,1875</text:p>
          </table:table-cell>
          <table:table-cell table:style-name="ce2" table:formula="of:=SUM([.B4:.B6])" office:value-type="float" office:value="87.5" calcext:value-type="float">
            <text:p>87,5</text:p>
          </table:table-cell>
          <table:table-cell table:style-name="ce2" table:formula="of:=[.H7]/3" office:value-type="float" office:value="29.1666666666667" calcext:value-type="float">
            <text:p>29,1666666666667</text:p>
          </table:table-cell>
          <table:table-cell table:style-name="ce2" table:formula="of:=([.I6]+[.I7])/2" office:value-type="float" office:value="29.1666666666667" calcext:value-type="float">
            <text:p>29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вар3.4'.B7]*0.5" office:value-type="float" office:value="29.5" calcext:value-type="float">
            <text:p>29,5</text:p>
          </table:table-cell>
          <table:table-cell table:style-name="ce2"/>
          <table:table-cell table:style-name="ce2" table:formula="of:=[.C9]/5" office:value-type="float" office:value="29.1" calcext:value-type="float">
            <text:p>29,1</text:p>
          </table:table-cell>
          <table:table-cell table:style-name="ce2" table:formula="of:=SUM([.B4:.B7])" office:value-type="float" office:value="117" calcext:value-type="float">
            <text:p>117</text:p>
          </table:table-cell>
          <table:table-cell table:style-name="ce2" table:formula="of:=[.E8]/4" office:value-type="float" office:value="29.125" calcext:value-type="float">
            <text:p>29,125</text:p>
          </table:table-cell>
          <table:table-cell table:style-name="ce2" table:formula="of:=([.F7]+[.F8])/2" office:value-type="float" office:value="29.125" calcext:value-type="float">
            <text:p>29,125</text:p>
          </table:table-cell>
          <table:table-cell table:style-name="ce2" table:formula="of:=SUM([.B5:.B7])" office:value-type="float" office:value="87.5" calcext:value-type="float">
            <text:p>87,5</text:p>
          </table:table-cell>
          <table:table-cell table:style-name="ce2" table:formula="of:=[.H8]/3" office:value-type="float" office:value="29.1666666666667" calcext:value-type="float">
            <text:p>29,1666666666667</text:p>
          </table:table-cell>
          <table:table-cell table:style-name="ce2" table:formula="of:=([.I7]+[.I8])/2" office:value-type="float" office:value="29.1666666666667" calcext:value-type="float">
            <text:p>29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вар3.4'.B8]*0.5" office:value-type="float" office:value="29" calcext:value-type="float">
            <text:p>29</text:p>
          </table:table-cell>
          <table:table-cell table:style-name="ce2" table:formula="of:=SUM([.B4:.B8])" office:value-type="float" office:value="146" calcext:value-type="float">
            <text:p>146</text:p>
          </table:table-cell>
          <table:table-cell table:style-name="ce2" table:formula="of:=[.C10]/5" office:value-type="float" office:value="29.2" calcext:value-type="float">
            <text:p>29,2</text:p>
          </table:table-cell>
          <table:table-cell table:style-name="ce2" table:formula="of:=SUM([.B5:.B8])" office:value-type="float" office:value="116.5" calcext:value-type="float">
            <text:p>116,5</text:p>
          </table:table-cell>
          <table:table-cell table:style-name="ce2" table:formula="of:=[.E9]/4" office:value-type="float" office:value="29.125" calcext:value-type="float">
            <text:p>29,125</text:p>
          </table:table-cell>
          <table:table-cell table:style-name="ce2" table:formula="of:=([.F8]+[.F9])/2" office:value-type="float" office:value="29.1875" calcext:value-type="float">
            <text:p>29,1875</text:p>
          </table:table-cell>
          <table:table-cell table:style-name="ce2" table:formula="of:=SUM([.B6:.B8])" office:value-type="float" office:value="87.5" calcext:value-type="float">
            <text:p>87,5</text:p>
          </table:table-cell>
          <table:table-cell table:style-name="ce2" table:formula="of:=[.H9]/3" office:value-type="float" office:value="29.1666666666667" calcext:value-type="float">
            <text:p>29,1666666666667</text:p>
          </table:table-cell>
          <table:table-cell table:style-name="ce2" table:formula="of:=([.I8]+[.I9])/2" office:value-type="float" office:value="29.1666666666667" calcext:value-type="float">
            <text:p>29,1666666666667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вар3.4'.B9]*0.5" office:value-type="float" office:value="29" calcext:value-type="float">
            <text:p>29</text:p>
          </table:table-cell>
          <table:table-cell table:style-name="ce2" table:formula="of:=SUM([.B5:.B9])" office:value-type="float" office:value="145.5" calcext:value-type="float">
            <text:p>145,5</text:p>
          </table:table-cell>
          <table:table-cell table:style-name="ce2" table:formula="of:=[.C11]/5" office:value-type="float" office:value="29.1" calcext:value-type="float">
            <text:p>29,1</text:p>
          </table:table-cell>
          <table:table-cell table:style-name="ce2" table:formula="of:=SUM([.B6:.B9])" office:value-type="float" office:value="116.5" calcext:value-type="float">
            <text:p>116,5</text:p>
          </table:table-cell>
          <table:table-cell table:style-name="ce2" table:formula="of:=[.E10]/4" office:value-type="float" office:value="29.25" calcext:value-type="float">
            <text:p>29,25</text:p>
          </table:table-cell>
          <table:table-cell table:style-name="ce2" table:formula="of:=([.F9]+[.F10])/2" office:value-type="float" office:value="29.125" calcext:value-type="float">
            <text:p>29,125</text:p>
          </table:table-cell>
          <table:table-cell table:style-name="ce2" table:formula="of:=SUM([.B7:.B9])" office:value-type="float" office:value="87.5" calcext:value-type="float">
            <text:p>87,5</text:p>
          </table:table-cell>
          <table:table-cell table:style-name="ce2" table:formula="of:=[.H10]/3" office:value-type="float" office:value="29.1666666666667" calcext:value-type="float">
            <text:p>29,1666666666667</text:p>
          </table:table-cell>
          <table:table-cell table:style-name="ce2" table:formula="of:=([.I9]+[.I10])/2" office:value-type="float" office:value="29.0833333333333" calcext:value-type="float">
            <text:p>29,08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вар3.4'.B10]*0.5" office:value-type="float" office:value="29.5" calcext:value-type="float">
            <text:p>29,5</text:p>
          </table:table-cell>
          <table:table-cell table:style-name="ce2" table:formula="of:=SUM([.B6:.B10])" office:value-type="float" office:value="146" calcext:value-type="float">
            <text:p>146</text:p>
          </table:table-cell>
          <table:table-cell table:style-name="ce2" table:formula="of:=[.C12]/5" office:value-type="float" office:value="29" calcext:value-type="float">
            <text:p>29</text:p>
          </table:table-cell>
          <table:table-cell table:style-name="ce2" table:formula="of:=SUM([.B7:.B10])" office:value-type="float" office:value="117" calcext:value-type="float">
            <text:p>117</text:p>
          </table:table-cell>
          <table:table-cell table:style-name="ce2" table:formula="of:=[.E11]/4" office:value-type="float" office:value="29" calcext:value-type="float">
            <text:p>29</text:p>
          </table:table-cell>
          <table:table-cell table:style-name="ce2" table:formula="of:=([.F10]+[.F11])/2" office:value-type="float" office:value="29" calcext:value-type="float">
            <text:p>29</text:p>
          </table:table-cell>
          <table:table-cell table:style-name="ce2" table:formula="of:=SUM([.B8:.B10])" office:value-type="float" office:value="87.5" calcext:value-type="float">
            <text:p>87,5</text:p>
          </table:table-cell>
          <table:table-cell table:style-name="ce2" table:formula="of:=[.H11]/3" office:value-type="float" office:value="29" calcext:value-type="float">
            <text:p>29</text:p>
          </table:table-cell>
          <table:table-cell table:style-name="ce2" table:formula="of:=([.I10]+[.I11])/2" office:value-type="float" office:value="29" calcext:value-type="float">
            <text:p>29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вар3.4'.B11]*0.5" office:value-type="float" office:value="28.5" calcext:value-type="float">
            <text:p>28,5</text:p>
          </table:table-cell>
          <table:table-cell table:style-name="ce2" table:formula="of:=SUM([.B7:.B11])" office:value-type="float" office:value="145.5" calcext:value-type="float">
            <text:p>145,5</text:p>
          </table:table-cell>
          <table:table-cell table:style-name="ce2" table:formula="of:=[.C13]/5" office:value-type="float" office:value="28.8" calcext:value-type="float">
            <text:p>28,8</text:p>
          </table:table-cell>
          <table:table-cell table:style-name="ce2" table:formula="of:=SUM([.B8:.B11])" office:value-type="float" office:value="116" calcext:value-type="float">
            <text:p>116</text:p>
          </table:table-cell>
          <table:table-cell table:style-name="ce2" table:formula="of:=[.E12]/4" office:value-type="float" office:value="29" calcext:value-type="float">
            <text:p>29</text:p>
          </table:table-cell>
          <table:table-cell table:style-name="ce2" table:formula="of:=([.F11]+[.F12])/2" office:value-type="float" office:value="28.875" calcext:value-type="float">
            <text:p>28,875</text:p>
          </table:table-cell>
          <table:table-cell table:style-name="ce2" table:formula="of:=SUM([.B9:.B11])" office:value-type="float" office:value="87" calcext:value-type="float">
            <text:p>87</text:p>
          </table:table-cell>
          <table:table-cell table:style-name="ce2" table:formula="of:=[.H12]/3" office:value-type="float" office:value="29" calcext:value-type="float">
            <text:p>29</text:p>
          </table:table-cell>
          <table:table-cell table:style-name="ce2" table:formula="of:=([.I11]+[.I12])/2" office:value-type="float" office:value="28.75" calcext:value-type="float">
            <text:p>28,75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вар3.4'.B12]*0.5" office:value-type="float" office:value="29" calcext:value-type="float">
            <text:p>29</text:p>
          </table:table-cell>
          <table:table-cell table:style-name="ce2" table:formula="of:=SUM([.B8:.B12])" office:value-type="float" office:value="145" calcext:value-type="float">
            <text:p>145</text:p>
          </table:table-cell>
          <table:table-cell table:style-name="ce2" table:formula="of:=[.C14]/5" office:value-type="float" office:value="28.7" calcext:value-type="float">
            <text:p>28,7</text:p>
          </table:table-cell>
          <table:table-cell table:style-name="ce2" table:formula="of:=SUM([.B9:.B12])" office:value-type="float" office:value="116" calcext:value-type="float">
            <text:p>116</text:p>
          </table:table-cell>
          <table:table-cell table:style-name="ce2" table:formula="of:=[.E13]/4" office:value-type="float" office:value="28.75" calcext:value-type="float">
            <text:p>28,75</text:p>
          </table:table-cell>
          <table:table-cell table:style-name="ce2" table:formula="of:=([.F12]+[.F13])/2" office:value-type="float" office:value="28.625" calcext:value-type="float">
            <text:p>28,625</text:p>
          </table:table-cell>
          <table:table-cell table:style-name="ce2" table:formula="of:=SUM([.B10:.B12])" office:value-type="float" office:value="87" calcext:value-type="float">
            <text:p>87</text:p>
          </table:table-cell>
          <table:table-cell table:style-name="ce2" table:formula="of:=[.H13]/3" office:value-type="float" office:value="28.5" calcext:value-type="float">
            <text:p>28,5</text:p>
          </table:table-cell>
          <table:table-cell table:style-name="ce2" table:formula="of:=([.I12]+[.I13])/2" office:value-type="float" office:value="28.5" calcext:value-type="float">
            <text:p>28,5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вар3.4'.B13]*0.5" office:value-type="float" office:value="28" calcext:value-type="float">
            <text:p>28</text:p>
          </table:table-cell>
          <table:table-cell table:style-name="ce2" table:formula="of:=SUM([.B9:.B13])" office:value-type="float" office:value="144" calcext:value-type="float">
            <text:p>144</text:p>
          </table:table-cell>
          <table:table-cell table:style-name="ce2" table:formula="of:=[.C15]/5" office:value-type="float" office:value="28.6" calcext:value-type="float">
            <text:p>28,6</text:p>
          </table:table-cell>
          <table:table-cell table:style-name="ce2" table:formula="of:=SUM([.B10:.B13])" office:value-type="float" office:value="115" calcext:value-type="float">
            <text:p>115</text:p>
          </table:table-cell>
          <table:table-cell table:style-name="ce2" table:formula="of:=[.E14]/4" office:value-type="float" office:value="28.5" calcext:value-type="float">
            <text:p>28,5</text:p>
          </table:table-cell>
          <table:table-cell table:style-name="ce2" table:formula="of:=([.F13]+[.F14])/2" office:value-type="float" office:value="28.5625" calcext:value-type="float">
            <text:p>28,5625</text:p>
          </table:table-cell>
          <table:table-cell table:style-name="ce2" table:formula="of:=SUM([.B11:.B13])" office:value-type="float" office:value="85.5" calcext:value-type="float">
            <text:p>85,5</text:p>
          </table:table-cell>
          <table:table-cell table:style-name="ce2" table:formula="of:=[.H14]/3" office:value-type="float" office:value="28.5" calcext:value-type="float">
            <text:p>28,5</text:p>
          </table:table-cell>
          <table:table-cell table:style-name="ce2" table:formula="of:=([.I13]+[.I14])/2" office:value-type="float" office:value="28.5" calcext:value-type="float">
            <text:p>28,5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вар3.4'.B14]*0.5" office:value-type="float" office:value="28.5" calcext:value-type="float">
            <text:p>28,5</text:p>
          </table:table-cell>
          <table:table-cell table:style-name="ce2" table:formula="of:=SUM([.B10:.B14])" office:value-type="float" office:value="143.5" calcext:value-type="float">
            <text:p>143,5</text:p>
          </table:table-cell>
          <table:table-cell table:style-name="ce2" table:formula="of:=[.C16]/5" office:value-type="float" office:value="28.6" calcext:value-type="float">
            <text:p>28,6</text:p>
          </table:table-cell>
          <table:table-cell table:style-name="ce2" table:formula="of:=SUM([.B11:.B14])" office:value-type="float" office:value="114" calcext:value-type="float">
            <text:p>114</text:p>
          </table:table-cell>
          <table:table-cell table:style-name="ce2" table:formula="of:=[.E15]/4" office:value-type="float" office:value="28.625" calcext:value-type="float">
            <text:p>28,625</text:p>
          </table:table-cell>
          <table:table-cell table:style-name="ce2" table:formula="of:=([.F14]+[.F15])/2" office:value-type="float" office:value="28.5625" calcext:value-type="float">
            <text:p>28,5625</text:p>
          </table:table-cell>
          <table:table-cell table:style-name="ce2" table:formula="of:=SUM([.B12:.B14])" office:value-type="float" office:value="85.5" calcext:value-type="float">
            <text:p>85,5</text:p>
          </table:table-cell>
          <table:table-cell table:style-name="ce2" table:formula="of:=[.H15]/3" office:value-type="float" office:value="28.5" calcext:value-type="float">
            <text:p>28,5</text:p>
          </table:table-cell>
          <table:table-cell table:style-name="ce2" table:formula="of:=([.I14]+[.I15])/2" office:value-type="float" office:value="28.5833333333333" calcext:value-type="float">
            <text:p>28,58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вар3.4'.B15]*0.5" office:value-type="float" office:value="29" calcext:value-type="float">
            <text:p>29</text:p>
          </table:table-cell>
          <table:table-cell table:style-name="ce2" table:formula="of:=SUM([.B11:.B15])" office:value-type="float" office:value="143" calcext:value-type="float">
            <text:p>143</text:p>
          </table:table-cell>
          <table:table-cell table:style-name="ce2" table:formula="of:=[.C17]/5" office:value-type="float" office:value="28.4" calcext:value-type="float">
            <text:p>28,4</text:p>
          </table:table-cell>
          <table:table-cell table:style-name="ce2" table:formula="of:=SUM([.B12:.B15])" office:value-type="float" office:value="114.5" calcext:value-type="float">
            <text:p>114,5</text:p>
          </table:table-cell>
          <table:table-cell table:style-name="ce2" table:formula="of:=[.E16]/4" office:value-type="float" office:value="28.5" calcext:value-type="float">
            <text:p>28,5</text:p>
          </table:table-cell>
          <table:table-cell table:style-name="ce2" table:formula="of:=([.F15]+[.F16])/2" office:value-type="float" office:value="28.5" calcext:value-type="float">
            <text:p>28,5</text:p>
          </table:table-cell>
          <table:table-cell table:style-name="ce2" table:formula="of:=SUM([.B13:.B15])" office:value-type="float" office:value="85.5" calcext:value-type="float">
            <text:p>85,5</text:p>
          </table:table-cell>
          <table:table-cell table:style-name="ce2" table:formula="of:=[.H16]/3" office:value-type="float" office:value="28.6666666666667" calcext:value-type="float">
            <text:p>28,6666666666667</text:p>
          </table:table-cell>
          <table:table-cell table:style-name="ce2" table:formula="of:=([.I15]+[.I16])/2" office:value-type="float" office:value="28.5833333333333" calcext:value-type="float">
            <text:p>28,58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вар3.4'.B16]*0.5" office:value-type="float" office:value="28.5" calcext:value-type="float">
            <text:p>28,5</text:p>
          </table:table-cell>
          <table:table-cell table:style-name="ce2" table:formula="of:=SUM([.B12:.B16])" office:value-type="float" office:value="143" calcext:value-type="float">
            <text:p>143</text:p>
          </table:table-cell>
          <table:table-cell table:style-name="ce2" table:formula="of:=[.C18]/5" office:value-type="float" office:value="28.4" calcext:value-type="float">
            <text:p>28,4</text:p>
          </table:table-cell>
          <table:table-cell table:style-name="ce2" table:formula="of:=SUM([.B13:.B16])" office:value-type="float" office:value="114" calcext:value-type="float">
            <text:p>114</text:p>
          </table:table-cell>
          <table:table-cell table:style-name="ce2" table:formula="of:=[.E17]/4" office:value-type="float" office:value="28.5" calcext:value-type="float">
            <text:p>28,5</text:p>
          </table:table-cell>
          <table:table-cell table:style-name="ce2" table:formula="of:=([.F16]+[.F17])/2" office:value-type="float" office:value="28.4375" calcext:value-type="float">
            <text:p>28,4375</text:p>
          </table:table-cell>
          <table:table-cell table:style-name="ce2" table:formula="of:=SUM([.B14:.B16])" office:value-type="float" office:value="86" calcext:value-type="float">
            <text:p>86</text:p>
          </table:table-cell>
          <table:table-cell table:style-name="ce2" table:formula="of:=[.H17]/3" office:value-type="float" office:value="28.5" calcext:value-type="float">
            <text:p>28,5</text:p>
          </table:table-cell>
          <table:table-cell table:style-name="ce2" table:formula="of:=([.I16]+[.I17])/2" office:value-type="float" office:value="28.3333333333333" calcext:value-type="float">
            <text:p>28,3333333333333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вар3.4'.B17]*0.5" office:value-type="float" office:value="28" calcext:value-type="float">
            <text:p>28</text:p>
          </table:table-cell>
          <table:table-cell table:style-name="ce2" table:formula="of:=SUM([.B13:.B17])" office:value-type="float" office:value="142" calcext:value-type="float">
            <text:p>142</text:p>
          </table:table-cell>
          <table:table-cell table:style-name="ce2"/>
          <table:table-cell table:style-name="ce2" table:formula="of:=SUM([.B14:.B17])" office:value-type="float" office:value="114" calcext:value-type="float">
            <text:p>114</text:p>
          </table:table-cell>
          <table:table-cell table:style-name="ce2" table:formula="of:=[.E18]/4" office:value-type="float" office:value="28.375" calcext:value-type="float">
            <text:p>28,375</text:p>
          </table:table-cell>
          <table:table-cell table:style-name="ce2"/>
          <table:table-cell table:style-name="ce2" table:formula="of:=SUM([.B15:.B17])" office:value-type="float" office:value="85.5" calcext:value-type="float">
            <text:p>85,5</text:p>
          </table:table-cell>
          <table:table-cell table:style-name="ce2" table:formula="of:=[.H18]/3" office:value-type="float" office:value="28.1666666666667" calcext:value-type="float">
            <text:p>28,1666666666667</text:p>
          </table:table-cell>
          <table:table-cell table:style-name="ce2"/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вар3.4'.B18]*0.5" office:value-type="float" office:value="28" calcext:value-type="float">
            <text:p>28</text:p>
          </table:table-cell>
          <table:table-cell table:style-name="ce2" table:formula="of:=SUM([.B14:.B18])" office:value-type="float" office:value="142" calcext:value-type="float">
            <text:p>142</text:p>
          </table:table-cell>
          <table:table-cell table:style-name="ce2"/>
          <table:table-cell table:style-name="ce2" table:formula="of:=SUM([.B15:.B18])" office:value-type="float" office:value="113.5" calcext:value-type="float">
            <text:p>113,5</text:p>
          </table:table-cell>
          <table:table-cell table:style-name="ce2" table:number-columns-repeated="2"/>
          <table:table-cell table:style-name="ce2" table:formula="of:=SUM([.B16:.B18])" office:value-type="float" office:value="84.5" calcext:value-type="float">
            <text:p>84,5</text:p>
          </table:table-cell>
          <table:table-cell table:style-name="ce2" table:number-columns-repeated="2"/>
          <table:table-cell table:number-columns-repeated="16374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>
            <draw:frame draw:z-index="1" draw:style-name="gr1" draw:text-style-name="P1" svg:width="20.59cm" svg:height="11.611cm" svg:x="0.083cm" svg:y="0.116cm">
              <draw:object draw:notify-on-update-of-ranges="'вар3.4x0.5'.A4:'вар3.4x0.5'.A18 'вар3.4x0.5'.B3:'вар3.4x0.5'.B3 'вар3.4x0.5'.B4:'вар3.4x0.5'.B18 'вар3.4x0.5'.A4:'вар3.4x0.5'.A18 'вар3.4x0.5'.F3:'вар3.4x0.5'.F3 'вар3.4x0.5'.F4:'вар3.4x0.5'.F18 'вар3.4x0.5'.A4:'вар3.4x0.5'.A18 'вар3.4x0.5'.G3:'вар3.4x0.5'.G3 'вар3.4x0.5'.G4:'вар3.4x0.5'.G18"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table:table-cell>
          <table:table-cell table:number-columns-repeated="16383"/>
        </table:table-row>
        <table:table-row table:style-name="ro1" table:number-rows-repeated="26">
          <table:table-cell table:number-columns-repeated="16384"/>
        </table:table-row>
        <table:table-row table:style-name="ro1">
          <table:table-cell>
            <draw:frame draw:z-index="2" draw:style-name="gr1" draw:text-style-name="P1" svg:width="20.316cm" svg:height="11.456cm" svg:x="0cm" svg:y="0.027cm">
              <draw:object draw:notify-on-update-of-ranges="'вар3.4x0.5'.A4:'вар3.4x0.5'.A18 'вар3.4x0.5'.B3:'вар3.4x0.5'.B3 'вар3.4x0.5'.B4:'вар3.4x0.5'.B18 'вар3.4x0.5'.A4:'вар3.4x0.5'.A18 'вар3.4x0.5'.I3:'вар3.4x0.5'.I3 'вар3.4x0.5'.I4:'вар3.4x0.5'.I18 'вар3.4x0.5'.A4:'вар3.4x0.5'.A18 'вар3.4x0.5'.J3:'вар3.4x0.5'.J3 'вар3.4x0.5'.J4:'вар3.4x0.5'.J18" xlink:href="./Object 39" xlink:type="simple" xlink:show="embed" xlink:actuate="onLoad">
                <loext:p/>
              </draw:object>
              <draw:image xlink:href="./ObjectReplacements/Object 39" xlink:type="simple" xlink:show="embed" xlink:actuate="onLoad"/>
            </draw:frame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5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.00.0000</text:date>, <text:time style:data-style-name="N2" text:time-value="22:19:10.07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21:05:37.865000000</meta:creation-date>
    <dc:date>2024-05-21T22:28:30.122000000</dc:date>
    <meta:editing-duration>PT1H1M15S</meta:editing-duration>
    <meta:editing-cycles>12</meta:editing-cycles>
    <meta:generator>LibreOffice/7.5.5.2$Windows_X86_64 LibreOffice_project/ca8fe7424262805f223b9a2334bc7181abbcbf5e</meta:generator>
    <meta:document-statistic meta:table-count="13" meta:cell-count="1768" meta:object-count="3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5 дневная средняя</text:p>
        </chart:title>
        <chart:legend chart:legend-position="end" svg:x="15.93cm" svg:y="5.18cm" style:legend-expansion="high" chart:style-name="ch3"/>
        <chart:plot-area chart:style-name="ch4" table:cell-range-address="пример.A4:пример.B18 пример.B3:пример.B3 пример.D3:пример.D18" chart:data-source-has-labels="row" svg:x="1.417cm" svg:y="1.373cm" svg:width="14.107cm" svg:height="8.874cm">
          <chart:coordinate-region svg:x="2.329cm" svg:y="1.572cm" svg:width="13.008cm" svg:height="8.028cm"/>
          <chart:axis chart:dimension="x" chart:name="primary-x" chart:style-name="ch5">
            <chart:title svg:x="8.135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пример.B4:пример.B18" chart:label-cell-address="пример.B3:пример.B3" chart:class="chart:scatter">
            <chart:domain table:cell-range-address="пример.A4:пример.A18"/>
            <chart:data-point chart:repeated="15"/>
          </chart:series>
          <chart:series chart:style-name="ch11" chart:values-cell-range-address="пример.D4:пример.D18" chart:label-cell-address="пример.D3:пример.D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пример.B3:пример.B3</svg:desc>
                </draw:g>
              </table:table-cell>
              <table:table-cell office:value-type="string">
                <text:p>5 дневная средняя</text:p>
                <draw:g>
                  <svg:desc>пример.D3:пример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пример.A4:пример.A18</svg:desc>
                </draw:g>
              </table:table-cell>
              <table:table-cell office:value-type="float" office:value="30">
                <text:p>30</text:p>
                <draw:g>
                  <svg:desc>пример.B4:пример.B18</svg:desc>
                </draw:g>
              </table:table-cell>
              <table:table-cell office:value-type="float" office:value="NaN">
                <text:p>NaN</text:p>
                <draw:g>
                  <svg:desc>пример.D4:пример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5 дневная средняя</text:p>
        </chart:title>
        <chart:legend chart:legend-position="end" svg:x="15.93cm" svg:y="5.18cm" style:legend-expansion="high" chart:style-name="ch3"/>
        <chart:plot-area chart:style-name="ch4" table:cell-range-address="'вар3.3'.A4:'вар3.3'.B18 'вар3.3'.B3:'вар3.3'.B3 'вар3.3'.D3:'вар3.3'.D18" chart:data-source-has-labels="row" svg:x="1.417cm" svg:y="1.373cm" svg:width="14.107cm" svg:height="8.874cm">
          <chart:coordinate-region svg:x="2.329cm" svg:y="1.572cm" svg:width="13.008cm" svg:height="8.028cm"/>
          <chart:axis chart:dimension="x" chart:name="primary-x" chart:style-name="ch5">
            <chart:title svg:x="8.135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3'.B4:'вар3.3'.B18" chart:label-cell-address="'вар3.3'.B3:'вар3.3'.B3" chart:class="chart:scatter">
            <chart:domain table:cell-range-address="'вар3.3'.A4:'вар3.3'.A18"/>
            <chart:data-point chart:repeated="15"/>
          </chart:series>
          <chart:series chart:style-name="ch11" chart:values-cell-range-address="'вар3.3'.D4:'вар3.3'.D18" chart:label-cell-address="'вар3.3'.D3:'вар3.3'.D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3'.B3:'вар3.3'.B3</svg:desc>
                </draw:g>
              </table:table-cell>
              <table:table-cell office:value-type="string">
                <text:p>5 дневная средняя</text:p>
                <draw:g>
                  <svg:desc>'вар3.3'.D3:'вар3.3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3'.A4:'вар3.3'.A18</svg:desc>
                </draw:g>
              </table:table-cell>
              <table:table-cell office:value-type="float" office:value="50">
                <text:p>50</text:p>
                <draw:g>
                  <svg:desc>'вар3.3'.B4:'вар3.3'.B18</svg:desc>
                </draw:g>
              </table:table-cell>
              <table:table-cell office:value-type="float" office:value="NaN">
                <text:p>NaN</text:p>
                <draw:g>
                  <svg:desc>'вар3.3'.D4:'вар3.3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1cm" svg:height="11.612cm" xlink:href=".." xlink:type="simple" chart:class="chart:scatter" chart:style-name="ch1">
        <chart:title svg:x="8.267cm" svg:y="0.368cm" chart:style-name="ch2">
          <text:p>4 дневная средняя</text:p>
        </chart:title>
        <chart:legend chart:legend-position="end" svg:x="14.776cm" svg:y="5.009cm" style:legend-expansion="high" chart:style-name="ch3"/>
        <chart:plot-area chart:style-name="ch4" table:cell-range-address="'вар3.3'.A4:'вар3.3'.B18 'вар3.3'.B3:'вар3.3'.B3 'вар3.3'.F3:'вар3.3'.G18" chart:data-source-has-labels="row" svg:x="1.422cm" svg:y="1.379cm" svg:width="12.943cm" svg:height="9.02cm">
          <chart:coordinate-region svg:x="2.334cm" svg:y="1.578cm" svg:width="11.845cm" svg:height="8.174cm"/>
          <chart:axis chart:dimension="x" chart:name="primary-x" chart:style-name="ch5">
            <chart:title svg:x="7.558cm" svg:y="10.631cm" chart:style-name="ch6">
              <text:p>дни</text:p>
            </chart:title>
          </chart:axis>
          <chart:axis chart:dimension="y" chart:name="primary-y" chart:style-name="ch7">
            <chart:title svg:x="0.451cm" svg:y="7.256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3'.B4:'вар3.3'.B18" chart:label-cell-address="'вар3.3'.B3:'вар3.3'.B3" chart:class="chart:scatter">
            <chart:domain table:cell-range-address="'вар3.3'.A4:'вар3.3'.A18"/>
            <chart:data-point chart:repeated="15"/>
          </chart:series>
          <chart:series chart:style-name="ch11" chart:values-cell-range-address="'вар3.3'.F4:'вар3.3'.F18" chart:label-cell-address="'вар3.3'.F3:'вар3.3'.F3" chart:class="chart:scatter">
            <chart:data-point chart:repeated="15"/>
          </chart:series>
          <chart:series chart:style-name="ch12" chart:values-cell-range-address="'вар3.3'.G4:'вар3.3'.G18" chart:label-cell-address="'вар3.3'.G3:'вар3.3'.G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3'.B3:'вар3.3'.B3</svg:desc>
                </draw:g>
              </table:table-cell>
              <table:table-cell office:value-type="string">
                <text:p>4 дневная средняя</text:p>
                <draw:g>
                  <svg:desc>'вар3.3'.F3:'вар3.3'.F3</svg:desc>
                </draw:g>
              </table:table-cell>
              <table:table-cell office:value-type="string">
                <text:p>4 дневная сцентрированная</text:p>
                <draw:g>
                  <svg:desc>'вар3.3'.G3:'вар3.3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3'.A4:'вар3.3'.A18</svg:desc>
                </draw:g>
              </table:table-cell>
              <table:table-cell office:value-type="float" office:value="50">
                <text:p>50</text:p>
                <draw:g>
                  <svg:desc>'вар3.3'.B4:'вар3.3'.B18</svg:desc>
                </draw:g>
              </table:table-cell>
              <table:table-cell office:value-type="float" office:value="NaN">
                <text:p>NaN</text:p>
                <draw:g>
                  <svg:desc>'вар3.3'.F4:'вар3.3'.F18</svg:desc>
                </draw:g>
              </table:table-cell>
              <table:table-cell office:value-type="float" office:value="NaN">
                <text:p>NaN</text:p>
                <draw:g>
                  <svg:desc>'вар3.3'.G4:'вар3.3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50.75">
                <text:p>50.75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1.25">
                <text:p>51.25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51.5">
                <text:p>51.5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52.5">
                <text:p>52.5</text:p>
              </table:table-cell>
              <table:table-cell office:value-type="float" office:value="52.375">
                <text:p>52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52.25">
                <text:p>52.25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2.25">
                <text:p>52.25</text:p>
              </table:table-cell>
              <table:table-cell office:value-type="float" office:value="52.375">
                <text:p>52.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52.5">
                <text:p>5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3 дневная средняя</text:p>
        </chart:title>
        <chart:legend chart:legend-position="end" svg:x="14.502cm" svg:y="4.931cm" style:legend-expansion="high" chart:style-name="ch3"/>
        <chart:plot-area chart:style-name="ch4" table:cell-range-address="'вар3.3'.A4:'вар3.3'.B18 'вар3.3'.B3:'вар3.3'.B3 'вар3.3'.I3:'вар3.3'.J18" chart:data-source-has-labels="row" svg:x="1.417cm" svg:y="1.373cm" svg:width="12.679cm" svg:height="8.874cm">
          <chart:coordinate-region svg:x="2.329cm" svg:y="1.572cm" svg:width="11.58cm" svg:height="8.028cm"/>
          <chart:axis chart:dimension="x" chart:name="primary-x" chart:style-name="ch5">
            <chart:title svg:x="7.421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3'.B4:'вар3.3'.B18" chart:label-cell-address="'вар3.3'.B3:'вар3.3'.B3" chart:class="chart:scatter">
            <chart:domain table:cell-range-address="'вар3.3'.A4:'вар3.3'.A18"/>
            <chart:data-point chart:repeated="15"/>
          </chart:series>
          <chart:series chart:style-name="ch11" chart:values-cell-range-address="'вар3.3'.I4:'вар3.3'.I18" chart:label-cell-address="'вар3.3'.I3:'вар3.3'.I3" chart:class="chart:scatter">
            <chart:data-point chart:repeated="15"/>
          </chart:series>
          <chart:series chart:style-name="ch12" chart:values-cell-range-address="'вар3.3'.J4:'вар3.3'.J18" chart:label-cell-address="'вар3.3'.J3:'вар3.3'.J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3'.B3:'вар3.3'.B3</svg:desc>
                </draw:g>
              </table:table-cell>
              <table:table-cell office:value-type="string">
                <text:p>3 дневная средняя</text:p>
                <draw:g>
                  <svg:desc>'вар3.3'.I3:'вар3.3'.I3</svg:desc>
                </draw:g>
              </table:table-cell>
              <table:table-cell office:value-type="string">
                <text:p>3 дневная сцентрированная</text:p>
                <draw:g>
                  <svg:desc>'вар3.3'.J3:'вар3.3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3'.A4:'вар3.3'.A18</svg:desc>
                </draw:g>
              </table:table-cell>
              <table:table-cell office:value-type="float" office:value="50">
                <text:p>50</text:p>
                <draw:g>
                  <svg:desc>'вар3.3'.B4:'вар3.3'.B18</svg:desc>
                </draw:g>
              </table:table-cell>
              <table:table-cell office:value-type="float" office:value="NaN">
                <text:p>NaN</text:p>
                <draw:g>
                  <svg:desc>'вар3.3'.I4:'вар3.3'.I18</svg:desc>
                </draw:g>
              </table:table-cell>
              <table:table-cell office:value-type="float" office:value="NaN">
                <text:p>NaN</text:p>
                <draw:g>
                  <svg:desc>'вар3.3'.J4:'вар3.3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0.6666666666667">
                <text:p>50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.1666666666667">
                <text:p>51.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51.3333333333333">
                <text:p>51.3333333333333</text:p>
              </table:table-cell>
              <table:table-cell office:value-type="float" office:value="51.1666666666667">
                <text:p>51.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.1666666666667">
                <text:p>52.1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5 дневная средняя</text:p>
        </chart:title>
        <chart:legend chart:legend-position="end" svg:x="15.93cm" svg:y="5.18cm" style:legend-expansion="high" chart:style-name="ch3"/>
        <chart:plot-area chart:style-name="ch4" table:cell-range-address="'вар3.4'.A4:'вар3.4'.B18 'вар3.4'.B3:'вар3.4'.B3 'вар3.4'.D3:'вар3.4'.D18" chart:data-source-has-labels="row" svg:x="1.417cm" svg:y="1.373cm" svg:width="14.107cm" svg:height="8.874cm">
          <chart:coordinate-region svg:x="2.329cm" svg:y="1.572cm" svg:width="13.008cm" svg:height="8.028cm"/>
          <chart:axis chart:dimension="x" chart:name="primary-x" chart:style-name="ch5">
            <chart:title svg:x="8.135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4'.B4:'вар3.4'.B18" chart:label-cell-address="'вар3.4'.B3:'вар3.4'.B3" chart:class="chart:scatter">
            <chart:domain table:cell-range-address="'вар3.4'.A4:'вар3.4'.A18"/>
            <chart:data-point chart:repeated="15"/>
          </chart:series>
          <chart:series chart:style-name="ch11" chart:values-cell-range-address="'вар3.4'.D4:'вар3.4'.D18" chart:label-cell-address="'вар3.4'.D3:'вар3.4'.D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4'.B3:'вар3.4'.B3</svg:desc>
                </draw:g>
              </table:table-cell>
              <table:table-cell office:value-type="string">
                <text:p>5 дневная средняя</text:p>
                <draw:g>
                  <svg:desc>'вар3.4'.D3:'вар3.4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4'.A4:'вар3.4'.A18</svg:desc>
                </draw:g>
              </table:table-cell>
              <table:table-cell office:value-type="float" office:value="59">
                <text:p>59</text:p>
                <draw:g>
                  <svg:desc>'вар3.4'.B4:'вар3.4'.B18</svg:desc>
                </draw:g>
              </table:table-cell>
              <table:table-cell office:value-type="float" office:value="NaN">
                <text:p>NaN</text:p>
                <draw:g>
                  <svg:desc>'вар3.4'.D4:'вар3.4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1cm" svg:height="11.612cm" xlink:href=".." xlink:type="simple" chart:class="chart:scatter" chart:style-name="ch1">
        <chart:title svg:x="8.267cm" svg:y="0.368cm" chart:style-name="ch2">
          <text:p>4 дневная средняя</text:p>
        </chart:title>
        <chart:legend chart:legend-position="end" svg:x="14.776cm" svg:y="5.009cm" style:legend-expansion="high" chart:style-name="ch3"/>
        <chart:plot-area chart:style-name="ch4" table:cell-range-address="'вар3.4'.A4:'вар3.4'.B18 'вар3.4'.B3:'вар3.4'.B3 'вар3.4'.F3:'вар3.4'.G18" chart:data-source-has-labels="row" svg:x="1.422cm" svg:y="1.379cm" svg:width="12.943cm" svg:height="9.02cm">
          <chart:coordinate-region svg:x="2.334cm" svg:y="1.578cm" svg:width="11.845cm" svg:height="8.174cm"/>
          <chart:axis chart:dimension="x" chart:name="primary-x" chart:style-name="ch5">
            <chart:title svg:x="7.558cm" svg:y="10.631cm" chart:style-name="ch6">
              <text:p>дни</text:p>
            </chart:title>
          </chart:axis>
          <chart:axis chart:dimension="y" chart:name="primary-y" chart:style-name="ch7">
            <chart:title svg:x="0.451cm" svg:y="7.256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4'.B4:'вар3.4'.B18" chart:label-cell-address="'вар3.4'.B3:'вар3.4'.B3" chart:class="chart:scatter">
            <chart:domain table:cell-range-address="'вар3.4'.A4:'вар3.4'.A18"/>
            <chart:data-point chart:repeated="15"/>
          </chart:series>
          <chart:series chart:style-name="ch11" chart:values-cell-range-address="'вар3.4'.F4:'вар3.4'.F18" chart:label-cell-address="'вар3.4'.F3:'вар3.4'.F3" chart:class="chart:scatter">
            <chart:data-point chart:repeated="15"/>
          </chart:series>
          <chart:series chart:style-name="ch12" chart:values-cell-range-address="'вар3.4'.G4:'вар3.4'.G18" chart:label-cell-address="'вар3.4'.G3:'вар3.4'.G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4'.B3:'вар3.4'.B3</svg:desc>
                </draw:g>
              </table:table-cell>
              <table:table-cell office:value-type="string">
                <text:p>4 дневная средняя</text:p>
                <draw:g>
                  <svg:desc>'вар3.4'.F3:'вар3.4'.F3</svg:desc>
                </draw:g>
              </table:table-cell>
              <table:table-cell office:value-type="string">
                <text:p>4 дневная сцентрированная</text:p>
                <draw:g>
                  <svg:desc>'вар3.4'.G3:'вар3.4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4'.A4:'вар3.4'.A18</svg:desc>
                </draw:g>
              </table:table-cell>
              <table:table-cell office:value-type="float" office:value="59">
                <text:p>59</text:p>
                <draw:g>
                  <svg:desc>'вар3.4'.B4:'вар3.4'.B18</svg:desc>
                </draw:g>
              </table:table-cell>
              <table:table-cell office:value-type="float" office:value="NaN">
                <text:p>NaN</text:p>
                <draw:g>
                  <svg:desc>'вар3.4'.F4:'вар3.4'.F18</svg:desc>
                </draw:g>
              </table:table-cell>
              <table:table-cell office:value-type="float" office:value="NaN">
                <text:p>NaN</text:p>
                <draw:g>
                  <svg:desc>'вар3.4'.G4:'вар3.4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58.5">
                <text:p>58.5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58.25">
                <text:p>58.25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58.25">
                <text:p>58.25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58.5">
                <text:p>58.5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57.5">
                <text:p>57.5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57.25">
                <text:p>57.25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6.875">
                <text:p>56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56.75">
                <text:p>5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3 дневная средняя</text:p>
        </chart:title>
        <chart:legend chart:legend-position="end" svg:x="14.502cm" svg:y="4.931cm" style:legend-expansion="high" chart:style-name="ch3"/>
        <chart:plot-area chart:style-name="ch4" table:cell-range-address="'вар3.4'.A4:'вар3.4'.B18 'вар3.4'.B3:'вар3.4'.B3 'вар3.4'.I3:'вар3.4'.J18" chart:data-source-has-labels="row" svg:x="1.417cm" svg:y="1.373cm" svg:width="12.679cm" svg:height="8.874cm">
          <chart:coordinate-region svg:x="2.329cm" svg:y="1.572cm" svg:width="11.58cm" svg:height="8.028cm"/>
          <chart:axis chart:dimension="x" chart:name="primary-x" chart:style-name="ch5">
            <chart:title svg:x="7.421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4'.B4:'вар3.4'.B18" chart:label-cell-address="'вар3.4'.B3:'вар3.4'.B3" chart:class="chart:scatter">
            <chart:domain table:cell-range-address="'вар3.4'.A4:'вар3.4'.A18"/>
            <chart:data-point chart:repeated="15"/>
          </chart:series>
          <chart:series chart:style-name="ch11" chart:values-cell-range-address="'вар3.4'.I4:'вар3.4'.I18" chart:label-cell-address="'вар3.4'.I3:'вар3.4'.I3" chart:class="chart:scatter">
            <chart:data-point chart:repeated="15"/>
          </chart:series>
          <chart:series chart:style-name="ch12" chart:values-cell-range-address="'вар3.4'.J4:'вар3.4'.J18" chart:label-cell-address="'вар3.4'.J3:'вар3.4'.J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4'.B3:'вар3.4'.B3</svg:desc>
                </draw:g>
              </table:table-cell>
              <table:table-cell office:value-type="string">
                <text:p>3 дневная средняя</text:p>
                <draw:g>
                  <svg:desc>'вар3.4'.I3:'вар3.4'.I3</svg:desc>
                </draw:g>
              </table:table-cell>
              <table:table-cell office:value-type="string">
                <text:p>3 дневная сцентрированная</text:p>
                <draw:g>
                  <svg:desc>'вар3.4'.J3:'вар3.4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4'.A4:'вар3.4'.A18</svg:desc>
                </draw:g>
              </table:table-cell>
              <table:table-cell office:value-type="float" office:value="59">
                <text:p>59</text:p>
                <draw:g>
                  <svg:desc>'вар3.4'.B4:'вар3.4'.B18</svg:desc>
                </draw:g>
              </table:table-cell>
              <table:table-cell office:value-type="float" office:value="NaN">
                <text:p>NaN</text:p>
                <draw:g>
                  <svg:desc>'вар3.4'.I4:'вар3.4'.I18</svg:desc>
                </draw:g>
              </table:table-cell>
              <table:table-cell office:value-type="float" office:value="NaN">
                <text:p>NaN</text:p>
                <draw:g>
                  <svg:desc>'вар3.4'.J4:'вар3.4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8.1666666666667">
                <text:p>58.1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.1666666666667">
                <text:p>57.1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57.1666666666667">
                <text:p>57.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5 дневная средняя</text:p>
        </chart:title>
        <chart:legend chart:legend-position="end" svg:x="15.93cm" svg:y="5.18cm" style:legend-expansion="high" chart:style-name="ch3"/>
        <chart:plot-area chart:style-name="ch4" table:cell-range-address="'вар3.1x0.1'.A4:'вар3.1x0.1'.B18 'вар3.1x0.1'.B3:'вар3.1x0.1'.B3 'вар3.1x0.1'.D3:'вар3.1x0.1'.D18" chart:data-source-has-labels="row" svg:x="1.417cm" svg:y="1.373cm" svg:width="14.107cm" svg:height="8.874cm">
          <chart:coordinate-region svg:x="2.144cm" svg:y="1.573cm" svg:width="13.193cm" svg:height="8.027cm"/>
          <chart:axis chart:dimension="x" chart:name="primary-x" chart:style-name="ch5">
            <chart:title svg:x="8.135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1x0.1'.B4:'вар3.1x0.1'.B18" chart:label-cell-address="'вар3.1x0.1'.B3:'вар3.1x0.1'.B3" chart:class="chart:scatter">
            <chart:domain table:cell-range-address="'вар3.1x0.1'.A4:'вар3.1x0.1'.A18"/>
            <chart:data-point chart:repeated="15"/>
          </chart:series>
          <chart:series chart:style-name="ch11" chart:values-cell-range-address="'вар3.1x0.1'.D4:'вар3.1x0.1'.D18" chart:label-cell-address="'вар3.1x0.1'.D3:'вар3.1x0.1'.D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1x0.1'.B3:'вар3.1x0.1'.B3</svg:desc>
                </draw:g>
              </table:table-cell>
              <table:table-cell office:value-type="string">
                <text:p>5 дневная средняя</text:p>
                <draw:g>
                  <svg:desc>'вар3.1x0.1'.D3:'вар3.1x0.1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1x0.1'.A4:'вар3.1x0.1'.A18</svg:desc>
                </draw:g>
              </table:table-cell>
              <table:table-cell office:value-type="float" office:value="4.5">
                <text:p>4.5</text:p>
                <draw:g>
                  <svg:desc>'вар3.1x0.1'.B4:'вар3.1x0.1'.B18</svg:desc>
                </draw:g>
              </table:table-cell>
              <table:table-cell office:value-type="float" office:value="NaN">
                <text:p>NaN</text:p>
                <draw:g>
                  <svg:desc>'вар3.1x0.1'.D4:'вар3.1x0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6">
                <text:p>4.6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7">
                <text:p>4.7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7">
                <text:p>4.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8">
                <text:p>4.8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7">
                <text:p>4.7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1cm" svg:height="11.612cm" xlink:href=".." xlink:type="simple" chart:class="chart:scatter" chart:style-name="ch1">
        <chart:title svg:x="8.267cm" svg:y="0.368cm" chart:style-name="ch2">
          <text:p>4 дневная средняя</text:p>
        </chart:title>
        <chart:legend chart:legend-position="end" svg:x="14.776cm" svg:y="5.009cm" style:legend-expansion="high" chart:style-name="ch3"/>
        <chart:plot-area chart:style-name="ch4" table:cell-range-address="'вар3.1x0.1'.A4:'вар3.1x0.1'.B18 'вар3.1x0.1'.B3:'вар3.1x0.1'.B3 'вар3.1x0.1'.F3:'вар3.1x0.1'.G18" chart:data-source-has-labels="row" svg:x="1.422cm" svg:y="1.379cm" svg:width="12.943cm" svg:height="9.02cm">
          <chart:coordinate-region svg:x="2.149cm" svg:y="1.579cm" svg:width="12.029cm" svg:height="8.174cm"/>
          <chart:axis chart:dimension="x" chart:name="primary-x" chart:style-name="ch5">
            <chart:title svg:x="7.558cm" svg:y="10.631cm" chart:style-name="ch6">
              <text:p>дни</text:p>
            </chart:title>
          </chart:axis>
          <chart:axis chart:dimension="y" chart:name="primary-y" chart:style-name="ch7">
            <chart:title svg:x="0.451cm" svg:y="7.256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1x0.1'.B4:'вар3.1x0.1'.B18" chart:label-cell-address="'вар3.1x0.1'.B3:'вар3.1x0.1'.B3" chart:class="chart:scatter">
            <chart:domain table:cell-range-address="'вар3.1x0.1'.A4:'вар3.1x0.1'.A18"/>
            <chart:data-point chart:repeated="15"/>
          </chart:series>
          <chart:series chart:style-name="ch11" chart:values-cell-range-address="'вар3.1x0.1'.F4:'вар3.1x0.1'.F18" chart:label-cell-address="'вар3.1x0.1'.F3:'вар3.1x0.1'.F3" chart:class="chart:scatter">
            <chart:data-point chart:repeated="15"/>
          </chart:series>
          <chart:series chart:style-name="ch12" chart:values-cell-range-address="'вар3.1x0.1'.G4:'вар3.1x0.1'.G18" chart:label-cell-address="'вар3.1x0.1'.G3:'вар3.1x0.1'.G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1x0.1'.B3:'вар3.1x0.1'.B3</svg:desc>
                </draw:g>
              </table:table-cell>
              <table:table-cell office:value-type="string">
                <text:p>4 дневная средняя</text:p>
                <draw:g>
                  <svg:desc>'вар3.1x0.1'.F3:'вар3.1x0.1'.F3</svg:desc>
                </draw:g>
              </table:table-cell>
              <table:table-cell office:value-type="string">
                <text:p>4 дневная сцентрированная</text:p>
                <draw:g>
                  <svg:desc>'вар3.1x0.1'.G3:'вар3.1x0.1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1x0.1'.A4:'вар3.1x0.1'.A18</svg:desc>
                </draw:g>
              </table:table-cell>
              <table:table-cell office:value-type="float" office:value="4.5">
                <text:p>4.5</text:p>
                <draw:g>
                  <svg:desc>'вар3.1x0.1'.B4:'вар3.1x0.1'.B18</svg:desc>
                </draw:g>
              </table:table-cell>
              <table:table-cell office:value-type="float" office:value="NaN">
                <text:p>NaN</text:p>
                <draw:g>
                  <svg:desc>'вар3.1x0.1'.F4:'вар3.1x0.1'.F18</svg:desc>
                </draw:g>
              </table:table-cell>
              <table:table-cell office:value-type="float" office:value="NaN">
                <text:p>NaN</text:p>
                <draw:g>
                  <svg:desc>'вар3.1x0.1'.G4:'вар3.1x0.1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7">
                <text:p>4.7</text:p>
              </table:table-cell>
              <table:table-cell office:value-type="float" office:value="4.6">
                <text:p>4.6</text:p>
              </table:table-cell>
              <table:table-cell office:value-type="float" office:value="4.5875">
                <text:p>4.5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.575">
                <text:p>4.575</text:p>
              </table:table-cell>
              <table:table-cell office:value-type="float" office:value="4.5875">
                <text:p>4.5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4.575">
                <text:p>4.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7">
                <text:p>4.7</text:p>
              </table:table-cell>
              <table:table-cell office:value-type="float" office:value="4.55">
                <text:p>4.55</text:p>
              </table:table-cell>
              <table:table-cell office:value-type="float" office:value="4.5875">
                <text:p>4.5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4.625">
                <text:p>4.625</text:p>
              </table:table-cell>
              <table:table-cell office:value-type="float" office:value="4.6375">
                <text:p>4.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8">
                <text:p>4.8</text:p>
              </table:table-cell>
              <table:table-cell office:value-type="float" office:value="4.65">
                <text:p>4.65</text:p>
              </table:table-cell>
              <table:table-cell office:value-type="float" office:value="4.6375">
                <text:p>4.6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4.625">
                <text:p>4.625</text:p>
              </table:table-cell>
              <table:table-cell office:value-type="float" office:value="4.6625">
                <text:p>4.6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  <table:table-cell office:value-type="float" office:value="4.6875">
                <text:p>4.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4.675">
                <text:p>4.67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7">
                <text:p>4.7</text:p>
              </table:table-cell>
              <table:table-cell office:value-type="float" office:value="4.725">
                <text:p>4.72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8">
                <text:p>4.8</text:p>
              </table:table-cell>
              <table:table-cell office:value-type="float" office:value="4.775">
                <text:p>4.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3 дневная средняя</text:p>
        </chart:title>
        <chart:legend chart:legend-position="end" svg:x="14.502cm" svg:y="4.931cm" style:legend-expansion="high" chart:style-name="ch3"/>
        <chart:plot-area chart:style-name="ch4" table:cell-range-address="'вар3.1x0.1'.A4:'вар3.1x0.1'.B18 'вар3.1x0.1'.B3:'вар3.1x0.1'.B3 'вар3.1x0.1'.I3:'вар3.1x0.1'.J18" chart:data-source-has-labels="row" svg:x="1.417cm" svg:y="1.373cm" svg:width="12.679cm" svg:height="8.874cm">
          <chart:coordinate-region svg:x="2.144cm" svg:y="1.573cm" svg:width="11.765cm" svg:height="8.027cm"/>
          <chart:axis chart:dimension="x" chart:name="primary-x" chart:style-name="ch5">
            <chart:title svg:x="7.421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1x0.1'.B4:'вар3.1x0.1'.B18" chart:label-cell-address="'вар3.1x0.1'.B3:'вар3.1x0.1'.B3" chart:class="chart:scatter">
            <chart:domain table:cell-range-address="'вар3.1x0.1'.A4:'вар3.1x0.1'.A18"/>
            <chart:data-point chart:repeated="15"/>
          </chart:series>
          <chart:series chart:style-name="ch11" chart:values-cell-range-address="'вар3.1x0.1'.I4:'вар3.1x0.1'.I18" chart:label-cell-address="'вар3.1x0.1'.I3:'вар3.1x0.1'.I3" chart:class="chart:scatter">
            <chart:data-point chart:repeated="15"/>
          </chart:series>
          <chart:series chart:style-name="ch12" chart:values-cell-range-address="'вар3.1x0.1'.J4:'вар3.1x0.1'.J18" chart:label-cell-address="'вар3.1x0.1'.J3:'вар3.1x0.1'.J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1x0.1'.B3:'вар3.1x0.1'.B3</svg:desc>
                </draw:g>
              </table:table-cell>
              <table:table-cell office:value-type="string">
                <text:p>3 дневная средняя</text:p>
                <draw:g>
                  <svg:desc>'вар3.1x0.1'.I3:'вар3.1x0.1'.I3</svg:desc>
                </draw:g>
              </table:table-cell>
              <table:table-cell office:value-type="string">
                <text:p>3 дневная сцентрированная</text:p>
                <draw:g>
                  <svg:desc>'вар3.1x0.1'.J3:'вар3.1x0.1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1x0.1'.A4:'вар3.1x0.1'.A18</svg:desc>
                </draw:g>
              </table:table-cell>
              <table:table-cell office:value-type="float" office:value="4.5">
                <text:p>4.5</text:p>
                <draw:g>
                  <svg:desc>'вар3.1x0.1'.B4:'вар3.1x0.1'.B18</svg:desc>
                </draw:g>
              </table:table-cell>
              <table:table-cell office:value-type="float" office:value="NaN">
                <text:p>NaN</text:p>
                <draw:g>
                  <svg:desc>'вар3.1x0.1'.I4:'вар3.1x0.1'.I18</svg:desc>
                </draw:g>
              </table:table-cell>
              <table:table-cell office:value-type="float" office:value="NaN">
                <text:p>NaN</text:p>
                <draw:g>
                  <svg:desc>'вар3.1x0.1'.J4:'вар3.1x0.1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6">
                <text:p>4.6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6">
                <text:p>4.6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4.61666666666667">
                <text:p>4.6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7">
                <text:p>4.7</text:p>
              </table:table-cell>
              <table:table-cell office:value-type="float" office:value="4.6">
                <text:p>4.6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4.56666666666667">
                <text:p>4.5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4.56666666666667">
                <text:p>4.5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7">
                <text:p>4.7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4.61666666666667">
                <text:p>4.6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8">
                <text:p>4.8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68333333333333">
                <text:p>4.68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4.7">
                <text:p>4.7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7">
                <text:p>4.7</text:p>
              </table:table-cell>
              <table:table-cell office:value-type="float" office:value="4.76666666666667">
                <text:p>4.76666666666667</text:p>
              </table:table-cell>
              <table:table-cell office:value-type="float" office:value="4.76666666666667">
                <text:p>4.7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8">
                <text:p>4.8</text:p>
              </table:table-cell>
              <table:table-cell office:value-type="float" office:value="4.76666666666667">
                <text:p>4.7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5 дневная средняя</text:p>
        </chart:title>
        <chart:legend chart:legend-position="end" svg:x="15.93cm" svg:y="5.18cm" style:legend-expansion="high" chart:style-name="ch3"/>
        <chart:plot-area chart:style-name="ch4" table:cell-range-address="'вар3.1x0.5'.A4:'вар3.1x0.5'.B18 'вар3.1x0.5'.B3:'вар3.1x0.5'.B3 'вар3.1x0.5'.D3:'вар3.1x0.5'.D18" chart:data-source-has-labels="row" svg:x="1.417cm" svg:y="1.373cm" svg:width="14.107cm" svg:height="8.874cm">
          <chart:coordinate-region svg:x="2.329cm" svg:y="1.572cm" svg:width="13.008cm" svg:height="8.028cm"/>
          <chart:axis chart:dimension="x" chart:name="primary-x" chart:style-name="ch5">
            <chart:title svg:x="8.135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1x0.5'.B4:'вар3.1x0.5'.B18" chart:label-cell-address="'вар3.1x0.5'.B3:'вар3.1x0.5'.B3" chart:class="chart:scatter">
            <chart:domain table:cell-range-address="'вар3.1x0.5'.A4:'вар3.1x0.5'.A18"/>
            <chart:data-point chart:repeated="15"/>
          </chart:series>
          <chart:series chart:style-name="ch11" chart:values-cell-range-address="'вар3.1x0.5'.D4:'вар3.1x0.5'.D18" chart:label-cell-address="'вар3.1x0.5'.D3:'вар3.1x0.5'.D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1x0.5'.B3:'вар3.1x0.5'.B3</svg:desc>
                </draw:g>
              </table:table-cell>
              <table:table-cell office:value-type="string">
                <text:p>5 дневная средняя</text:p>
                <draw:g>
                  <svg:desc>'вар3.1x0.5'.D3:'вар3.1x0.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1x0.5'.A4:'вар3.1x0.5'.A18</svg:desc>
                </draw:g>
              </table:table-cell>
              <table:table-cell office:value-type="float" office:value="22.5">
                <text:p>22.5</text:p>
                <draw:g>
                  <svg:desc>'вар3.1x0.5'.B4:'вар3.1x0.5'.B18</svg:desc>
                </draw:g>
              </table:table-cell>
              <table:table-cell office:value-type="float" office:value="NaN">
                <text:p>NaN</text:p>
                <draw:g>
                  <svg:desc>'вар3.1x0.5'.D4:'вар3.1x0.5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.5">
                <text:p>23.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.5">
                <text:p>22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.5">
                <text:p>22.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.5">
                <text:p>23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5">
                <text:p>22.5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.5">
                <text:p>23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1cm" svg:height="11.612cm" xlink:href=".." xlink:type="simple" chart:class="chart:scatter" chart:style-name="ch1">
        <chart:title svg:x="8.267cm" svg:y="0.368cm" chart:style-name="ch2">
          <text:p>4 дневная средняя</text:p>
        </chart:title>
        <chart:legend chart:legend-position="end" svg:x="14.776cm" svg:y="5.009cm" style:legend-expansion="high" chart:style-name="ch3"/>
        <chart:plot-area chart:style-name="ch4" table:cell-range-address="пример.A4:пример.B18 пример.B3:пример.B3 пример.F3:пример.G18" chart:data-source-has-labels="row" svg:x="1.422cm" svg:y="1.379cm" svg:width="12.943cm" svg:height="9.02cm">
          <chart:coordinate-region svg:x="2.334cm" svg:y="1.578cm" svg:width="11.845cm" svg:height="8.174cm"/>
          <chart:axis chart:dimension="x" chart:name="primary-x" chart:style-name="ch5">
            <chart:title svg:x="7.558cm" svg:y="10.631cm" chart:style-name="ch6">
              <text:p>дни</text:p>
            </chart:title>
          </chart:axis>
          <chart:axis chart:dimension="y" chart:name="primary-y" chart:style-name="ch7">
            <chart:title svg:x="0.451cm" svg:y="7.256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пример.B4:пример.B18" chart:label-cell-address="пример.B3:пример.B3" chart:class="chart:scatter">
            <chart:domain table:cell-range-address="пример.A4:пример.A18"/>
            <chart:data-point chart:repeated="15"/>
          </chart:series>
          <chart:series chart:style-name="ch11" chart:values-cell-range-address="пример.F4:пример.F18" chart:label-cell-address="пример.F3:пример.F3" chart:class="chart:scatter">
            <chart:data-point chart:repeated="15"/>
          </chart:series>
          <chart:series chart:style-name="ch12" chart:values-cell-range-address="пример.G4:пример.G18" chart:label-cell-address="пример.G3:пример.G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пример.B3:пример.B3</svg:desc>
                </draw:g>
              </table:table-cell>
              <table:table-cell office:value-type="string">
                <text:p>4 дневная средняя</text:p>
                <draw:g>
                  <svg:desc>пример.F3:пример.F3</svg:desc>
                </draw:g>
              </table:table-cell>
              <table:table-cell office:value-type="string">
                <text:p>4 дневная сцентрированная</text:p>
                <draw:g>
                  <svg:desc>пример.G3:пример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пример.A4:пример.A18</svg:desc>
                </draw:g>
              </table:table-cell>
              <table:table-cell office:value-type="float" office:value="30">
                <text:p>30</text:p>
                <draw:g>
                  <svg:desc>пример.B4:пример.B18</svg:desc>
                </draw:g>
              </table:table-cell>
              <table:table-cell office:value-type="float" office:value="NaN">
                <text:p>NaN</text:p>
                <draw:g>
                  <svg:desc>пример.F4:пример.F18</svg:desc>
                </draw:g>
              </table:table-cell>
              <table:table-cell office:value-type="float" office:value="NaN">
                <text:p>NaN</text:p>
                <draw:g>
                  <svg:desc>пример.G4:пример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0.75">
                <text:p>30.75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0.75">
                <text:p>30.75</text:p>
              </table:table-cell>
              <table:table-cell office:value-type="float" office:value="31.125">
                <text:p>31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31.5">
                <text:p>31.5</text:p>
              </table:table-cell>
              <table:table-cell office:value-type="float" office:value="31.625">
                <text:p>31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31.75">
                <text:p>31.75</text:p>
              </table:table-cell>
              <table:table-cell office:value-type="float" office:value="31.625">
                <text:p>31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31.5">
                <text:p>31.5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1.875">
                <text:p>31.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31.75">
                <text:p>31.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32.25">
                <text:p>32.2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32.75">
                <text:p>3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1cm" svg:height="11.612cm" xlink:href=".." xlink:type="simple" chart:class="chart:scatter" chart:style-name="ch1">
        <chart:title svg:x="8.267cm" svg:y="0.368cm" chart:style-name="ch2">
          <text:p>4 дневная средняя</text:p>
        </chart:title>
        <chart:legend chart:legend-position="end" svg:x="14.776cm" svg:y="5.009cm" style:legend-expansion="high" chart:style-name="ch3"/>
        <chart:plot-area chart:style-name="ch4" table:cell-range-address="'вар3.1x0.5'.A4:'вар3.1x0.5'.B18 'вар3.1x0.5'.B3:'вар3.1x0.5'.B3 'вар3.1x0.5'.F3:'вар3.1x0.5'.G18" chart:data-source-has-labels="row" svg:x="1.422cm" svg:y="1.379cm" svg:width="12.943cm" svg:height="9.02cm">
          <chart:coordinate-region svg:x="2.334cm" svg:y="1.578cm" svg:width="11.845cm" svg:height="8.174cm"/>
          <chart:axis chart:dimension="x" chart:name="primary-x" chart:style-name="ch5">
            <chart:title svg:x="7.558cm" svg:y="10.631cm" chart:style-name="ch6">
              <text:p>дни</text:p>
            </chart:title>
          </chart:axis>
          <chart:axis chart:dimension="y" chart:name="primary-y" chart:style-name="ch7">
            <chart:title svg:x="0.451cm" svg:y="7.256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1x0.5'.B4:'вар3.1x0.5'.B18" chart:label-cell-address="'вар3.1x0.5'.B3:'вар3.1x0.5'.B3" chart:class="chart:scatter">
            <chart:domain table:cell-range-address="'вар3.1x0.5'.A4:'вар3.1x0.5'.A18"/>
            <chart:data-point chart:repeated="15"/>
          </chart:series>
          <chart:series chart:style-name="ch11" chart:values-cell-range-address="'вар3.1x0.5'.F4:'вар3.1x0.5'.F18" chart:label-cell-address="'вар3.1x0.5'.F3:'вар3.1x0.5'.F3" chart:class="chart:scatter">
            <chart:data-point chart:repeated="15"/>
          </chart:series>
          <chart:series chart:style-name="ch12" chart:values-cell-range-address="'вар3.1x0.5'.G4:'вар3.1x0.5'.G18" chart:label-cell-address="'вар3.1x0.5'.G3:'вар3.1x0.5'.G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1x0.5'.B3:'вар3.1x0.5'.B3</svg:desc>
                </draw:g>
              </table:table-cell>
              <table:table-cell office:value-type="string">
                <text:p>4 дневная средняя</text:p>
                <draw:g>
                  <svg:desc>'вар3.1x0.5'.F3:'вар3.1x0.5'.F3</svg:desc>
                </draw:g>
              </table:table-cell>
              <table:table-cell office:value-type="string">
                <text:p>4 дневная сцентрированная</text:p>
                <draw:g>
                  <svg:desc>'вар3.1x0.5'.G3:'вар3.1x0.5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1x0.5'.A4:'вар3.1x0.5'.A18</svg:desc>
                </draw:g>
              </table:table-cell>
              <table:table-cell office:value-type="float" office:value="22.5">
                <text:p>22.5</text:p>
                <draw:g>
                  <svg:desc>'вар3.1x0.5'.B4:'вар3.1x0.5'.B18</svg:desc>
                </draw:g>
              </table:table-cell>
              <table:table-cell office:value-type="float" office:value="NaN">
                <text:p>NaN</text:p>
                <draw:g>
                  <svg:desc>'вар3.1x0.5'.F4:'вар3.1x0.5'.F18</svg:desc>
                </draw:g>
              </table:table-cell>
              <table:table-cell office:value-type="float" office:value="NaN">
                <text:p>NaN</text:p>
                <draw:g>
                  <svg:desc>'вар3.1x0.5'.G4:'вар3.1x0.5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.5">
                <text:p>23.5</text:p>
              </table:table-cell>
              <table:table-cell office:value-type="float" office:value="23">
                <text:p>23</text:p>
              </table:table-cell>
              <table:table-cell office:value-type="float" office:value="22.9375">
                <text:p>22.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.5">
                <text:p>22.5</text:p>
              </table:table-cell>
              <table:table-cell office:value-type="float" office:value="22.875">
                <text:p>22.875</text:p>
              </table:table-cell>
              <table:table-cell office:value-type="float" office:value="22.9375">
                <text:p>22.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.5">
                <text:p>22.5</text:p>
              </table:table-cell>
              <table:table-cell office:value-type="float" office:value="23">
                <text:p>23</text:p>
              </table:table-cell>
              <table:table-cell office:value-type="float" office:value="22.875">
                <text:p>22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.5">
                <text:p>23.5</text:p>
              </table:table-cell>
              <table:table-cell office:value-type="float" office:value="22.75">
                <text:p>22.75</text:p>
              </table:table-cell>
              <table:table-cell office:value-type="float" office:value="22.9375">
                <text:p>22.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5">
                <text:p>22.5</text:p>
              </table:table-cell>
              <table:table-cell office:value-type="float" office:value="23.125">
                <text:p>23.125</text:p>
              </table:table-cell>
              <table:table-cell office:value-type="float" office:value="23.1875">
                <text:p>23.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3.25">
                <text:p>23.25</text:p>
              </table:table-cell>
              <table:table-cell office:value-type="float" office:value="23.1875">
                <text:p>23.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23.125">
                <text:p>23.125</text:p>
              </table:table-cell>
              <table:table-cell office:value-type="float" office:value="23.3125">
                <text:p>23.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23.4375">
                <text:p>23.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3.375">
                <text:p>23.37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.5">
                <text:p>23.5</text:p>
              </table:table-cell>
              <table:table-cell office:value-type="float" office:value="23.625">
                <text:p>23.62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3.875">
                <text:p>23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3 дневная средняя</text:p>
        </chart:title>
        <chart:legend chart:legend-position="end" svg:x="14.502cm" svg:y="4.931cm" style:legend-expansion="high" chart:style-name="ch3"/>
        <chart:plot-area chart:style-name="ch4" table:cell-range-address="'вар3.1x0.5'.A4:'вар3.1x0.5'.B18 'вар3.1x0.5'.B3:'вар3.1x0.5'.B3 'вар3.1x0.5'.I3:'вар3.1x0.5'.J18" chart:data-source-has-labels="row" svg:x="1.417cm" svg:y="1.373cm" svg:width="12.679cm" svg:height="8.874cm">
          <chart:coordinate-region svg:x="2.329cm" svg:y="1.572cm" svg:width="11.58cm" svg:height="8.028cm"/>
          <chart:axis chart:dimension="x" chart:name="primary-x" chart:style-name="ch5">
            <chart:title svg:x="7.421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1x0.5'.B4:'вар3.1x0.5'.B18" chart:label-cell-address="'вар3.1x0.5'.B3:'вар3.1x0.5'.B3" chart:class="chart:scatter">
            <chart:domain table:cell-range-address="'вар3.1x0.5'.A4:'вар3.1x0.5'.A18"/>
            <chart:data-point chart:repeated="15"/>
          </chart:series>
          <chart:series chart:style-name="ch11" chart:values-cell-range-address="'вар3.1x0.5'.I4:'вар3.1x0.5'.I18" chart:label-cell-address="'вар3.1x0.5'.I3:'вар3.1x0.5'.I3" chart:class="chart:scatter">
            <chart:data-point chart:repeated="15"/>
          </chart:series>
          <chart:series chart:style-name="ch12" chart:values-cell-range-address="'вар3.1x0.5'.J4:'вар3.1x0.5'.J18" chart:label-cell-address="'вар3.1x0.5'.J3:'вар3.1x0.5'.J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1x0.5'.B3:'вар3.1x0.5'.B3</svg:desc>
                </draw:g>
              </table:table-cell>
              <table:table-cell office:value-type="string">
                <text:p>3 дневная средняя</text:p>
                <draw:g>
                  <svg:desc>'вар3.1x0.5'.I3:'вар3.1x0.5'.I3</svg:desc>
                </draw:g>
              </table:table-cell>
              <table:table-cell office:value-type="string">
                <text:p>3 дневная сцентрированная</text:p>
                <draw:g>
                  <svg:desc>'вар3.1x0.5'.J3:'вар3.1x0.5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1x0.5'.A4:'вар3.1x0.5'.A18</svg:desc>
                </draw:g>
              </table:table-cell>
              <table:table-cell office:value-type="float" office:value="22.5">
                <text:p>22.5</text:p>
                <draw:g>
                  <svg:desc>'вар3.1x0.5'.B4:'вар3.1x0.5'.B18</svg:desc>
                </draw:g>
              </table:table-cell>
              <table:table-cell office:value-type="float" office:value="NaN">
                <text:p>NaN</text:p>
                <draw:g>
                  <svg:desc>'вар3.1x0.5'.I4:'вар3.1x0.5'.I18</svg:desc>
                </draw:g>
              </table:table-cell>
              <table:table-cell office:value-type="float" office:value="NaN">
                <text:p>NaN</text:p>
                <draw:g>
                  <svg:desc>'вар3.1x0.5'.J4:'вар3.1x0.5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23.0833333333333">
                <text:p>23.0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.5">
                <text:p>23.5</text:p>
              </table:table-cell>
              <table:table-cell office:value-type="float" office:value="23">
                <text:p>23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.5">
                <text:p>22.5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22.8333333333333">
                <text:p>22.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.5">
                <text:p>22.5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22.8333333333333">
                <text:p>22.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.5">
                <text:p>23.5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23.0833333333333">
                <text:p>23.0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5">
                <text:p>22.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23.3333333333333">
                <text:p>23.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23.4166666666667">
                <text:p>23.41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.5">
                <text:p>23.5</text:p>
              </table:table-cell>
              <table:table-cell office:value-type="float" office:value="23.8333333333333">
                <text:p>23.8333333333333</text:p>
              </table:table-cell>
              <table:table-cell office:value-type="float" office:value="23.8333333333333">
                <text:p>23.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3.8333333333333">
                <text:p>23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5 дневная средняя</text:p>
        </chart:title>
        <chart:legend chart:legend-position="end" svg:x="15.93cm" svg:y="5.18cm" style:legend-expansion="high" chart:style-name="ch3"/>
        <chart:plot-area chart:style-name="ch4" table:cell-range-address="'вар3.2x0.1'.A4:'вар3.2x0.1'.B18 'вар3.2x0.1'.B3:'вар3.2x0.1'.B3 'вар3.2x0.1'.D3:'вар3.2x0.1'.D18" chart:data-source-has-labels="row" svg:x="1.417cm" svg:y="1.373cm" svg:width="14.107cm" svg:height="8.874cm">
          <chart:coordinate-region svg:x="2.329cm" svg:y="1.573cm" svg:width="13.008cm" svg:height="8.028cm"/>
          <chart:axis chart:dimension="x" chart:name="primary-x" chart:style-name="ch5">
            <chart:title svg:x="8.135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2x0.1'.B4:'вар3.2x0.1'.B18" chart:label-cell-address="'вар3.2x0.1'.B3:'вар3.2x0.1'.B3" chart:class="chart:scatter">
            <chart:domain table:cell-range-address="'вар3.2x0.1'.A4:'вар3.2x0.1'.A18"/>
            <chart:data-point chart:repeated="15"/>
          </chart:series>
          <chart:series chart:style-name="ch11" chart:values-cell-range-address="'вар3.2x0.1'.D4:'вар3.2x0.1'.D18" chart:label-cell-address="'вар3.2x0.1'.D3:'вар3.2x0.1'.D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2x0.1'.B3:'вар3.2x0.1'.B3</svg:desc>
                </draw:g>
              </table:table-cell>
              <table:table-cell office:value-type="string">
                <text:p>5 дневная средняя</text:p>
                <draw:g>
                  <svg:desc>'вар3.2x0.1'.D3:'вар3.2x0.1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2x0.1'.A4:'вар3.2x0.1'.A18</svg:desc>
                </draw:g>
              </table:table-cell>
              <table:table-cell office:value-type="float" office:value="4.5">
                <text:p>4.5</text:p>
                <draw:g>
                  <svg:desc>'вар3.2x0.1'.B4:'вар3.2x0.1'.B18</svg:desc>
                </draw:g>
              </table:table-cell>
              <table:table-cell office:value-type="float" office:value="NaN">
                <text:p>NaN</text:p>
                <draw:g>
                  <svg:desc>'вар3.2x0.1'.D4:'вар3.2x0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4">
                <text:p>4.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3">
                <text:p>4.3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2">
                <text:p>4.2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">
                <text:p>4.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">
                <text:p>4.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3">
                <text:p>4.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1cm" svg:height="11.612cm" xlink:href=".." xlink:type="simple" chart:class="chart:scatter" chart:style-name="ch1">
        <chart:title svg:x="8.267cm" svg:y="0.368cm" chart:style-name="ch2">
          <text:p>4 дневная средняя</text:p>
        </chart:title>
        <chart:legend chart:legend-position="end" svg:x="14.776cm" svg:y="5.009cm" style:legend-expansion="high" chart:style-name="ch3"/>
        <chart:plot-area chart:style-name="ch4" table:cell-range-address="'вар3.2x0.1'.A4:'вар3.2x0.1'.B18 'вар3.2x0.1'.B3:'вар3.2x0.1'.B3 'вар3.2x0.1'.F3:'вар3.2x0.1'.G18" chart:data-source-has-labels="row" svg:x="1.422cm" svg:y="1.379cm" svg:width="12.943cm" svg:height="9.02cm">
          <chart:coordinate-region svg:x="2.334cm" svg:y="1.578cm" svg:width="11.845cm" svg:height="8.174cm"/>
          <chart:axis chart:dimension="x" chart:name="primary-x" chart:style-name="ch5">
            <chart:title svg:x="7.558cm" svg:y="10.631cm" chart:style-name="ch6">
              <text:p>дни</text:p>
            </chart:title>
          </chart:axis>
          <chart:axis chart:dimension="y" chart:name="primary-y" chart:style-name="ch7">
            <chart:title svg:x="0.451cm" svg:y="7.256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2x0.1'.B4:'вар3.2x0.1'.B18" chart:label-cell-address="'вар3.2x0.1'.B3:'вар3.2x0.1'.B3" chart:class="chart:scatter">
            <chart:domain table:cell-range-address="'вар3.2x0.1'.A4:'вар3.2x0.1'.A18"/>
            <chart:data-point chart:repeated="15"/>
          </chart:series>
          <chart:series chart:style-name="ch11" chart:values-cell-range-address="'вар3.2x0.1'.F4:'вар3.2x0.1'.F18" chart:label-cell-address="'вар3.2x0.1'.F3:'вар3.2x0.1'.F3" chart:class="chart:scatter">
            <chart:data-point chart:repeated="15"/>
          </chart:series>
          <chart:series chart:style-name="ch12" chart:values-cell-range-address="'вар3.2x0.1'.G4:'вар3.2x0.1'.G18" chart:label-cell-address="'вар3.2x0.1'.G3:'вар3.2x0.1'.G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2x0.1'.B3:'вар3.2x0.1'.B3</svg:desc>
                </draw:g>
              </table:table-cell>
              <table:table-cell office:value-type="string">
                <text:p>4 дневная средняя</text:p>
                <draw:g>
                  <svg:desc>'вар3.2x0.1'.F3:'вар3.2x0.1'.F3</svg:desc>
                </draw:g>
              </table:table-cell>
              <table:table-cell office:value-type="string">
                <text:p>4 дневная сцентрированная</text:p>
                <draw:g>
                  <svg:desc>'вар3.2x0.1'.G3:'вар3.2x0.1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2x0.1'.A4:'вар3.2x0.1'.A18</svg:desc>
                </draw:g>
              </table:table-cell>
              <table:table-cell office:value-type="float" office:value="4.5">
                <text:p>4.5</text:p>
                <draw:g>
                  <svg:desc>'вар3.2x0.1'.B4:'вар3.2x0.1'.B18</svg:desc>
                </draw:g>
              </table:table-cell>
              <table:table-cell office:value-type="float" office:value="NaN">
                <text:p>NaN</text:p>
                <draw:g>
                  <svg:desc>'вар3.2x0.1'.F4:'вар3.2x0.1'.F18</svg:desc>
                </draw:g>
              </table:table-cell>
              <table:table-cell office:value-type="float" office:value="NaN">
                <text:p>NaN</text:p>
                <draw:g>
                  <svg:desc>'вар3.2x0.1'.G4:'вар3.2x0.1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4">
                <text:p>4.4</text:p>
              </table:table-cell>
              <table:table-cell office:value-type="float" office:value="4.475">
                <text:p>4.475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4.425">
                <text:p>4.42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4.375">
                <text:p>4.375</text:p>
              </table:table-cell>
              <table:table-cell office:value-type="float" office:value="4.3875">
                <text:p>4.3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3">
                <text:p>4.3</text:p>
              </table:table-cell>
              <table:table-cell office:value-type="float" office:value="4.4">
                <text:p>4.4</text:p>
              </table:table-cell>
              <table:table-cell office:value-type="float" office:value="4.3625">
                <text:p>4.3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4.325">
                <text:p>4.325</text:p>
              </table:table-cell>
              <table:table-cell office:value-type="float" office:value="4.3375">
                <text:p>4.3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2">
                <text:p>4.2</text:p>
              </table:table-cell>
              <table:table-cell office:value-type="float" office:value="4.35">
                <text:p>4.35</text:p>
              </table:table-cell>
              <table:table-cell office:value-type="float" office:value="4.3375">
                <text:p>4.3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4.325">
                <text:p>4.325</text:p>
              </table:table-cell>
              <table:table-cell office:value-type="float" office:value="4.2875">
                <text:p>4.2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4.25">
                <text:p>4.25</text:p>
              </table:table-cell>
              <table:table-cell office:value-type="float" office:value="4.275">
                <text:p>4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">
                <text:p>4.2</text:p>
              </table:table-cell>
              <table:table-cell office:value-type="float" office:value="4.3">
                <text:p>4.3</text:p>
              </table:table-cell>
              <table:table-cell office:value-type="float" office:value="4.2875">
                <text:p>4.2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">
                <text:p>4.4</text:p>
              </table:table-cell>
              <table:table-cell office:value-type="float" office:value="4.275">
                <text:p>4.275</text:p>
              </table:table-cell>
              <table:table-cell office:value-type="float" office:value="4.2875">
                <text:p>4.2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3 дневная средняя</text:p>
        </chart:title>
        <chart:legend chart:legend-position="end" svg:x="14.502cm" svg:y="4.931cm" style:legend-expansion="high" chart:style-name="ch3"/>
        <chart:plot-area chart:style-name="ch4" table:cell-range-address="'вар3.2x0.1'.A4:'вар3.2x0.1'.B18 'вар3.2x0.1'.B3:'вар3.2x0.1'.B3 'вар3.2x0.1'.I3:'вар3.2x0.1'.J18" chart:data-source-has-labels="row" svg:x="1.417cm" svg:y="1.373cm" svg:width="12.679cm" svg:height="8.874cm">
          <chart:coordinate-region svg:x="2.329cm" svg:y="1.573cm" svg:width="11.58cm" svg:height="8.028cm"/>
          <chart:axis chart:dimension="x" chart:name="primary-x" chart:style-name="ch5">
            <chart:title svg:x="7.421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2x0.1'.B4:'вар3.2x0.1'.B18" chart:label-cell-address="'вар3.2x0.1'.B3:'вар3.2x0.1'.B3" chart:class="chart:scatter">
            <chart:domain table:cell-range-address="'вар3.2x0.1'.A4:'вар3.2x0.1'.A18"/>
            <chart:data-point chart:repeated="15"/>
          </chart:series>
          <chart:series chart:style-name="ch11" chart:values-cell-range-address="'вар3.2x0.1'.I4:'вар3.2x0.1'.I18" chart:label-cell-address="'вар3.2x0.1'.I3:'вар3.2x0.1'.I3" chart:class="chart:scatter">
            <chart:data-point chart:repeated="15"/>
          </chart:series>
          <chart:series chart:style-name="ch12" chart:values-cell-range-address="'вар3.2x0.1'.J4:'вар3.2x0.1'.J18" chart:label-cell-address="'вар3.2x0.1'.J3:'вар3.2x0.1'.J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2x0.1'.B3:'вар3.2x0.1'.B3</svg:desc>
                </draw:g>
              </table:table-cell>
              <table:table-cell office:value-type="string">
                <text:p>3 дневная средняя</text:p>
                <draw:g>
                  <svg:desc>'вар3.2x0.1'.I3:'вар3.2x0.1'.I3</svg:desc>
                </draw:g>
              </table:table-cell>
              <table:table-cell office:value-type="string">
                <text:p>3 дневная сцентрированная</text:p>
                <draw:g>
                  <svg:desc>'вар3.2x0.1'.J3:'вар3.2x0.1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2x0.1'.A4:'вар3.2x0.1'.A18</svg:desc>
                </draw:g>
              </table:table-cell>
              <table:table-cell office:value-type="float" office:value="4.5">
                <text:p>4.5</text:p>
                <draw:g>
                  <svg:desc>'вар3.2x0.1'.B4:'вар3.2x0.1'.B18</svg:desc>
                </draw:g>
              </table:table-cell>
              <table:table-cell office:value-type="float" office:value="NaN">
                <text:p>NaN</text:p>
                <draw:g>
                  <svg:desc>'вар3.2x0.1'.I4:'вар3.2x0.1'.I18</svg:desc>
                </draw:g>
              </table:table-cell>
              <table:table-cell office:value-type="float" office:value="NaN">
                <text:p>NaN</text:p>
                <draw:g>
                  <svg:desc>'вар3.2x0.1'.J4:'вар3.2x0.1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4.46666666666667">
                <text:p>4.4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4">
                <text:p>4.4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4.4">
                <text:p>4.4</text:p>
              </table:table-cell>
              <table:table-cell office:value-type="float" office:value="4.38333333333333">
                <text:p>4.3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3">
                <text:p>4.3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2">
                <text:p>4.2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4.31666666666667">
                <text:p>4.3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4.26666666666667">
                <text:p>4.2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4.26666666666667">
                <text:p>4.2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">
                <text:p>4.2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4.28333333333333">
                <text:p>4.28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">
                <text:p>4.4</text:p>
              </table:table-cell>
              <table:table-cell office:value-type="float" office:value="4.3">
                <text:p>4.3</text:p>
              </table:table-cell>
              <table:table-cell office:value-type="float" office:value="4.31666666666667">
                <text:p>4.3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3">
                <text:p>4.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3">
                <text:p>4.3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5 дневная средняя</text:p>
        </chart:title>
        <chart:legend chart:legend-position="end" svg:x="15.93cm" svg:y="5.18cm" style:legend-expansion="high" chart:style-name="ch3"/>
        <chart:plot-area chart:style-name="ch4" table:cell-range-address="'вар3.2x0.5'.A4:'вар3.2x0.5'.B18 'вар3.2x0.5'.B3:'вар3.2x0.5'.B3 'вар3.2x0.5'.D3:'вар3.2x0.5'.D18" chart:data-source-has-labels="row" svg:x="1.417cm" svg:y="1.373cm" svg:width="14.107cm" svg:height="8.874cm">
          <chart:coordinate-region svg:x="2.329cm" svg:y="1.572cm" svg:width="13.008cm" svg:height="8.028cm"/>
          <chart:axis chart:dimension="x" chart:name="primary-x" chart:style-name="ch5">
            <chart:title svg:x="8.135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2x0.5'.B4:'вар3.2x0.5'.B18" chart:label-cell-address="'вар3.2x0.5'.B3:'вар3.2x0.5'.B3" chart:class="chart:scatter">
            <chart:domain table:cell-range-address="'вар3.2x0.5'.A4:'вар3.2x0.5'.A18"/>
            <chart:data-point chart:repeated="15"/>
          </chart:series>
          <chart:series chart:style-name="ch11" chart:values-cell-range-address="'вар3.2x0.5'.D4:'вар3.2x0.5'.D18" chart:label-cell-address="'вар3.2x0.5'.D3:'вар3.2x0.5'.D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2x0.5'.B3:'вар3.2x0.5'.B3</svg:desc>
                </draw:g>
              </table:table-cell>
              <table:table-cell office:value-type="string">
                <text:p>5 дневная средняя</text:p>
                <draw:g>
                  <svg:desc>'вар3.2x0.5'.D3:'вар3.2x0.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2x0.5'.A4:'вар3.2x0.5'.A18</svg:desc>
                </draw:g>
              </table:table-cell>
              <table:table-cell office:value-type="float" office:value="22.5">
                <text:p>22.5</text:p>
                <draw:g>
                  <svg:desc>'вар3.2x0.5'.B4:'вар3.2x0.5'.B18</svg:desc>
                </draw:g>
              </table:table-cell>
              <table:table-cell office:value-type="float" office:value="NaN">
                <text:p>NaN</text:p>
                <draw:g>
                  <svg:desc>'вар3.2x0.5'.D4:'вар3.2x0.5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.5">
                <text:p>22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.5">
                <text:p>21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.5">
                <text:p>21.5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.5">
                <text:p>22.5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.5">
                <text:p>21.5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1cm" svg:height="11.612cm" xlink:href=".." xlink:type="simple" chart:class="chart:scatter" chart:style-name="ch1">
        <chart:title svg:x="8.267cm" svg:y="0.368cm" chart:style-name="ch2">
          <text:p>4 дневная средняя</text:p>
        </chart:title>
        <chart:legend chart:legend-position="end" svg:x="14.776cm" svg:y="5.009cm" style:legend-expansion="high" chart:style-name="ch3"/>
        <chart:plot-area chart:style-name="ch4" table:cell-range-address="'вар3.2x0.5'.A4:'вар3.2x0.5'.B18 'вар3.2x0.5'.B3:'вар3.2x0.5'.B3 'вар3.2x0.5'.F3:'вар3.2x0.5'.G18" chart:data-source-has-labels="row" svg:x="1.422cm" svg:y="1.379cm" svg:width="12.943cm" svg:height="9.02cm">
          <chart:coordinate-region svg:x="2.334cm" svg:y="1.579cm" svg:width="11.845cm" svg:height="8.174cm"/>
          <chart:axis chart:dimension="x" chart:name="primary-x" chart:style-name="ch5">
            <chart:title svg:x="7.558cm" svg:y="10.631cm" chart:style-name="ch6">
              <text:p>дни</text:p>
            </chart:title>
          </chart:axis>
          <chart:axis chart:dimension="y" chart:name="primary-y" chart:style-name="ch7">
            <chart:title svg:x="0.451cm" svg:y="7.256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2x0.5'.B4:'вар3.2x0.5'.B18" chart:label-cell-address="'вар3.2x0.5'.B3:'вар3.2x0.5'.B3" chart:class="chart:scatter">
            <chart:domain table:cell-range-address="'вар3.2x0.5'.A4:'вар3.2x0.5'.A18"/>
            <chart:data-point chart:repeated="15"/>
          </chart:series>
          <chart:series chart:style-name="ch11" chart:values-cell-range-address="'вар3.2x0.5'.F4:'вар3.2x0.5'.F18" chart:label-cell-address="'вар3.2x0.5'.F3:'вар3.2x0.5'.F3" chart:class="chart:scatter">
            <chart:data-point chart:repeated="15"/>
          </chart:series>
          <chart:series chart:style-name="ch12" chart:values-cell-range-address="'вар3.2x0.5'.G4:'вар3.2x0.5'.G18" chart:label-cell-address="'вар3.2x0.5'.G3:'вар3.2x0.5'.G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2x0.5'.B3:'вар3.2x0.5'.B3</svg:desc>
                </draw:g>
              </table:table-cell>
              <table:table-cell office:value-type="string">
                <text:p>4 дневная средняя</text:p>
                <draw:g>
                  <svg:desc>'вар3.2x0.5'.F3:'вар3.2x0.5'.F3</svg:desc>
                </draw:g>
              </table:table-cell>
              <table:table-cell office:value-type="string">
                <text:p>4 дневная сцентрированная</text:p>
                <draw:g>
                  <svg:desc>'вар3.2x0.5'.G3:'вар3.2x0.5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2x0.5'.A4:'вар3.2x0.5'.A18</svg:desc>
                </draw:g>
              </table:table-cell>
              <table:table-cell office:value-type="float" office:value="22.5">
                <text:p>22.5</text:p>
                <draw:g>
                  <svg:desc>'вар3.2x0.5'.B4:'вар3.2x0.5'.B18</svg:desc>
                </draw:g>
              </table:table-cell>
              <table:table-cell office:value-type="float" office:value="NaN">
                <text:p>NaN</text:p>
                <draw:g>
                  <svg:desc>'вар3.2x0.5'.F4:'вар3.2x0.5'.F18</svg:desc>
                </draw:g>
              </table:table-cell>
              <table:table-cell office:value-type="float" office:value="NaN">
                <text:p>NaN</text:p>
                <draw:g>
                  <svg:desc>'вар3.2x0.5'.G4:'вар3.2x0.5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2.375">
                <text:p>22.37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.5">
                <text:p>22.5</text:p>
              </table:table-cell>
              <table:table-cell office:value-type="float" office:value="22.125">
                <text:p>22.1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.5">
                <text:p>21.5</text:p>
              </table:table-cell>
              <table:table-cell office:value-type="float" office:value="21.875">
                <text:p>21.875</text:p>
              </table:table-cell>
              <table:table-cell office:value-type="float" office:value="21.9375">
                <text:p>21.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.5">
                <text:p>21.5</text:p>
              </table:table-cell>
              <table:table-cell office:value-type="float" office:value="22">
                <text:p>22</text:p>
              </table:table-cell>
              <table:table-cell office:value-type="float" office:value="21.8125">
                <text:p>21.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.5">
                <text:p>22.5</text:p>
              </table:table-cell>
              <table:table-cell office:value-type="float" office:value="21.625">
                <text:p>21.625</text:p>
              </table:table-cell>
              <table:table-cell office:value-type="float" office:value="21.6875">
                <text:p>21.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1.75">
                <text:p>21.75</text:p>
              </table:table-cell>
              <table:table-cell office:value-type="float" office:value="21.6875">
                <text:p>21.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21.625">
                <text:p>21.625</text:p>
              </table:table-cell>
              <table:table-cell office:value-type="float" office:value="21.4375">
                <text:p>21.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1.25">
                <text:p>21.25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1.5">
                <text:p>21.5</text:p>
              </table:table-cell>
              <table:table-cell office:value-type="float" office:value="21.4375">
                <text:p>21.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1.375">
                <text:p>21.375</text:p>
              </table:table-cell>
              <table:table-cell office:value-type="float" office:value="21.4375">
                <text:p>21.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.5">
                <text:p>21.5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3 дневная средняя</text:p>
        </chart:title>
        <chart:legend chart:legend-position="end" svg:x="14.502cm" svg:y="4.931cm" style:legend-expansion="high" chart:style-name="ch3"/>
        <chart:plot-area chart:style-name="ch4" table:cell-range-address="'вар3.2x0.5'.A4:'вар3.2x0.5'.B18 'вар3.2x0.5'.B3:'вар3.2x0.5'.B3 'вар3.2x0.5'.I3:'вар3.2x0.5'.J18" chart:data-source-has-labels="row" svg:x="1.417cm" svg:y="1.373cm" svg:width="12.679cm" svg:height="8.874cm">
          <chart:coordinate-region svg:x="2.329cm" svg:y="1.572cm" svg:width="11.58cm" svg:height="8.028cm"/>
          <chart:axis chart:dimension="x" chart:name="primary-x" chart:style-name="ch5">
            <chart:title svg:x="7.421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2x0.5'.B4:'вар3.2x0.5'.B18" chart:label-cell-address="'вар3.2x0.5'.B3:'вар3.2x0.5'.B3" chart:class="chart:scatter">
            <chart:domain table:cell-range-address="'вар3.2x0.5'.A4:'вар3.2x0.5'.A18"/>
            <chart:data-point chart:repeated="15"/>
          </chart:series>
          <chart:series chart:style-name="ch11" chart:values-cell-range-address="'вар3.2x0.5'.I4:'вар3.2x0.5'.I18" chart:label-cell-address="'вар3.2x0.5'.I3:'вар3.2x0.5'.I3" chart:class="chart:scatter">
            <chart:data-point chart:repeated="15"/>
          </chart:series>
          <chart:series chart:style-name="ch12" chart:values-cell-range-address="'вар3.2x0.5'.J4:'вар3.2x0.5'.J18" chart:label-cell-address="'вар3.2x0.5'.J3:'вар3.2x0.5'.J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2x0.5'.B3:'вар3.2x0.5'.B3</svg:desc>
                </draw:g>
              </table:table-cell>
              <table:table-cell office:value-type="string">
                <text:p>3 дневная средняя</text:p>
                <draw:g>
                  <svg:desc>'вар3.2x0.5'.I3:'вар3.2x0.5'.I3</svg:desc>
                </draw:g>
              </table:table-cell>
              <table:table-cell office:value-type="string">
                <text:p>3 дневная сцентрированная</text:p>
                <draw:g>
                  <svg:desc>'вар3.2x0.5'.J3:'вар3.2x0.5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2x0.5'.A4:'вар3.2x0.5'.A18</svg:desc>
                </draw:g>
              </table:table-cell>
              <table:table-cell office:value-type="float" office:value="22.5">
                <text:p>22.5</text:p>
                <draw:g>
                  <svg:desc>'вар3.2x0.5'.B4:'вар3.2x0.5'.B18</svg:desc>
                </draw:g>
              </table:table-cell>
              <table:table-cell office:value-type="float" office:value="NaN">
                <text:p>NaN</text:p>
                <draw:g>
                  <svg:desc>'вар3.2x0.5'.I4:'вар3.2x0.5'.I18</svg:desc>
                </draw:g>
              </table:table-cell>
              <table:table-cell office:value-type="float" office:value="NaN">
                <text:p>NaN</text:p>
                <draw:g>
                  <svg:desc>'вар3.2x0.5'.J4:'вар3.2x0.5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22.1666666666667">
                <text:p>22.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.5">
                <text:p>22.5</text:p>
              </table:table-cell>
              <table:table-cell office:value-type="float" office:value="22">
                <text:p>22</text:p>
              </table:table-cell>
              <table:table-cell office:value-type="float" office:value="21.9166666666667">
                <text:p>21.9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.5">
                <text:p>21.5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21.8333333333333">
                <text:p>21.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.5">
                <text:p>21.5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.5">
                <text:p>22.5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21.5833333333333">
                <text:p>21.5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21.4166666666667">
                <text:p>21.41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21.5833333333333">
                <text:p>21.5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.5">
                <text:p>21.5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.5">
                <text:p>21.5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5 дневная средняя</text:p>
        </chart:title>
        <chart:legend chart:legend-position="end" svg:x="15.93cm" svg:y="5.18cm" style:legend-expansion="high" chart:style-name="ch3"/>
        <chart:plot-area chart:style-name="ch4" table:cell-range-address="'вар3.3x0.1'.A4:'вар3.3x0.1'.B18 'вар3.3x0.1'.B3:'вар3.3x0.1'.B3 'вар3.3x0.1'.D3:'вар3.3x0.1'.D18" chart:data-source-has-labels="row" svg:x="1.417cm" svg:y="1.373cm" svg:width="14.107cm" svg:height="8.874cm">
          <chart:coordinate-region svg:x="2.144cm" svg:y="1.572cm" svg:width="13.193cm" svg:height="8.028cm"/>
          <chart:axis chart:dimension="x" chart:name="primary-x" chart:style-name="ch5">
            <chart:title svg:x="8.135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3x0.1'.B4:'вар3.3x0.1'.B18" chart:label-cell-address="'вар3.3x0.1'.B3:'вар3.3x0.1'.B3" chart:class="chart:scatter">
            <chart:domain table:cell-range-address="'вар3.3x0.1'.A4:'вар3.3x0.1'.A18"/>
            <chart:data-point chart:repeated="15"/>
          </chart:series>
          <chart:series chart:style-name="ch11" chart:values-cell-range-address="'вар3.3x0.1'.D4:'вар3.3x0.1'.D18" chart:label-cell-address="'вар3.3x0.1'.D3:'вар3.3x0.1'.D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3x0.1'.B3:'вар3.3x0.1'.B3</svg:desc>
                </draw:g>
              </table:table-cell>
              <table:table-cell office:value-type="string">
                <text:p>5 дневная средняя</text:p>
                <draw:g>
                  <svg:desc>'вар3.3x0.1'.D3:'вар3.3x0.1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3x0.1'.A4:'вар3.3x0.1'.A18</svg:desc>
                </draw:g>
              </table:table-cell>
              <table:table-cell office:value-type="float" office:value="5">
                <text:p>5</text:p>
                <draw:g>
                  <svg:desc>'вар3.3x0.1'.B4:'вар3.3x0.1'.B18</svg:desc>
                </draw:g>
              </table:table-cell>
              <table:table-cell office:value-type="float" office:value="NaN">
                <text:p>NaN</text:p>
                <draw:g>
                  <svg:desc>'вар3.3x0.1'.D4:'вар3.3x0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1">
                <text:p>5.1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2">
                <text:p>5.2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2">
                <text:p>5.2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1">
                <text:p>5.1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2">
                <text:p>5.2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2">
                <text:p>5.2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3">
                <text:p>5.3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1cm" svg:height="11.612cm" xlink:href=".." xlink:type="simple" chart:class="chart:scatter" chart:style-name="ch1">
        <chart:title svg:x="8.267cm" svg:y="0.368cm" chart:style-name="ch2">
          <text:p>4 дневная средняя</text:p>
        </chart:title>
        <chart:legend chart:legend-position="end" svg:x="14.776cm" svg:y="5.009cm" style:legend-expansion="high" chart:style-name="ch3"/>
        <chart:plot-area chart:style-name="ch4" table:cell-range-address="'вар3.3x0.1'.A4:'вар3.3x0.1'.B18 'вар3.3x0.1'.B3:'вар3.3x0.1'.B3 'вар3.3x0.1'.F3:'вар3.3x0.1'.G18" chart:data-source-has-labels="row" svg:x="1.422cm" svg:y="1.379cm" svg:width="12.943cm" svg:height="9.02cm">
          <chart:coordinate-region svg:x="2.149cm" svg:y="1.579cm" svg:width="12.029cm" svg:height="8.173cm"/>
          <chart:axis chart:dimension="x" chart:name="primary-x" chart:style-name="ch5">
            <chart:title svg:x="7.558cm" svg:y="10.631cm" chart:style-name="ch6">
              <text:p>дни</text:p>
            </chart:title>
          </chart:axis>
          <chart:axis chart:dimension="y" chart:name="primary-y" chart:style-name="ch7">
            <chart:title svg:x="0.451cm" svg:y="7.256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3x0.1'.B4:'вар3.3x0.1'.B18" chart:label-cell-address="'вар3.3x0.1'.B3:'вар3.3x0.1'.B3" chart:class="chart:scatter">
            <chart:domain table:cell-range-address="'вар3.3x0.1'.A4:'вар3.3x0.1'.A18"/>
            <chart:data-point chart:repeated="15"/>
          </chart:series>
          <chart:series chart:style-name="ch11" chart:values-cell-range-address="'вар3.3x0.1'.F4:'вар3.3x0.1'.F18" chart:label-cell-address="'вар3.3x0.1'.F3:'вар3.3x0.1'.F3" chart:class="chart:scatter">
            <chart:data-point chart:repeated="15"/>
          </chart:series>
          <chart:series chart:style-name="ch12" chart:values-cell-range-address="'вар3.3x0.1'.G4:'вар3.3x0.1'.G18" chart:label-cell-address="'вар3.3x0.1'.G3:'вар3.3x0.1'.G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3x0.1'.B3:'вар3.3x0.1'.B3</svg:desc>
                </draw:g>
              </table:table-cell>
              <table:table-cell office:value-type="string">
                <text:p>4 дневная средняя</text:p>
                <draw:g>
                  <svg:desc>'вар3.3x0.1'.F3:'вар3.3x0.1'.F3</svg:desc>
                </draw:g>
              </table:table-cell>
              <table:table-cell office:value-type="string">
                <text:p>4 дневная сцентрированная</text:p>
                <draw:g>
                  <svg:desc>'вар3.3x0.1'.G3:'вар3.3x0.1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3x0.1'.A4:'вар3.3x0.1'.A18</svg:desc>
                </draw:g>
              </table:table-cell>
              <table:table-cell office:value-type="float" office:value="5">
                <text:p>5</text:p>
                <draw:g>
                  <svg:desc>'вар3.3x0.1'.B4:'вар3.3x0.1'.B18</svg:desc>
                </draw:g>
              </table:table-cell>
              <table:table-cell office:value-type="float" office:value="NaN">
                <text:p>NaN</text:p>
                <draw:g>
                  <svg:desc>'вар3.3x0.1'.F4:'вар3.3x0.1'.F18</svg:desc>
                </draw:g>
              </table:table-cell>
              <table:table-cell office:value-type="float" office:value="NaN">
                <text:p>NaN</text:p>
                <draw:g>
                  <svg:desc>'вар3.3x0.1'.G4:'вар3.3x0.1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1">
                <text:p>5.1</text:p>
              </table:table-cell>
              <table:table-cell office:value-type="float" office:value="5.075">
                <text:p>5.075</text:p>
              </table:table-cell>
              <table:table-cell office:value-type="float" office:value="5.0875">
                <text:p>5.0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2">
                <text:p>5.2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125">
                <text:p>5.1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125">
                <text:p>5.125</text:p>
              </table:table-cell>
              <table:table-cell office:value-type="float" office:value="5.1125">
                <text:p>5.1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2">
                <text:p>5.2</text:p>
              </table:table-cell>
              <table:table-cell office:value-type="float" office:value="5.1">
                <text:p>5.1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1">
                <text:p>5.1</text:p>
              </table:table-cell>
              <table:table-cell office:value-type="float" office:value="5.15">
                <text:p>5.15</text:p>
              </table:table-cell>
              <table:table-cell office:value-type="float" office:value="5.175">
                <text:p>5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5.225">
                <text:p>5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2">
                <text:p>5.2</text:p>
              </table:table-cell>
              <table:table-cell office:value-type="float" office:value="5.25">
                <text:p>5.25</text:p>
              </table:table-cell>
              <table:table-cell office:value-type="float" office:value="5.2375">
                <text:p>5.2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3">
                <text:p>5.3</text:p>
              </table:table-cell>
              <table:table-cell office:value-type="float" office:value="5.225">
                <text:p>5.225</text:p>
              </table:table-cell>
              <table:table-cell office:value-type="float" office:value="5.225">
                <text:p>5.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5.225">
                <text:p>5.225</text:p>
              </table:table-cell>
              <table:table-cell office:value-type="float" office:value="5.2375">
                <text:p>5.2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3 дневная средняя</text:p>
        </chart:title>
        <chart:legend chart:legend-position="end" svg:x="14.502cm" svg:y="4.931cm" style:legend-expansion="high" chart:style-name="ch3"/>
        <chart:plot-area chart:style-name="ch4" table:cell-range-address="пример.A4:пример.B18 пример.B3:пример.B3 пример.I3:пример.J18" chart:data-source-has-labels="row" svg:x="1.417cm" svg:y="1.373cm" svg:width="12.679cm" svg:height="8.874cm">
          <chart:coordinate-region svg:x="2.329cm" svg:y="1.572cm" svg:width="11.58cm" svg:height="8.028cm"/>
          <chart:axis chart:dimension="x" chart:name="primary-x" chart:style-name="ch5">
            <chart:title svg:x="7.421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пример.B4:пример.B18" chart:label-cell-address="пример.B3:пример.B3" chart:class="chart:scatter">
            <chart:domain table:cell-range-address="пример.A4:пример.A18"/>
            <chart:data-point chart:repeated="15"/>
          </chart:series>
          <chart:series chart:style-name="ch11" chart:values-cell-range-address="пример.I4:пример.I18" chart:label-cell-address="пример.I3:пример.I3" chart:class="chart:scatter">
            <chart:data-point chart:repeated="15"/>
          </chart:series>
          <chart:series chart:style-name="ch12" chart:values-cell-range-address="пример.J4:пример.J18" chart:label-cell-address="пример.J3:пример.J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пример.B3:пример.B3</svg:desc>
                </draw:g>
              </table:table-cell>
              <table:table-cell office:value-type="string">
                <text:p>3 дневная средняя</text:p>
                <draw:g>
                  <svg:desc>пример.I3:пример.I3</svg:desc>
                </draw:g>
              </table:table-cell>
              <table:table-cell office:value-type="string">
                <text:p>3 дневная сцентрированная</text:p>
                <draw:g>
                  <svg:desc>пример.J3:пример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пример.A4:пример.A18</svg:desc>
                </draw:g>
              </table:table-cell>
              <table:table-cell office:value-type="float" office:value="30">
                <text:p>30</text:p>
                <draw:g>
                  <svg:desc>пример.B4:пример.B18</svg:desc>
                </draw:g>
              </table:table-cell>
              <table:table-cell office:value-type="float" office:value="NaN">
                <text:p>NaN</text:p>
                <draw:g>
                  <svg:desc>пример.I4:пример.I18</svg:desc>
                </draw:g>
              </table:table-cell>
              <table:table-cell office:value-type="float" office:value="NaN">
                <text:p>NaN</text:p>
                <draw:g>
                  <svg:desc>пример.J4:пример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1.1666666666667">
                <text:p>31.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0.8333333333333">
                <text:p>30.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30.6666666666667">
                <text:p>30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30.8333333333333">
                <text:p>30.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1.8333333333333">
                <text:p>31.8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31.8333333333333">
                <text:p>31.8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2.6666666666667">
                <text:p>32.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3 дневная средняя</text:p>
        </chart:title>
        <chart:legend chart:legend-position="end" svg:x="14.502cm" svg:y="4.931cm" style:legend-expansion="high" chart:style-name="ch3"/>
        <chart:plot-area chart:style-name="ch4" table:cell-range-address="'вар3.3x0.1'.A4:'вар3.3x0.1'.B18 'вар3.3x0.1'.B3:'вар3.3x0.1'.B3 'вар3.3x0.1'.I3:'вар3.3x0.1'.J18" chart:data-source-has-labels="row" svg:x="1.417cm" svg:y="1.373cm" svg:width="12.679cm" svg:height="8.874cm">
          <chart:coordinate-region svg:x="2.144cm" svg:y="1.572cm" svg:width="11.765cm" svg:height="8.028cm"/>
          <chart:axis chart:dimension="x" chart:name="primary-x" chart:style-name="ch5">
            <chart:title svg:x="7.421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3x0.1'.B4:'вар3.3x0.1'.B18" chart:label-cell-address="'вар3.3x0.1'.B3:'вар3.3x0.1'.B3" chart:class="chart:scatter">
            <chart:domain table:cell-range-address="'вар3.3x0.1'.A4:'вар3.3x0.1'.A18"/>
            <chart:data-point chart:repeated="15"/>
          </chart:series>
          <chart:series chart:style-name="ch11" chart:values-cell-range-address="'вар3.3x0.1'.I4:'вар3.3x0.1'.I18" chart:label-cell-address="'вар3.3x0.1'.I3:'вар3.3x0.1'.I3" chart:class="chart:scatter">
            <chart:data-point chart:repeated="15"/>
          </chart:series>
          <chart:series chart:style-name="ch12" chart:values-cell-range-address="'вар3.3x0.1'.J4:'вар3.3x0.1'.J18" chart:label-cell-address="'вар3.3x0.1'.J3:'вар3.3x0.1'.J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3x0.1'.B3:'вар3.3x0.1'.B3</svg:desc>
                </draw:g>
              </table:table-cell>
              <table:table-cell office:value-type="string">
                <text:p>3 дневная средняя</text:p>
                <draw:g>
                  <svg:desc>'вар3.3x0.1'.I3:'вар3.3x0.1'.I3</svg:desc>
                </draw:g>
              </table:table-cell>
              <table:table-cell office:value-type="string">
                <text:p>3 дневная сцентрированная</text:p>
                <draw:g>
                  <svg:desc>'вар3.3x0.1'.J3:'вар3.3x0.1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3x0.1'.A4:'вар3.3x0.1'.A18</svg:desc>
                </draw:g>
              </table:table-cell>
              <table:table-cell office:value-type="float" office:value="5">
                <text:p>5</text:p>
                <draw:g>
                  <svg:desc>'вар3.3x0.1'.B4:'вар3.3x0.1'.B18</svg:desc>
                </draw:g>
              </table:table-cell>
              <table:table-cell office:value-type="float" office:value="NaN">
                <text:p>NaN</text:p>
                <draw:g>
                  <svg:desc>'вар3.3x0.1'.I4:'вар3.3x0.1'.I18</svg:desc>
                </draw:g>
              </table:table-cell>
              <table:table-cell office:value-type="float" office:value="NaN">
                <text:p>NaN</text:p>
                <draw:g>
                  <svg:desc>'вар3.3x0.1'.J4:'вар3.3x0.1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03333333333333">
                <text:p>5.03333333333333</text:p>
              </table:table-cell>
              <table:table-cell office:value-type="float" office:value="5.06666666666667">
                <text:p>5.0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1666666666667">
                <text:p>5.1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2">
                <text:p>5.2</text:p>
              </table:table-cell>
              <table:table-cell office:value-type="float" office:value="5.13333333333333">
                <text:p>5.13333333333333</text:p>
              </table:table-cell>
              <table:table-cell office:value-type="float" office:value="5.11666666666667">
                <text:p>5.1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2">
                <text:p>5.2</text:p>
              </table:table-cell>
              <table:table-cell office:value-type="float" office:value="5.1">
                <text:p>5.1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1">
                <text:p>5.1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  <table:table-cell office:value-type="float" office:value="5.2">
                <text:p>5.2</text:p>
              </table:table-cell>
              <table:table-cell office:value-type="float" office:value="5.21666666666667">
                <text:p>5.21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2">
                <text:p>5.2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5.23333333333333">
                <text:p>5.2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2">
                <text:p>5.2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5.23333333333333">
                <text:p>5.2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3">
                <text:p>5.3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5.23333333333333">
                <text:p>5.2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5.23333333333333">
                <text:p>5.2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5 дневная средняя</text:p>
        </chart:title>
        <chart:legend chart:legend-position="end" svg:x="15.93cm" svg:y="5.18cm" style:legend-expansion="high" chart:style-name="ch3"/>
        <chart:plot-area chart:style-name="ch4" table:cell-range-address="'вар3.3x0.5'.A4:'вар3.3x0.5'.B18 'вар3.3x0.5'.B3:'вар3.3x0.5'.B3 'вар3.3x0.5'.D3:'вар3.3x0.5'.D18" chart:data-source-has-labels="row" svg:x="1.417cm" svg:y="1.373cm" svg:width="14.107cm" svg:height="8.874cm">
          <chart:coordinate-region svg:x="2.329cm" svg:y="1.572cm" svg:width="13.008cm" svg:height="8.028cm"/>
          <chart:axis chart:dimension="x" chart:name="primary-x" chart:style-name="ch5">
            <chart:title svg:x="8.135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3x0.5'.B4:'вар3.3x0.5'.B18" chart:label-cell-address="'вар3.3x0.5'.B3:'вар3.3x0.5'.B3" chart:class="chart:scatter">
            <chart:domain table:cell-range-address="'вар3.3x0.5'.A4:'вар3.3x0.5'.A18"/>
            <chart:data-point chart:repeated="15"/>
          </chart:series>
          <chart:series chart:style-name="ch11" chart:values-cell-range-address="'вар3.3x0.5'.D4:'вар3.3x0.5'.D18" chart:label-cell-address="'вар3.3x0.5'.D3:'вар3.3x0.5'.D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3x0.5'.B3:'вар3.3x0.5'.B3</svg:desc>
                </draw:g>
              </table:table-cell>
              <table:table-cell office:value-type="string">
                <text:p>5 дневная средняя</text:p>
                <draw:g>
                  <svg:desc>'вар3.3x0.5'.D3:'вар3.3x0.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3x0.5'.A4:'вар3.3x0.5'.A18</svg:desc>
                </draw:g>
              </table:table-cell>
              <table:table-cell office:value-type="float" office:value="25">
                <text:p>25</text:p>
                <draw:g>
                  <svg:desc>'вар3.3x0.5'.B4:'вар3.3x0.5'.B18</svg:desc>
                </draw:g>
              </table:table-cell>
              <table:table-cell office:value-type="float" office:value="NaN">
                <text:p>NaN</text:p>
                <draw:g>
                  <svg:desc>'вар3.3x0.5'.D4:'вар3.3x0.5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5">
                <text:p>25.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.5">
                <text:p>25.5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.5">
                <text:p>25.5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.5">
                <text:p>2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.5">
                <text:p>26.5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1cm" svg:height="11.612cm" xlink:href=".." xlink:type="simple" chart:class="chart:scatter" chart:style-name="ch1">
        <chart:title svg:x="8.267cm" svg:y="0.368cm" chart:style-name="ch2">
          <text:p>4 дневная средняя</text:p>
        </chart:title>
        <chart:legend chart:legend-position="end" svg:x="14.776cm" svg:y="5.009cm" style:legend-expansion="high" chart:style-name="ch3"/>
        <chart:plot-area chart:style-name="ch4" table:cell-range-address="'вар3.3x0.5'.A4:'вар3.3x0.5'.B18 'вар3.3x0.5'.B3:'вар3.3x0.5'.B3 'вар3.3x0.5'.F3:'вар3.3x0.5'.G18" chart:data-source-has-labels="row" svg:x="1.422cm" svg:y="1.379cm" svg:width="12.943cm" svg:height="9.02cm">
          <chart:coordinate-region svg:x="2.334cm" svg:y="1.579cm" svg:width="11.845cm" svg:height="8.174cm"/>
          <chart:axis chart:dimension="x" chart:name="primary-x" chart:style-name="ch5">
            <chart:title svg:x="7.558cm" svg:y="10.631cm" chart:style-name="ch6">
              <text:p>дни</text:p>
            </chart:title>
          </chart:axis>
          <chart:axis chart:dimension="y" chart:name="primary-y" chart:style-name="ch7">
            <chart:title svg:x="0.451cm" svg:y="7.256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3x0.5'.B4:'вар3.3x0.5'.B18" chart:label-cell-address="'вар3.3x0.5'.B3:'вар3.3x0.5'.B3" chart:class="chart:scatter">
            <chart:domain table:cell-range-address="'вар3.3x0.5'.A4:'вар3.3x0.5'.A18"/>
            <chart:data-point chart:repeated="15"/>
          </chart:series>
          <chart:series chart:style-name="ch11" chart:values-cell-range-address="'вар3.3x0.5'.F4:'вар3.3x0.5'.F18" chart:label-cell-address="'вар3.3x0.5'.F3:'вар3.3x0.5'.F3" chart:class="chart:scatter">
            <chart:data-point chart:repeated="15"/>
          </chart:series>
          <chart:series chart:style-name="ch12" chart:values-cell-range-address="'вар3.3x0.5'.G4:'вар3.3x0.5'.G18" chart:label-cell-address="'вар3.3x0.5'.G3:'вар3.3x0.5'.G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3x0.5'.B3:'вар3.3x0.5'.B3</svg:desc>
                </draw:g>
              </table:table-cell>
              <table:table-cell office:value-type="string">
                <text:p>4 дневная средняя</text:p>
                <draw:g>
                  <svg:desc>'вар3.3x0.5'.F3:'вар3.3x0.5'.F3</svg:desc>
                </draw:g>
              </table:table-cell>
              <table:table-cell office:value-type="string">
                <text:p>4 дневная сцентрированная</text:p>
                <draw:g>
                  <svg:desc>'вар3.3x0.5'.G3:'вар3.3x0.5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3x0.5'.A4:'вар3.3x0.5'.A18</svg:desc>
                </draw:g>
              </table:table-cell>
              <table:table-cell office:value-type="float" office:value="25">
                <text:p>25</text:p>
                <draw:g>
                  <svg:desc>'вар3.3x0.5'.B4:'вар3.3x0.5'.B18</svg:desc>
                </draw:g>
              </table:table-cell>
              <table:table-cell office:value-type="float" office:value="NaN">
                <text:p>NaN</text:p>
                <draw:g>
                  <svg:desc>'вар3.3x0.5'.F4:'вар3.3x0.5'.F18</svg:desc>
                </draw:g>
              </table:table-cell>
              <table:table-cell office:value-type="float" office:value="NaN">
                <text:p>NaN</text:p>
                <draw:g>
                  <svg:desc>'вар3.3x0.5'.G4:'вар3.3x0.5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5">
                <text:p>25.5</text:p>
              </table:table-cell>
              <table:table-cell office:value-type="float" office:value="25.375">
                <text:p>25.375</text:p>
              </table:table-cell>
              <table:table-cell office:value-type="float" office:value="25.4375">
                <text:p>25.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5.5625">
                <text:p>25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5.625">
                <text:p>25.625</text:p>
              </table:table-cell>
              <table:table-cell office:value-type="float" office:value="25.5625">
                <text:p>25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25.625">
                <text:p>25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.5">
                <text:p>25.5</text:p>
              </table:table-cell>
              <table:table-cell office:value-type="float" office:value="25.75">
                <text:p>25.75</text:p>
              </table:table-cell>
              <table:table-cell office:value-type="float" office:value="25.875">
                <text:p>25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.5">
                <text:p>26.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.125">
                <text:p>26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6.25">
                <text:p>26.25</text:p>
              </table:table-cell>
              <table:table-cell office:value-type="float" office:value="26.1875">
                <text:p>26.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.5">
                <text:p>26.5</text:p>
              </table:table-cell>
              <table:table-cell office:value-type="float" office:value="26.125">
                <text:p>26.125</text:p>
              </table:table-cell>
              <table:table-cell office:value-type="float" office:value="26.125">
                <text:p>26.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26.125">
                <text:p>26.125</text:p>
              </table:table-cell>
              <table:table-cell office:value-type="float" office:value="26.1875">
                <text:p>26.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.25">
                <text:p>2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3 дневная средняя</text:p>
        </chart:title>
        <chart:legend chart:legend-position="end" svg:x="14.502cm" svg:y="4.931cm" style:legend-expansion="high" chart:style-name="ch3"/>
        <chart:plot-area chart:style-name="ch4" table:cell-range-address="'вар3.3x0.5'.A4:'вар3.3x0.5'.B18 'вар3.3x0.5'.B3:'вар3.3x0.5'.B3 'вар3.3x0.5'.I3:'вар3.3x0.5'.J18" chart:data-source-has-labels="row" svg:x="1.417cm" svg:y="1.373cm" svg:width="12.679cm" svg:height="8.874cm">
          <chart:coordinate-region svg:x="2.329cm" svg:y="1.572cm" svg:width="11.58cm" svg:height="8.028cm"/>
          <chart:axis chart:dimension="x" chart:name="primary-x" chart:style-name="ch5">
            <chart:title svg:x="7.421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3x0.5'.B4:'вар3.3x0.5'.B18" chart:label-cell-address="'вар3.3x0.5'.B3:'вар3.3x0.5'.B3" chart:class="chart:scatter">
            <chart:domain table:cell-range-address="'вар3.3x0.5'.A4:'вар3.3x0.5'.A18"/>
            <chart:data-point chart:repeated="15"/>
          </chart:series>
          <chart:series chart:style-name="ch11" chart:values-cell-range-address="'вар3.3x0.5'.I4:'вар3.3x0.5'.I18" chart:label-cell-address="'вар3.3x0.5'.I3:'вар3.3x0.5'.I3" chart:class="chart:scatter">
            <chart:data-point chart:repeated="15"/>
          </chart:series>
          <chart:series chart:style-name="ch12" chart:values-cell-range-address="'вар3.3x0.5'.J4:'вар3.3x0.5'.J18" chart:label-cell-address="'вар3.3x0.5'.J3:'вар3.3x0.5'.J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3x0.5'.B3:'вар3.3x0.5'.B3</svg:desc>
                </draw:g>
              </table:table-cell>
              <table:table-cell office:value-type="string">
                <text:p>3 дневная средняя</text:p>
                <draw:g>
                  <svg:desc>'вар3.3x0.5'.I3:'вар3.3x0.5'.I3</svg:desc>
                </draw:g>
              </table:table-cell>
              <table:table-cell office:value-type="string">
                <text:p>3 дневная сцентрированная</text:p>
                <draw:g>
                  <svg:desc>'вар3.3x0.5'.J3:'вар3.3x0.5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3x0.5'.A4:'вар3.3x0.5'.A18</svg:desc>
                </draw:g>
              </table:table-cell>
              <table:table-cell office:value-type="float" office:value="25">
                <text:p>25</text:p>
                <draw:g>
                  <svg:desc>'вар3.3x0.5'.B4:'вар3.3x0.5'.B18</svg:desc>
                </draw:g>
              </table:table-cell>
              <table:table-cell office:value-type="float" office:value="NaN">
                <text:p>NaN</text:p>
                <draw:g>
                  <svg:desc>'вар3.3x0.5'.I4:'вар3.3x0.5'.I18</svg:desc>
                </draw:g>
              </table:table-cell>
              <table:table-cell office:value-type="float" office:value="NaN">
                <text:p>NaN</text:p>
                <draw:g>
                  <svg:desc>'вар3.3x0.5'.J4:'вар3.3x0.5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.1666666666667">
                <text:p>25.1666666666667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5.5833333333333">
                <text:p>25.5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5.5833333333333">
                <text:p>25.5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.5">
                <text:p>25.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.5">
                <text:p>26.5</text:p>
              </table:table-cell>
              <table:table-cell office:value-type="float" office:value="26">
                <text:p>26</text:p>
              </table:table-cell>
              <table:table-cell office:value-type="float" office:value="26.0833333333333">
                <text:p>26.0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26.1666666666667">
                <text:p>26.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26.1666666666667">
                <text:p>26.1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.5">
                <text:p>26.5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26.1666666666667">
                <text:p>26.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26.1666666666667">
                <text:p>26.1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5 дневная средняя</text:p>
        </chart:title>
        <chart:legend chart:legend-position="end" svg:x="15.93cm" svg:y="5.18cm" style:legend-expansion="high" chart:style-name="ch3"/>
        <chart:plot-area chart:style-name="ch4" table:cell-range-address="'вар3.4x0.1'.A4:'вар3.4x0.1'.B18 'вар3.4x0.1'.B3:'вар3.4x0.1'.B3 'вар3.4x0.1'.D3:'вар3.4x0.1'.D18" chart:data-source-has-labels="row" svg:x="1.417cm" svg:y="1.373cm" svg:width="14.107cm" svg:height="8.874cm">
          <chart:coordinate-region svg:x="2.144cm" svg:y="1.572cm" svg:width="13.193cm" svg:height="8.028cm"/>
          <chart:axis chart:dimension="x" chart:name="primary-x" chart:style-name="ch5">
            <chart:title svg:x="8.135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4x0.1'.B4:'вар3.4x0.1'.B18" chart:label-cell-address="'вар3.4x0.1'.B3:'вар3.4x0.1'.B3" chart:class="chart:scatter">
            <chart:domain table:cell-range-address="'вар3.4x0.1'.A4:'вар3.4x0.1'.A18"/>
            <chart:data-point chart:repeated="15"/>
          </chart:series>
          <chart:series chart:style-name="ch11" chart:values-cell-range-address="'вар3.4x0.1'.D4:'вар3.4x0.1'.D18" chart:label-cell-address="'вар3.4x0.1'.D3:'вар3.4x0.1'.D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4x0.1'.B3:'вар3.4x0.1'.B3</svg:desc>
                </draw:g>
              </table:table-cell>
              <table:table-cell office:value-type="string">
                <text:p>5 дневная средняя</text:p>
                <draw:g>
                  <svg:desc>'вар3.4x0.1'.D3:'вар3.4x0.1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4x0.1'.A4:'вар3.4x0.1'.A18</svg:desc>
                </draw:g>
              </table:table-cell>
              <table:table-cell office:value-type="float" office:value="5.9">
                <text:p>5.9</text:p>
                <draw:g>
                  <svg:desc>'вар3.4x0.1'.B4:'вар3.4x0.1'.B18</svg:desc>
                </draw:g>
              </table:table-cell>
              <table:table-cell office:value-type="float" office:value="NaN">
                <text:p>NaN</text:p>
                <draw:g>
                  <svg:desc>'вар3.4x0.1'.D4:'вар3.4x0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8">
                <text:p>5.8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8">
                <text:p>5.8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9">
                <text:p>5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">
                <text:p>5.7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6">
                <text:p>5.6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7">
                <text:p>5.7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8">
                <text:p>5.8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7">
                <text:p>5.7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1cm" svg:height="11.612cm" xlink:href=".." xlink:type="simple" chart:class="chart:scatter" chart:style-name="ch1">
        <chart:title svg:x="8.267cm" svg:y="0.368cm" chart:style-name="ch2">
          <text:p>4 дневная средняя</text:p>
        </chart:title>
        <chart:legend chart:legend-position="end" svg:x="14.776cm" svg:y="5.009cm" style:legend-expansion="high" chart:style-name="ch3"/>
        <chart:plot-area chart:style-name="ch4" table:cell-range-address="'вар3.4x0.1'.A4:'вар3.4x0.1'.B18 'вар3.4x0.1'.B3:'вар3.4x0.1'.B3 'вар3.4x0.1'.F3:'вар3.4x0.1'.G18" chart:data-source-has-labels="row" svg:x="1.422cm" svg:y="1.379cm" svg:width="12.943cm" svg:height="9.02cm">
          <chart:coordinate-region svg:x="2.149cm" svg:y="1.578cm" svg:width="12.029cm" svg:height="8.174cm"/>
          <chart:axis chart:dimension="x" chart:name="primary-x" chart:style-name="ch5">
            <chart:title svg:x="7.558cm" svg:y="10.631cm" chart:style-name="ch6">
              <text:p>дни</text:p>
            </chart:title>
          </chart:axis>
          <chart:axis chart:dimension="y" chart:name="primary-y" chart:style-name="ch7">
            <chart:title svg:x="0.451cm" svg:y="7.256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4x0.1'.B4:'вар3.4x0.1'.B18" chart:label-cell-address="'вар3.4x0.1'.B3:'вар3.4x0.1'.B3" chart:class="chart:scatter">
            <chart:domain table:cell-range-address="'вар3.4x0.1'.A4:'вар3.4x0.1'.A18"/>
            <chart:data-point chart:repeated="15"/>
          </chart:series>
          <chart:series chart:style-name="ch11" chart:values-cell-range-address="'вар3.4x0.1'.F4:'вар3.4x0.1'.F18" chart:label-cell-address="'вар3.4x0.1'.F3:'вар3.4x0.1'.F3" chart:class="chart:scatter">
            <chart:data-point chart:repeated="15"/>
          </chart:series>
          <chart:series chart:style-name="ch12" chart:values-cell-range-address="'вар3.4x0.1'.G4:'вар3.4x0.1'.G18" chart:label-cell-address="'вар3.4x0.1'.G3:'вар3.4x0.1'.G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4x0.1'.B3:'вар3.4x0.1'.B3</svg:desc>
                </draw:g>
              </table:table-cell>
              <table:table-cell office:value-type="string">
                <text:p>4 дневная средняя</text:p>
                <draw:g>
                  <svg:desc>'вар3.4x0.1'.F3:'вар3.4x0.1'.F3</svg:desc>
                </draw:g>
              </table:table-cell>
              <table:table-cell office:value-type="string">
                <text:p>4 дневная сцентрированная</text:p>
                <draw:g>
                  <svg:desc>'вар3.4x0.1'.G3:'вар3.4x0.1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4x0.1'.A4:'вар3.4x0.1'.A18</svg:desc>
                </draw:g>
              </table:table-cell>
              <table:table-cell office:value-type="float" office:value="5.9">
                <text:p>5.9</text:p>
                <draw:g>
                  <svg:desc>'вар3.4x0.1'.B4:'вар3.4x0.1'.B18</svg:desc>
                </draw:g>
              </table:table-cell>
              <table:table-cell office:value-type="float" office:value="NaN">
                <text:p>NaN</text:p>
                <draw:g>
                  <svg:desc>'вар3.4x0.1'.F4:'вар3.4x0.1'.F18</svg:desc>
                </draw:g>
              </table:table-cell>
              <table:table-cell office:value-type="float" office:value="NaN">
                <text:p>NaN</text:p>
                <draw:g>
                  <svg:desc>'вар3.4x0.1'.G4:'вар3.4x0.1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8">
                <text:p>5.8</text:p>
              </table:table-cell>
              <table:table-cell office:value-type="float" office:value="5.85">
                <text:p>5.85</text:p>
              </table:table-cell>
              <table:table-cell office:value-type="float" office:value="5.8375">
                <text:p>5.8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5.825">
                <text:p>5.825</text:p>
              </table:table-cell>
              <table:table-cell office:value-type="float" office:value="5.825">
                <text:p>5.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5.825">
                <text:p>5.825</text:p>
              </table:table-cell>
              <table:table-cell office:value-type="float" office:value="5.8375">
                <text:p>5.8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8">
                <text:p>5.8</text:p>
              </table:table-cell>
              <table:table-cell office:value-type="float" office:value="5.85">
                <text:p>5.85</text:p>
              </table:table-cell>
              <table:table-cell office:value-type="float" office:value="5.825">
                <text:p>5.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9">
                <text:p>5.9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">
                <text:p>5.7</text:p>
              </table:table-cell>
              <table:table-cell office:value-type="float" office:value="5.8">
                <text:p>5.8</text:p>
              </table:table-cell>
              <table:table-cell office:value-type="float" office:value="5.775">
                <text:p>5.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  <table:table-cell office:value-type="float" office:value="5.75">
                <text:p>5.75</text:p>
              </table:table-cell>
              <table:table-cell office:value-type="float" office:value="5.725">
                <text:p>5.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6">
                <text:p>5.6</text:p>
              </table:table-cell>
              <table:table-cell office:value-type="float" office:value="5.7">
                <text:p>5.7</text:p>
              </table:table-cell>
              <table:table-cell office:value-type="float" office:value="5.7125">
                <text:p>5.7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7">
                <text:p>5.7</text:p>
              </table:table-cell>
              <table:table-cell office:value-type="float" office:value="5.725">
                <text:p>5.725</text:p>
              </table:table-cell>
              <table:table-cell office:value-type="float" office:value="5.7125">
                <text:p>5.7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8">
                <text:p>5.8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  <table:table-cell office:value-type="float" office:value="5.6875">
                <text:p>5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6">
                <text:p>5.6</text:p>
              </table:table-cell>
              <table:table-cell office:value-type="float" office:value="5.675">
                <text:p>5.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3 дневная средняя</text:p>
        </chart:title>
        <chart:legend chart:legend-position="end" svg:x="14.502cm" svg:y="4.931cm" style:legend-expansion="high" chart:style-name="ch3"/>
        <chart:plot-area chart:style-name="ch4" table:cell-range-address="'вар3.4x0.1'.A4:'вар3.4x0.1'.B18 'вар3.4x0.1'.B3:'вар3.4x0.1'.B3 'вар3.4x0.1'.I3:'вар3.4x0.1'.J18" chart:data-source-has-labels="row" svg:x="1.417cm" svg:y="1.373cm" svg:width="12.679cm" svg:height="8.874cm">
          <chart:coordinate-region svg:x="2.144cm" svg:y="1.572cm" svg:width="11.765cm" svg:height="8.028cm"/>
          <chart:axis chart:dimension="x" chart:name="primary-x" chart:style-name="ch5">
            <chart:title svg:x="7.421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4x0.1'.B4:'вар3.4x0.1'.B18" chart:label-cell-address="'вар3.4x0.1'.B3:'вар3.4x0.1'.B3" chart:class="chart:scatter">
            <chart:domain table:cell-range-address="'вар3.4x0.1'.A4:'вар3.4x0.1'.A18"/>
            <chart:data-point chart:repeated="15"/>
          </chart:series>
          <chart:series chart:style-name="ch11" chart:values-cell-range-address="'вар3.4x0.1'.I4:'вар3.4x0.1'.I18" chart:label-cell-address="'вар3.4x0.1'.I3:'вар3.4x0.1'.I3" chart:class="chart:scatter">
            <chart:data-point chart:repeated="15"/>
          </chart:series>
          <chart:series chart:style-name="ch12" chart:values-cell-range-address="'вар3.4x0.1'.J4:'вар3.4x0.1'.J18" chart:label-cell-address="'вар3.4x0.1'.J3:'вар3.4x0.1'.J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4x0.1'.B3:'вар3.4x0.1'.B3</svg:desc>
                </draw:g>
              </table:table-cell>
              <table:table-cell office:value-type="string">
                <text:p>3 дневная средняя</text:p>
                <draw:g>
                  <svg:desc>'вар3.4x0.1'.I3:'вар3.4x0.1'.I3</svg:desc>
                </draw:g>
              </table:table-cell>
              <table:table-cell office:value-type="string">
                <text:p>3 дневная сцентрированная</text:p>
                <draw:g>
                  <svg:desc>'вар3.4x0.1'.J3:'вар3.4x0.1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4x0.1'.A4:'вар3.4x0.1'.A18</svg:desc>
                </draw:g>
              </table:table-cell>
              <table:table-cell office:value-type="float" office:value="5.9">
                <text:p>5.9</text:p>
                <draw:g>
                  <svg:desc>'вар3.4x0.1'.B4:'вар3.4x0.1'.B18</svg:desc>
                </draw:g>
              </table:table-cell>
              <table:table-cell office:value-type="float" office:value="NaN">
                <text:p>NaN</text:p>
                <draw:g>
                  <svg:desc>'вар3.4x0.1'.I4:'вар3.4x0.1'.I18</svg:desc>
                </draw:g>
              </table:table-cell>
              <table:table-cell office:value-type="float" office:value="NaN">
                <text:p>NaN</text:p>
                <draw:g>
                  <svg:desc>'вар3.4x0.1'.J4:'вар3.4x0.1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8">
                <text:p>5.8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8">
                <text:p>5.8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8">
                <text:p>5.8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5.81666666666667">
                <text:p>5.81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9">
                <text:p>5.9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">
                <text:p>5.7</text:p>
              </table:table-cell>
              <table:table-cell office:value-type="float" office:value="5.8">
                <text:p>5.8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6">
                <text:p>5.6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  <table:table-cell office:value-type="float" office:value="5.71666666666667">
                <text:p>5.71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8">
                <text:p>5.8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5.71666666666667">
                <text:p>5.7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6">
                <text:p>5.6</text:p>
              </table:table-cell>
              <table:table-cell office:value-type="float" office:value="5.63333333333333">
                <text:p>5.6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5 дневная средняя</text:p>
        </chart:title>
        <chart:legend chart:legend-position="end" svg:x="15.93cm" svg:y="5.18cm" style:legend-expansion="high" chart:style-name="ch3"/>
        <chart:plot-area chart:style-name="ch4" table:cell-range-address="'вар3.4x0.5'.A4:'вар3.4x0.5'.B18 'вар3.4x0.5'.B3:'вар3.4x0.5'.B3 'вар3.4x0.5'.D3:'вар3.4x0.5'.D18" chart:data-source-has-labels="row" svg:x="1.417cm" svg:y="1.373cm" svg:width="14.107cm" svg:height="8.874cm">
          <chart:coordinate-region svg:x="2.329cm" svg:y="1.572cm" svg:width="13.008cm" svg:height="8.028cm"/>
          <chart:axis chart:dimension="x" chart:name="primary-x" chart:style-name="ch5">
            <chart:title svg:x="8.135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4x0.5'.B4:'вар3.4x0.5'.B18" chart:label-cell-address="'вар3.4x0.5'.B3:'вар3.4x0.5'.B3" chart:class="chart:scatter">
            <chart:domain table:cell-range-address="'вар3.4x0.5'.A4:'вар3.4x0.5'.A18"/>
            <chart:data-point chart:repeated="15"/>
          </chart:series>
          <chart:series chart:style-name="ch11" chart:values-cell-range-address="'вар3.4x0.5'.D4:'вар3.4x0.5'.D18" chart:label-cell-address="'вар3.4x0.5'.D3:'вар3.4x0.5'.D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4x0.5'.B3:'вар3.4x0.5'.B3</svg:desc>
                </draw:g>
              </table:table-cell>
              <table:table-cell office:value-type="string">
                <text:p>5 дневная средняя</text:p>
                <draw:g>
                  <svg:desc>'вар3.4x0.5'.D3:'вар3.4x0.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4x0.5'.A4:'вар3.4x0.5'.A18</svg:desc>
                </draw:g>
              </table:table-cell>
              <table:table-cell office:value-type="float" office:value="29.5">
                <text:p>29.5</text:p>
                <draw:g>
                  <svg:desc>'вар3.4x0.5'.B4:'вар3.4x0.5'.B18</svg:desc>
                </draw:g>
              </table:table-cell>
              <table:table-cell office:value-type="float" office:value="NaN">
                <text:p>NaN</text:p>
                <draw:g>
                  <svg:desc>'вар3.4x0.5'.D4:'вар3.4x0.5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.5">
                <text:p>29.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.5">
                <text:p>29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.5">
                <text:p>28.5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8.5">
                <text:p>28.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.5">
                <text:p>28.5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1cm" svg:height="11.612cm" xlink:href=".." xlink:type="simple" chart:class="chart:scatter" chart:style-name="ch1">
        <chart:title svg:x="8.267cm" svg:y="0.368cm" chart:style-name="ch2">
          <text:p>4 дневная средняя</text:p>
        </chart:title>
        <chart:legend chart:legend-position="end" svg:x="14.776cm" svg:y="5.009cm" style:legend-expansion="high" chart:style-name="ch3"/>
        <chart:plot-area chart:style-name="ch4" table:cell-range-address="'вар3.4x0.5'.A4:'вар3.4x0.5'.B18 'вар3.4x0.5'.B3:'вар3.4x0.5'.B3 'вар3.4x0.5'.F3:'вар3.4x0.5'.G18" chart:data-source-has-labels="row" svg:x="1.422cm" svg:y="1.379cm" svg:width="12.943cm" svg:height="9.02cm">
          <chart:coordinate-region svg:x="2.334cm" svg:y="1.579cm" svg:width="11.845cm" svg:height="8.174cm"/>
          <chart:axis chart:dimension="x" chart:name="primary-x" chart:style-name="ch5">
            <chart:title svg:x="7.558cm" svg:y="10.631cm" chart:style-name="ch6">
              <text:p>дни</text:p>
            </chart:title>
          </chart:axis>
          <chart:axis chart:dimension="y" chart:name="primary-y" chart:style-name="ch7">
            <chart:title svg:x="0.451cm" svg:y="7.256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4x0.5'.B4:'вар3.4x0.5'.B18" chart:label-cell-address="'вар3.4x0.5'.B3:'вар3.4x0.5'.B3" chart:class="chart:scatter">
            <chart:domain table:cell-range-address="'вар3.4x0.5'.A4:'вар3.4x0.5'.A18"/>
            <chart:data-point chart:repeated="15"/>
          </chart:series>
          <chart:series chart:style-name="ch11" chart:values-cell-range-address="'вар3.4x0.5'.F4:'вар3.4x0.5'.F18" chart:label-cell-address="'вар3.4x0.5'.F3:'вар3.4x0.5'.F3" chart:class="chart:scatter">
            <chart:data-point chart:repeated="15"/>
          </chart:series>
          <chart:series chart:style-name="ch12" chart:values-cell-range-address="'вар3.4x0.5'.G4:'вар3.4x0.5'.G18" chart:label-cell-address="'вар3.4x0.5'.G3:'вар3.4x0.5'.G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4x0.5'.B3:'вар3.4x0.5'.B3</svg:desc>
                </draw:g>
              </table:table-cell>
              <table:table-cell office:value-type="string">
                <text:p>4 дневная средняя</text:p>
                <draw:g>
                  <svg:desc>'вар3.4x0.5'.F3:'вар3.4x0.5'.F3</svg:desc>
                </draw:g>
              </table:table-cell>
              <table:table-cell office:value-type="string">
                <text:p>4 дневная сцентрированная</text:p>
                <draw:g>
                  <svg:desc>'вар3.4x0.5'.G3:'вар3.4x0.5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4x0.5'.A4:'вар3.4x0.5'.A18</svg:desc>
                </draw:g>
              </table:table-cell>
              <table:table-cell office:value-type="float" office:value="29.5">
                <text:p>29.5</text:p>
                <draw:g>
                  <svg:desc>'вар3.4x0.5'.B4:'вар3.4x0.5'.B18</svg:desc>
                </draw:g>
              </table:table-cell>
              <table:table-cell office:value-type="float" office:value="NaN">
                <text:p>NaN</text:p>
                <draw:g>
                  <svg:desc>'вар3.4x0.5'.F4:'вар3.4x0.5'.F18</svg:desc>
                </draw:g>
              </table:table-cell>
              <table:table-cell office:value-type="float" office:value="NaN">
                <text:p>NaN</text:p>
                <draw:g>
                  <svg:desc>'вар3.4x0.5'.G4:'вар3.4x0.5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9.25">
                <text:p>29.25</text:p>
              </table:table-cell>
              <table:table-cell office:value-type="float" office:value="29.1875">
                <text:p>29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.5">
                <text:p>29.5</text:p>
              </table:table-cell>
              <table:table-cell office:value-type="float" office:value="29.125">
                <text:p>29.125</text:p>
              </table:table-cell>
              <table:table-cell office:value-type="float" office:value="29.125">
                <text:p>29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29.125">
                <text:p>29.125</text:p>
              </table:table-cell>
              <table:table-cell office:value-type="float" office:value="29.1875">
                <text:p>29.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29.25">
                <text:p>29.25</text:p>
              </table:table-cell>
              <table:table-cell office:value-type="float" office:value="29.125">
                <text:p>29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.5">
                <text:p>29.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.5">
                <text:p>28.5</text:p>
              </table:table-cell>
              <table:table-cell office:value-type="float" office:value="29">
                <text:p>29</text:p>
              </table:table-cell>
              <table:table-cell office:value-type="float" office:value="28.875">
                <text:p>28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8.75">
                <text:p>28.75</text:p>
              </table:table-cell>
              <table:table-cell office:value-type="float" office:value="28.625">
                <text:p>28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28.5">
                <text:p>28.5</text:p>
              </table:table-cell>
              <table:table-cell office:value-type="float" office:value="28.5625">
                <text:p>28.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8.5">
                <text:p>28.5</text:p>
              </table:table-cell>
              <table:table-cell office:value-type="float" office:value="28.625">
                <text:p>28.625</text:p>
              </table:table-cell>
              <table:table-cell office:value-type="float" office:value="28.5625">
                <text:p>28.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8.5">
                <text:p>28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.5">
                <text:p>28.5</text:p>
              </table:table-cell>
              <table:table-cell office:value-type="float" office:value="28.5">
                <text:p>28.5</text:p>
              </table:table-cell>
              <table:table-cell office:value-type="float" office:value="28.4375">
                <text:p>28.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8.375">
                <text:p>28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3 дневная средняя</text:p>
        </chart:title>
        <chart:legend chart:legend-position="end" svg:x="14.502cm" svg:y="4.931cm" style:legend-expansion="high" chart:style-name="ch3"/>
        <chart:plot-area chart:style-name="ch4" table:cell-range-address="'вар3.4x0.5'.A4:'вар3.4x0.5'.B18 'вар3.4x0.5'.B3:'вар3.4x0.5'.B3 'вар3.4x0.5'.I3:'вар3.4x0.5'.J18" chart:data-source-has-labels="row" svg:x="1.417cm" svg:y="1.373cm" svg:width="12.679cm" svg:height="8.874cm">
          <chart:coordinate-region svg:x="2.329cm" svg:y="1.572cm" svg:width="11.58cm" svg:height="8.028cm"/>
          <chart:axis chart:dimension="x" chart:name="primary-x" chart:style-name="ch5">
            <chart:title svg:x="7.421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4x0.5'.B4:'вар3.4x0.5'.B18" chart:label-cell-address="'вар3.4x0.5'.B3:'вар3.4x0.5'.B3" chart:class="chart:scatter">
            <chart:domain table:cell-range-address="'вар3.4x0.5'.A4:'вар3.4x0.5'.A18"/>
            <chart:data-point chart:repeated="15"/>
          </chart:series>
          <chart:series chart:style-name="ch11" chart:values-cell-range-address="'вар3.4x0.5'.I4:'вар3.4x0.5'.I18" chart:label-cell-address="'вар3.4x0.5'.I3:'вар3.4x0.5'.I3" chart:class="chart:scatter">
            <chart:data-point chart:repeated="15"/>
          </chart:series>
          <chart:series chart:style-name="ch12" chart:values-cell-range-address="'вар3.4x0.5'.J4:'вар3.4x0.5'.J18" chart:label-cell-address="'вар3.4x0.5'.J3:'вар3.4x0.5'.J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4x0.5'.B3:'вар3.4x0.5'.B3</svg:desc>
                </draw:g>
              </table:table-cell>
              <table:table-cell office:value-type="string">
                <text:p>3 дневная средняя</text:p>
                <draw:g>
                  <svg:desc>'вар3.4x0.5'.I3:'вар3.4x0.5'.I3</svg:desc>
                </draw:g>
              </table:table-cell>
              <table:table-cell office:value-type="string">
                <text:p>3 дневная сцентрированная</text:p>
                <draw:g>
                  <svg:desc>'вар3.4x0.5'.J3:'вар3.4x0.5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4x0.5'.A4:'вар3.4x0.5'.A18</svg:desc>
                </draw:g>
              </table:table-cell>
              <table:table-cell office:value-type="float" office:value="29.5">
                <text:p>29.5</text:p>
                <draw:g>
                  <svg:desc>'вар3.4x0.5'.B4:'вар3.4x0.5'.B18</svg:desc>
                </draw:g>
              </table:table-cell>
              <table:table-cell office:value-type="float" office:value="NaN">
                <text:p>NaN</text:p>
                <draw:g>
                  <svg:desc>'вар3.4x0.5'.I4:'вар3.4x0.5'.I18</svg:desc>
                </draw:g>
              </table:table-cell>
              <table:table-cell office:value-type="float" office:value="NaN">
                <text:p>NaN</text:p>
                <draw:g>
                  <svg:desc>'вар3.4x0.5'.J4:'вар3.4x0.5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.5">
                <text:p>29.5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29.0833333333333">
                <text:p>29.08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.5">
                <text:p>29.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.5">
                <text:p>28.5</text:p>
              </table:table-cell>
              <table:table-cell office:value-type="float" office:value="29">
                <text:p>29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8.5">
                <text:p>28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28.5">
                <text:p>28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8.5">
                <text:p>28.5</text:p>
              </table:table-cell>
              <table:table-cell office:value-type="float" office:value="28.5">
                <text:p>28.5</text:p>
              </table:table-cell>
              <table:table-cell office:value-type="float" office:value="28.5833333333333">
                <text:p>28.58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28.5833333333333">
                <text:p>28.5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.5">
                <text:p>28.5</text:p>
              </table:table-cell>
              <table:table-cell office:value-type="float" office:value="28.5">
                <text:p>28.5</text:p>
              </table:table-cell>
              <table:table-cell office:value-type="float" office:value="28.3333333333333">
                <text:p>28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5 дневная средняя</text:p>
        </chart:title>
        <chart:legend chart:legend-position="end" svg:x="15.93cm" svg:y="5.18cm" style:legend-expansion="high" chart:style-name="ch3"/>
        <chart:plot-area chart:style-name="ch4" table:cell-range-address="'вар3.1'.A4:'вар3.1'.B18 'вар3.1'.B3:'вар3.1'.B3 'вар3.1'.D3:'вар3.1'.D18" chart:data-source-has-labels="row" svg:x="1.417cm" svg:y="1.373cm" svg:width="14.107cm" svg:height="8.874cm">
          <chart:coordinate-region svg:x="2.329cm" svg:y="1.572cm" svg:width="13.008cm" svg:height="8.028cm"/>
          <chart:axis chart:dimension="x" chart:name="primary-x" chart:style-name="ch5">
            <chart:title svg:x="8.135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1'.B4:'вар3.1'.B18" chart:label-cell-address="'вар3.1'.B3:'вар3.1'.B3" chart:class="chart:scatter">
            <chart:domain table:cell-range-address="'вар3.1'.A4:'вар3.1'.A18"/>
            <chart:data-point chart:repeated="15"/>
          </chart:series>
          <chart:series chart:style-name="ch11" chart:values-cell-range-address="'вар3.1'.D4:'вар3.1'.D18" chart:label-cell-address="'вар3.1'.D3:'вар3.1'.D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1'.B3:'вар3.1'.B3</svg:desc>
                </draw:g>
              </table:table-cell>
              <table:table-cell office:value-type="string">
                <text:p>5 дневная средняя</text:p>
                <draw:g>
                  <svg:desc>'вар3.1'.D3:'вар3.1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1'.A4:'вар3.1'.A18</svg:desc>
                </draw:g>
              </table:table-cell>
              <table:table-cell office:value-type="float" office:value="45">
                <text:p>45</text:p>
                <draw:g>
                  <svg:desc>'вар3.1'.B4:'вар3.1'.B18</svg:desc>
                </draw:g>
              </table:table-cell>
              <table:table-cell office:value-type="float" office:value="NaN">
                <text:p>NaN</text:p>
                <draw:g>
                  <svg:desc>'вар3.1'.D4:'вар3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1cm" svg:height="11.612cm" xlink:href=".." xlink:type="simple" chart:class="chart:scatter" chart:style-name="ch1">
        <chart:title svg:x="8.267cm" svg:y="0.368cm" chart:style-name="ch2">
          <text:p>4 дневная средняя</text:p>
        </chart:title>
        <chart:legend chart:legend-position="end" svg:x="14.776cm" svg:y="5.009cm" style:legend-expansion="high" chart:style-name="ch3"/>
        <chart:plot-area chart:style-name="ch4" table:cell-range-address="'вар3.1'.A4:'вар3.1'.B18 'вар3.1'.B3:'вар3.1'.B3 'вар3.1'.F3:'вар3.1'.G18" chart:data-source-has-labels="row" svg:x="1.422cm" svg:y="1.379cm" svg:width="12.943cm" svg:height="9.02cm">
          <chart:coordinate-region svg:x="2.334cm" svg:y="1.578cm" svg:width="11.845cm" svg:height="8.174cm"/>
          <chart:axis chart:dimension="x" chart:name="primary-x" chart:style-name="ch5">
            <chart:title svg:x="7.558cm" svg:y="10.631cm" chart:style-name="ch6">
              <text:p>дни</text:p>
            </chart:title>
          </chart:axis>
          <chart:axis chart:dimension="y" chart:name="primary-y" chart:style-name="ch7">
            <chart:title svg:x="0.451cm" svg:y="7.256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1'.B4:'вар3.1'.B18" chart:label-cell-address="'вар3.1'.B3:'вар3.1'.B3" chart:class="chart:scatter">
            <chart:domain table:cell-range-address="'вар3.1'.A4:'вар3.1'.A18"/>
            <chart:data-point chart:repeated="15"/>
          </chart:series>
          <chart:series chart:style-name="ch11" chart:values-cell-range-address="'вар3.1'.F4:'вар3.1'.F18" chart:label-cell-address="'вар3.1'.F3:'вар3.1'.F3" chart:class="chart:scatter">
            <chart:data-point chart:repeated="15"/>
          </chart:series>
          <chart:series chart:style-name="ch12" chart:values-cell-range-address="'вар3.1'.G4:'вар3.1'.G18" chart:label-cell-address="'вар3.1'.G3:'вар3.1'.G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1'.B3:'вар3.1'.B3</svg:desc>
                </draw:g>
              </table:table-cell>
              <table:table-cell office:value-type="string">
                <text:p>4 дневная средняя</text:p>
                <draw:g>
                  <svg:desc>'вар3.1'.F3:'вар3.1'.F3</svg:desc>
                </draw:g>
              </table:table-cell>
              <table:table-cell office:value-type="string">
                <text:p>4 дневная сцентрированная</text:p>
                <draw:g>
                  <svg:desc>'вар3.1'.G3:'вар3.1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1'.A4:'вар3.1'.A18</svg:desc>
                </draw:g>
              </table:table-cell>
              <table:table-cell office:value-type="float" office:value="45">
                <text:p>45</text:p>
                <draw:g>
                  <svg:desc>'вар3.1'.B4:'вар3.1'.B18</svg:desc>
                </draw:g>
              </table:table-cell>
              <table:table-cell office:value-type="float" office:value="NaN">
                <text:p>NaN</text:p>
                <draw:g>
                  <svg:desc>'вар3.1'.F4:'вар3.1'.F18</svg:desc>
                </draw:g>
              </table:table-cell>
              <table:table-cell office:value-type="float" office:value="NaN">
                <text:p>NaN</text:p>
                <draw:g>
                  <svg:desc>'вар3.1'.G4:'вар3.1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45.75">
                <text:p>45.75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45.5">
                <text:p>45.5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46.25">
                <text:p>46.25</text:p>
              </table:table-cell>
              <table:table-cell office:value-type="float" office:value="46.375">
                <text:p>46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46.5">
                <text:p>46.5</text:p>
              </table:table-cell>
              <table:table-cell office:value-type="float" office:value="46.375">
                <text:p>46.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46.25">
                <text:p>46.25</text:p>
              </table:table-cell>
              <table:table-cell office:value-type="float" office:value="46.625">
                <text:p>46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46.75">
                <text:p>46.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47.25">
                <text:p>47.2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47.75">
                <text:p>4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3 дневная средняя</text:p>
        </chart:title>
        <chart:legend chart:legend-position="end" svg:x="14.502cm" svg:y="4.931cm" style:legend-expansion="high" chart:style-name="ch3"/>
        <chart:plot-area chart:style-name="ch4" table:cell-range-address="'вар3.1'.A4:'вар3.1'.B18 'вар3.1'.B3:'вар3.1'.B3 'вар3.1'.I3:'вар3.1'.J18" chart:data-source-has-labels="row" svg:x="1.417cm" svg:y="1.373cm" svg:width="12.679cm" svg:height="8.874cm">
          <chart:coordinate-region svg:x="2.329cm" svg:y="1.572cm" svg:width="11.58cm" svg:height="8.028cm"/>
          <chart:axis chart:dimension="x" chart:name="primary-x" chart:style-name="ch5">
            <chart:title svg:x="7.421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1'.B4:'вар3.1'.B18" chart:label-cell-address="'вар3.1'.B3:'вар3.1'.B3" chart:class="chart:scatter">
            <chart:domain table:cell-range-address="'вар3.1'.A4:'вар3.1'.A18"/>
            <chart:data-point chart:repeated="15"/>
          </chart:series>
          <chart:series chart:style-name="ch11" chart:values-cell-range-address="'вар3.1'.I4:'вар3.1'.I18" chart:label-cell-address="'вар3.1'.I3:'вар3.1'.I3" chart:class="chart:scatter">
            <chart:data-point chart:repeated="15"/>
          </chart:series>
          <chart:series chart:style-name="ch12" chart:values-cell-range-address="'вар3.1'.J4:'вар3.1'.J18" chart:label-cell-address="'вар3.1'.J3:'вар3.1'.J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1'.B3:'вар3.1'.B3</svg:desc>
                </draw:g>
              </table:table-cell>
              <table:table-cell office:value-type="string">
                <text:p>3 дневная средняя</text:p>
                <draw:g>
                  <svg:desc>'вар3.1'.I3:'вар3.1'.I3</svg:desc>
                </draw:g>
              </table:table-cell>
              <table:table-cell office:value-type="string">
                <text:p>3 дневная сцентрированная</text:p>
                <draw:g>
                  <svg:desc>'вар3.1'.J3:'вар3.1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1'.A4:'вар3.1'.A18</svg:desc>
                </draw:g>
              </table:table-cell>
              <table:table-cell office:value-type="float" office:value="45">
                <text:p>45</text:p>
                <draw:g>
                  <svg:desc>'вар3.1'.B4:'вар3.1'.B18</svg:desc>
                </draw:g>
              </table:table-cell>
              <table:table-cell office:value-type="float" office:value="NaN">
                <text:p>NaN</text:p>
                <draw:g>
                  <svg:desc>'вар3.1'.I4:'вар3.1'.I18</svg:desc>
                </draw:g>
              </table:table-cell>
              <table:table-cell office:value-type="float" office:value="NaN">
                <text:p>NaN</text:p>
                <draw:g>
                  <svg:desc>'вар3.1'.J4:'вар3.1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46.3333333333333">
                <text:p>46.3333333333333</text:p>
              </table:table-cell>
              <table:table-cell office:value-type="float" office:value="46.1666666666667">
                <text:p>46.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5.8333333333333">
                <text:p>45.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6.1666666666667">
                <text:p>46.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46.3333333333333">
                <text:p>46.3333333333333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46.6666666666667">
                <text:p>46.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46.8333333333333">
                <text:p>46.8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.3333333333333">
                <text:p>47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47.6666666666667">
                <text:p>47.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5 дневная средняя</text:p>
        </chart:title>
        <chart:legend chart:legend-position="end" svg:x="15.93cm" svg:y="5.18cm" style:legend-expansion="high" chart:style-name="ch3"/>
        <chart:plot-area chart:style-name="ch4" table:cell-range-address="'вар3.2'.A4:'вар3.2'.B18 'вар3.2'.B3:'вар3.2'.B3 'вар3.2'.D3:'вар3.2'.D18" chart:data-source-has-labels="row" svg:x="1.417cm" svg:y="1.373cm" svg:width="14.107cm" svg:height="8.874cm">
          <chart:coordinate-region svg:x="2.329cm" svg:y="1.573cm" svg:width="13.008cm" svg:height="8.028cm"/>
          <chart:axis chart:dimension="x" chart:name="primary-x" chart:style-name="ch5">
            <chart:title svg:x="8.135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2'.B4:'вар3.2'.B18" chart:label-cell-address="'вар3.2'.B3:'вар3.2'.B3" chart:class="chart:scatter">
            <chart:domain table:cell-range-address="'вар3.2'.A4:'вар3.2'.A18"/>
            <chart:data-point chart:repeated="15"/>
          </chart:series>
          <chart:series chart:style-name="ch11" chart:values-cell-range-address="'вар3.2'.D4:'вар3.2'.D18" chart:label-cell-address="'вар3.2'.D3:'вар3.2'.D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2'.B3:'вар3.2'.B3</svg:desc>
                </draw:g>
              </table:table-cell>
              <table:table-cell office:value-type="string">
                <text:p>5 дневная средняя</text:p>
                <draw:g>
                  <svg:desc>'вар3.2'.D3:'вар3.2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2'.A4:'вар3.2'.A18</svg:desc>
                </draw:g>
              </table:table-cell>
              <table:table-cell office:value-type="float" office:value="45">
                <text:p>45</text:p>
                <draw:g>
                  <svg:desc>'вар3.2'.B4:'вар3.2'.B18</svg:desc>
                </draw:g>
              </table:table-cell>
              <table:table-cell office:value-type="float" office:value="NaN">
                <text:p>NaN</text:p>
                <draw:g>
                  <svg:desc>'вар3.2'.D4:'вар3.2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91cm" svg:height="11.612cm" xlink:href=".." xlink:type="simple" chart:class="chart:scatter" chart:style-name="ch1">
        <chart:title svg:x="8.267cm" svg:y="0.368cm" chart:style-name="ch2">
          <text:p>4 дневная средняя</text:p>
        </chart:title>
        <chart:legend chart:legend-position="end" svg:x="14.776cm" svg:y="5.009cm" style:legend-expansion="high" chart:style-name="ch3"/>
        <chart:plot-area chart:style-name="ch4" table:cell-range-address="'вар3.2'.A4:'вар3.2'.B18 'вар3.2'.B3:'вар3.2'.B3 'вар3.2'.F3:'вар3.2'.G18" chart:data-source-has-labels="row" svg:x="1.422cm" svg:y="1.379cm" svg:width="12.943cm" svg:height="9.02cm">
          <chart:coordinate-region svg:x="2.334cm" svg:y="1.578cm" svg:width="11.845cm" svg:height="8.174cm"/>
          <chart:axis chart:dimension="x" chart:name="primary-x" chart:style-name="ch5">
            <chart:title svg:x="7.558cm" svg:y="10.631cm" chart:style-name="ch6">
              <text:p>дни</text:p>
            </chart:title>
          </chart:axis>
          <chart:axis chart:dimension="y" chart:name="primary-y" chart:style-name="ch7">
            <chart:title svg:x="0.451cm" svg:y="7.256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2'.B4:'вар3.2'.B18" chart:label-cell-address="'вар3.2'.B3:'вар3.2'.B3" chart:class="chart:scatter">
            <chart:domain table:cell-range-address="'вар3.2'.A4:'вар3.2'.A18"/>
            <chart:data-point chart:repeated="15"/>
          </chart:series>
          <chart:series chart:style-name="ch11" chart:values-cell-range-address="'вар3.2'.F4:'вар3.2'.F18" chart:label-cell-address="'вар3.2'.F3:'вар3.2'.F3" chart:class="chart:scatter">
            <chart:data-point chart:repeated="15"/>
          </chart:series>
          <chart:series chart:style-name="ch12" chart:values-cell-range-address="'вар3.2'.G4:'вар3.2'.G18" chart:label-cell-address="'вар3.2'.G3:'вар3.2'.G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2'.B3:'вар3.2'.B3</svg:desc>
                </draw:g>
              </table:table-cell>
              <table:table-cell office:value-type="string">
                <text:p>4 дневная средняя</text:p>
                <draw:g>
                  <svg:desc>'вар3.2'.F3:'вар3.2'.F3</svg:desc>
                </draw:g>
              </table:table-cell>
              <table:table-cell office:value-type="string">
                <text:p>4 дневная сцентрированная</text:p>
                <draw:g>
                  <svg:desc>'вар3.2'.G3:'вар3.2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2'.A4:'вар3.2'.A18</svg:desc>
                </draw:g>
              </table:table-cell>
              <table:table-cell office:value-type="float" office:value="45">
                <text:p>45</text:p>
                <draw:g>
                  <svg:desc>'вар3.2'.B4:'вар3.2'.B18</svg:desc>
                </draw:g>
              </table:table-cell>
              <table:table-cell office:value-type="float" office:value="NaN">
                <text:p>NaN</text:p>
                <draw:g>
                  <svg:desc>'вар3.2'.F4:'вар3.2'.F18</svg:desc>
                </draw:g>
              </table:table-cell>
              <table:table-cell office:value-type="float" office:value="NaN">
                <text:p>NaN</text:p>
                <draw:g>
                  <svg:desc>'вар3.2'.G4:'вар3.2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44.75">
                <text:p>44.7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44.25">
                <text:p>44.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43.75">
                <text:p>43.75</text:p>
              </table:table-cell>
              <table:table-cell office:value-type="float" office:value="43.875">
                <text:p>43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.625">
                <text:p>43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43.25">
                <text:p>43.25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43.5">
                <text:p>43.5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43.25">
                <text:p>43.25</text:p>
              </table:table-cell>
              <table:table-cell office:value-type="float" office:value="42.875">
                <text:p>42.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42.5">
                <text:p>42.5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.875">
                <text:p>42.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42.75">
                <text:p>42.75</text:p>
              </table:table-cell>
              <table:table-cell office:value-type="float" office:value="42.875">
                <text:p>42.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7cm" svg:height="11.457cm" xlink:href=".." xlink:type="simple" chart:class="chart:scatter" chart:style-name="ch1">
        <chart:title svg:x="8.13cm" svg:y="0.365cm" chart:style-name="ch2">
          <text:p>3 дневная средняя</text:p>
        </chart:title>
        <chart:legend chart:legend-position="end" svg:x="14.502cm" svg:y="4.931cm" style:legend-expansion="high" chart:style-name="ch3"/>
        <chart:plot-area chart:style-name="ch4" table:cell-range-address="'вар3.2'.A4:'вар3.2'.B18 'вар3.2'.B3:'вар3.2'.B3 'вар3.2'.I3:'вар3.2'.J18" chart:data-source-has-labels="row" svg:x="1.417cm" svg:y="1.373cm" svg:width="12.679cm" svg:height="8.874cm">
          <chart:coordinate-region svg:x="2.329cm" svg:y="1.573cm" svg:width="11.58cm" svg:height="8.028cm"/>
          <chart:axis chart:dimension="x" chart:name="primary-x" chart:style-name="ch5">
            <chart:title svg:x="7.421cm" svg:y="10.476cm" chart:style-name="ch6">
              <text:p>дни</text:p>
            </chart:title>
          </chart:axis>
          <chart:axis chart:dimension="y" chart:name="primary-y" chart:style-name="ch7">
            <chart:title svg:x="0.451cm" svg:y="7.177cm" chart:style-name="ch8">
              <text:p>объем продукции</text:p>
            </chart:title>
            <chart:grid chart:style-name="ch9" chart:class="major"/>
          </chart:axis>
          <chart:series chart:style-name="ch10" chart:values-cell-range-address="'вар3.2'.B4:'вар3.2'.B18" chart:label-cell-address="'вар3.2'.B3:'вар3.2'.B3" chart:class="chart:scatter">
            <chart:domain table:cell-range-address="'вар3.2'.A4:'вар3.2'.A18"/>
            <chart:data-point chart:repeated="15"/>
          </chart:series>
          <chart:series chart:style-name="ch11" chart:values-cell-range-address="'вар3.2'.I4:'вар3.2'.I18" chart:label-cell-address="'вар3.2'.I3:'вар3.2'.I3" chart:class="chart:scatter">
            <chart:data-point chart:repeated="15"/>
          </chart:series>
          <chart:series chart:style-name="ch12" chart:values-cell-range-address="'вар3.2'.J4:'вар3.2'.J18" chart:label-cell-address="'вар3.2'.J3:'вар3.2'.J3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бъем продукции</text:p>
                <draw:g>
                  <svg:desc>'вар3.2'.B3:'вар3.2'.B3</svg:desc>
                </draw:g>
              </table:table-cell>
              <table:table-cell office:value-type="string">
                <text:p>3 дневная средняя</text:p>
                <draw:g>
                  <svg:desc>'вар3.2'.I3:'вар3.2'.I3</svg:desc>
                </draw:g>
              </table:table-cell>
              <table:table-cell office:value-type="string">
                <text:p>3 дневная сцентрированная</text:p>
                <draw:g>
                  <svg:desc>'вар3.2'.J3:'вар3.2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вар3.2'.A4:'вар3.2'.A18</svg:desc>
                </draw:g>
              </table:table-cell>
              <table:table-cell office:value-type="float" office:value="45">
                <text:p>45</text:p>
                <draw:g>
                  <svg:desc>'вар3.2'.B4:'вар3.2'.B18</svg:desc>
                </draw:g>
              </table:table-cell>
              <table:table-cell office:value-type="float" office:value="NaN">
                <text:p>NaN</text:p>
                <draw:g>
                  <svg:desc>'вар3.2'.I4:'вар3.2'.I18</svg:desc>
                </draw:g>
              </table:table-cell>
              <table:table-cell office:value-type="float" office:value="NaN">
                <text:p>NaN</text:p>
                <draw:g>
                  <svg:desc>'вар3.2'.J4:'вар3.2'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4.6666666666667">
                <text:p>44.6666666666667</text:p>
              </table:table-cell>
              <table:table-cell office:value-type="float" office:value="44.6666666666667">
                <text:p>44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44.6666666666667">
                <text:p>44.6666666666667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.8333333333333">
                <text:p>43.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43.6666666666667">
                <text:p>43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43.1666666666667">
                <text:p>43.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42.6666666666667">
                <text:p>42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42.6666666666667">
                <text:p>42.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42.8333333333333">
                <text:p>42.8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.1666666666667">
                <text:p>43.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